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794" officeooo:paragraph-rsid="0007b7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57974.631687 , 5111446.1291 , 950.2679</text:p>
      <text:p text:style-name="P1">557974.631687 , 5111547.18173 , 954.3484</text:p>
      <text:p text:style-name="P1">557974.631687 , 5111648.23437 , 1008.6300</text:p>
      <text:p text:style-name="P1">557974.631687 , 5111749.287 , 1005.3640</text:p>
      <text:p text:style-name="P1">557974.631687 , 5111850.33963 , 1009.3420</text:p>
      <text:p text:style-name="P1">557974.631687 , 5111951.39226 , 1010.1040</text:p>
      <text:p text:style-name="P1">557974.631687 , 5112052.44489 , 1015.6830</text:p>
      <text:p text:style-name="P1">557974.631687 , 5112153.49752 , 1015.2250</text:p>
      <text:p text:style-name="P1">557974.631687 , 5112254.55015 , 1010.4980</text:p>
      <text:p text:style-name="P1">557974.631687 , 5112355.60279 , 1018.5490</text:p>
      <text:p text:style-name="P1">557974.631687 , 5112456.65542 , 1017.7620</text:p>
      <text:p text:style-name="P1">557974.631687 , 5112557.70805 , 1021.8120</text:p>
      <text:p text:style-name="P1">557974.631687 , 5112658.76068 , 1027.0090</text:p>
      <text:p text:style-name="P1">557974.631687 , 5112759.81331 , 1022.5670</text:p>
      <text:p text:style-name="P1">557974.631687 , 5112860.86594 , 1034.3520</text:p>
      <text:p text:style-name="P1">557974.631687 , 5112961.91858 , 1064.9170</text:p>
      <text:p text:style-name="P1">557974.631687 , 5113062.97121 , 1100.6960</text:p>
      <text:p text:style-name="P1">557974.631687 , 5113164.02384 , 1166.4960</text:p>
      <text:p text:style-name="P1">557974.631687 , 5113265.07647 , 1235.2030</text:p>
      <text:p text:style-name="P1">557974.631687 , 5113366.1291 , 1262.6610</text:p>
      <text:p text:style-name="P1">557974.631687 , 5113467.18173 , 1231.7580</text:p>
      <text:p text:style-name="P1">557974.631687 , 5113568.23437 , 1213.6840</text:p>
      <text:p text:style-name="P1">557974.631687 , 5113669.287 , 1182.0150</text:p>
      <text:p text:style-name="P1">557974.631687 , 5113770.33963 , 1108.1770</text:p>
      <text:p text:style-name="P1">557974.631687 , 5113871.39226 , 1108.6520</text:p>
      <text:p text:style-name="P1">557974.631687 , 5113972.44489 , 1126.3990</text:p>
      <text:p text:style-name="P1">557974.631687 , 5114073.49752 , 1158.9190</text:p>
      <text:p text:style-name="P1">557974.631687 , 5114174.55015 , 1175.6100</text:p>
      <text:p text:style-name="P1">557974.631687 , 5114275.60279 , 1167.7870</text:p>
      <text:p text:style-name="P1">557974.631687 , 5114376.65542 , 1181.2770</text:p>
      <text:p text:style-name="P1">557974.631687 , 5114477.70805 , 1147.2670</text:p>
      <text:p text:style-name="P1">557974.631687 , 5114578.76068 , 1150.1720</text:p>
      <text:p text:style-name="P1">557974.631687 , 5114679.81331 , 1114.5520</text:p>
      <text:p text:style-name="P1">557974.631687 , 5114780.86594 , 1157.2510</text:p>
      <text:p text:style-name="P1">557974.631687 , 5114881.91858 , 1135.2510</text:p>
      <text:p text:style-name="P1">557974.631687 , 5114982.97121 , 1148.7150</text:p>
      <text:p text:style-name="P1">557974.631687 , 5115084.02384 , 1159.4850</text:p>
      <text:p text:style-name="P1">557974.631687 , 5115185.07647 , 1159.6540</text:p>
      <text:p text:style-name="P1">557974.631687 , 5115286.1291 , 1163.0210</text:p>
      <text:p text:style-name="P1">557974.631687 , 5115387.18173 , 1168.1330</text:p>
      <text:p text:style-name="P1">557974.631687 , 5115488.23437 , 1174.4970</text:p>
      <text:p text:style-name="P1">557974.631687 , 5115589.287 , 1177.5090</text:p>
      <text:p text:style-name="P1">557974.631687 , 5115690.33963 , 1185.1790</text:p>
      <text:p text:style-name="P1">557974.631687 , 5115791.39226 , 1187.3430</text:p>
      <text:p text:style-name="P1">557974.631687 , 5115892.44489 , 1185.3530</text:p>
      <text:p text:style-name="P1">557974.631687 , 5115993.49752 , 1191.4720</text:p>
      <text:p text:style-name="P1">557974.631687 , 5116094.55015 , 1188.6550</text:p>
      <text:p text:style-name="P1">557974.631687 , 5116195.60279 , 1194.6290</text:p>
      <text:p text:style-name="P1">557974.631687 , 5116296.65542 , 1193.4650</text:p>
      <text:p text:style-name="P1">557974.631687 , 5116397.70805 , 1183.7570</text:p>
      <text:p text:style-name="P1">557974.631687 , 5116498.76068 , 1193.5930</text:p>
      <text:p text:style-name="P1">557974.631687 , 5116599.81331 , 1191.6580</text:p>
      <text:p text:style-name="P1"><text:soft-page-break/>557974.631687 , 5116700.86594 , 1191.5330</text:p>
      <text:p text:style-name="P1">557974.631687 , 5116801.91858 , 1190.7520</text:p>
      <text:p text:style-name="P1">557974.631687 , 5116902.97121 , 1176.4610</text:p>
      <text:p text:style-name="P1">557974.631687 , 5117004.02384 , 1186.1880</text:p>
      <text:p text:style-name="P1">557974.631687 , 5117105.07647 , 1189.6120</text:p>
      <text:p text:style-name="P1">557974.631687 , 5117206.1291 , 1186.9910</text:p>
      <text:p text:style-name="P1">557974.631687 , 5117307.18173 , 1192.7230</text:p>
      <text:p text:style-name="P1">557974.631687 , 5117408.23437 , 1200.9340</text:p>
      <text:p text:style-name="P1">557974.631687 , 5117509.287 , 1190.0720</text:p>
      <text:p text:style-name="P1">557974.631687 , 5117610.33963 , 1199.7940</text:p>
      <text:p text:style-name="P1">557974.631687 , 5117711.39226 , 1201.8850</text:p>
      <text:p text:style-name="P1">557974.631687 , 5117812.44489 , 1208.6140</text:p>
      <text:p text:style-name="P1">557974.631687 , 5117913.49752 , 1211.3560</text:p>
      <text:p text:style-name="P1">557974.631687 , 5118014.55015 , 1210.8810</text:p>
      <text:p text:style-name="P1">557974.631687 , 5118115.60279 , 1204.4230</text:p>
      <text:p text:style-name="P1">557974.631687 , 5118216.65542 , 1212.9130</text:p>
      <text:p text:style-name="P1">557974.631687 , 5118317.70805 , 1203.9370</text:p>
      <text:p text:style-name="P1">557974.631687 , 5118418.76068 , 1185.9230</text:p>
      <text:p text:style-name="P1">557974.631687 , 5118519.81331 , 1180.8090</text:p>
      <text:p text:style-name="P1">557974.631687 , 5118620.86594 , 1176.6940</text:p>
      <text:p text:style-name="P1">557974.631687 , 5118721.91858 , 1192.4150</text:p>
      <text:p text:style-name="P1">557974.631687 , 5118822.97121 , 1219.5660</text:p>
      <text:p text:style-name="P1">557974.631687 , 5118924.02384 , 1264.5820</text:p>
      <text:p text:style-name="P1">557974.631687 , 5119025.07647 , 1320.9780</text:p>
      <text:p text:style-name="P1">557974.631687 , 5119126.1291 , 1296.4860</text:p>
      <text:p text:style-name="P1">557974.631687 , 5119227.18173 , 1260.8870</text:p>
      <text:p text:style-name="P1">557974.631687 , 5119328.23437 , 1256.7710</text:p>
      <text:p text:style-name="P1">557974.631687 , 5119429.287 , 1259.1580</text:p>
      <text:p text:style-name="P1">557974.631687 , 5119530.33963 , 1245.0890</text:p>
      <text:p text:style-name="P1">557974.631687 , 5119631.39226 , 1175.9800</text:p>
      <text:p text:style-name="P1">557974.631687 , 5119732.44489 , 1202.1700</text:p>
      <text:p text:style-name="P1">557974.631687 , 5119833.49752 , 1214.2970</text:p>
      <text:p text:style-name="P1">557974.631687 , 5119934.55015 , 1212.3570</text:p>
      <text:p text:style-name="P1">557974.631687 , 5120035.60279 , 1186.7970</text:p>
      <text:p text:style-name="P1">557974.631687 , 5120136.65542 , 1155.9060</text:p>
      <text:p text:style-name="P1">557974.631687 , 5120237.70805 , 1092.9010</text:p>
      <text:p text:style-name="P1">557974.631687 , 5120338.76068 , 1046.4320</text:p>
      <text:p text:style-name="P1">557974.631687 , 5120439.81331 , 1001.6630</text:p>
      <text:p text:style-name="P1">557974.631687 , 5120540.86594 , 986.1525</text:p>
      <text:p text:style-name="P1">557974.631687 , 5120641.91858 , 941.7155</text:p>
      <text:p text:style-name="P1">557974.631687 , 5120742.97121 , 914.5626</text:p>
      <text:p text:style-name="P1">557974.631687 , 5120844.02384 , 881.2762</text:p>
      <text:p text:style-name="P1">557974.631687 , 5120945.07647 , 848.3268</text:p>
      <text:p text:style-name="P1">557974.631687 , 5121046.1291 , -9999.0000</text:p>
      <text:p text:style-name="P1">558075.742798 , 5111446.1291 , 958.0488</text:p>
      <text:p text:style-name="P1">558075.742798 , 5111547.18173 , 961.4271</text:p>
      <text:p text:style-name="P1">558075.742798 , 5111648.23437 , 1014.8300</text:p>
      <text:p text:style-name="P1">558075.742798 , 5111749.287 , 1020.7950</text:p>
      <text:p text:style-name="P1">558075.742798 , 5111850.33963 , 1018.9860</text:p>
      <text:p text:style-name="P1">558075.742798 , 5111951.39226 , 1016.8610</text:p>
      <text:p text:style-name="P1">558075.742798 , 5112052.44489 , 1016.0500</text:p>
      <text:p text:style-name="P1">558075.742798 , 5112153.49752 , 1012.5120</text:p>
      <text:p text:style-name="P1"><text:soft-page-break/>558075.742798 , 5112254.55015 , 1013.7790</text:p>
      <text:p text:style-name="P1">558075.742798 , 5112355.60279 , 1020.1400</text:p>
      <text:p text:style-name="P1">558075.742798 , 5112456.65542 , 1024.2900</text:p>
      <text:p text:style-name="P1">558075.742798 , 5112557.70805 , 1028.0140</text:p>
      <text:p text:style-name="P1">558075.742798 , 5112658.76068 , 1031.1450</text:p>
      <text:p text:style-name="P1">558075.742798 , 5112759.81331 , 1042.2860</text:p>
      <text:p text:style-name="P1">558075.742798 , 5112860.86594 , 1047.4640</text:p>
      <text:p text:style-name="P1">558075.742798 , 5112961.91858 , 1073.5860</text:p>
      <text:p text:style-name="P1">558075.742798 , 5113062.97121 , 1111.1880</text:p>
      <text:p text:style-name="P1">558075.742798 , 5113164.02384 , 1161.8080</text:p>
      <text:p text:style-name="P1">558075.742798 , 5113265.07647 , 1218.4150</text:p>
      <text:p text:style-name="P1">558075.742798 , 5113366.1291 , 1252.8820</text:p>
      <text:p text:style-name="P1">558075.742798 , 5113467.18173 , 1214.6510</text:p>
      <text:p text:style-name="P1">558075.742798 , 5113568.23437 , 1185.9090</text:p>
      <text:p text:style-name="P1">558075.742798 , 5113669.287 , 1135.2230</text:p>
      <text:p text:style-name="P1">558075.742798 , 5113770.33963 , 1100.6780</text:p>
      <text:p text:style-name="P1">558075.742798 , 5113871.39226 , 1114.3400</text:p>
      <text:p text:style-name="P1">558075.742798 , 5113972.44489 , 1129.0190</text:p>
      <text:p text:style-name="P1">558075.742798 , 5114073.49752 , 1165.9780</text:p>
      <text:p text:style-name="P1">558075.742798 , 5114174.55015 , 1184.4820</text:p>
      <text:p text:style-name="P1">558075.742798 , 5114275.60279 , 1188.5350</text:p>
      <text:p text:style-name="P1">558075.742798 , 5114376.65542 , 1198.2750</text:p>
      <text:p text:style-name="P1">558075.742798 , 5114477.70805 , 1194.0880</text:p>
      <text:p text:style-name="P1">558075.742798 , 5114578.76068 , 1168.3830</text:p>
      <text:p text:style-name="P1">558075.742798 , 5114679.81331 , 1125.4860</text:p>
      <text:p text:style-name="P1">558075.742798 , 5114780.86594 , 1173.6120</text:p>
      <text:p text:style-name="P1">558075.742798 , 5114881.91858 , 1151.8670</text:p>
      <text:p text:style-name="P1">558075.742798 , 5114982.97121 , 1164.8220</text:p>
      <text:p text:style-name="P1">558075.742798 , 5115084.02384 , 1170.3610</text:p>
      <text:p text:style-name="P1">558075.742798 , 5115185.07647 , 1177.4200</text:p>
      <text:p text:style-name="P1">558075.742798 , 5115286.1291 , 1180.3260</text:p>
      <text:p text:style-name="P1">558075.742798 , 5115387.18173 , 1188.7640</text:p>
      <text:p text:style-name="P1">558075.742798 , 5115488.23437 , 1195.3100</text:p>
      <text:p text:style-name="P1">558075.742798 , 5115589.287 , 1202.2030</text:p>
      <text:p text:style-name="P1">558075.742798 , 5115690.33963 , 1204.8950</text:p>
      <text:p text:style-name="P1">558075.742798 , 5115791.39226 , 1199.4290</text:p>
      <text:p text:style-name="P1">558075.742798 , 5115892.44489 , 1206.7770</text:p>
      <text:p text:style-name="P1">558075.742798 , 5115993.49752 , 1207.0890</text:p>
      <text:p text:style-name="P1">558075.742798 , 5116094.55015 , 1208.6310</text:p>
      <text:p text:style-name="P1">558075.742798 , 5116195.60279 , 1210.6500</text:p>
      <text:p text:style-name="P1">558075.742798 , 5116296.65542 , 1208.9660</text:p>
      <text:p text:style-name="P1">558075.742798 , 5116397.70805 , 1193.5190</text:p>
      <text:p text:style-name="P1">558075.742798 , 5116498.76068 , 1205.6830</text:p>
      <text:p text:style-name="P1">558075.742798 , 5116599.81331 , 1206.5180</text:p>
      <text:p text:style-name="P1">558075.742798 , 5116700.86594 , 1213.4130</text:p>
      <text:p text:style-name="P1">558075.742798 , 5116801.91858 , 1202.2450</text:p>
      <text:p text:style-name="P1">558075.742798 , 5116902.97121 , 1199.1750</text:p>
      <text:p text:style-name="P1">558075.742798 , 5117004.02384 , 1211.8840</text:p>
      <text:p text:style-name="P1">558075.742798 , 5117105.07647 , 1206.9600</text:p>
      <text:p text:style-name="P1">558075.742798 , 5117206.1291 , 1199.9110</text:p>
      <text:p text:style-name="P1">558075.742798 , 5117307.18173 , 1210.6440</text:p>
      <text:p text:style-name="P1">558075.742798 , 5117408.23437 , 1212.4260</text:p>
      <text:p text:style-name="P1"><text:soft-page-break/>558075.742798 , 5117509.287 , 1206.0670</text:p>
      <text:p text:style-name="P1">558075.742798 , 5117610.33963 , 1215.5490</text:p>
      <text:p text:style-name="P1">558075.742798 , 5117711.39226 , 1215.8470</text:p>
      <text:p text:style-name="P1">558075.742798 , 5117812.44489 , 1222.3430</text:p>
      <text:p text:style-name="P1">558075.742798 , 5117913.49752 , 1224.1300</text:p>
      <text:p text:style-name="P1">558075.742798 , 5118014.55015 , 1222.6280</text:p>
      <text:p text:style-name="P1">558075.742798 , 5118115.60279 , 1225.2380</text:p>
      <text:p text:style-name="P1">558075.742798 , 5118216.65542 , 1221.6430</text:p>
      <text:p text:style-name="P1">558075.742798 , 5118317.70805 , 1223.0460</text:p>
      <text:p text:style-name="P1">558075.742798 , 5118418.76068 , 1214.2130</text:p>
      <text:p text:style-name="P1">558075.742798 , 5118519.81331 , 1211.9640</text:p>
      <text:p text:style-name="P1">558075.742798 , 5118620.86594 , 1182.7040</text:p>
      <text:p text:style-name="P1">558075.742798 , 5118721.91858 , 1180.2260</text:p>
      <text:p text:style-name="P1">558075.742798 , 5118822.97121 , 1190.0460</text:p>
      <text:p text:style-name="P1">558075.742798 , 5118924.02384 , 1229.2210</text:p>
      <text:p text:style-name="P1">558075.742798 , 5119025.07647 , 1290.5720</text:p>
      <text:p text:style-name="P1">558075.742798 , 5119126.1291 , 1266.3140</text:p>
      <text:p text:style-name="P1">558075.742798 , 5119227.18173 , 1244.1680</text:p>
      <text:p text:style-name="P1">558075.742798 , 5119328.23437 , 1200.5570</text:p>
      <text:p text:style-name="P1">558075.742798 , 5119429.287 , 1214.1690</text:p>
      <text:p text:style-name="P1">558075.742798 , 5119530.33963 , 1209.7330</text:p>
      <text:p text:style-name="P1">558075.742798 , 5119631.39226 , 1121.1880</text:p>
      <text:p text:style-name="P1">558075.742798 , 5119732.44489 , 1127.7050</text:p>
      <text:p text:style-name="P1">558075.742798 , 5119833.49752 , 1146.1770</text:p>
      <text:p text:style-name="P1">558075.742798 , 5119934.55015 , 1136.1280</text:p>
      <text:p text:style-name="P1">558075.742798 , 5120035.60279 , 1130.3360</text:p>
      <text:p text:style-name="P1">558075.742798 , 5120136.65542 , 1086.0450</text:p>
      <text:p text:style-name="P1">558075.742798 , 5120237.70805 , 1053.0770</text:p>
      <text:p text:style-name="P1">558075.742798 , 5120338.76068 , 1019.4800</text:p>
      <text:p text:style-name="P1">558075.742798 , 5120439.81331 , 967.3996</text:p>
      <text:p text:style-name="P1">558075.742798 , 5120540.86594 , 911.4680</text:p>
      <text:p text:style-name="P1">558075.742798 , 5120641.91858 , 868.4983</text:p>
      <text:p text:style-name="P1">558075.742798 , 5120742.97121 , 844.4336</text:p>
      <text:p text:style-name="P1">558075.742798 , 5120844.02384 , 822.7961</text:p>
      <text:p text:style-name="P1">558075.742798 , 5120945.07647 , 801.4907</text:p>
      <text:p text:style-name="P1">558075.742798 , 5121046.1291 , -9999.0000</text:p>
      <text:p text:style-name="P1">558176.853909 , 5111446.1291 , 972.3270</text:p>
      <text:p text:style-name="P1">558176.853909 , 5111547.18173 , 971.7813</text:p>
      <text:p text:style-name="P1">558176.853909 , 5111648.23437 , 996.9572</text:p>
      <text:p text:style-name="P1">558176.853909 , 5111749.287 , 1041.4210</text:p>
      <text:p text:style-name="P1">558176.853909 , 5111850.33963 , 1029.8440</text:p>
      <text:p text:style-name="P1">558176.853909 , 5111951.39226 , 1033.3450</text:p>
      <text:p text:style-name="P1">558176.853909 , 5112052.44489 , 1031.9220</text:p>
      <text:p text:style-name="P1">558176.853909 , 5112153.49752 , 1036.3280</text:p>
      <text:p text:style-name="P1">558176.853909 , 5112254.55015 , 1038.5000</text:p>
      <text:p text:style-name="P1">558176.853909 , 5112355.60279 , 1039.4620</text:p>
      <text:p text:style-name="P1">558176.853909 , 5112456.65542 , 1039.5160</text:p>
      <text:p text:style-name="P1">558176.853909 , 5112557.70805 , 1044.0890</text:p>
      <text:p text:style-name="P1">558176.853909 , 5112658.76068 , 1049.7000</text:p>
      <text:p text:style-name="P1">558176.853909 , 5112759.81331 , 1047.3440</text:p>
      <text:p text:style-name="P1">558176.853909 , 5112860.86594 , 1051.8830</text:p>
      <text:p text:style-name="P1">558176.853909 , 5112961.91858 , 1076.1380</text:p>
      <text:p text:style-name="P1"><text:soft-page-break/>558176.853909 , 5113062.97121 , 1113.6880</text:p>
      <text:p text:style-name="P1">558176.853909 , 5113164.02384 , 1161.4290</text:p>
      <text:p text:style-name="P1">558176.853909 , 5113265.07647 , 1221.1570</text:p>
      <text:p text:style-name="P1">558176.853909 , 5113366.1291 , 1263.2340</text:p>
      <text:p text:style-name="P1">558176.853909 , 5113467.18173 , 1210.6880</text:p>
      <text:p text:style-name="P1">558176.853909 , 5113568.23437 , 1162.0790</text:p>
      <text:p text:style-name="P1">558176.853909 , 5113669.287 , 1140.4380</text:p>
      <text:p text:style-name="P1">558176.853909 , 5113770.33963 , 1109.4500</text:p>
      <text:p text:style-name="P1">558176.853909 , 5113871.39226 , 1120.7950</text:p>
      <text:p text:style-name="P1">558176.853909 , 5113972.44489 , 1131.7810</text:p>
      <text:p text:style-name="P1">558176.853909 , 5114073.49752 , 1174.4840</text:p>
      <text:p text:style-name="P1">558176.853909 , 5114174.55015 , 1191.5170</text:p>
      <text:p text:style-name="P1">558176.853909 , 5114275.60279 , 1193.5160</text:p>
      <text:p text:style-name="P1">558176.853909 , 5114376.65542 , 1210.3030</text:p>
      <text:p text:style-name="P1">558176.853909 , 5114477.70805 , 1217.1610</text:p>
      <text:p text:style-name="P1">558176.853909 , 5114578.76068 , 1189.3750</text:p>
      <text:p text:style-name="P1">558176.853909 , 5114679.81331 , 1150.4820</text:p>
      <text:p text:style-name="P1">558176.853909 , 5114780.86594 , 1194.9810</text:p>
      <text:p text:style-name="P1">558176.853909 , 5114881.91858 , 1169.5470</text:p>
      <text:p text:style-name="P1">558176.853909 , 5114982.97121 , 1178.4440</text:p>
      <text:p text:style-name="P1">558176.853909 , 5115084.02384 , 1185.4060</text:p>
      <text:p text:style-name="P1">558176.853909 , 5115185.07647 , 1188.9380</text:p>
      <text:p text:style-name="P1">558176.853909 , 5115286.1291 , 1196.8650</text:p>
      <text:p text:style-name="P1">558176.853909 , 5115387.18173 , 1201.9160</text:p>
      <text:p text:style-name="P1">558176.853909 , 5115488.23437 , 1210.0630</text:p>
      <text:p text:style-name="P1">558176.853909 , 5115589.287 , 1217.1550</text:p>
      <text:p text:style-name="P1">558176.853909 , 5115690.33963 , 1223.8560</text:p>
      <text:p text:style-name="P1">558176.853909 , 5115791.39226 , 1219.8590</text:p>
      <text:p text:style-name="P1">558176.853909 , 5115892.44489 , 1230.6700</text:p>
      <text:p text:style-name="P1">558176.853909 , 5115993.49752 , 1230.2540</text:p>
      <text:p text:style-name="P1">558176.853909 , 5116094.55015 , 1225.3280</text:p>
      <text:p text:style-name="P1">558176.853909 , 5116195.60279 , 1224.8760</text:p>
      <text:p text:style-name="P1">558176.853909 , 5116296.65542 , 1221.6130</text:p>
      <text:p text:style-name="P1">558176.853909 , 5116397.70805 , 1211.9530</text:p>
      <text:p text:style-name="P1">558176.853909 , 5116498.76068 , 1223.7240</text:p>
      <text:p text:style-name="P1">558176.853909 , 5116599.81331 , 1217.2310</text:p>
      <text:p text:style-name="P1">558176.853909 , 5116700.86594 , 1222.5780</text:p>
      <text:p text:style-name="P1">558176.853909 , 5116801.91858 , 1212.2630</text:p>
      <text:p text:style-name="P1">558176.853909 , 5116902.97121 , 1214.4580</text:p>
      <text:p text:style-name="P1">558176.853909 , 5117004.02384 , 1218.7810</text:p>
      <text:p text:style-name="P1">558176.853909 , 5117105.07647 , 1215.7050</text:p>
      <text:p text:style-name="P1">558176.853909 , 5117206.1291 , 1221.1090</text:p>
      <text:p text:style-name="P1">558176.853909 , 5117307.18173 , 1221.4060</text:p>
      <text:p text:style-name="P1">558176.853909 , 5117408.23437 , 1224.9850</text:p>
      <text:p text:style-name="P1">558176.853909 , 5117509.287 , 1219.8220</text:p>
      <text:p text:style-name="P1">558176.853909 , 5117610.33963 , 1228.1720</text:p>
      <text:p text:style-name="P1">558176.853909 , 5117711.39226 , 1228.6490</text:p>
      <text:p text:style-name="P1">558176.853909 , 5117812.44489 , 1234.4200</text:p>
      <text:p text:style-name="P1">558176.853909 , 5117913.49752 , 1236.7660</text:p>
      <text:p text:style-name="P1">558176.853909 , 5118014.55015 , 1228.1750</text:p>
      <text:p text:style-name="P1">558176.853909 , 5118115.60279 , 1228.5310</text:p>
      <text:p text:style-name="P1">558176.853909 , 5118216.65542 , 1231.3280</text:p>
      <text:p text:style-name="P1"><text:soft-page-break/>558176.853909 , 5118317.70805 , 1228.3650</text:p>
      <text:p text:style-name="P1">558176.853909 , 5118418.76068 , 1227.4120</text:p>
      <text:p text:style-name="P1">558176.853909 , 5118519.81331 , 1219.0470</text:p>
      <text:p text:style-name="P1">558176.853909 , 5118620.86594 , 1191.9460</text:p>
      <text:p text:style-name="P1">558176.853909 , 5118721.91858 , 1192.5390</text:p>
      <text:p text:style-name="P1">558176.853909 , 5118822.97121 , 1195.0000</text:p>
      <text:p text:style-name="P1">558176.853909 , 5118924.02384 , 1206.4920</text:p>
      <text:p text:style-name="P1">558176.853909 , 5119025.07647 , 1261.1700</text:p>
      <text:p text:style-name="P1">558176.853909 , 5119126.1291 , 1260.4690</text:p>
      <text:p text:style-name="P1">558176.853909 , 5119227.18173 , 1183.8980</text:p>
      <text:p text:style-name="P1">558176.853909 , 5119328.23437 , 1170.6720</text:p>
      <text:p text:style-name="P1">558176.853909 , 5119429.287 , 1158.4840</text:p>
      <text:p text:style-name="P1">558176.853909 , 5119530.33963 , 1149.6730</text:p>
      <text:p text:style-name="P1">558176.853909 , 5119631.39226 , 1097.0460</text:p>
      <text:p text:style-name="P1">558176.853909 , 5119732.44489 , 1060.5940</text:p>
      <text:p text:style-name="P1">558176.853909 , 5119833.49752 , 1070.7760</text:p>
      <text:p text:style-name="P1">558176.853909 , 5119934.55015 , 1069.6780</text:p>
      <text:p text:style-name="P1">558176.853909 , 5120035.60279 , 1060.2500</text:p>
      <text:p text:style-name="P1">558176.853909 , 5120136.65542 , 1050.4960</text:p>
      <text:p text:style-name="P1">558176.853909 , 5120237.70805 , 1032.0730</text:p>
      <text:p text:style-name="P1">558176.853909 , 5120338.76068 , 987.1719</text:p>
      <text:p text:style-name="P1">558176.853909 , 5120439.81331 , 940.8767</text:p>
      <text:p text:style-name="P1">558176.853909 , 5120540.86594 , 880.0278</text:p>
      <text:p text:style-name="P1">558176.853909 , 5120641.91858 , 826.1875</text:p>
      <text:p text:style-name="P1">558176.853909 , 5120742.97121 , 810.2026</text:p>
      <text:p text:style-name="P1">558176.853909 , 5120844.02384 , 794.4809</text:p>
      <text:p text:style-name="P1">558176.853909 , 5120945.07647 , 771.9861</text:p>
      <text:p text:style-name="P1">558176.853909 , 5121046.1291 , -9999.0000</text:p>
      <text:p text:style-name="P1">558277.96502 , 5111446.1291 , 977.8392</text:p>
      <text:p text:style-name="P1">558277.96502 , 5111547.18173 , 979.4543</text:p>
      <text:p text:style-name="P1">558277.96502 , 5111648.23437 , 988.1952</text:p>
      <text:p text:style-name="P1">558277.96502 , 5111749.287 , 1047.2950</text:p>
      <text:p text:style-name="P1">558277.96502 , 5111850.33963 , 1046.0760</text:p>
      <text:p text:style-name="P1">558277.96502 , 5111951.39226 , 1042.6280</text:p>
      <text:p text:style-name="P1">558277.96502 , 5112052.44489 , 1047.6860</text:p>
      <text:p text:style-name="P1">558277.96502 , 5112153.49752 , 1032.7520</text:p>
      <text:p text:style-name="P1">558277.96502 , 5112254.55015 , 1041.9840</text:p>
      <text:p text:style-name="P1">558277.96502 , 5112355.60279 , 1035.4300</text:p>
      <text:p text:style-name="P1">558277.96502 , 5112456.65542 , 1049.9540</text:p>
      <text:p text:style-name="P1">558277.96502 , 5112557.70805 , 1054.4130</text:p>
      <text:p text:style-name="P1">558277.96502 , 5112658.76068 , 1062.3410</text:p>
      <text:p text:style-name="P1">558277.96502 , 5112759.81331 , 1054.4370</text:p>
      <text:p text:style-name="P1">558277.96502 , 5112860.86594 , 1060.8930</text:p>
      <text:p text:style-name="P1">558277.96502 , 5112961.91858 , 1085.4270</text:p>
      <text:p text:style-name="P1">558277.96502 , 5113062.97121 , 1125.4210</text:p>
      <text:p text:style-name="P1">558277.96502 , 5113164.02384 , 1172.2740</text:p>
      <text:p text:style-name="P1">558277.96502 , 5113265.07647 , 1237.7800</text:p>
      <text:p text:style-name="P1">558277.96502 , 5113366.1291 , 1269.7690</text:p>
      <text:p text:style-name="P1">558277.96502 , 5113467.18173 , 1212.0830</text:p>
      <text:p text:style-name="P1">558277.96502 , 5113568.23437 , 1168.8080</text:p>
      <text:p text:style-name="P1">558277.96502 , 5113669.287 , 1159.0160</text:p>
      <text:p text:style-name="P1">558277.96502 , 5113770.33963 , 1121.4340</text:p>
      <text:p text:style-name="P1"><text:soft-page-break/>558277.96502 , 5113871.39226 , 1118.4240</text:p>
      <text:p text:style-name="P1">558277.96502 , 5113972.44489 , 1142.6420</text:p>
      <text:p text:style-name="P1">558277.96502 , 5114073.49752 , 1180.6200</text:p>
      <text:p text:style-name="P1">558277.96502 , 5114174.55015 , 1197.4720</text:p>
      <text:p text:style-name="P1">558277.96502 , 5114275.60279 , 1209.1120</text:p>
      <text:p text:style-name="P1">558277.96502 , 5114376.65542 , 1216.3240</text:p>
      <text:p text:style-name="P1">558277.96502 , 5114477.70805 , 1221.8680</text:p>
      <text:p text:style-name="P1">558277.96502 , 5114578.76068 , 1209.4460</text:p>
      <text:p text:style-name="P1">558277.96502 , 5114679.81331 , 1176.4980</text:p>
      <text:p text:style-name="P1">558277.96502 , 5114780.86594 , 1196.2130</text:p>
      <text:p text:style-name="P1">558277.96502 , 5114881.91858 , 1185.6210</text:p>
      <text:p text:style-name="P1">558277.96502 , 5114982.97121 , 1191.9450</text:p>
      <text:p text:style-name="P1">558277.96502 , 5115084.02384 , 1200.0680</text:p>
      <text:p text:style-name="P1">558277.96502 , 5115185.07647 , 1206.1080</text:p>
      <text:p text:style-name="P1">558277.96502 , 5115286.1291 , 1216.0070</text:p>
      <text:p text:style-name="P1">558277.96502 , 5115387.18173 , 1229.4000</text:p>
      <text:p text:style-name="P1">558277.96502 , 5115488.23437 , 1235.5600</text:p>
      <text:p text:style-name="P1">558277.96502 , 5115589.287 , 1239.0470</text:p>
      <text:p text:style-name="P1">558277.96502 , 5115690.33963 , 1246.3200</text:p>
      <text:p text:style-name="P1">558277.96502 , 5115791.39226 , 1240.3630</text:p>
      <text:p text:style-name="P1">558277.96502 , 5115892.44489 , 1249.9420</text:p>
      <text:p text:style-name="P1">558277.96502 , 5115993.49752 , 1244.9760</text:p>
      <text:p text:style-name="P1">558277.96502 , 5116094.55015 , 1240.8910</text:p>
      <text:p text:style-name="P1">558277.96502 , 5116195.60279 , 1237.0300</text:p>
      <text:p text:style-name="P1">558277.96502 , 5116296.65542 , 1237.4400</text:p>
      <text:p text:style-name="P1">558277.96502 , 5116397.70805 , 1225.4550</text:p>
      <text:p text:style-name="P1">558277.96502 , 5116498.76068 , 1223.4320</text:p>
      <text:p text:style-name="P1">558277.96502 , 5116599.81331 , 1234.0260</text:p>
      <text:p text:style-name="P1">558277.96502 , 5116700.86594 , 1233.3980</text:p>
      <text:p text:style-name="P1">558277.96502 , 5116801.91858 , 1215.7310</text:p>
      <text:p text:style-name="P1">558277.96502 , 5116902.97121 , 1237.3000</text:p>
      <text:p text:style-name="P1">558277.96502 , 5117004.02384 , 1235.5360</text:p>
      <text:p text:style-name="P1">558277.96502 , 5117105.07647 , 1232.0730</text:p>
      <text:p text:style-name="P1">558277.96502 , 5117206.1291 , 1235.8390</text:p>
      <text:p text:style-name="P1">558277.96502 , 5117307.18173 , 1232.1530</text:p>
      <text:p text:style-name="P1">558277.96502 , 5117408.23437 , 1242.0980</text:p>
      <text:p text:style-name="P1">558277.96502 , 5117509.287 , 1230.3800</text:p>
      <text:p text:style-name="P1">558277.96502 , 5117610.33963 , 1240.9240</text:p>
      <text:p text:style-name="P1">558277.96502 , 5117711.39226 , 1240.0660</text:p>
      <text:p text:style-name="P1">558277.96502 , 5117812.44489 , 1243.5970</text:p>
      <text:p text:style-name="P1">558277.96502 , 5117913.49752 , 1247.0320</text:p>
      <text:p text:style-name="P1">558277.96502 , 5118014.55015 , 1234.9980</text:p>
      <text:p text:style-name="P1">558277.96502 , 5118115.60279 , 1236.9050</text:p>
      <text:p text:style-name="P1">558277.96502 , 5118216.65542 , 1238.4290</text:p>
      <text:p text:style-name="P1">558277.96502 , 5118317.70805 , 1237.8480</text:p>
      <text:p text:style-name="P1">558277.96502 , 5118418.76068 , 1235.7820</text:p>
      <text:p text:style-name="P1">558277.96502 , 5118519.81331 , 1228.4480</text:p>
      <text:p text:style-name="P1">558277.96502 , 5118620.86594 , 1205.0380</text:p>
      <text:p text:style-name="P1">558277.96502 , 5118721.91858 , 1203.9650</text:p>
      <text:p text:style-name="P1">558277.96502 , 5118822.97121 , 1193.9050</text:p>
      <text:p text:style-name="P1">558277.96502 , 5118924.02384 , 1204.6090</text:p>
      <text:p text:style-name="P1">558277.96502 , 5119025.07647 , 1234.5170</text:p>
      <text:p text:style-name="P1"><text:soft-page-break/>558277.96502 , 5119126.1291 , 1264.7160</text:p>
      <text:p text:style-name="P1">558277.96502 , 5119227.18173 , 1182.3160</text:p>
      <text:p text:style-name="P1">558277.96502 , 5119328.23437 , 1138.4280</text:p>
      <text:p text:style-name="P1">558277.96502 , 5119429.287 , 1108.4200</text:p>
      <text:p text:style-name="P1">558277.96502 , 5119530.33963 , 1078.5040</text:p>
      <text:p text:style-name="P1">558277.96502 , 5119631.39226 , 1066.8940</text:p>
      <text:p text:style-name="P1">558277.96502 , 5119732.44489 , 1016.2410</text:p>
      <text:p text:style-name="P1">558277.96502 , 5119833.49752 , 1001.2260</text:p>
      <text:p text:style-name="P1">558277.96502 , 5119934.55015 , 997.9306</text:p>
      <text:p text:style-name="P1">558277.96502 , 5120035.60279 , 993.5220</text:p>
      <text:p text:style-name="P1">558277.96502 , 5120136.65542 , 991.8792</text:p>
      <text:p text:style-name="P1">558277.96502 , 5120237.70805 , 976.2859</text:p>
      <text:p text:style-name="P1">558277.96502 , 5120338.76068 , 936.9925</text:p>
      <text:p text:style-name="P1">558277.96502 , 5120439.81331 , 887.6598</text:p>
      <text:p text:style-name="P1">558277.96502 , 5120540.86594 , 838.3195</text:p>
      <text:p text:style-name="P1">558277.96502 , 5120641.91858 , 810.4051</text:p>
      <text:p text:style-name="P1">558277.96502 , 5120742.97121 , 778.6781</text:p>
      <text:p text:style-name="P1">558277.96502 , 5120844.02384 , 770.4230</text:p>
      <text:p text:style-name="P1">558277.96502 , 5120945.07647 , 743.2767</text:p>
      <text:p text:style-name="P1">558277.96502 , 5121046.1291 , -9999.0000</text:p>
      <text:p text:style-name="P1">558379.076131 , 5111446.1291 , 986.4683</text:p>
      <text:p text:style-name="P1">558379.076131 , 5111547.18173 , 992.5452</text:p>
      <text:p text:style-name="P1">558379.076131 , 5111648.23437 , 998.5279</text:p>
      <text:p text:style-name="P1">558379.076131 , 5111749.287 , 1001.3540</text:p>
      <text:p text:style-name="P1">558379.076131 , 5111850.33963 , 1062.2440</text:p>
      <text:p text:style-name="P1">558379.076131 , 5111951.39226 , 1053.5140</text:p>
      <text:p text:style-name="P1">558379.076131 , 5112052.44489 , 1059.5420</text:p>
      <text:p text:style-name="P1">558379.076131 , 5112153.49752 , 1061.2460</text:p>
      <text:p text:style-name="P1">558379.076131 , 5112254.55015 , 1055.3580</text:p>
      <text:p text:style-name="P1">558379.076131 , 5112355.60279 , 1052.0320</text:p>
      <text:p text:style-name="P1">558379.076131 , 5112456.65542 , 1057.6970</text:p>
      <text:p text:style-name="P1">558379.076131 , 5112557.70805 , 1063.8980</text:p>
      <text:p text:style-name="P1">558379.076131 , 5112658.76068 , 1066.8140</text:p>
      <text:p text:style-name="P1">558379.076131 , 5112759.81331 , 1070.2210</text:p>
      <text:p text:style-name="P1">558379.076131 , 5112860.86594 , 1080.5070</text:p>
      <text:p text:style-name="P1">558379.076131 , 5112961.91858 , 1096.1280</text:p>
      <text:p text:style-name="P1">558379.076131 , 5113062.97121 , 1137.1570</text:p>
      <text:p text:style-name="P1">558379.076131 , 5113164.02384 , 1190.4250</text:p>
      <text:p text:style-name="P1">558379.076131 , 5113265.07647 , 1244.8130</text:p>
      <text:p text:style-name="P1">558379.076131 , 5113366.1291 , 1267.1510</text:p>
      <text:p text:style-name="P1">558379.076131 , 5113467.18173 , 1213.7000</text:p>
      <text:p text:style-name="P1">558379.076131 , 5113568.23437 , 1224.0260</text:p>
      <text:p text:style-name="P1">558379.076131 , 5113669.287 , 1200.0390</text:p>
      <text:p text:style-name="P1">558379.076131 , 5113770.33963 , 1154.9540</text:p>
      <text:p text:style-name="P1">558379.076131 , 5113871.39226 , 1130.5140</text:p>
      <text:p text:style-name="P1">558379.076131 , 5113972.44489 , 1176.5530</text:p>
      <text:p text:style-name="P1">558379.076131 , 5114073.49752 , 1202.2260</text:p>
      <text:p text:style-name="P1">558379.076131 , 5114174.55015 , 1209.2180</text:p>
      <text:p text:style-name="P1">558379.076131 , 5114275.60279 , 1225.5490</text:p>
      <text:p text:style-name="P1">558379.076131 , 5114376.65542 , 1222.1090</text:p>
      <text:p text:style-name="P1">558379.076131 , 5114477.70805 , 1229.5020</text:p>
      <text:p text:style-name="P1">558379.076131 , 5114578.76068 , 1225.6080</text:p>
      <text:p text:style-name="P1"><text:soft-page-break/>558379.076131 , 5114679.81331 , 1197.6060</text:p>
      <text:p text:style-name="P1">558379.076131 , 5114780.86594 , 1213.9250</text:p>
      <text:p text:style-name="P1">558379.076131 , 5114881.91858 , 1208.5750</text:p>
      <text:p text:style-name="P1">558379.076131 , 5114982.97121 , 1208.6690</text:p>
      <text:p text:style-name="P1">558379.076131 , 5115084.02384 , 1219.0300</text:p>
      <text:p text:style-name="P1">558379.076131 , 5115185.07647 , 1224.1060</text:p>
      <text:p text:style-name="P1">558379.076131 , 5115286.1291 , 1235.3800</text:p>
      <text:p text:style-name="P1">558379.076131 , 5115387.18173 , 1245.5260</text:p>
      <text:p text:style-name="P1">558379.076131 , 5115488.23437 , 1254.4590</text:p>
      <text:p text:style-name="P1">558379.076131 , 5115589.287 , 1267.0400</text:p>
      <text:p text:style-name="P1">558379.076131 , 5115690.33963 , 1268.8830</text:p>
      <text:p text:style-name="P1">558379.076131 , 5115791.39226 , 1261.4830</text:p>
      <text:p text:style-name="P1">558379.076131 , 5115892.44489 , 1267.7970</text:p>
      <text:p text:style-name="P1">558379.076131 , 5115993.49752 , 1268.0770</text:p>
      <text:p text:style-name="P1">558379.076131 , 5116094.55015 , 1260.2850</text:p>
      <text:p text:style-name="P1">558379.076131 , 5116195.60279 , 1255.4440</text:p>
      <text:p text:style-name="P1">558379.076131 , 5116296.65542 , 1252.3300</text:p>
      <text:p text:style-name="P1">558379.076131 , 5116397.70805 , 1236.7980</text:p>
      <text:p text:style-name="P1">558379.076131 , 5116498.76068 , 1242.9610</text:p>
      <text:p text:style-name="P1">558379.076131 , 5116599.81331 , 1254.2590</text:p>
      <text:p text:style-name="P1">558379.076131 , 5116700.86594 , 1254.5800</text:p>
      <text:p text:style-name="P1">558379.076131 , 5116801.91858 , 1246.2600</text:p>
      <text:p text:style-name="P1">558379.076131 , 5116902.97121 , 1248.7920</text:p>
      <text:p text:style-name="P1">558379.076131 , 5117004.02384 , 1245.3130</text:p>
      <text:p text:style-name="P1">558379.076131 , 5117105.07647 , 1248.7650</text:p>
      <text:p text:style-name="P1">558379.076131 , 5117206.1291 , 1241.9900</text:p>
      <text:p text:style-name="P1">558379.076131 , 5117307.18173 , 1253.6960</text:p>
      <text:p text:style-name="P1">558379.076131 , 5117408.23437 , 1257.8080</text:p>
      <text:p text:style-name="P1">558379.076131 , 5117509.287 , 1247.8000</text:p>
      <text:p text:style-name="P1">558379.076131 , 5117610.33963 , 1258.6980</text:p>
      <text:p text:style-name="P1">558379.076131 , 5117711.39226 , 1256.9530</text:p>
      <text:p text:style-name="P1">558379.076131 , 5117812.44489 , 1252.2390</text:p>
      <text:p text:style-name="P1">558379.076131 , 5117913.49752 , 1261.0300</text:p>
      <text:p text:style-name="P1">558379.076131 , 5118014.55015 , 1246.6630</text:p>
      <text:p text:style-name="P1">558379.076131 , 5118115.60279 , 1248.9140</text:p>
      <text:p text:style-name="P1">558379.076131 , 5118216.65542 , 1249.9560</text:p>
      <text:p text:style-name="P1">558379.076131 , 5118317.70805 , 1250.2360</text:p>
      <text:p text:style-name="P1">558379.076131 , 5118418.76068 , 1248.8130</text:p>
      <text:p text:style-name="P1">558379.076131 , 5118519.81331 , 1246.4170</text:p>
      <text:p text:style-name="P1">558379.076131 , 5118620.86594 , 1207.6670</text:p>
      <text:p text:style-name="P1">558379.076131 , 5118721.91858 , 1212.5780</text:p>
      <text:p text:style-name="P1">558379.076131 , 5118822.97121 , 1200.8110</text:p>
      <text:p text:style-name="P1">558379.076131 , 5118924.02384 , 1209.6630</text:p>
      <text:p text:style-name="P1">558379.076131 , 5119025.07647 , 1222.9580</text:p>
      <text:p text:style-name="P1">558379.076131 , 5119126.1291 , 1273.5410</text:p>
      <text:p text:style-name="P1">558379.076131 , 5119227.18173 , 1209.9080</text:p>
      <text:p text:style-name="P1">558379.076131 , 5119328.23437 , 1145.9280</text:p>
      <text:p text:style-name="P1">558379.076131 , 5119429.287 , 1092.7340</text:p>
      <text:p text:style-name="P1">558379.076131 , 5119530.33963 , 1049.2780</text:p>
      <text:p text:style-name="P1">558379.076131 , 5119631.39226 , 997.0538</text:p>
      <text:p text:style-name="P1">558379.076131 , 5119732.44489 , 988.8878</text:p>
      <text:p text:style-name="P1">558379.076131 , 5119833.49752 , 960.8582</text:p>
      <text:p text:style-name="P1"><text:soft-page-break/>558379.076131 , 5119934.55015 , 940.2233</text:p>
      <text:p text:style-name="P1">558379.076131 , 5120035.60279 , 910.6505</text:p>
      <text:p text:style-name="P1">558379.076131 , 5120136.65542 , 904.2928</text:p>
      <text:p text:style-name="P1">558379.076131 , 5120237.70805 , 903.5316</text:p>
      <text:p text:style-name="P1">558379.076131 , 5120338.76068 , 895.7020</text:p>
      <text:p text:style-name="P1">558379.076131 , 5120439.81331 , 861.5038</text:p>
      <text:p text:style-name="P1">558379.076131 , 5120540.86594 , 815.2599</text:p>
      <text:p text:style-name="P1">558379.076131 , 5120641.91858 , 787.1696</text:p>
      <text:p text:style-name="P1">558379.076131 , 5120742.97121 , 783.1008</text:p>
      <text:p text:style-name="P1">558379.076131 , 5120844.02384 , 750.4260</text:p>
      <text:p text:style-name="P1">558379.076131 , 5120945.07647 , 788.8231</text:p>
      <text:p text:style-name="P1">558379.076131 , 5121046.1291 , -9999.0000</text:p>
      <text:p text:style-name="P1">558480.187243 , 5111446.1291 , 1002.8240</text:p>
      <text:p text:style-name="P1">558480.187243 , 5111547.18173 , 1000.0310</text:p>
      <text:p text:style-name="P1">558480.187243 , 5111648.23437 , 1018.6840</text:p>
      <text:p text:style-name="P1">558480.187243 , 5111749.287 , 1009.7180</text:p>
      <text:p text:style-name="P1">558480.187243 , 5111850.33963 , 1031.0000</text:p>
      <text:p text:style-name="P1">558480.187243 , 5111951.39226 , 1071.9500</text:p>
      <text:p text:style-name="P1">558480.187243 , 5112052.44489 , 1068.3950</text:p>
      <text:p text:style-name="P1">558480.187243 , 5112153.49752 , 1068.0630</text:p>
      <text:p text:style-name="P1">558480.187243 , 5112254.55015 , 1069.9310</text:p>
      <text:p text:style-name="P1">558480.187243 , 5112355.60279 , 1060.7620</text:p>
      <text:p text:style-name="P1">558480.187243 , 5112456.65542 , 1074.8440</text:p>
      <text:p text:style-name="P1">558480.187243 , 5112557.70805 , 1069.0060</text:p>
      <text:p text:style-name="P1">558480.187243 , 5112658.76068 , 1076.2440</text:p>
      <text:p text:style-name="P1">558480.187243 , 5112759.81331 , 1077.8280</text:p>
      <text:p text:style-name="P1">558480.187243 , 5112860.86594 , 1093.5210</text:p>
      <text:p text:style-name="P1">558480.187243 , 5112961.91858 , 1112.4370</text:p>
      <text:p text:style-name="P1">558480.187243 , 5113062.97121 , 1147.6720</text:p>
      <text:p text:style-name="P1">558480.187243 , 5113164.02384 , 1203.3880</text:p>
      <text:p text:style-name="P1">558480.187243 , 5113265.07647 , 1244.4240</text:p>
      <text:p text:style-name="P1">558480.187243 , 5113366.1291 , 1260.4840</text:p>
      <text:p text:style-name="P1">558480.187243 , 5113467.18173 , 1252.8420</text:p>
      <text:p text:style-name="P1">558480.187243 , 5113568.23437 , 1215.7760</text:p>
      <text:p text:style-name="P1">558480.187243 , 5113669.287 , 1220.4380</text:p>
      <text:p text:style-name="P1">558480.187243 , 5113770.33963 , 1191.5420</text:p>
      <text:p text:style-name="P1">558480.187243 , 5113871.39226 , 1178.2140</text:p>
      <text:p text:style-name="P1">558480.187243 , 5113972.44489 , 1210.7970</text:p>
      <text:p text:style-name="P1">558480.187243 , 5114073.49752 , 1210.8000</text:p>
      <text:p text:style-name="P1">558480.187243 , 5114174.55015 , 1220.4500</text:p>
      <text:p text:style-name="P1">558480.187243 , 5114275.60279 , 1232.9380</text:p>
      <text:p text:style-name="P1">558480.187243 , 5114376.65542 , 1238.4280</text:p>
      <text:p text:style-name="P1">558480.187243 , 5114477.70805 , 1233.3950</text:p>
      <text:p text:style-name="P1">558480.187243 , 5114578.76068 , 1238.5000</text:p>
      <text:p text:style-name="P1">558480.187243 , 5114679.81331 , 1212.2970</text:p>
      <text:p text:style-name="P1">558480.187243 , 5114780.86594 , 1233.5210</text:p>
      <text:p text:style-name="P1">558480.187243 , 5114881.91858 , 1219.6720</text:p>
      <text:p text:style-name="P1">558480.187243 , 5114982.97121 , 1220.2490</text:p>
      <text:p text:style-name="P1">558480.187243 , 5115084.02384 , 1229.5580</text:p>
      <text:p text:style-name="P1">558480.187243 , 5115185.07647 , 1241.4220</text:p>
      <text:p text:style-name="P1">558480.187243 , 5115286.1291 , 1246.2570</text:p>
      <text:p text:style-name="P1">558480.187243 , 5115387.18173 , 1264.8920</text:p>
      <text:p text:style-name="P1"><text:soft-page-break/>558480.187243 , 5115488.23437 , 1271.7970</text:p>
      <text:p text:style-name="P1">558480.187243 , 5115589.287 , 1282.2740</text:p>
      <text:p text:style-name="P1">558480.187243 , 5115690.33963 , 1284.4570</text:p>
      <text:p text:style-name="P1">558480.187243 , 5115791.39226 , 1287.9060</text:p>
      <text:p text:style-name="P1">558480.187243 , 5115892.44489 , 1284.6990</text:p>
      <text:p text:style-name="P1">558480.187243 , 5115993.49752 , 1285.1640</text:p>
      <text:p text:style-name="P1">558480.187243 , 5116094.55015 , 1275.5160</text:p>
      <text:p text:style-name="P1">558480.187243 , 5116195.60279 , 1272.3500</text:p>
      <text:p text:style-name="P1">558480.187243 , 5116296.65542 , 1268.7290</text:p>
      <text:p text:style-name="P1">558480.187243 , 5116397.70805 , 1262.6880</text:p>
      <text:p text:style-name="P1">558480.187243 , 5116498.76068 , 1262.9640</text:p>
      <text:p text:style-name="P1">558480.187243 , 5116599.81331 , 1271.4060</text:p>
      <text:p text:style-name="P1">558480.187243 , 5116700.86594 , 1270.9380</text:p>
      <text:p text:style-name="P1">558480.187243 , 5116801.91858 , 1273.9950</text:p>
      <text:p text:style-name="P1">558480.187243 , 5116902.97121 , 1252.8880</text:p>
      <text:p text:style-name="P1">558480.187243 , 5117004.02384 , 1267.0310</text:p>
      <text:p text:style-name="P1">558480.187243 , 5117105.07647 , 1266.7620</text:p>
      <text:p text:style-name="P1">558480.187243 , 5117206.1291 , 1259.5970</text:p>
      <text:p text:style-name="P1">558480.187243 , 5117307.18173 , 1268.3910</text:p>
      <text:p text:style-name="P1">558480.187243 , 5117408.23437 , 1268.8500</text:p>
      <text:p text:style-name="P1">558480.187243 , 5117509.287 , 1261.6940</text:p>
      <text:p text:style-name="P1">558480.187243 , 5117610.33963 , 1271.4380</text:p>
      <text:p text:style-name="P1">558480.187243 , 5117711.39226 , 1268.5090</text:p>
      <text:p text:style-name="P1">558480.187243 , 5117812.44489 , 1264.5130</text:p>
      <text:p text:style-name="P1">558480.187243 , 5117913.49752 , 1265.0000</text:p>
      <text:p text:style-name="P1">558480.187243 , 5118014.55015 , 1262.9930</text:p>
      <text:p text:style-name="P1">558480.187243 , 5118115.60279 , 1254.4470</text:p>
      <text:p text:style-name="P1">558480.187243 , 5118216.65542 , 1259.6880</text:p>
      <text:p text:style-name="P1">558480.187243 , 5118317.70805 , 1258.0450</text:p>
      <text:p text:style-name="P1">558480.187243 , 5118418.76068 , 1255.4280</text:p>
      <text:p text:style-name="P1">558480.187243 , 5118519.81331 , 1245.1720</text:p>
      <text:p text:style-name="P1">558480.187243 , 5118620.86594 , 1220.9360</text:p>
      <text:p text:style-name="P1">558480.187243 , 5118721.91858 , 1221.7490</text:p>
      <text:p text:style-name="P1">558480.187243 , 5118822.97121 , 1213.7660</text:p>
      <text:p text:style-name="P1">558480.187243 , 5118924.02384 , 1209.0420</text:p>
      <text:p text:style-name="P1">558480.187243 , 5119025.07647 , 1213.9240</text:p>
      <text:p text:style-name="P1">558480.187243 , 5119126.1291 , 1228.4530</text:p>
      <text:p text:style-name="P1">558480.187243 , 5119227.18173 , 1254.8620</text:p>
      <text:p text:style-name="P1">558480.187243 , 5119328.23437 , 1192.0120</text:p>
      <text:p text:style-name="P1">558480.187243 , 5119429.287 , 1133.9840</text:p>
      <text:p text:style-name="P1">558480.187243 , 5119530.33963 , 1086.3840</text:p>
      <text:p text:style-name="P1">558480.187243 , 5119631.39226 , 1054.2460</text:p>
      <text:p text:style-name="P1">558480.187243 , 5119732.44489 , 1022.1720</text:p>
      <text:p text:style-name="P1">558480.187243 , 5119833.49752 , 1001.2860</text:p>
      <text:p text:style-name="P1">558480.187243 , 5119934.55015 , 990.6632</text:p>
      <text:p text:style-name="P1">558480.187243 , 5120035.60279 , 948.8125</text:p>
      <text:p text:style-name="P1">558480.187243 , 5120136.65542 , 896.7216</text:p>
      <text:p text:style-name="P1">558480.187243 , 5120237.70805 , 839.5886</text:p>
      <text:p text:style-name="P1">558480.187243 , 5120338.76068 , 838.6250</text:p>
      <text:p text:style-name="P1">558480.187243 , 5120439.81331 , 826.1279</text:p>
      <text:p text:style-name="P1">558480.187243 , 5120540.86594 , 797.2251</text:p>
      <text:p text:style-name="P1">558480.187243 , 5120641.91858 , 780.2969</text:p>
      <text:p text:style-name="P1"><text:soft-page-break/>558480.187243 , 5120742.97121 , 753.3571</text:p>
      <text:p text:style-name="P1">558480.187243 , 5120844.02384 , 784.0046</text:p>
      <text:p text:style-name="P1">558480.187243 , 5120945.07647 , 795.3195</text:p>
      <text:p text:style-name="P1">558480.187243 , 5121046.1291 , -9999.0000</text:p>
      <text:p text:style-name="P1">558581.298354 , 5111446.1291 , 1008.7510</text:p>
      <text:p text:style-name="P1">558581.298354 , 5111547.18173 , 1004.9050</text:p>
      <text:p text:style-name="P1">558581.298354 , 5111648.23437 , 1046.7310</text:p>
      <text:p text:style-name="P1">558581.298354 , 5111749.287 , 1031.5620</text:p>
      <text:p text:style-name="P1">558581.298354 , 5111850.33963 , 1014.7710</text:p>
      <text:p text:style-name="P1">558581.298354 , 5111951.39226 , 1078.4460</text:p>
      <text:p text:style-name="P1">558581.298354 , 5112052.44489 , 1075.2200</text:p>
      <text:p text:style-name="P1">558581.298354 , 5112153.49752 , 1079.1940</text:p>
      <text:p text:style-name="P1">558581.298354 , 5112254.55015 , 1079.3840</text:p>
      <text:p text:style-name="P1">558581.298354 , 5112355.60279 , 1081.2300</text:p>
      <text:p text:style-name="P1">558581.298354 , 5112456.65542 , 1075.1580</text:p>
      <text:p text:style-name="P1">558581.298354 , 5112557.70805 , 1088.1720</text:p>
      <text:p text:style-name="P1">558581.298354 , 5112658.76068 , 1088.7360</text:p>
      <text:p text:style-name="P1">558581.298354 , 5112759.81331 , 1080.2610</text:p>
      <text:p text:style-name="P1">558581.298354 , 5112860.86594 , 1130.1270</text:p>
      <text:p text:style-name="P1">558581.298354 , 5112961.91858 , 1135.9910</text:p>
      <text:p text:style-name="P1">558581.298354 , 5113062.97121 , 1169.7930</text:p>
      <text:p text:style-name="P1">558581.298354 , 5113164.02384 , 1191.6480</text:p>
      <text:p text:style-name="P1">558581.298354 , 5113265.07647 , 1189.4240</text:p>
      <text:p text:style-name="P1">558581.298354 , 5113366.1291 , 1223.3080</text:p>
      <text:p text:style-name="P1">558581.298354 , 5113467.18173 , 1233.1590</text:p>
      <text:p text:style-name="P1">558581.298354 , 5113568.23437 , 1231.1910</text:p>
      <text:p text:style-name="P1">558581.298354 , 5113669.287 , 1244.4950</text:p>
      <text:p text:style-name="P1">558581.298354 , 5113770.33963 , 1217.1500</text:p>
      <text:p text:style-name="P1">558581.298354 , 5113871.39226 , 1216.3070</text:p>
      <text:p text:style-name="P1">558581.298354 , 5113972.44489 , 1226.3990</text:p>
      <text:p text:style-name="P1">558581.298354 , 5114073.49752 , 1202.4020</text:p>
      <text:p text:style-name="P1">558581.298354 , 5114174.55015 , 1233.4530</text:p>
      <text:p text:style-name="P1">558581.298354 , 5114275.60279 , 1247.5230</text:p>
      <text:p text:style-name="P1">558581.298354 , 5114376.65542 , 1250.6760</text:p>
      <text:p text:style-name="P1">558581.298354 , 5114477.70805 , 1248.0750</text:p>
      <text:p text:style-name="P1">558581.298354 , 5114578.76068 , 1248.8010</text:p>
      <text:p text:style-name="P1">558581.298354 , 5114679.81331 , 1223.5040</text:p>
      <text:p text:style-name="P1">558581.298354 , 5114780.86594 , 1236.9870</text:p>
      <text:p text:style-name="P1">558581.298354 , 5114881.91858 , 1238.0120</text:p>
      <text:p text:style-name="P1">558581.298354 , 5114982.97121 , 1243.2450</text:p>
      <text:p text:style-name="P1">558581.298354 , 5115084.02384 , 1250.2010</text:p>
      <text:p text:style-name="P1">558581.298354 , 5115185.07647 , 1253.5360</text:p>
      <text:p text:style-name="P1">558581.298354 , 5115286.1291 , 1264.6220</text:p>
      <text:p text:style-name="P1">558581.298354 , 5115387.18173 , 1272.1140</text:p>
      <text:p text:style-name="P1">558581.298354 , 5115488.23437 , 1290.0520</text:p>
      <text:p text:style-name="P1">558581.298354 , 5115589.287 , 1301.6300</text:p>
      <text:p text:style-name="P1">558581.298354 , 5115690.33963 , 1308.7170</text:p>
      <text:p text:style-name="P1">558581.298354 , 5115791.39226 , 1308.3880</text:p>
      <text:p text:style-name="P1">558581.298354 , 5115892.44489 , 1309.8100</text:p>
      <text:p text:style-name="P1">558581.298354 , 5115993.49752 , 1305.7210</text:p>
      <text:p text:style-name="P1">558581.298354 , 5116094.55015 , 1300.5720</text:p>
      <text:p text:style-name="P1">558581.298354 , 5116195.60279 , 1294.7580</text:p>
      <text:p text:style-name="P1"><text:soft-page-break/>558581.298354 , 5116296.65542 , 1286.6740</text:p>
      <text:p text:style-name="P1">558581.298354 , 5116397.70805 , 1280.6720</text:p>
      <text:p text:style-name="P1">558581.298354 , 5116498.76068 , 1278.0580</text:p>
      <text:p text:style-name="P1">558581.298354 , 5116599.81331 , 1282.9100</text:p>
      <text:p text:style-name="P1">558581.298354 , 5116700.86594 , 1283.7920</text:p>
      <text:p text:style-name="P1">558581.298354 , 5116801.91858 , 1287.3350</text:p>
      <text:p text:style-name="P1">558581.298354 , 5116902.97121 , 1266.4740</text:p>
      <text:p text:style-name="P1">558581.298354 , 5117004.02384 , 1287.9470</text:p>
      <text:p text:style-name="P1">558581.298354 , 5117105.07647 , 1284.1990</text:p>
      <text:p text:style-name="P1">558581.298354 , 5117206.1291 , 1279.9650</text:p>
      <text:p text:style-name="P1">558581.298354 , 5117307.18173 , 1283.0970</text:p>
      <text:p text:style-name="P1">558581.298354 , 5117408.23437 , 1283.2200</text:p>
      <text:p text:style-name="P1">558581.298354 , 5117509.287 , 1273.6760</text:p>
      <text:p text:style-name="P1">558581.298354 , 5117610.33963 , 1284.2130</text:p>
      <text:p text:style-name="P1">558581.298354 , 5117711.39226 , 1277.4170</text:p>
      <text:p text:style-name="P1">558581.298354 , 5117812.44489 , 1278.0690</text:p>
      <text:p text:style-name="P1">558581.298354 , 5117913.49752 , 1273.1410</text:p>
      <text:p text:style-name="P1">558581.298354 , 5118014.55015 , 1273.3960</text:p>
      <text:p text:style-name="P1">558581.298354 , 5118115.60279 , 1268.4060</text:p>
      <text:p text:style-name="P1">558581.298354 , 5118216.65542 , 1266.7920</text:p>
      <text:p text:style-name="P1">558581.298354 , 5118317.70805 , 1267.7370</text:p>
      <text:p text:style-name="P1">558581.298354 , 5118418.76068 , 1268.5490</text:p>
      <text:p text:style-name="P1">558581.298354 , 5118519.81331 , 1248.0250</text:p>
      <text:p text:style-name="P1">558581.298354 , 5118620.86594 , 1254.5990</text:p>
      <text:p text:style-name="P1">558581.298354 , 5118721.91858 , 1258.7930</text:p>
      <text:p text:style-name="P1">558581.298354 , 5118822.97121 , 1257.8160</text:p>
      <text:p text:style-name="P1">558581.298354 , 5118924.02384 , 1216.4810</text:p>
      <text:p text:style-name="P1">558581.298354 , 5119025.07647 , 1220.6490</text:p>
      <text:p text:style-name="P1">558581.298354 , 5119126.1291 , 1216.4140</text:p>
      <text:p text:style-name="P1">558581.298354 , 5119227.18173 , 1258.0140</text:p>
      <text:p text:style-name="P1">558581.298354 , 5119328.23437 , 1195.6960</text:p>
      <text:p text:style-name="P1">558581.298354 , 5119429.287 , 1154.4570</text:p>
      <text:p text:style-name="P1">558581.298354 , 5119530.33963 , 1110.4160</text:p>
      <text:p text:style-name="P1">558581.298354 , 5119631.39226 , 1077.3520</text:p>
      <text:p text:style-name="P1">558581.298354 , 5119732.44489 , 1036.7060</text:p>
      <text:p text:style-name="P1">558581.298354 , 5119833.49752 , 1045.9050</text:p>
      <text:p text:style-name="P1">558581.298354 , 5119934.55015 , 1008.5100</text:p>
      <text:p text:style-name="P1">558581.298354 , 5120035.60279 , 959.7888</text:p>
      <text:p text:style-name="P1">558581.298354 , 5120136.65542 , 901.3385</text:p>
      <text:p text:style-name="P1">558581.298354 , 5120237.70805 , 852.2573</text:p>
      <text:p text:style-name="P1">558581.298354 , 5120338.76068 , 811.3605</text:p>
      <text:p text:style-name="P1">558581.298354 , 5120439.81331 , 796.7985</text:p>
      <text:p text:style-name="P1">558581.298354 , 5120540.86594 , 778.2761</text:p>
      <text:p text:style-name="P1">558581.298354 , 5120641.91858 , 787.9080</text:p>
      <text:p text:style-name="P1">558581.298354 , 5120742.97121 , 790.0259</text:p>
      <text:p text:style-name="P1">558581.298354 , 5120844.02384 , 801.7917</text:p>
      <text:p text:style-name="P1">558581.298354 , 5120945.07647 , 815.8858</text:p>
      <text:p text:style-name="P1">558581.298354 , 5121046.1291 , -9999.0000</text:p>
      <text:p text:style-name="P1">558682.409465 , 5111446.1291 , 1022.9190</text:p>
      <text:p text:style-name="P1">558682.409465 , 5111547.18173 , 1019.3920</text:p>
      <text:p text:style-name="P1">558682.409465 , 5111648.23437 , 1060.0780</text:p>
      <text:p text:style-name="P1">558682.409465 , 5111749.287 , 1054.8860</text:p>
      <text:p text:style-name="P1"><text:soft-page-break/>558682.409465 , 5111850.33963 , 1027.6260</text:p>
      <text:p text:style-name="P1">558682.409465 , 5111951.39226 , 1073.5430</text:p>
      <text:p text:style-name="P1">558682.409465 , 5112052.44489 , 1092.1300</text:p>
      <text:p text:style-name="P1">558682.409465 , 5112153.49752 , 1086.9420</text:p>
      <text:p text:style-name="P1">558682.409465 , 5112254.55015 , 1095.8060</text:p>
      <text:p text:style-name="P1">558682.409465 , 5112355.60279 , 1095.9930</text:p>
      <text:p text:style-name="P1">558682.409465 , 5112456.65542 , 1091.6680</text:p>
      <text:p text:style-name="P1">558682.409465 , 5112557.70805 , 1102.3770</text:p>
      <text:p text:style-name="P1">558682.409465 , 5112658.76068 , 1092.1300</text:p>
      <text:p text:style-name="P1">558682.409465 , 5112759.81331 , 1097.6720</text:p>
      <text:p text:style-name="P1">558682.409465 , 5112860.86594 , 1105.0820</text:p>
      <text:p text:style-name="P1">558682.409465 , 5112961.91858 , 1154.4040</text:p>
      <text:p text:style-name="P1">558682.409465 , 5113062.97121 , 1164.5340</text:p>
      <text:p text:style-name="P1">558682.409465 , 5113164.02384 , 1145.5110</text:p>
      <text:p text:style-name="P1">558682.409465 , 5113265.07647 , 1171.5700</text:p>
      <text:p text:style-name="P1">558682.409465 , 5113366.1291 , 1180.8010</text:p>
      <text:p text:style-name="P1">558682.409465 , 5113467.18173 , 1221.6340</text:p>
      <text:p text:style-name="P1">558682.409465 , 5113568.23437 , 1230.3380</text:p>
      <text:p text:style-name="P1">558682.409465 , 5113669.287 , 1241.3640</text:p>
      <text:p text:style-name="P1">558682.409465 , 5113770.33963 , 1246.0320</text:p>
      <text:p text:style-name="P1">558682.409465 , 5113871.39226 , 1227.0910</text:p>
      <text:p text:style-name="P1">558682.409465 , 5113972.44489 , 1242.5750</text:p>
      <text:p text:style-name="P1">558682.409465 , 5114073.49752 , 1214.8480</text:p>
      <text:p text:style-name="P1">558682.409465 , 5114174.55015 , 1239.9910</text:p>
      <text:p text:style-name="P1">558682.409465 , 5114275.60279 , 1259.0950</text:p>
      <text:p text:style-name="P1">558682.409465 , 5114376.65542 , 1265.5750</text:p>
      <text:p text:style-name="P1">558682.409465 , 5114477.70805 , 1251.2200</text:p>
      <text:p text:style-name="P1">558682.409465 , 5114578.76068 , 1258.2120</text:p>
      <text:p text:style-name="P1">558682.409465 , 5114679.81331 , 1237.6050</text:p>
      <text:p text:style-name="P1">558682.409465 , 5114780.86594 , 1243.8310</text:p>
      <text:p text:style-name="P1">558682.409465 , 5114881.91858 , 1258.8900</text:p>
      <text:p text:style-name="P1">558682.409465 , 5114982.97121 , 1263.7330</text:p>
      <text:p text:style-name="P1">558682.409465 , 5115084.02384 , 1271.9190</text:p>
      <text:p text:style-name="P1">558682.409465 , 5115185.07647 , 1279.9240</text:p>
      <text:p text:style-name="P1">558682.409465 , 5115286.1291 , 1288.9540</text:p>
      <text:p text:style-name="P1">558682.409465 , 5115387.18173 , 1304.8110</text:p>
      <text:p text:style-name="P1">558682.409465 , 5115488.23437 , 1314.9730</text:p>
      <text:p text:style-name="P1">558682.409465 , 5115589.287 , 1328.7930</text:p>
      <text:p text:style-name="P1">558682.409465 , 5115690.33963 , 1334.2870</text:p>
      <text:p text:style-name="P1">558682.409465 , 5115791.39226 , 1335.2440</text:p>
      <text:p text:style-name="P1">558682.409465 , 5115892.44489 , 1331.0520</text:p>
      <text:p text:style-name="P1">558682.409465 , 5115993.49752 , 1324.7900</text:p>
      <text:p text:style-name="P1">558682.409465 , 5116094.55015 , 1318.2140</text:p>
      <text:p text:style-name="P1">558682.409465 , 5116195.60279 , 1306.4900</text:p>
      <text:p text:style-name="P1">558682.409465 , 5116296.65542 , 1303.3480</text:p>
      <text:p text:style-name="P1">558682.409465 , 5116397.70805 , 1295.2820</text:p>
      <text:p text:style-name="P1">558682.409465 , 5116498.76068 , 1300.7280</text:p>
      <text:p text:style-name="P1">558682.409465 , 5116599.81331 , 1303.4320</text:p>
      <text:p text:style-name="P1">558682.409465 , 5116700.86594 , 1298.5020</text:p>
      <text:p text:style-name="P1">558682.409465 , 5116801.91858 , 1308.2410</text:p>
      <text:p text:style-name="P1">558682.409465 , 5116902.97121 , 1300.4670</text:p>
      <text:p text:style-name="P1">558682.409465 , 5117004.02384 , 1314.6050</text:p>
      <text:p text:style-name="P1"><text:soft-page-break/>558682.409465 , 5117105.07647 , 1301.5140</text:p>
      <text:p text:style-name="P1">558682.409465 , 5117206.1291 , 1303.9190</text:p>
      <text:p text:style-name="P1">558682.409465 , 5117307.18173 , 1295.7090</text:p>
      <text:p text:style-name="P1">558682.409465 , 5117408.23437 , 1301.0090</text:p>
      <text:p text:style-name="P1">558682.409465 , 5117509.287 , 1273.5190</text:p>
      <text:p text:style-name="P1">558682.409465 , 5117610.33963 , 1299.3510</text:p>
      <text:p text:style-name="P1">558682.409465 , 5117711.39226 , 1291.4590</text:p>
      <text:p text:style-name="P1">558682.409465 , 5117812.44489 , 1292.2480</text:p>
      <text:p text:style-name="P1">558682.409465 , 5117913.49752 , 1282.9010</text:p>
      <text:p text:style-name="P1">558682.409465 , 5118014.55015 , 1285.5810</text:p>
      <text:p text:style-name="P1">558682.409465 , 5118115.60279 , 1277.6020</text:p>
      <text:p text:style-name="P1">558682.409465 , 5118216.65542 , 1278.3130</text:p>
      <text:p text:style-name="P1">558682.409465 , 5118317.70805 , 1280.7550</text:p>
      <text:p text:style-name="P1">558682.409465 , 5118418.76068 , 1277.2020</text:p>
      <text:p text:style-name="P1">558682.409465 , 5118519.81331 , 1260.4510</text:p>
      <text:p text:style-name="P1">558682.409465 , 5118620.86594 , 1278.6890</text:p>
      <text:p text:style-name="P1">558682.409465 , 5118721.91858 , 1275.6960</text:p>
      <text:p text:style-name="P1">558682.409465 , 5118822.97121 , 1249.3900</text:p>
      <text:p text:style-name="P1">558682.409465 , 5118924.02384 , 1224.5640</text:p>
      <text:p text:style-name="P1">558682.409465 , 5119025.07647 , 1220.3670</text:p>
      <text:p text:style-name="P1">558682.409465 , 5119126.1291 , 1227.1020</text:p>
      <text:p text:style-name="P1">558682.409465 , 5119227.18173 , 1260.3250</text:p>
      <text:p text:style-name="P1">558682.409465 , 5119328.23437 , 1218.9570</text:p>
      <text:p text:style-name="P1">558682.409465 , 5119429.287 , 1190.9850</text:p>
      <text:p text:style-name="P1">558682.409465 , 5119530.33963 , 1159.4820</text:p>
      <text:p text:style-name="P1">558682.409465 , 5119631.39226 , 1109.0470</text:p>
      <text:p text:style-name="P1">558682.409465 , 5119732.44489 , 1093.5680</text:p>
      <text:p text:style-name="P1">558682.409465 , 5119833.49752 , 1064.3410</text:p>
      <text:p text:style-name="P1">558682.409465 , 5119934.55015 , 1002.7640</text:p>
      <text:p text:style-name="P1">558682.409465 , 5120035.60279 , 943.2141</text:p>
      <text:p text:style-name="P1">558682.409465 , 5120136.65542 , 874.0239</text:p>
      <text:p text:style-name="P1">558682.409465 , 5120237.70805 , 831.4492</text:p>
      <text:p text:style-name="P1">558682.409465 , 5120338.76068 , 809.6036</text:p>
      <text:p text:style-name="P1">558682.409465 , 5120439.81331 , 793.6346</text:p>
      <text:p text:style-name="P1">558682.409465 , 5120540.86594 , 797.7621</text:p>
      <text:p text:style-name="P1">558682.409465 , 5120641.91858 , 803.5856</text:p>
      <text:p text:style-name="P1">558682.409465 , 5120742.97121 , 804.2491</text:p>
      <text:p text:style-name="P1">558682.409465 , 5120844.02384 , 827.3010</text:p>
      <text:p text:style-name="P1">558682.409465 , 5120945.07647 , 854.9995</text:p>
      <text:p text:style-name="P1">558682.409465 , 5121046.1291 , -9999.0000</text:p>
      <text:p text:style-name="P1">558783.520576 , 5111446.1291 , 1032.6980</text:p>
      <text:p text:style-name="P1">558783.520576 , 5111547.18173 , 1034.9060</text:p>
      <text:p text:style-name="P1">558783.520576 , 5111648.23437 , 1051.0420</text:p>
      <text:p text:style-name="P1">558783.520576 , 5111749.287 , 1101.2150</text:p>
      <text:p text:style-name="P1">558783.520576 , 5111850.33963 , 1047.4380</text:p>
      <text:p text:style-name="P1">558783.520576 , 5111951.39226 , 1065.4930</text:p>
      <text:p text:style-name="P1">558783.520576 , 5112052.44489 , 1098.5840</text:p>
      <text:p text:style-name="P1">558783.520576 , 5112153.49752 , 1096.6560</text:p>
      <text:p text:style-name="P1">558783.520576 , 5112254.55015 , 1104.6830</text:p>
      <text:p text:style-name="P1">558783.520576 , 5112355.60279 , 1113.0310</text:p>
      <text:p text:style-name="P1">558783.520576 , 5112456.65542 , 1112.1720</text:p>
      <text:p text:style-name="P1">558783.520576 , 5112557.70805 , 1094.1780</text:p>
      <text:p text:style-name="P1"><text:soft-page-break/>558783.520576 , 5112658.76068 , 1114.6440</text:p>
      <text:p text:style-name="P1">558783.520576 , 5112759.81331 , 1104.5160</text:p>
      <text:p text:style-name="P1">558783.520576 , 5112860.86594 , 1120.3440</text:p>
      <text:p text:style-name="P1">558783.520576 , 5112961.91858 , 1120.6630</text:p>
      <text:p text:style-name="P1">558783.520576 , 5113062.97121 , 1131.4840</text:p>
      <text:p text:style-name="P1">558783.520576 , 5113164.02384 , 1176.7660</text:p>
      <text:p text:style-name="P1">558783.520576 , 5113265.07647 , 1224.1890</text:p>
      <text:p text:style-name="P1">558783.520576 , 5113366.1291 , 1182.8750</text:p>
      <text:p text:style-name="P1">558783.520576 , 5113467.18173 , 1204.3810</text:p>
      <text:p text:style-name="P1">558783.520576 , 5113568.23437 , 1243.3030</text:p>
      <text:p text:style-name="P1">558783.520576 , 5113669.287 , 1256.1410</text:p>
      <text:p text:style-name="P1">558783.520576 , 5113770.33963 , 1266.6960</text:p>
      <text:p text:style-name="P1">558783.520576 , 5113871.39226 , 1241.1530</text:p>
      <text:p text:style-name="P1">558783.520576 , 5113972.44489 , 1260.0780</text:p>
      <text:p text:style-name="P1">558783.520576 , 5114073.49752 , 1225.7310</text:p>
      <text:p text:style-name="P1">558783.520576 , 5114174.55015 , 1239.1150</text:p>
      <text:p text:style-name="P1">558783.520576 , 5114275.60279 , 1273.6250</text:p>
      <text:p text:style-name="P1">558783.520576 , 5114376.65542 , 1271.2860</text:p>
      <text:p text:style-name="P1">558783.520576 , 5114477.70805 , 1271.3020</text:p>
      <text:p text:style-name="P1">558783.520576 , 5114578.76068 , 1269.0000</text:p>
      <text:p text:style-name="P1">558783.520576 , 5114679.81331 , 1254.3480</text:p>
      <text:p text:style-name="P1">558783.520576 , 5114780.86594 , 1265.8160</text:p>
      <text:p text:style-name="P1">558783.520576 , 5114881.91858 , 1271.2030</text:p>
      <text:p text:style-name="P1">558783.520576 , 5114982.97121 , 1277.9610</text:p>
      <text:p text:style-name="P1">558783.520576 , 5115084.02384 , 1287.1330</text:p>
      <text:p text:style-name="P1">558783.520576 , 5115185.07647 , 1302.8130</text:p>
      <text:p text:style-name="P1">558783.520576 , 5115286.1291 , 1312.3880</text:p>
      <text:p text:style-name="P1">558783.520576 , 5115387.18173 , 1325.3960</text:p>
      <text:p text:style-name="P1">558783.520576 , 5115488.23437 , 1342.8750</text:p>
      <text:p text:style-name="P1">558783.520576 , 5115589.287 , 1355.1040</text:p>
      <text:p text:style-name="P1">558783.520576 , 5115690.33963 , 1358.9610</text:p>
      <text:p text:style-name="P1">558783.520576 , 5115791.39226 , 1360.5630</text:p>
      <text:p text:style-name="P1">558783.520576 , 5115892.44489 , 1358.6670</text:p>
      <text:p text:style-name="P1">558783.520576 , 5115993.49752 , 1348.8770</text:p>
      <text:p text:style-name="P1">558783.520576 , 5116094.55015 , 1342.2030</text:p>
      <text:p text:style-name="P1">558783.520576 , 5116195.60279 , 1327.3440</text:p>
      <text:p text:style-name="P1">558783.520576 , 5116296.65542 , 1318.5790</text:p>
      <text:p text:style-name="P1">558783.520576 , 5116397.70805 , 1314.6880</text:p>
      <text:p text:style-name="P1">558783.520576 , 5116498.76068 , 1313.4050</text:p>
      <text:p text:style-name="P1">558783.520576 , 5116599.81331 , 1316.6180</text:p>
      <text:p text:style-name="P1">558783.520576 , 5116700.86594 , 1313.3910</text:p>
      <text:p text:style-name="P1">558783.520576 , 5116801.91858 , 1333.2850</text:p>
      <text:p text:style-name="P1">558783.520576 , 5116902.97121 , 1314.7860</text:p>
      <text:p text:style-name="P1">558783.520576 , 5117004.02384 , 1326.8130</text:p>
      <text:p text:style-name="P1">558783.520576 , 5117105.07647 , 1320.4570</text:p>
      <text:p text:style-name="P1">558783.520576 , 5117206.1291 , 1319.9290</text:p>
      <text:p text:style-name="P1">558783.520576 , 5117307.18173 , 1318.6720</text:p>
      <text:p text:style-name="P1">558783.520576 , 5117408.23437 , 1316.2490</text:p>
      <text:p text:style-name="P1">558783.520576 , 5117509.287 , 1299.5610</text:p>
      <text:p text:style-name="P1">558783.520576 , 5117610.33963 , 1319.6250</text:p>
      <text:p text:style-name="P1">558783.520576 , 5117711.39226 , 1313.0280</text:p>
      <text:p text:style-name="P1">558783.520576 , 5117812.44489 , 1310.0450</text:p>
      <text:p text:style-name="P1"><text:soft-page-break/>558783.520576 , 5117913.49752 , 1294.4690</text:p>
      <text:p text:style-name="P1">558783.520576 , 5118014.55015 , 1302.7030</text:p>
      <text:p text:style-name="P1">558783.520576 , 5118115.60279 , 1293.3050</text:p>
      <text:p text:style-name="P1">558783.520576 , 5118216.65542 , 1293.0470</text:p>
      <text:p text:style-name="P1">558783.520576 , 5118317.70805 , 1291.3290</text:p>
      <text:p text:style-name="P1">558783.520576 , 5118418.76068 , 1275.8520</text:p>
      <text:p text:style-name="P1">558783.520576 , 5118519.81331 , 1276.3590</text:p>
      <text:p text:style-name="P1">558783.520576 , 5118620.86594 , 1293.9810</text:p>
      <text:p text:style-name="P1">558783.520576 , 5118721.91858 , 1303.4480</text:p>
      <text:p text:style-name="P1">558783.520576 , 5118822.97121 , 1257.8280</text:p>
      <text:p text:style-name="P1">558783.520576 , 5118924.02384 , 1236.3380</text:p>
      <text:p text:style-name="P1">558783.520576 , 5119025.07647 , 1234.7220</text:p>
      <text:p text:style-name="P1">558783.520576 , 5119126.1291 , 1238.3440</text:p>
      <text:p text:style-name="P1">558783.520576 , 5119227.18173 , 1274.0670</text:p>
      <text:p text:style-name="P1">558783.520576 , 5119328.23437 , 1265.6670</text:p>
      <text:p text:style-name="P1">558783.520576 , 5119429.287 , 1230.5000</text:p>
      <text:p text:style-name="P1">558783.520576 , 5119530.33963 , 1210.0600</text:p>
      <text:p text:style-name="P1">558783.520576 , 5119631.39226 , 1170.6600</text:p>
      <text:p text:style-name="P1">558783.520576 , 5119732.44489 , 1128.9840</text:p>
      <text:p text:style-name="P1">558783.520576 , 5119833.49752 , 1070.1660</text:p>
      <text:p text:style-name="P1">558783.520576 , 5119934.55015 , 1024.1940</text:p>
      <text:p text:style-name="P1">558783.520576 , 5120035.60279 , 983.1875</text:p>
      <text:p text:style-name="P1">558783.520576 , 5120136.65542 , 910.7628</text:p>
      <text:p text:style-name="P1">558783.520576 , 5120237.70805 , 845.2928</text:p>
      <text:p text:style-name="P1">558783.520576 , 5120338.76068 , 814.5313</text:p>
      <text:p text:style-name="P1">558783.520576 , 5120439.81331 , 798.7540</text:p>
      <text:p text:style-name="P1">558783.520576 , 5120540.86594 , 814.6302</text:p>
      <text:p text:style-name="P1">558783.520576 , 5120641.91858 , 810.7188</text:p>
      <text:p text:style-name="P1">558783.520576 , 5120742.97121 , 829.6099</text:p>
      <text:p text:style-name="P1">558783.520576 , 5120844.02384 , 884.4751</text:p>
      <text:p text:style-name="P1">558783.520576 , 5120945.07647 , 919.5555</text:p>
      <text:p text:style-name="P1">558783.520576 , 5121046.1291 , -9999.0000</text:p>
      <text:p text:style-name="P1">558884.631687 , 5111446.1291 , 1045.9780</text:p>
      <text:p text:style-name="P1">558884.631687 , 5111547.18173 , 1052.8330</text:p>
      <text:p text:style-name="P1">558884.631687 , 5111648.23437 , 1051.3540</text:p>
      <text:p text:style-name="P1">558884.631687 , 5111749.287 , 1089.0220</text:p>
      <text:p text:style-name="P1">558884.631687 , 5111850.33963 , 1068.9540</text:p>
      <text:p text:style-name="P1">558884.631687 , 5111951.39226 , 1070.6480</text:p>
      <text:p text:style-name="P1">558884.631687 , 5112052.44489 , 1128.8790</text:p>
      <text:p text:style-name="P1">558884.631687 , 5112153.49752 , 1115.0530</text:p>
      <text:p text:style-name="P1">558884.631687 , 5112254.55015 , 1121.6250</text:p>
      <text:p text:style-name="P1">558884.631687 , 5112355.60279 , 1123.5770</text:p>
      <text:p text:style-name="P1">558884.631687 , 5112456.65542 , 1127.3630</text:p>
      <text:p text:style-name="P1">558884.631687 , 5112557.70805 , 1111.6000</text:p>
      <text:p text:style-name="P1">558884.631687 , 5112658.76068 , 1128.9040</text:p>
      <text:p text:style-name="P1">558884.631687 , 5112759.81331 , 1119.0780</text:p>
      <text:p text:style-name="P1">558884.631687 , 5112860.86594 , 1117.3630</text:p>
      <text:p text:style-name="P1">558884.631687 , 5112961.91858 , 1122.9690</text:p>
      <text:p text:style-name="P1">558884.631687 , 5113062.97121 , 1148.2260</text:p>
      <text:p text:style-name="P1">558884.631687 , 5113164.02384 , 1164.0990</text:p>
      <text:p text:style-name="P1">558884.631687 , 5113265.07647 , 1176.2920</text:p>
      <text:p text:style-name="P1">558884.631687 , 5113366.1291 , 1220.2200</text:p>
      <text:p text:style-name="P1"><text:soft-page-break/>558884.631687 , 5113467.18173 , 1210.4160</text:p>
      <text:p text:style-name="P1">558884.631687 , 5113568.23437 , 1233.3340</text:p>
      <text:p text:style-name="P1">558884.631687 , 5113669.287 , 1252.0540</text:p>
      <text:p text:style-name="P1">558884.631687 , 5113770.33963 , 1280.2270</text:p>
      <text:p text:style-name="P1">558884.631687 , 5113871.39226 , 1263.5810</text:p>
      <text:p text:style-name="P1">558884.631687 , 5113972.44489 , 1277.8230</text:p>
      <text:p text:style-name="P1">558884.631687 , 5114073.49752 , 1239.5190</text:p>
      <text:p text:style-name="P1">558884.631687 , 5114174.55015 , 1242.0400</text:p>
      <text:p text:style-name="P1">558884.631687 , 5114275.60279 , 1275.0700</text:p>
      <text:p text:style-name="P1">558884.631687 , 5114376.65542 , 1291.7130</text:p>
      <text:p text:style-name="P1">558884.631687 , 5114477.70805 , 1299.3290</text:p>
      <text:p text:style-name="P1">558884.631687 , 5114578.76068 , 1290.9220</text:p>
      <text:p text:style-name="P1">558884.631687 , 5114679.81331 , 1266.4980</text:p>
      <text:p text:style-name="P1">558884.631687 , 5114780.86594 , 1278.8870</text:p>
      <text:p text:style-name="P1">558884.631687 , 5114881.91858 , 1286.6060</text:p>
      <text:p text:style-name="P1">558884.631687 , 5114982.97121 , 1298.5700</text:p>
      <text:p text:style-name="P1">558884.631687 , 5115084.02384 , 1305.6680</text:p>
      <text:p text:style-name="P1">558884.631687 , 5115185.07647 , 1314.0710</text:p>
      <text:p text:style-name="P1">558884.631687 , 5115286.1291 , 1329.0930</text:p>
      <text:p text:style-name="P1">558884.631687 , 5115387.18173 , 1346.0940</text:p>
      <text:p text:style-name="P1">558884.631687 , 5115488.23437 , 1362.2050</text:p>
      <text:p text:style-name="P1">558884.631687 , 5115589.287 , 1378.5960</text:p>
      <text:p text:style-name="P1">558884.631687 , 5115690.33963 , 1383.7960</text:p>
      <text:p text:style-name="P1">558884.631687 , 5115791.39226 , 1384.0650</text:p>
      <text:p text:style-name="P1">558884.631687 , 5115892.44489 , 1382.6420</text:p>
      <text:p text:style-name="P1">558884.631687 , 5115993.49752 , 1373.0320</text:p>
      <text:p text:style-name="P1">558884.631687 , 5116094.55015 , 1363.5690</text:p>
      <text:p text:style-name="P1">558884.631687 , 5116195.60279 , 1348.4920</text:p>
      <text:p text:style-name="P1">558884.631687 , 5116296.65542 , 1354.3480</text:p>
      <text:p text:style-name="P1">558884.631687 , 5116397.70805 , 1333.8480</text:p>
      <text:p text:style-name="P1">558884.631687 , 5116498.76068 , 1334.4720</text:p>
      <text:p text:style-name="P1">558884.631687 , 5116599.81331 , 1342.9380</text:p>
      <text:p text:style-name="P1">558884.631687 , 5116700.86594 , 1332.5210</text:p>
      <text:p text:style-name="P1">558884.631687 , 5116801.91858 , 1349.9250</text:p>
      <text:p text:style-name="P1">558884.631687 , 5116902.97121 , 1338.5790</text:p>
      <text:p text:style-name="P1">558884.631687 , 5117004.02384 , 1348.7970</text:p>
      <text:p text:style-name="P1">558884.631687 , 5117105.07647 , 1342.3650</text:p>
      <text:p text:style-name="P1">558884.631687 , 5117206.1291 , 1336.7610</text:p>
      <text:p text:style-name="P1">558884.631687 , 5117307.18173 , 1337.3080</text:p>
      <text:p text:style-name="P1">558884.631687 , 5117408.23437 , 1332.2840</text:p>
      <text:p text:style-name="P1">558884.631687 , 5117509.287 , 1333.6800</text:p>
      <text:p text:style-name="P1">558884.631687 , 5117610.33963 , 1336.1130</text:p>
      <text:p text:style-name="P1">558884.631687 , 5117711.39226 , 1331.9770</text:p>
      <text:p text:style-name="P1">558884.631687 , 5117812.44489 , 1321.3510</text:p>
      <text:p text:style-name="P1">558884.631687 , 5117913.49752 , 1318.8650</text:p>
      <text:p text:style-name="P1">558884.631687 , 5118014.55015 , 1302.0130</text:p>
      <text:p text:style-name="P1">558884.631687 , 5118115.60279 , 1313.3080</text:p>
      <text:p text:style-name="P1">558884.631687 , 5118216.65542 , 1310.4450</text:p>
      <text:p text:style-name="P1">558884.631687 , 5118317.70805 , 1291.3100</text:p>
      <text:p text:style-name="P1">558884.631687 , 5118418.76068 , 1294.4410</text:p>
      <text:p text:style-name="P1">558884.631687 , 5118519.81331 , 1281.0690</text:p>
      <text:p text:style-name="P1">558884.631687 , 5118620.86594 , 1299.5920</text:p>
      <text:p text:style-name="P1"><text:soft-page-break/>558884.631687 , 5118721.91858 , 1301.3020</text:p>
      <text:p text:style-name="P1">558884.631687 , 5118822.97121 , 1273.8720</text:p>
      <text:p text:style-name="P1">558884.631687 , 5118924.02384 , 1283.5460</text:p>
      <text:p text:style-name="P1">558884.631687 , 5119025.07647 , 1220.5040</text:p>
      <text:p text:style-name="P1">558884.631687 , 5119126.1291 , 1242.6100</text:p>
      <text:p text:style-name="P1">558884.631687 , 5119227.18173 , 1294.0130</text:p>
      <text:p text:style-name="P1">558884.631687 , 5119328.23437 , 1307.9500</text:p>
      <text:p text:style-name="P1">558884.631687 , 5119429.287 , 1267.6180</text:p>
      <text:p text:style-name="P1">558884.631687 , 5119530.33963 , 1229.4720</text:p>
      <text:p text:style-name="P1">558884.631687 , 5119631.39226 , 1173.5730</text:p>
      <text:p text:style-name="P1">558884.631687 , 5119732.44489 , 1112.0220</text:p>
      <text:p text:style-name="P1">558884.631687 , 5119833.49752 , 1059.7320</text:p>
      <text:p text:style-name="P1">558884.631687 , 5119934.55015 , 1011.7080</text:p>
      <text:p text:style-name="P1">558884.631687 , 5120035.60279 , 957.8889</text:p>
      <text:p text:style-name="P1">558884.631687 , 5120136.65542 , 900.9141</text:p>
      <text:p text:style-name="P1">558884.631687 , 5120237.70805 , 843.4357</text:p>
      <text:p text:style-name="P1">558884.631687 , 5120338.76068 , 836.4277</text:p>
      <text:p text:style-name="P1">558884.631687 , 5120439.81331 , 827.7792</text:p>
      <text:p text:style-name="P1">558884.631687 , 5120540.86594 , 845.9030</text:p>
      <text:p text:style-name="P1">558884.631687 , 5120641.91858 , 856.5411</text:p>
      <text:p text:style-name="P1">558884.631687 , 5120742.97121 , 844.2344</text:p>
      <text:p text:style-name="P1">558884.631687 , 5120844.02384 , 911.4225</text:p>
      <text:p text:style-name="P1">558884.631687 , 5120945.07647 , 976.3246</text:p>
      <text:p text:style-name="P1">558884.631687 , 5121046.1291 , -9999.0000</text:p>
      <text:p text:style-name="P1">558985.742798 , 5111446.1291 , 1049.1340</text:p>
      <text:p text:style-name="P1">558985.742798 , 5111547.18173 , 1061.7010</text:p>
      <text:p text:style-name="P1">558985.742798 , 5111648.23437 , 1073.2260</text:p>
      <text:p text:style-name="P1">558985.742798 , 5111749.287 , 1114.9380</text:p>
      <text:p text:style-name="P1">558985.742798 , 5111850.33963 , 1091.6560</text:p>
      <text:p text:style-name="P1">558985.742798 , 5111951.39226 , 1066.1790</text:p>
      <text:p text:style-name="P1">558985.742798 , 5112052.44489 , 1131.0610</text:p>
      <text:p text:style-name="P1">558985.742798 , 5112153.49752 , 1137.0450</text:p>
      <text:p text:style-name="P1">558985.742798 , 5112254.55015 , 1136.5050</text:p>
      <text:p text:style-name="P1">558985.742798 , 5112355.60279 , 1128.2180</text:p>
      <text:p text:style-name="P1">558985.742798 , 5112456.65542 , 1135.8800</text:p>
      <text:p text:style-name="P1">558985.742798 , 5112557.70805 , 1133.8050</text:p>
      <text:p text:style-name="P1">558985.742798 , 5112658.76068 , 1133.5260</text:p>
      <text:p text:style-name="P1">558985.742798 , 5112759.81331 , 1150.0500</text:p>
      <text:p text:style-name="P1">558985.742798 , 5112860.86594 , 1140.7570</text:p>
      <text:p text:style-name="P1">558985.742798 , 5112961.91858 , 1135.9350</text:p>
      <text:p text:style-name="P1">558985.742798 , 5113062.97121 , 1156.7480</text:p>
      <text:p text:style-name="P1">558985.742798 , 5113164.02384 , 1194.5480</text:p>
      <text:p text:style-name="P1">558985.742798 , 5113265.07647 , 1210.3570</text:p>
      <text:p text:style-name="P1">558985.742798 , 5113366.1291 , 1206.9950</text:p>
      <text:p text:style-name="P1">558985.742798 , 5113467.18173 , 1214.6440</text:p>
      <text:p text:style-name="P1">558985.742798 , 5113568.23437 , 1233.4410</text:p>
      <text:p text:style-name="P1">558985.742798 , 5113669.287 , 1246.5360</text:p>
      <text:p text:style-name="P1">558985.742798 , 5113770.33963 , 1268.3160</text:p>
      <text:p text:style-name="P1">558985.742798 , 5113871.39226 , 1281.7900</text:p>
      <text:p text:style-name="P1">558985.742798 , 5113972.44489 , 1290.3770</text:p>
      <text:p text:style-name="P1">558985.742798 , 5114073.49752 , 1251.3320</text:p>
      <text:p text:style-name="P1">558985.742798 , 5114174.55015 , 1268.1350</text:p>
      <text:p text:style-name="P1"><text:soft-page-break/>558985.742798 , 5114275.60279 , 1284.1740</text:p>
      <text:p text:style-name="P1">558985.742798 , 5114376.65542 , 1316.8590</text:p>
      <text:p text:style-name="P1">558985.742798 , 5114477.70805 , 1324.7840</text:p>
      <text:p text:style-name="P1">558985.742798 , 5114578.76068 , 1306.3410</text:p>
      <text:p text:style-name="P1">558985.742798 , 5114679.81331 , 1278.2360</text:p>
      <text:p text:style-name="P1">558985.742798 , 5114780.86594 , 1303.3590</text:p>
      <text:p text:style-name="P1">558985.742798 , 5114881.91858 , 1327.1190</text:p>
      <text:p text:style-name="P1">558985.742798 , 5114982.97121 , 1317.7360</text:p>
      <text:p text:style-name="P1">558985.742798 , 5115084.02384 , 1330.6330</text:p>
      <text:p text:style-name="P1">558985.742798 , 5115185.07647 , 1340.6680</text:p>
      <text:p text:style-name="P1">558985.742798 , 5115286.1291 , 1343.3850</text:p>
      <text:p text:style-name="P1">558985.742798 , 5115387.18173 , 1376.4580</text:p>
      <text:p text:style-name="P1">558985.742798 , 5115488.23437 , 1400.3880</text:p>
      <text:p text:style-name="P1">558985.742798 , 5115589.287 , 1405.4430</text:p>
      <text:p text:style-name="P1">558985.742798 , 5115690.33963 , 1413.5630</text:p>
      <text:p text:style-name="P1">558985.742798 , 5115791.39226 , 1417.0230</text:p>
      <text:p text:style-name="P1">558985.742798 , 5115892.44489 , 1411.3680</text:p>
      <text:p text:style-name="P1">558985.742798 , 5115993.49752 , 1403.8430</text:p>
      <text:p text:style-name="P1">558985.742798 , 5116094.55015 , 1392.2450</text:p>
      <text:p text:style-name="P1">558985.742798 , 5116195.60279 , 1399.1050</text:p>
      <text:p text:style-name="P1">558985.742798 , 5116296.65542 , 1400.7500</text:p>
      <text:p text:style-name="P1">558985.742798 , 5116397.70805 , 1381.5060</text:p>
      <text:p text:style-name="P1">558985.742798 , 5116498.76068 , 1359.8540</text:p>
      <text:p text:style-name="P1">558985.742798 , 5116599.81331 , 1369.2070</text:p>
      <text:p text:style-name="P1">558985.742798 , 5116700.86594 , 1355.9760</text:p>
      <text:p text:style-name="P1">558985.742798 , 5116801.91858 , 1373.0680</text:p>
      <text:p text:style-name="P1">558985.742798 , 5116902.97121 , 1360.7410</text:p>
      <text:p text:style-name="P1">558985.742798 , 5117004.02384 , 1369.2470</text:p>
      <text:p text:style-name="P1">558985.742798 , 5117105.07647 , 1368.0750</text:p>
      <text:p text:style-name="P1">558985.742798 , 5117206.1291 , 1357.6820</text:p>
      <text:p text:style-name="P1">558985.742798 , 5117307.18173 , 1365.4330</text:p>
      <text:p text:style-name="P1">558985.742798 , 5117408.23437 , 1346.5050</text:p>
      <text:p text:style-name="P1">558985.742798 , 5117509.287 , 1348.6490</text:p>
      <text:p text:style-name="P1">558985.742798 , 5117610.33963 , 1361.3790</text:p>
      <text:p text:style-name="P1">558985.742798 , 5117711.39226 , 1345.5730</text:p>
      <text:p text:style-name="P1">558985.742798 , 5117812.44489 , 1327.5570</text:p>
      <text:p text:style-name="P1">558985.742798 , 5117913.49752 , 1326.1380</text:p>
      <text:p text:style-name="P1">558985.742798 , 5118014.55015 , 1324.9360</text:p>
      <text:p text:style-name="P1">558985.742798 , 5118115.60279 , 1320.9620</text:p>
      <text:p text:style-name="P1">558985.742798 , 5118216.65542 , 1308.2070</text:p>
      <text:p text:style-name="P1">558985.742798 , 5118317.70805 , 1310.6740</text:p>
      <text:p text:style-name="P1">558985.742798 , 5118418.76068 , 1305.2930</text:p>
      <text:p text:style-name="P1">558985.742798 , 5118519.81331 , 1292.7810</text:p>
      <text:p text:style-name="P1">558985.742798 , 5118620.86594 , 1305.9150</text:p>
      <text:p text:style-name="P1">558985.742798 , 5118721.91858 , 1308.9570</text:p>
      <text:p text:style-name="P1">558985.742798 , 5118822.97121 , 1288.8060</text:p>
      <text:p text:style-name="P1">558985.742798 , 5118924.02384 , 1288.5650</text:p>
      <text:p text:style-name="P1">558985.742798 , 5119025.07647 , 1233.0730</text:p>
      <text:p text:style-name="P1">558985.742798 , 5119126.1291 , 1260.8230</text:p>
      <text:p text:style-name="P1">558985.742798 , 5119227.18173 , 1276.3850</text:p>
      <text:p text:style-name="P1">558985.742798 , 5119328.23437 , 1340.8600</text:p>
      <text:p text:style-name="P1">558985.742798 , 5119429.287 , 1285.2220</text:p>
      <text:p text:style-name="P1"><text:soft-page-break/>558985.742798 , 5119530.33963 , 1211.8400</text:p>
      <text:p text:style-name="P1">558985.742798 , 5119631.39226 , 1141.2400</text:p>
      <text:p text:style-name="P1">558985.742798 , 5119732.44489 , 1084.6080</text:p>
      <text:p text:style-name="P1">558985.742798 , 5119833.49752 , 1037.3590</text:p>
      <text:p text:style-name="P1">558985.742798 , 5119934.55015 , 981.0167</text:p>
      <text:p text:style-name="P1">558985.742798 , 5120035.60279 , 922.2928</text:p>
      <text:p text:style-name="P1">558985.742798 , 5120136.65542 , 868.3205</text:p>
      <text:p text:style-name="P1">558985.742798 , 5120237.70805 , 849.2978</text:p>
      <text:p text:style-name="P1">558985.742798 , 5120338.76068 , 862.7766</text:p>
      <text:p text:style-name="P1">558985.742798 , 5120439.81331 , 861.5108</text:p>
      <text:p text:style-name="P1">558985.742798 , 5120540.86594 , 888.8602</text:p>
      <text:p text:style-name="P1">558985.742798 , 5120641.91858 , 890.3345</text:p>
      <text:p text:style-name="P1">558985.742798 , 5120742.97121 , 858.4680</text:p>
      <text:p text:style-name="P1">558985.742798 , 5120844.02384 , 916.9837</text:p>
      <text:p text:style-name="P1">558985.742798 , 5120945.07647 , 995.3405</text:p>
      <text:p text:style-name="P1">558985.742798 , 5121046.1291 , -9999.0000</text:p>
      <text:p text:style-name="P1">559086.853909 , 5111446.1291 , 1057.3880</text:p>
      <text:p text:style-name="P1">559086.853909 , 5111547.18173 , 1071.4530</text:p>
      <text:p text:style-name="P1">559086.853909 , 5111648.23437 , 1070.9930</text:p>
      <text:p text:style-name="P1">559086.853909 , 5111749.287 , 1094.0910</text:p>
      <text:p text:style-name="P1">559086.853909 , 5111850.33963 , 1137.5630</text:p>
      <text:p text:style-name="P1">559086.853909 , 5111951.39226 , 1079.0710</text:p>
      <text:p text:style-name="P1">559086.853909 , 5112052.44489 , 1103.2440</text:p>
      <text:p text:style-name="P1">559086.853909 , 5112153.49752 , 1149.3910</text:p>
      <text:p text:style-name="P1">559086.853909 , 5112254.55015 , 1151.7990</text:p>
      <text:p text:style-name="P1">559086.853909 , 5112355.60279 , 1143.3820</text:p>
      <text:p text:style-name="P1">559086.853909 , 5112456.65542 , 1134.8440</text:p>
      <text:p text:style-name="P1">559086.853909 , 5112557.70805 , 1148.4220</text:p>
      <text:p text:style-name="P1">559086.853909 , 5112658.76068 , 1147.1570</text:p>
      <text:p text:style-name="P1">559086.853909 , 5112759.81331 , 1163.7340</text:p>
      <text:p text:style-name="P1">559086.853909 , 5112860.86594 , 1164.8800</text:p>
      <text:p text:style-name="P1">559086.853909 , 5112961.91858 , 1155.0650</text:p>
      <text:p text:style-name="P1">559086.853909 , 5113062.97121 , 1161.4840</text:p>
      <text:p text:style-name="P1">559086.853909 , 5113164.02384 , 1188.2590</text:p>
      <text:p text:style-name="P1">559086.853909 , 5113265.07647 , 1223.0450</text:p>
      <text:p text:style-name="P1">559086.853909 , 5113366.1291 , 1240.0310</text:p>
      <text:p text:style-name="P1">559086.853909 , 5113467.18173 , 1241.9640</text:p>
      <text:p text:style-name="P1">559086.853909 , 5113568.23437 , 1237.4640</text:p>
      <text:p text:style-name="P1">559086.853909 , 5113669.287 , 1255.3590</text:p>
      <text:p text:style-name="P1">559086.853909 , 5113770.33963 , 1259.0950</text:p>
      <text:p text:style-name="P1">559086.853909 , 5113871.39226 , 1295.0450</text:p>
      <text:p text:style-name="P1">559086.853909 , 5113972.44489 , 1306.2340</text:p>
      <text:p text:style-name="P1">559086.853909 , 5114073.49752 , 1284.3240</text:p>
      <text:p text:style-name="P1">559086.853909 , 5114174.55015 , 1286.5080</text:p>
      <text:p text:style-name="P1">559086.853909 , 5114275.60279 , 1295.3910</text:p>
      <text:p text:style-name="P1">559086.853909 , 5114376.65542 , 1317.5960</text:p>
      <text:p text:style-name="P1">559086.853909 , 5114477.70805 , 1339.9990</text:p>
      <text:p text:style-name="P1">559086.853909 , 5114578.76068 , 1328.0470</text:p>
      <text:p text:style-name="P1">559086.853909 , 5114679.81331 , 1298.9430</text:p>
      <text:p text:style-name="P1">559086.853909 , 5114780.86594 , 1334.2470</text:p>
      <text:p text:style-name="P1">559086.853909 , 5114881.91858 , 1360.7340</text:p>
      <text:p text:style-name="P1">559086.853909 , 5114982.97121 , 1366.6420</text:p>
      <text:p text:style-name="P1"><text:soft-page-break/>559086.853909 , 5115084.02384 , 1355.0300</text:p>
      <text:p text:style-name="P1">559086.853909 , 5115185.07647 , 1365.7970</text:p>
      <text:p text:style-name="P1">559086.853909 , 5115286.1291 , 1370.1770</text:p>
      <text:p text:style-name="P1">559086.853909 , 5115387.18173 , 1407.0280</text:p>
      <text:p text:style-name="P1">559086.853909 , 5115488.23437 , 1418.5000</text:p>
      <text:p text:style-name="P1">559086.853909 , 5115589.287 , 1435.4380</text:p>
      <text:p text:style-name="P1">559086.853909 , 5115690.33963 , 1447.0350</text:p>
      <text:p text:style-name="P1">559086.853909 , 5115791.39226 , 1444.5940</text:p>
      <text:p text:style-name="P1">559086.853909 , 5115892.44489 , 1433.5710</text:p>
      <text:p text:style-name="P1">559086.853909 , 5115993.49752 , 1428.4050</text:p>
      <text:p text:style-name="P1">559086.853909 , 5116094.55015 , 1429.0470</text:p>
      <text:p text:style-name="P1">559086.853909 , 5116195.60279 , 1431.2440</text:p>
      <text:p text:style-name="P1">559086.853909 , 5116296.65542 , 1440.7470</text:p>
      <text:p text:style-name="P1">559086.853909 , 5116397.70805 , 1418.1720</text:p>
      <text:p text:style-name="P1">559086.853909 , 5116498.76068 , 1418.2070</text:p>
      <text:p text:style-name="P1">559086.853909 , 5116599.81331 , 1392.2850</text:p>
      <text:p text:style-name="P1">559086.853909 , 5116700.86594 , 1378.0160</text:p>
      <text:p text:style-name="P1">559086.853909 , 5116801.91858 , 1387.3280</text:p>
      <text:p text:style-name="P1">559086.853909 , 5116902.97121 , 1384.0150</text:p>
      <text:p text:style-name="P1">559086.853909 , 5117004.02384 , 1387.7500</text:p>
      <text:p text:style-name="P1">559086.853909 , 5117105.07647 , 1384.9420</text:p>
      <text:p text:style-name="P1">559086.853909 , 5117206.1291 , 1375.7520</text:p>
      <text:p text:style-name="P1">559086.853909 , 5117307.18173 , 1377.2340</text:p>
      <text:p text:style-name="P1">559086.853909 , 5117408.23437 , 1372.4830</text:p>
      <text:p text:style-name="P1">559086.853909 , 5117509.287 , 1371.9770</text:p>
      <text:p text:style-name="P1">559086.853909 , 5117610.33963 , 1367.7660</text:p>
      <text:p text:style-name="P1">559086.853909 , 5117711.39226 , 1355.6010</text:p>
      <text:p text:style-name="P1">559086.853909 , 5117812.44489 , 1365.2180</text:p>
      <text:p text:style-name="P1">559086.853909 , 5117913.49752 , 1348.2810</text:p>
      <text:p text:style-name="P1">559086.853909 , 5118014.55015 , 1337.9420</text:p>
      <text:p text:style-name="P1">559086.853909 , 5118115.60279 , 1336.6180</text:p>
      <text:p text:style-name="P1">559086.853909 , 5118216.65542 , 1321.3440</text:p>
      <text:p text:style-name="P1">559086.853909 , 5118317.70805 , 1315.1560</text:p>
      <text:p text:style-name="P1">559086.853909 , 5118418.76068 , 1310.9110</text:p>
      <text:p text:style-name="P1">559086.853909 , 5118519.81331 , 1299.6880</text:p>
      <text:p text:style-name="P1">559086.853909 , 5118620.86594 , 1315.2350</text:p>
      <text:p text:style-name="P1">559086.853909 , 5118721.91858 , 1315.2310</text:p>
      <text:p text:style-name="P1">559086.853909 , 5118822.97121 , 1322.2500</text:p>
      <text:p text:style-name="P1">559086.853909 , 5118924.02384 , 1305.2580</text:p>
      <text:p text:style-name="P1">559086.853909 , 5119025.07647 , 1239.5570</text:p>
      <text:p text:style-name="P1">559086.853909 , 5119126.1291 , 1268.3130</text:p>
      <text:p text:style-name="P1">559086.853909 , 5119227.18173 , 1273.6440</text:p>
      <text:p text:style-name="P1">559086.853909 , 5119328.23437 , 1329.2050</text:p>
      <text:p text:style-name="P1">559086.853909 , 5119429.287 , 1273.8590</text:p>
      <text:p text:style-name="P1">559086.853909 , 5119530.33963 , 1187.3400</text:p>
      <text:p text:style-name="P1">559086.853909 , 5119631.39226 , 1101.9660</text:p>
      <text:p text:style-name="P1">559086.853909 , 5119732.44489 , 1052.2190</text:p>
      <text:p text:style-name="P1">559086.853909 , 5119833.49752 , 1004.6150</text:p>
      <text:p text:style-name="P1">559086.853909 , 5119934.55015 , 949.4271</text:p>
      <text:p text:style-name="P1">559086.853909 , 5120035.60279 , 935.9063</text:p>
      <text:p text:style-name="P1">559086.853909 , 5120136.65542 , 915.4907</text:p>
      <text:p text:style-name="P1">559086.853909 , 5120237.70805 , 871.0562</text:p>
      <text:p text:style-name="P1"><text:soft-page-break/>559086.853909 , 5120338.76068 , 911.8906</text:p>
      <text:p text:style-name="P1">559086.853909 , 5120439.81331 , 916.2997</text:p>
      <text:p text:style-name="P1">559086.853909 , 5120540.86594 , 948.2853</text:p>
      <text:p text:style-name="P1">559086.853909 , 5120641.91858 , 926.0781</text:p>
      <text:p text:style-name="P1">559086.853909 , 5120742.97121 , 924.7251</text:p>
      <text:p text:style-name="P1">559086.853909 , 5120844.02384 , 927.2708</text:p>
      <text:p text:style-name="P1">559086.853909 , 5120945.07647 , 998.2222</text:p>
      <text:p text:style-name="P1">559086.853909 , 5121046.1291 , -9999.0000</text:p>
      <text:p text:style-name="P1">559187.96502 , 5111446.1291 , 1067.6980</text:p>
      <text:p text:style-name="P1">559187.96502 , 5111547.18173 , 1075.7740</text:p>
      <text:p text:style-name="P1">559187.96502 , 5111648.23437 , 1079.5810</text:p>
      <text:p text:style-name="P1">559187.96502 , 5111749.287 , 1093.1470</text:p>
      <text:p text:style-name="P1">559187.96502 , 5111850.33963 , 1106.0080</text:p>
      <text:p text:style-name="P1">559187.96502 , 5111951.39226 , 1134.9190</text:p>
      <text:p text:style-name="P1">559187.96502 , 5112052.44489 , 1086.6330</text:p>
      <text:p text:style-name="P1">559187.96502 , 5112153.49752 , 1134.8730</text:p>
      <text:p text:style-name="P1">559187.96502 , 5112254.55015 , 1171.2550</text:p>
      <text:p text:style-name="P1">559187.96502 , 5112355.60279 , 1166.9850</text:p>
      <text:p text:style-name="P1">559187.96502 , 5112456.65542 , 1149.2740</text:p>
      <text:p text:style-name="P1">559187.96502 , 5112557.70805 , 1168.7200</text:p>
      <text:p text:style-name="P1">559187.96502 , 5112658.76068 , 1165.1980</text:p>
      <text:p text:style-name="P1">559187.96502 , 5112759.81331 , 1181.9740</text:p>
      <text:p text:style-name="P1">559187.96502 , 5112860.86594 , 1187.0480</text:p>
      <text:p text:style-name="P1">559187.96502 , 5112961.91858 , 1182.8500</text:p>
      <text:p text:style-name="P1">559187.96502 , 5113062.97121 , 1172.0870</text:p>
      <text:p text:style-name="P1">559187.96502 , 5113164.02384 , 1188.3820</text:p>
      <text:p text:style-name="P1">559187.96502 , 5113265.07647 , 1219.1510</text:p>
      <text:p text:style-name="P1">559187.96502 , 5113366.1291 , 1247.2300</text:p>
      <text:p text:style-name="P1">559187.96502 , 5113467.18173 , 1270.4420</text:p>
      <text:p text:style-name="P1">559187.96502 , 5113568.23437 , 1272.7610</text:p>
      <text:p text:style-name="P1">559187.96502 , 5113669.287 , 1265.9810</text:p>
      <text:p text:style-name="P1">559187.96502 , 5113770.33963 , 1283.5210</text:p>
      <text:p text:style-name="P1">559187.96502 , 5113871.39226 , 1288.0530</text:p>
      <text:p text:style-name="P1">559187.96502 , 5113972.44489 , 1301.9620</text:p>
      <text:p text:style-name="P1">559187.96502 , 5114073.49752 , 1319.0590</text:p>
      <text:p text:style-name="P1">559187.96502 , 5114174.55015 , 1310.7220</text:p>
      <text:p text:style-name="P1">559187.96502 , 5114275.60279 , 1312.6410</text:p>
      <text:p text:style-name="P1">559187.96502 , 5114376.65542 , 1327.4660</text:p>
      <text:p text:style-name="P1">559187.96502 , 5114477.70805 , 1367.2820</text:p>
      <text:p text:style-name="P1">559187.96502 , 5114578.76068 , 1344.1040</text:p>
      <text:p text:style-name="P1">559187.96502 , 5114679.81331 , 1329.9590</text:p>
      <text:p text:style-name="P1">559187.96502 , 5114780.86594 , 1354.9590</text:p>
      <text:p text:style-name="P1">559187.96502 , 5114881.91858 , 1375.5580</text:p>
      <text:p text:style-name="P1">559187.96502 , 5114982.97121 , 1391.2930</text:p>
      <text:p text:style-name="P1">559187.96502 , 5115084.02384 , 1395.9250</text:p>
      <text:p text:style-name="P1">559187.96502 , 5115185.07647 , 1402.2390</text:p>
      <text:p text:style-name="P1">559187.96502 , 5115286.1291 , 1413.5730</text:p>
      <text:p text:style-name="P1">559187.96502 , 5115387.18173 , 1436.5000</text:p>
      <text:p text:style-name="P1">559187.96502 , 5115488.23437 , 1445.3670</text:p>
      <text:p text:style-name="P1">559187.96502 , 5115589.287 , 1459.9610</text:p>
      <text:p text:style-name="P1">559187.96502 , 5115690.33963 , 1470.8040</text:p>
      <text:p text:style-name="P1">559187.96502 , 5115791.39226 , 1465.7600</text:p>
      <text:p text:style-name="P1"><text:soft-page-break/>559187.96502 , 5115892.44489 , 1461.5010</text:p>
      <text:p text:style-name="P1">559187.96502 , 5115993.49752 , 1457.1580</text:p>
      <text:p text:style-name="P1">559187.96502 , 5116094.55015 , 1455.7740</text:p>
      <text:p text:style-name="P1">559187.96502 , 5116195.60279 , 1458.9560</text:p>
      <text:p text:style-name="P1">559187.96502 , 5116296.65542 , 1476.6520</text:p>
      <text:p text:style-name="P1">559187.96502 , 5116397.70805 , 1464.1610</text:p>
      <text:p text:style-name="P1">559187.96502 , 5116498.76068 , 1443.8350</text:p>
      <text:p text:style-name="P1">559187.96502 , 5116599.81331 , 1415.7840</text:p>
      <text:p text:style-name="P1">559187.96502 , 5116700.86594 , 1399.7760</text:p>
      <text:p text:style-name="P1">559187.96502 , 5116801.91858 , 1417.3270</text:p>
      <text:p text:style-name="P1">559187.96502 , 5116902.97121 , 1391.3330</text:p>
      <text:p text:style-name="P1">559187.96502 , 5117004.02384 , 1413.1560</text:p>
      <text:p text:style-name="P1">559187.96502 , 5117105.07647 , 1410.1810</text:p>
      <text:p text:style-name="P1">559187.96502 , 5117206.1291 , 1395.3800</text:p>
      <text:p text:style-name="P1">559187.96502 , 5117307.18173 , 1388.4790</text:p>
      <text:p text:style-name="P1">559187.96502 , 5117408.23437 , 1393.5140</text:p>
      <text:p text:style-name="P1">559187.96502 , 5117509.287 , 1378.8220</text:p>
      <text:p text:style-name="P1">559187.96502 , 5117610.33963 , 1374.6750</text:p>
      <text:p text:style-name="P1">559187.96502 , 5117711.39226 , 1404.1660</text:p>
      <text:p text:style-name="P1">559187.96502 , 5117812.44489 , 1401.1250</text:p>
      <text:p text:style-name="P1">559187.96502 , 5117913.49752 , 1391.9980</text:p>
      <text:p text:style-name="P1">559187.96502 , 5118014.55015 , 1359.3190</text:p>
      <text:p text:style-name="P1">559187.96502 , 5118115.60279 , 1345.6160</text:p>
      <text:p text:style-name="P1">559187.96502 , 5118216.65542 , 1333.5420</text:p>
      <text:p text:style-name="P1">559187.96502 , 5118317.70805 , 1324.7750</text:p>
      <text:p text:style-name="P1">559187.96502 , 5118418.76068 , 1319.0100</text:p>
      <text:p text:style-name="P1">559187.96502 , 5118519.81331 , 1311.9920</text:p>
      <text:p text:style-name="P1">559187.96502 , 5118620.86594 , 1324.0910</text:p>
      <text:p text:style-name="P1">559187.96502 , 5118721.91858 , 1323.5830</text:p>
      <text:p text:style-name="P1">559187.96502 , 5118822.97121 , 1313.7990</text:p>
      <text:p text:style-name="P1">559187.96502 , 5118924.02384 , 1278.6180</text:p>
      <text:p text:style-name="P1">559187.96502 , 5119025.07647 , 1249.9670</text:p>
      <text:p text:style-name="P1">559187.96502 , 5119126.1291 , 1262.1350</text:p>
      <text:p text:style-name="P1">559187.96502 , 5119227.18173 , 1269.2240</text:p>
      <text:p text:style-name="P1">559187.96502 , 5119328.23437 , 1317.9010</text:p>
      <text:p text:style-name="P1">559187.96502 , 5119429.287 , 1227.0250</text:p>
      <text:p text:style-name="P1">559187.96502 , 5119530.33963 , 1148.2210</text:p>
      <text:p text:style-name="P1">559187.96502 , 5119631.39226 , 1078.3040</text:p>
      <text:p text:style-name="P1">559187.96502 , 5119732.44489 , 1032.1000</text:p>
      <text:p text:style-name="P1">559187.96502 , 5119833.49752 , 991.1298</text:p>
      <text:p text:style-name="P1">559187.96502 , 5119934.55015 , 992.1213</text:p>
      <text:p text:style-name="P1">559187.96502 , 5120035.60279 , 989.4039</text:p>
      <text:p text:style-name="P1">559187.96502 , 5120136.65542 , 928.2128</text:p>
      <text:p text:style-name="P1">559187.96502 , 5120237.70805 , 883.4838</text:p>
      <text:p text:style-name="P1">559187.96502 , 5120338.76068 , 970.9919</text:p>
      <text:p text:style-name="P1">559187.96502 , 5120439.81331 , 935.4756</text:p>
      <text:p text:style-name="P1">559187.96502 , 5120540.86594 , 1002.6730</text:p>
      <text:p text:style-name="P1">559187.96502 , 5120641.91858 , 964.3843</text:p>
      <text:p text:style-name="P1">559187.96502 , 5120742.97121 , 983.0002</text:p>
      <text:p text:style-name="P1">559187.96502 , 5120844.02384 , 940.8406</text:p>
      <text:p text:style-name="P1">559187.96502 , 5120945.07647 , 1012.7900</text:p>
      <text:p text:style-name="P1">559187.96502 , 5121046.1291 , -9999.0000</text:p>
      <text:p text:style-name="P1"><text:soft-page-break/>559289.076131 , 5111446.1291 , 1078.1720</text:p>
      <text:p text:style-name="P1">559289.076131 , 5111547.18173 , 1073.4270</text:p>
      <text:p text:style-name="P1">559289.076131 , 5111648.23437 , 1083.0680</text:p>
      <text:p text:style-name="P1">559289.076131 , 5111749.287 , 1101.4220</text:p>
      <text:p text:style-name="P1">559289.076131 , 5111850.33963 , 1109.7000</text:p>
      <text:p text:style-name="P1">559289.076131 , 5111951.39226 , 1126.6630</text:p>
      <text:p text:style-name="P1">559289.076131 , 5112052.44489 , 1098.7500</text:p>
      <text:p text:style-name="P1">559289.076131 , 5112153.49752 , 1129.9950</text:p>
      <text:p text:style-name="P1">559289.076131 , 5112254.55015 , 1175.0760</text:p>
      <text:p text:style-name="P1">559289.076131 , 5112355.60279 , 1180.1040</text:p>
      <text:p text:style-name="P1">559289.076131 , 5112456.65542 , 1174.7930</text:p>
      <text:p text:style-name="P1">559289.076131 , 5112557.70805 , 1176.8510</text:p>
      <text:p text:style-name="P1">559289.076131 , 5112658.76068 , 1198.3400</text:p>
      <text:p text:style-name="P1">559289.076131 , 5112759.81331 , 1184.6080</text:p>
      <text:p text:style-name="P1">559289.076131 , 5112860.86594 , 1202.4780</text:p>
      <text:p text:style-name="P1">559289.076131 , 5112961.91858 , 1196.4400</text:p>
      <text:p text:style-name="P1">559289.076131 , 5113062.97121 , 1193.5380</text:p>
      <text:p text:style-name="P1">559289.076131 , 5113164.02384 , 1186.6150</text:p>
      <text:p text:style-name="P1">559289.076131 , 5113265.07647 , 1204.0730</text:p>
      <text:p text:style-name="P1">559289.076131 , 5113366.1291 , 1230.0060</text:p>
      <text:p text:style-name="P1">559289.076131 , 5113467.18173 , 1270.6420</text:p>
      <text:p text:style-name="P1">559289.076131 , 5113568.23437 , 1289.0750</text:p>
      <text:p text:style-name="P1">559289.076131 , 5113669.287 , 1280.7830</text:p>
      <text:p text:style-name="P1">559289.076131 , 5113770.33963 , 1292.1490</text:p>
      <text:p text:style-name="P1">559289.076131 , 5113871.39226 , 1300.4390</text:p>
      <text:p text:style-name="P1">559289.076131 , 5113972.44489 , 1303.0270</text:p>
      <text:p text:style-name="P1">559289.076131 , 5114073.49752 , 1315.9410</text:p>
      <text:p text:style-name="P1">559289.076131 , 5114174.55015 , 1317.3670</text:p>
      <text:p text:style-name="P1">559289.076131 , 5114275.60279 , 1337.7710</text:p>
      <text:p text:style-name="P1">559289.076131 , 5114376.65542 , 1342.2220</text:p>
      <text:p text:style-name="P1">559289.076131 , 5114477.70805 , 1374.8180</text:p>
      <text:p text:style-name="P1">559289.076131 , 5114578.76068 , 1363.3150</text:p>
      <text:p text:style-name="P1">559289.076131 , 5114679.81331 , 1341.2620</text:p>
      <text:p text:style-name="P1">559289.076131 , 5114780.86594 , 1392.1880</text:p>
      <text:p text:style-name="P1">559289.076131 , 5114881.91858 , 1405.4180</text:p>
      <text:p text:style-name="P1">559289.076131 , 5114982.97121 , 1414.6090</text:p>
      <text:p text:style-name="P1">559289.076131 , 5115084.02384 , 1424.5310</text:p>
      <text:p text:style-name="P1">559289.076131 , 5115185.07647 , 1435.8110</text:p>
      <text:p text:style-name="P1">559289.076131 , 5115286.1291 , 1462.4160</text:p>
      <text:p text:style-name="P1">559289.076131 , 5115387.18173 , 1466.0940</text:p>
      <text:p text:style-name="P1">559289.076131 , 5115488.23437 , 1478.0230</text:p>
      <text:p text:style-name="P1">559289.076131 , 5115589.287 , 1487.1060</text:p>
      <text:p text:style-name="P1">559289.076131 , 5115690.33963 , 1499.3090</text:p>
      <text:p text:style-name="P1">559289.076131 , 5115791.39226 , 1495.9040</text:p>
      <text:p text:style-name="P1">559289.076131 , 5115892.44489 , 1492.8520</text:p>
      <text:p text:style-name="P1">559289.076131 , 5115993.49752 , 1491.8900</text:p>
      <text:p text:style-name="P1">559289.076131 , 5116094.55015 , 1488.1720</text:p>
      <text:p text:style-name="P1">559289.076131 , 5116195.60279 , 1497.2240</text:p>
      <text:p text:style-name="P1">559289.076131 , 5116296.65542 , 1502.8000</text:p>
      <text:p text:style-name="P1">559289.076131 , 5116397.70805 , 1491.7650</text:p>
      <text:p text:style-name="P1">559289.076131 , 5116498.76068 , 1481.4460</text:p>
      <text:p text:style-name="P1">559289.076131 , 5116599.81331 , 1415.9460</text:p>
      <text:p text:style-name="P1"><text:soft-page-break/>559289.076131 , 5116700.86594 , 1451.3970</text:p>
      <text:p text:style-name="P1">559289.076131 , 5116801.91858 , 1434.1360</text:p>
      <text:p text:style-name="P1">559289.076131 , 5116902.97121 , 1438.0620</text:p>
      <text:p text:style-name="P1">559289.076131 , 5117004.02384 , 1433.4850</text:p>
      <text:p text:style-name="P1">559289.076131 , 5117105.07647 , 1433.3500</text:p>
      <text:p text:style-name="P1">559289.076131 , 5117206.1291 , 1420.3300</text:p>
      <text:p text:style-name="P1">559289.076131 , 5117307.18173 , 1422.3410</text:p>
      <text:p text:style-name="P1">559289.076131 , 5117408.23437 , 1412.6320</text:p>
      <text:p text:style-name="P1">559289.076131 , 5117509.287 , 1402.2360</text:p>
      <text:p text:style-name="P1">559289.076131 , 5117610.33963 , 1415.9050</text:p>
      <text:p text:style-name="P1">559289.076131 , 5117711.39226 , 1425.4720</text:p>
      <text:p text:style-name="P1">559289.076131 , 5117812.44489 , 1425.0780</text:p>
      <text:p text:style-name="P1">559289.076131 , 5117913.49752 , 1407.2730</text:p>
      <text:p text:style-name="P1">559289.076131 , 5118014.55015 , 1394.6970</text:p>
      <text:p text:style-name="P1">559289.076131 , 5118115.60279 , 1345.8200</text:p>
      <text:p text:style-name="P1">559289.076131 , 5118216.65542 , 1361.0670</text:p>
      <text:p text:style-name="P1">559289.076131 , 5118317.70805 , 1335.9550</text:p>
      <text:p text:style-name="P1">559289.076131 , 5118418.76068 , 1345.2610</text:p>
      <text:p text:style-name="P1">559289.076131 , 5118519.81331 , 1330.6680</text:p>
      <text:p text:style-name="P1">559289.076131 , 5118620.86594 , 1335.7430</text:p>
      <text:p text:style-name="P1">559289.076131 , 5118721.91858 , 1323.4450</text:p>
      <text:p text:style-name="P1">559289.076131 , 5118822.97121 , 1308.8290</text:p>
      <text:p text:style-name="P1">559289.076131 , 5118924.02384 , 1255.8840</text:p>
      <text:p text:style-name="P1">559289.076131 , 5119025.07647 , 1259.3960</text:p>
      <text:p text:style-name="P1">559289.076131 , 5119126.1291 , 1268.0190</text:p>
      <text:p text:style-name="P1">559289.076131 , 5119227.18173 , 1287.0410</text:p>
      <text:p text:style-name="P1">559289.076131 , 5119328.23437 , 1302.4130</text:p>
      <text:p text:style-name="P1">559289.076131 , 5119429.287 , 1200.2340</text:p>
      <text:p text:style-name="P1">559289.076131 , 5119530.33963 , 1113.1650</text:p>
      <text:p text:style-name="P1">559289.076131 , 5119631.39226 , 1053.9340</text:p>
      <text:p text:style-name="P1">559289.076131 , 5119732.44489 , 1016.7850</text:p>
      <text:p text:style-name="P1">559289.076131 , 5119833.49752 , 1021.4690</text:p>
      <text:p text:style-name="P1">559289.076131 , 5119934.55015 , 1060.5910</text:p>
      <text:p text:style-name="P1">559289.076131 , 5120035.60279 , 1023.6070</text:p>
      <text:p text:style-name="P1">559289.076131 , 5120136.65542 , 985.3521</text:p>
      <text:p text:style-name="P1">559289.076131 , 5120237.70805 , 965.7477</text:p>
      <text:p text:style-name="P1">559289.076131 , 5120338.76068 , 1051.0910</text:p>
      <text:p text:style-name="P1">559289.076131 , 5120439.81331 , 1026.4600</text:p>
      <text:p text:style-name="P1">559289.076131 , 5120540.86594 , 1094.1400</text:p>
      <text:p text:style-name="P1">559289.076131 , 5120641.91858 , 1074.4850</text:p>
      <text:p text:style-name="P1">559289.076131 , 5120742.97121 , 1010.0460</text:p>
      <text:p text:style-name="P1">559289.076131 , 5120844.02384 , 983.7464</text:p>
      <text:p text:style-name="P1">559289.076131 , 5120945.07647 , 1055.3380</text:p>
      <text:p text:style-name="P1">559289.076131 , 5121046.1291 , -9999.0000</text:p>
      <text:p text:style-name="P1">559390.187243 , 5111446.1291 , 1095.2080</text:p>
      <text:p text:style-name="P1">559390.187243 , 5111547.18173 , 1082.8910</text:p>
      <text:p text:style-name="P1">559390.187243 , 5111648.23437 , 1095.2190</text:p>
      <text:p text:style-name="P1">559390.187243 , 5111749.287 , 1102.2000</text:p>
      <text:p text:style-name="P1">559390.187243 , 5111850.33963 , 1115.4530</text:p>
      <text:p text:style-name="P1">559390.187243 , 5111951.39226 , 1131.1310</text:p>
      <text:p text:style-name="P1">559390.187243 , 5112052.44489 , 1143.0120</text:p>
      <text:p text:style-name="P1">559390.187243 , 5112153.49752 , 1119.2030</text:p>
      <text:p text:style-name="P1"><text:soft-page-break/>559390.187243 , 5112254.55015 , 1142.0330</text:p>
      <text:p text:style-name="P1">559390.187243 , 5112355.60279 , 1141.6170</text:p>
      <text:p text:style-name="P1">559390.187243 , 5112456.65542 , 1190.4380</text:p>
      <text:p text:style-name="P1">559390.187243 , 5112557.70805 , 1193.7820</text:p>
      <text:p text:style-name="P1">559390.187243 , 5112658.76068 , 1201.7700</text:p>
      <text:p text:style-name="P1">559390.187243 , 5112759.81331 , 1218.0000</text:p>
      <text:p text:style-name="P1">559390.187243 , 5112860.86594 , 1198.8100</text:p>
      <text:p text:style-name="P1">559390.187243 , 5112961.91858 , 1225.9510</text:p>
      <text:p text:style-name="P1">559390.187243 , 5113062.97121 , 1231.9840</text:p>
      <text:p text:style-name="P1">559390.187243 , 5113164.02384 , 1198.0460</text:p>
      <text:p text:style-name="P1">559390.187243 , 5113265.07647 , 1213.7760</text:p>
      <text:p text:style-name="P1">559390.187243 , 5113366.1291 , 1233.8440</text:p>
      <text:p text:style-name="P1">559390.187243 , 5113467.18173 , 1264.0870</text:p>
      <text:p text:style-name="P1">559390.187243 , 5113568.23437 , 1305.3450</text:p>
      <text:p text:style-name="P1">559390.187243 , 5113669.287 , 1304.0780</text:p>
      <text:p text:style-name="P1">559390.187243 , 5113770.33963 , 1314.6010</text:p>
      <text:p text:style-name="P1">559390.187243 , 5113871.39226 , 1323.4800</text:p>
      <text:p text:style-name="P1">559390.187243 , 5113972.44489 , 1317.1090</text:p>
      <text:p text:style-name="P1">559390.187243 , 5114073.49752 , 1332.0260</text:p>
      <text:p text:style-name="P1">559390.187243 , 5114174.55015 , 1351.7930</text:p>
      <text:p text:style-name="P1">559390.187243 , 5114275.60279 , 1338.6410</text:p>
      <text:p text:style-name="P1">559390.187243 , 5114376.65542 , 1363.1960</text:p>
      <text:p text:style-name="P1">559390.187243 , 5114477.70805 , 1388.3410</text:p>
      <text:p text:style-name="P1">559390.187243 , 5114578.76068 , 1392.9530</text:p>
      <text:p text:style-name="P1">559390.187243 , 5114679.81331 , 1355.6620</text:p>
      <text:p text:style-name="P1">559390.187243 , 5114780.86594 , 1416.6790</text:p>
      <text:p text:style-name="P1">559390.187243 , 5114881.91858 , 1426.5940</text:p>
      <text:p text:style-name="P1">559390.187243 , 5114982.97121 , 1441.0800</text:p>
      <text:p text:style-name="P1">559390.187243 , 5115084.02384 , 1444.6350</text:p>
      <text:p text:style-name="P1">559390.187243 , 5115185.07647 , 1468.4060</text:p>
      <text:p text:style-name="P1">559390.187243 , 5115286.1291 , 1487.1130</text:p>
      <text:p text:style-name="P1">559390.187243 , 5115387.18173 , 1499.1400</text:p>
      <text:p text:style-name="P1">559390.187243 , 5115488.23437 , 1508.7970</text:p>
      <text:p text:style-name="P1">559390.187243 , 5115589.287 , 1518.9240</text:p>
      <text:p text:style-name="P1">559390.187243 , 5115690.33963 , 1528.5960</text:p>
      <text:p text:style-name="P1">559390.187243 , 5115791.39226 , 1529.9060</text:p>
      <text:p text:style-name="P1">559390.187243 , 5115892.44489 , 1524.7560</text:p>
      <text:p text:style-name="P1">559390.187243 , 5115993.49752 , 1519.4770</text:p>
      <text:p text:style-name="P1">559390.187243 , 5116094.55015 , 1523.1720</text:p>
      <text:p text:style-name="P1">559390.187243 , 5116195.60279 , 1528.3210</text:p>
      <text:p text:style-name="P1">559390.187243 , 5116296.65542 , 1528.1460</text:p>
      <text:p text:style-name="P1">559390.187243 , 5116397.70805 , 1516.5780</text:p>
      <text:p text:style-name="P1">559390.187243 , 5116498.76068 , 1497.4150</text:p>
      <text:p text:style-name="P1">559390.187243 , 5116599.81331 , 1433.7830</text:p>
      <text:p text:style-name="P1">559390.187243 , 5116700.86594 , 1498.0630</text:p>
      <text:p text:style-name="P1">559390.187243 , 5116801.91858 , 1484.8720</text:p>
      <text:p text:style-name="P1">559390.187243 , 5116902.97121 , 1473.0470</text:p>
      <text:p text:style-name="P1">559390.187243 , 5117004.02384 , 1455.8280</text:p>
      <text:p text:style-name="P1">559390.187243 , 5117105.07647 , 1447.3740</text:p>
      <text:p text:style-name="P1">559390.187243 , 5117206.1291 , 1439.0080</text:p>
      <text:p text:style-name="P1">559390.187243 , 5117307.18173 , 1444.4220</text:p>
      <text:p text:style-name="P1">559390.187243 , 5117408.23437 , 1437.1790</text:p>
      <text:p text:style-name="P1"><text:soft-page-break/>559390.187243 , 5117509.287 , 1423.3220</text:p>
      <text:p text:style-name="P1">559390.187243 , 5117610.33963 , 1447.3910</text:p>
      <text:p text:style-name="P1">559390.187243 , 5117711.39226 , 1447.2330</text:p>
      <text:p text:style-name="P1">559390.187243 , 5117812.44489 , 1454.7380</text:p>
      <text:p text:style-name="P1">559390.187243 , 5117913.49752 , 1418.4220</text:p>
      <text:p text:style-name="P1">559390.187243 , 5118014.55015 , 1414.7670</text:p>
      <text:p text:style-name="P1">559390.187243 , 5118115.60279 , 1362.9560</text:p>
      <text:p text:style-name="P1">559390.187243 , 5118216.65542 , 1399.7660</text:p>
      <text:p text:style-name="P1">559390.187243 , 5118317.70805 , 1355.4330</text:p>
      <text:p text:style-name="P1">559390.187243 , 5118418.76068 , 1346.1490</text:p>
      <text:p text:style-name="P1">559390.187243 , 5118519.81331 , 1350.6720</text:p>
      <text:p text:style-name="P1">559390.187243 , 5118620.86594 , 1341.2450</text:p>
      <text:p text:style-name="P1">559390.187243 , 5118721.91858 , 1337.8450</text:p>
      <text:p text:style-name="P1">559390.187243 , 5118822.97121 , 1298.1410</text:p>
      <text:p text:style-name="P1">559390.187243 , 5118924.02384 , 1318.7270</text:p>
      <text:p text:style-name="P1">559390.187243 , 5119025.07647 , 1282.1740</text:p>
      <text:p text:style-name="P1">559390.187243 , 5119126.1291 , 1267.0000</text:p>
      <text:p text:style-name="P1">559390.187243 , 5119227.18173 , 1304.0040</text:p>
      <text:p text:style-name="P1">559390.187243 , 5119328.23437 , 1291.3720</text:p>
      <text:p text:style-name="P1">559390.187243 , 5119429.287 , 1192.5470</text:p>
      <text:p text:style-name="P1">559390.187243 , 5119530.33963 , 1118.1670</text:p>
      <text:p text:style-name="P1">559390.187243 , 5119631.39226 , 1056.8190</text:p>
      <text:p text:style-name="P1">559390.187243 , 5119732.44489 , 1034.8440</text:p>
      <text:p text:style-name="P1">559390.187243 , 5119833.49752 , 1098.9010</text:p>
      <text:p text:style-name="P1">559390.187243 , 5119934.55015 , 1069.7480</text:p>
      <text:p text:style-name="P1">559390.187243 , 5120035.60279 , 1027.6250</text:p>
      <text:p text:style-name="P1">559390.187243 , 5120136.65542 , 1042.7340</text:p>
      <text:p text:style-name="P1">559390.187243 , 5120237.70805 , 1004.1480</text:p>
      <text:p text:style-name="P1">559390.187243 , 5120338.76068 , 1116.3130</text:p>
      <text:p text:style-name="P1">559390.187243 , 5120439.81331 , 1102.5190</text:p>
      <text:p text:style-name="P1">559390.187243 , 5120540.86594 , 1148.6760</text:p>
      <text:p text:style-name="P1">559390.187243 , 5120641.91858 , 1088.5940</text:p>
      <text:p text:style-name="P1">559390.187243 , 5120742.97121 , 1023.5570</text:p>
      <text:p text:style-name="P1">559390.187243 , 5120844.02384 , 1009.2670</text:p>
      <text:p text:style-name="P1">559390.187243 , 5120945.07647 , 1086.9220</text:p>
      <text:p text:style-name="P1">559390.187243 , 5121046.1291 , -9999.0000</text:p>
      <text:p text:style-name="P1">559491.298354 , 5111446.1291 , 1100.3530</text:p>
      <text:p text:style-name="P1">559491.298354 , 5111547.18173 , 1090.4060</text:p>
      <text:p text:style-name="P1">559491.298354 , 5111648.23437 , 1111.4160</text:p>
      <text:p text:style-name="P1">559491.298354 , 5111749.287 , 1108.7980</text:p>
      <text:p text:style-name="P1">559491.298354 , 5111850.33963 , 1121.4360</text:p>
      <text:p text:style-name="P1">559491.298354 , 5111951.39226 , 1137.1000</text:p>
      <text:p text:style-name="P1">559491.298354 , 5112052.44489 , 1148.2110</text:p>
      <text:p text:style-name="P1">559491.298354 , 5112153.49752 , 1148.9200</text:p>
      <text:p text:style-name="P1">559491.298354 , 5112254.55015 , 1148.1980</text:p>
      <text:p text:style-name="P1">559491.298354 , 5112355.60279 , 1147.4240</text:p>
      <text:p text:style-name="P1">559491.298354 , 5112456.65542 , 1158.1220</text:p>
      <text:p text:style-name="P1">559491.298354 , 5112557.70805 , 1204.9380</text:p>
      <text:p text:style-name="P1">559491.298354 , 5112658.76068 , 1220.3000</text:p>
      <text:p text:style-name="P1">559491.298354 , 5112759.81331 , 1234.0950</text:p>
      <text:p text:style-name="P1">559491.298354 , 5112860.86594 , 1226.6010</text:p>
      <text:p text:style-name="P1">559491.298354 , 5112961.91858 , 1238.8850</text:p>
      <text:p text:style-name="P1"><text:soft-page-break/>559491.298354 , 5113062.97121 , 1247.6780</text:p>
      <text:p text:style-name="P1">559491.298354 , 5113164.02384 , 1230.6120</text:p>
      <text:p text:style-name="P1">559491.298354 , 5113265.07647 , 1229.3070</text:p>
      <text:p text:style-name="P1">559491.298354 , 5113366.1291 , 1227.7780</text:p>
      <text:p text:style-name="P1">559491.298354 , 5113467.18173 , 1245.0560</text:p>
      <text:p text:style-name="P1">559491.298354 , 5113568.23437 , 1281.4580</text:p>
      <text:p text:style-name="P1">559491.298354 , 5113669.287 , 1327.4730</text:p>
      <text:p text:style-name="P1">559491.298354 , 5113770.33963 , 1338.0670</text:p>
      <text:p text:style-name="P1">559491.298354 , 5113871.39226 , 1338.1130</text:p>
      <text:p text:style-name="P1">559491.298354 , 5113972.44489 , 1346.8790</text:p>
      <text:p text:style-name="P1">559491.298354 , 5114073.49752 , 1347.4950</text:p>
      <text:p text:style-name="P1">559491.298354 , 5114174.55015 , 1357.8370</text:p>
      <text:p text:style-name="P1">559491.298354 , 5114275.60279 , 1356.5360</text:p>
      <text:p text:style-name="P1">559491.298354 , 5114376.65542 , 1371.0750</text:p>
      <text:p text:style-name="P1">559491.298354 , 5114477.70805 , 1406.7070</text:p>
      <text:p text:style-name="P1">559491.298354 , 5114578.76068 , 1411.8060</text:p>
      <text:p text:style-name="P1">559491.298354 , 5114679.81331 , 1381.7820</text:p>
      <text:p text:style-name="P1">559491.298354 , 5114780.86594 , 1429.9270</text:p>
      <text:p text:style-name="P1">559491.298354 , 5114881.91858 , 1447.2480</text:p>
      <text:p text:style-name="P1">559491.298354 , 5114982.97121 , 1459.6150</text:p>
      <text:p text:style-name="P1">559491.298354 , 5115084.02384 , 1475.6030</text:p>
      <text:p text:style-name="P1">559491.298354 , 5115185.07647 , 1493.7610</text:p>
      <text:p text:style-name="P1">559491.298354 , 5115286.1291 , 1509.6250</text:p>
      <text:p text:style-name="P1">559491.298354 , 5115387.18173 , 1524.2870</text:p>
      <text:p text:style-name="P1">559491.298354 , 5115488.23437 , 1535.8320</text:p>
      <text:p text:style-name="P1">559491.298354 , 5115589.287 , 1547.8130</text:p>
      <text:p text:style-name="P1">559491.298354 , 5115690.33963 , 1557.9430</text:p>
      <text:p text:style-name="P1">559491.298354 , 5115791.39226 , 1557.9640</text:p>
      <text:p text:style-name="P1">559491.298354 , 5115892.44489 , 1557.1100</text:p>
      <text:p text:style-name="P1">559491.298354 , 5115993.49752 , 1548.6920</text:p>
      <text:p text:style-name="P1">559491.298354 , 5116094.55015 , 1552.4840</text:p>
      <text:p text:style-name="P1">559491.298354 , 5116195.60279 , 1562.8060</text:p>
      <text:p text:style-name="P1">559491.298354 , 5116296.65542 , 1555.2920</text:p>
      <text:p text:style-name="P1">559491.298354 , 5116397.70805 , 1545.7380</text:p>
      <text:p text:style-name="P1">559491.298354 , 5116498.76068 , 1533.2540</text:p>
      <text:p text:style-name="P1">559491.298354 , 5116599.81331 , 1475.2360</text:p>
      <text:p text:style-name="P1">559491.298354 , 5116700.86594 , 1551.8480</text:p>
      <text:p text:style-name="P1">559491.298354 , 5116801.91858 , 1514.6040</text:p>
      <text:p text:style-name="P1">559491.298354 , 5116902.97121 , 1497.7670</text:p>
      <text:p text:style-name="P1">559491.298354 , 5117004.02384 , 1484.3860</text:p>
      <text:p text:style-name="P1">559491.298354 , 5117105.07647 , 1480.4170</text:p>
      <text:p text:style-name="P1">559491.298354 , 5117206.1291 , 1461.8740</text:p>
      <text:p text:style-name="P1">559491.298354 , 5117307.18173 , 1458.5440</text:p>
      <text:p text:style-name="P1">559491.298354 , 5117408.23437 , 1457.0970</text:p>
      <text:p text:style-name="P1">559491.298354 , 5117509.287 , 1442.4650</text:p>
      <text:p text:style-name="P1">559491.298354 , 5117610.33963 , 1467.9730</text:p>
      <text:p text:style-name="P1">559491.298354 , 5117711.39226 , 1468.3580</text:p>
      <text:p text:style-name="P1">559491.298354 , 5117812.44489 , 1476.6080</text:p>
      <text:p text:style-name="P1">559491.298354 , 5117913.49752 , 1452.2060</text:p>
      <text:p text:style-name="P1">559491.298354 , 5118014.55015 , 1394.2770</text:p>
      <text:p text:style-name="P1">559491.298354 , 5118115.60279 , 1409.0990</text:p>
      <text:p text:style-name="P1">559491.298354 , 5118216.65542 , 1441.1790</text:p>
      <text:p text:style-name="P1"><text:soft-page-break/>559491.298354 , 5118317.70805 , 1399.4120</text:p>
      <text:p text:style-name="P1">559491.298354 , 5118418.76068 , 1369.3720</text:p>
      <text:p text:style-name="P1">559491.298354 , 5118519.81331 , 1356.6490</text:p>
      <text:p text:style-name="P1">559491.298354 , 5118620.86594 , 1362.1730</text:p>
      <text:p text:style-name="P1">559491.298354 , 5118721.91858 , 1347.7820</text:p>
      <text:p text:style-name="P1">559491.298354 , 5118822.97121 , 1344.9210</text:p>
      <text:p text:style-name="P1">559491.298354 , 5118924.02384 , 1336.1650</text:p>
      <text:p text:style-name="P1">559491.298354 , 5119025.07647 , 1322.6980</text:p>
      <text:p text:style-name="P1">559491.298354 , 5119126.1291 , 1290.4650</text:p>
      <text:p text:style-name="P1">559491.298354 , 5119227.18173 , 1320.5840</text:p>
      <text:p text:style-name="P1">559491.298354 , 5119328.23437 , 1320.4690</text:p>
      <text:p text:style-name="P1">559491.298354 , 5119429.287 , 1252.6860</text:p>
      <text:p text:style-name="P1">559491.298354 , 5119530.33963 , 1161.4490</text:p>
      <text:p text:style-name="P1">559491.298354 , 5119631.39226 , 1099.9020</text:p>
      <text:p text:style-name="P1">559491.298354 , 5119732.44489 , 1060.5110</text:p>
      <text:p text:style-name="P1">559491.298354 , 5119833.49752 , 1112.4330</text:p>
      <text:p text:style-name="P1">559491.298354 , 5119934.55015 , 1063.6680</text:p>
      <text:p text:style-name="P1">559491.298354 , 5120035.60279 , 1040.6970</text:p>
      <text:p text:style-name="P1">559491.298354 , 5120136.65542 , 1056.4130</text:p>
      <text:p text:style-name="P1">559491.298354 , 5120237.70805 , 1039.7250</text:p>
      <text:p text:style-name="P1">559491.298354 , 5120338.76068 , 1106.6910</text:p>
      <text:p text:style-name="P1">559491.298354 , 5120439.81331 , 1203.6560</text:p>
      <text:p text:style-name="P1">559491.298354 , 5120540.86594 , 1207.2940</text:p>
      <text:p text:style-name="P1">559491.298354 , 5120641.91858 , 1103.0450</text:p>
      <text:p text:style-name="P1">559491.298354 , 5120742.97121 , 1044.9360</text:p>
      <text:p text:style-name="P1">559491.298354 , 5120844.02384 , 1057.5550</text:p>
      <text:p text:style-name="P1">559491.298354 , 5120945.07647 , 1129.4020</text:p>
      <text:p text:style-name="P1">559491.298354 , 5121046.1291 , -9999.0000</text:p>
      <text:p text:style-name="P1">559592.409465 , 5111446.1291 , 1124.1210</text:p>
      <text:p text:style-name="P1">559592.409465 , 5111547.18173 , 1104.6300</text:p>
      <text:p text:style-name="P1">559592.409465 , 5111648.23437 , 1104.8610</text:p>
      <text:p text:style-name="P1">559592.409465 , 5111749.287 , 1113.6410</text:p>
      <text:p text:style-name="P1">559592.409465 , 5111850.33963 , 1128.4960</text:p>
      <text:p text:style-name="P1">559592.409465 , 5111951.39226 , 1171.2660</text:p>
      <text:p text:style-name="P1">559592.409465 , 5112052.44489 , 1148.0280</text:p>
      <text:p text:style-name="P1">559592.409465 , 5112153.49752 , 1170.1670</text:p>
      <text:p text:style-name="P1">559592.409465 , 5112254.55015 , 1193.4010</text:p>
      <text:p text:style-name="P1">559592.409465 , 5112355.60279 , 1196.2450</text:p>
      <text:p text:style-name="P1">559592.409465 , 5112456.65542 , 1158.4970</text:p>
      <text:p text:style-name="P1">559592.409465 , 5112557.70805 , 1208.0310</text:p>
      <text:p text:style-name="P1">559592.409465 , 5112658.76068 , 1233.9650</text:p>
      <text:p text:style-name="P1">559592.409465 , 5112759.81331 , 1246.7240</text:p>
      <text:p text:style-name="P1">559592.409465 , 5112860.86594 , 1270.8520</text:p>
      <text:p text:style-name="P1">559592.409465 , 5112961.91858 , 1266.6090</text:p>
      <text:p text:style-name="P1">559592.409465 , 5113062.97121 , 1264.1420</text:p>
      <text:p text:style-name="P1">559592.409465 , 5113164.02384 , 1290.8740</text:p>
      <text:p text:style-name="P1">559592.409465 , 5113265.07647 , 1264.3650</text:p>
      <text:p text:style-name="P1">559592.409465 , 5113366.1291 , 1230.3270</text:p>
      <text:p text:style-name="P1">559592.409465 , 5113467.18173 , 1232.6230</text:p>
      <text:p text:style-name="P1">559592.409465 , 5113568.23437 , 1265.8800</text:p>
      <text:p text:style-name="P1">559592.409465 , 5113669.287 , 1319.0990</text:p>
      <text:p text:style-name="P1">559592.409465 , 5113770.33963 , 1353.1820</text:p>
      <text:p text:style-name="P1"><text:soft-page-break/>559592.409465 , 5113871.39226 , 1362.8190</text:p>
      <text:p text:style-name="P1">559592.409465 , 5113972.44489 , 1370.7040</text:p>
      <text:p text:style-name="P1">559592.409465 , 5114073.49752 , 1366.0060</text:p>
      <text:p text:style-name="P1">559592.409465 , 5114174.55015 , 1388.9730</text:p>
      <text:p text:style-name="P1">559592.409465 , 5114275.60279 , 1391.0390</text:p>
      <text:p text:style-name="P1">559592.409465 , 5114376.65542 , 1400.9770</text:p>
      <text:p text:style-name="P1">559592.409465 , 5114477.70805 , 1431.5750</text:p>
      <text:p text:style-name="P1">559592.409465 , 5114578.76068 , 1436.5200</text:p>
      <text:p text:style-name="P1">559592.409465 , 5114679.81331 , 1408.8380</text:p>
      <text:p text:style-name="P1">559592.409465 , 5114780.86594 , 1436.2880</text:p>
      <text:p text:style-name="P1">559592.409465 , 5114881.91858 , 1471.5550</text:p>
      <text:p text:style-name="P1">559592.409465 , 5114982.97121 , 1489.0230</text:p>
      <text:p text:style-name="P1">559592.409465 , 5115084.02384 , 1511.3210</text:p>
      <text:p text:style-name="P1">559592.409465 , 5115185.07647 , 1521.8870</text:p>
      <text:p text:style-name="P1">559592.409465 , 5115286.1291 , 1543.2080</text:p>
      <text:p text:style-name="P1">559592.409465 , 5115387.18173 , 1562.0790</text:p>
      <text:p text:style-name="P1">559592.409465 , 5115488.23437 , 1571.8400</text:p>
      <text:p text:style-name="P1">559592.409465 , 5115589.287 , 1585.8130</text:p>
      <text:p text:style-name="P1">559592.409465 , 5115690.33963 , 1594.7990</text:p>
      <text:p text:style-name="P1">559592.409465 , 5115791.39226 , 1595.2910</text:p>
      <text:p text:style-name="P1">559592.409465 , 5115892.44489 , 1592.4860</text:p>
      <text:p text:style-name="P1">559592.409465 , 5115993.49752 , 1595.2520</text:p>
      <text:p text:style-name="P1">559592.409465 , 5116094.55015 , 1595.9690</text:p>
      <text:p text:style-name="P1">559592.409465 , 5116195.60279 , 1596.2710</text:p>
      <text:p text:style-name="P1">559592.409465 , 5116296.65542 , 1591.3240</text:p>
      <text:p text:style-name="P1">559592.409465 , 5116397.70805 , 1576.7970</text:p>
      <text:p text:style-name="P1">559592.409465 , 5116498.76068 , 1563.0660</text:p>
      <text:p text:style-name="P1">559592.409465 , 5116599.81331 , 1570.1490</text:p>
      <text:p text:style-name="P1">559592.409465 , 5116700.86594 , 1564.4650</text:p>
      <text:p text:style-name="P1">559592.409465 , 5116801.91858 , 1542.3450</text:p>
      <text:p text:style-name="P1">559592.409465 , 5116902.97121 , 1521.3070</text:p>
      <text:p text:style-name="P1">559592.409465 , 5117004.02384 , 1514.1040</text:p>
      <text:p text:style-name="P1">559592.409465 , 5117105.07647 , 1505.6550</text:p>
      <text:p text:style-name="P1">559592.409465 , 5117206.1291 , 1487.9870</text:p>
      <text:p text:style-name="P1">559592.409465 , 5117307.18173 , 1490.3990</text:p>
      <text:p text:style-name="P1">559592.409465 , 5117408.23437 , 1484.4250</text:p>
      <text:p text:style-name="P1">559592.409465 , 5117509.287 , 1469.5700</text:p>
      <text:p text:style-name="P1">559592.409465 , 5117610.33963 , 1493.7670</text:p>
      <text:p text:style-name="P1">559592.409465 , 5117711.39226 , 1485.5860</text:p>
      <text:p text:style-name="P1">559592.409465 , 5117812.44489 , 1501.7370</text:p>
      <text:p text:style-name="P1">559592.409465 , 5117913.49752 , 1489.8120</text:p>
      <text:p text:style-name="P1">559592.409465 , 5118014.55015 , 1410.6860</text:p>
      <text:p text:style-name="P1">559592.409465 , 5118115.60279 , 1434.3080</text:p>
      <text:p text:style-name="P1">559592.409465 , 5118216.65542 , 1452.6450</text:p>
      <text:p text:style-name="P1">559592.409465 , 5118317.70805 , 1428.2780</text:p>
      <text:p text:style-name="P1">559592.409465 , 5118418.76068 , 1392.0640</text:p>
      <text:p text:style-name="P1">559592.409465 , 5118519.81331 , 1377.5810</text:p>
      <text:p text:style-name="P1">559592.409465 , 5118620.86594 , 1377.1550</text:p>
      <text:p text:style-name="P1">559592.409465 , 5118721.91858 , 1355.9380</text:p>
      <text:p text:style-name="P1">559592.409465 , 5118822.97121 , 1352.3290</text:p>
      <text:p text:style-name="P1">559592.409465 , 5118924.02384 , 1338.4840</text:p>
      <text:p text:style-name="P1">559592.409465 , 5119025.07647 , 1336.0420</text:p>
      <text:p text:style-name="P1"><text:soft-page-break/>559592.409465 , 5119126.1291 , 1302.4050</text:p>
      <text:p text:style-name="P1">559592.409465 , 5119227.18173 , 1375.2990</text:p>
      <text:p text:style-name="P1">559592.409465 , 5119328.23437 , 1340.1420</text:p>
      <text:p text:style-name="P1">559592.409465 , 5119429.287 , 1295.7630</text:p>
      <text:p text:style-name="P1">559592.409465 , 5119530.33963 , 1233.5270</text:p>
      <text:p text:style-name="P1">559592.409465 , 5119631.39226 , 1149.8120</text:p>
      <text:p text:style-name="P1">559592.409465 , 5119732.44489 , 1177.1920</text:p>
      <text:p text:style-name="P1">559592.409465 , 5119833.49752 , 1151.7260</text:p>
      <text:p text:style-name="P1">559592.409465 , 5119934.55015 , 1116.7710</text:p>
      <text:p text:style-name="P1">559592.409465 , 5120035.60279 , 1079.1220</text:p>
      <text:p text:style-name="P1">559592.409465 , 5120136.65542 , 1081.5540</text:p>
      <text:p text:style-name="P1">559592.409465 , 5120237.70805 , 1088.5730</text:p>
      <text:p text:style-name="P1">559592.409465 , 5120338.76068 , 1117.4230</text:p>
      <text:p text:style-name="P1">559592.409465 , 5120439.81331 , 1224.6000</text:p>
      <text:p text:style-name="P1">559592.409465 , 5120540.86594 , 1248.1830</text:p>
      <text:p text:style-name="P1">559592.409465 , 5120641.91858 , 1129.0960</text:p>
      <text:p text:style-name="P1">559592.409465 , 5120742.97121 , 1103.4200</text:p>
      <text:p text:style-name="P1">559592.409465 , 5120844.02384 , 1133.9400</text:p>
      <text:p text:style-name="P1">559592.409465 , 5120945.07647 , 1213.0560</text:p>
      <text:p text:style-name="P1">559592.409465 , 5121046.1291 , -9999.0000</text:p>
      <text:p text:style-name="P1">559693.520576 , 5111446.1291 , 1139.6940</text:p>
      <text:p text:style-name="P1">559693.520576 , 5111547.18173 , 1123.5000</text:p>
      <text:p text:style-name="P1">559693.520576 , 5111648.23437 , 1111.7950</text:p>
      <text:p text:style-name="P1">559693.520576 , 5111749.287 , 1117.9800</text:p>
      <text:p text:style-name="P1">559693.520576 , 5111850.33963 , 1155.6250</text:p>
      <text:p text:style-name="P1">559693.520576 , 5111951.39226 , 1183.5800</text:p>
      <text:p text:style-name="P1">559693.520576 , 5112052.44489 , 1189.0500</text:p>
      <text:p text:style-name="P1">559693.520576 , 5112153.49752 , 1174.0000</text:p>
      <text:p text:style-name="P1">559693.520576 , 5112254.55015 , 1205.2170</text:p>
      <text:p text:style-name="P1">559693.520576 , 5112355.60279 , 1225.9790</text:p>
      <text:p text:style-name="P1">559693.520576 , 5112456.65542 , 1202.3440</text:p>
      <text:p text:style-name="P1">559693.520576 , 5112557.70805 , 1206.8750</text:p>
      <text:p text:style-name="P1">559693.520576 , 5112658.76068 , 1234.3070</text:p>
      <text:p text:style-name="P1">559693.520576 , 5112759.81331 , 1259.6250</text:p>
      <text:p text:style-name="P1">559693.520576 , 5112860.86594 , 1270.2370</text:p>
      <text:p text:style-name="P1">559693.520576 , 5112961.91858 , 1279.2520</text:p>
      <text:p text:style-name="P1">559693.520576 , 5113062.97121 , 1286.0630</text:p>
      <text:p text:style-name="P1">559693.520576 , 5113164.02384 , 1284.1690</text:p>
      <text:p text:style-name="P1">559693.520576 , 5113265.07647 , 1309.5700</text:p>
      <text:p text:style-name="P1">559693.520576 , 5113366.1291 , 1276.4220</text:p>
      <text:p text:style-name="P1">559693.520576 , 5113467.18173 , 1243.0150</text:p>
      <text:p text:style-name="P1">559693.520576 , 5113568.23437 , 1281.6170</text:p>
      <text:p text:style-name="P1">559693.520576 , 5113669.287 , 1294.5000</text:p>
      <text:p text:style-name="P1">559693.520576 , 5113770.33963 , 1373.9300</text:p>
      <text:p text:style-name="P1">559693.520576 , 5113871.39226 , 1384.4410</text:p>
      <text:p text:style-name="P1">559693.520576 , 5113972.44489 , 1372.2500</text:p>
      <text:p text:style-name="P1">559693.520576 , 5114073.49752 , 1398.8730</text:p>
      <text:p text:style-name="P1">559693.520576 , 5114174.55015 , 1408.0840</text:p>
      <text:p text:style-name="P1">559693.520576 , 5114275.60279 , 1400.2660</text:p>
      <text:p text:style-name="P1">559693.520576 , 5114376.65542 , 1424.3080</text:p>
      <text:p text:style-name="P1">559693.520576 , 5114477.70805 , 1445.4520</text:p>
      <text:p text:style-name="P1">559693.520576 , 5114578.76068 , 1453.7660</text:p>
      <text:p text:style-name="P1"><text:soft-page-break/>559693.520576 , 5114679.81331 , 1432.8930</text:p>
      <text:p text:style-name="P1">559693.520576 , 5114780.86594 , 1467.9460</text:p>
      <text:p text:style-name="P1">559693.520576 , 5114881.91858 , 1494.2810</text:p>
      <text:p text:style-name="P1">559693.520576 , 5114982.97121 , 1510.9920</text:p>
      <text:p text:style-name="P1">559693.520576 , 5115084.02384 , 1530.4840</text:p>
      <text:p text:style-name="P1">559693.520576 , 5115185.07647 , 1554.0160</text:p>
      <text:p text:style-name="P1">559693.520576 , 5115286.1291 , 1569.7750</text:p>
      <text:p text:style-name="P1">559693.520576 , 5115387.18173 , 1595.7070</text:p>
      <text:p text:style-name="P1">559693.520576 , 5115488.23437 , 1607.4220</text:p>
      <text:p text:style-name="P1">559693.520576 , 5115589.287 , 1619.8750</text:p>
      <text:p text:style-name="P1">559693.520576 , 5115690.33963 , 1627.1590</text:p>
      <text:p text:style-name="P1">559693.520576 , 5115791.39226 , 1633.3280</text:p>
      <text:p text:style-name="P1">559693.520576 , 5115892.44489 , 1647.8800</text:p>
      <text:p text:style-name="P1">559693.520576 , 5115993.49752 , 1649.3600</text:p>
      <text:p text:style-name="P1">559693.520576 , 5116094.55015 , 1648.1720</text:p>
      <text:p text:style-name="P1">559693.520576 , 5116195.60279 , 1649.8130</text:p>
      <text:p text:style-name="P1">559693.520576 , 5116296.65542 , 1610.7820</text:p>
      <text:p text:style-name="P1">559693.520576 , 5116397.70805 , 1604.2810</text:p>
      <text:p text:style-name="P1">559693.520576 , 5116498.76068 , 1575.6490</text:p>
      <text:p text:style-name="P1">559693.520576 , 5116599.81331 , 1581.0310</text:p>
      <text:p text:style-name="P1">559693.520576 , 5116700.86594 , 1594.1560</text:p>
      <text:p text:style-name="P1">559693.520576 , 5116801.91858 , 1574.7990</text:p>
      <text:p text:style-name="P1">559693.520576 , 5116902.97121 , 1534.7890</text:p>
      <text:p text:style-name="P1">559693.520576 , 5117004.02384 , 1540.1880</text:p>
      <text:p text:style-name="P1">559693.520576 , 5117105.07647 , 1493.8140</text:p>
      <text:p text:style-name="P1">559693.520576 , 5117206.1291 , 1518.9210</text:p>
      <text:p text:style-name="P1">559693.520576 , 5117307.18173 , 1514.9060</text:p>
      <text:p text:style-name="P1">559693.520576 , 5117408.23437 , 1512.9870</text:p>
      <text:p text:style-name="P1">559693.520576 , 5117509.287 , 1515.4830</text:p>
      <text:p text:style-name="P1">559693.520576 , 5117610.33963 , 1519.2970</text:p>
      <text:p text:style-name="P1">559693.520576 , 5117711.39226 , 1496.6990</text:p>
      <text:p text:style-name="P1">559693.520576 , 5117812.44489 , 1518.1650</text:p>
      <text:p text:style-name="P1">559693.520576 , 5117913.49752 , 1496.2660</text:p>
      <text:p text:style-name="P1">559693.520576 , 5118014.55015 , 1438.7290</text:p>
      <text:p text:style-name="P1">559693.520576 , 5118115.60279 , 1478.6240</text:p>
      <text:p text:style-name="P1">559693.520576 , 5118216.65542 , 1448.1880</text:p>
      <text:p text:style-name="P1">559693.520576 , 5118317.70805 , 1446.4130</text:p>
      <text:p text:style-name="P1">559693.520576 , 5118418.76068 , 1412.3070</text:p>
      <text:p text:style-name="P1">559693.520576 , 5118519.81331 , 1400.5630</text:p>
      <text:p text:style-name="P1">559693.520576 , 5118620.86594 , 1378.3690</text:p>
      <text:p text:style-name="P1">559693.520576 , 5118721.91858 , 1364.4240</text:p>
      <text:p text:style-name="P1">559693.520576 , 5118822.97121 , 1358.5160</text:p>
      <text:p text:style-name="P1">559693.520576 , 5118924.02384 , 1344.0860</text:p>
      <text:p text:style-name="P1">559693.520576 , 5119025.07647 , 1340.8660</text:p>
      <text:p text:style-name="P1">559693.520576 , 5119126.1291 , 1368.0940</text:p>
      <text:p text:style-name="P1">559693.520576 , 5119227.18173 , 1399.8710</text:p>
      <text:p text:style-name="P1">559693.520576 , 5119328.23437 , 1371.3970</text:p>
      <text:p text:style-name="P1">559693.520576 , 5119429.287 , 1332.8750</text:p>
      <text:p text:style-name="P1">559693.520576 , 5119530.33963 , 1298.0280</text:p>
      <text:p text:style-name="P1">559693.520576 , 5119631.39226 , 1252.3390</text:p>
      <text:p text:style-name="P1">559693.520576 , 5119732.44489 , 1219.5940</text:p>
      <text:p text:style-name="P1">559693.520576 , 5119833.49752 , 1211.8160</text:p>
      <text:p text:style-name="P1"><text:soft-page-break/>559693.520576 , 5119934.55015 , 1178.3850</text:p>
      <text:p text:style-name="P1">559693.520576 , 5120035.60279 , 1148.8440</text:p>
      <text:p text:style-name="P1">559693.520576 , 5120136.65542 , 1162.2280</text:p>
      <text:p text:style-name="P1">559693.520576 , 5120237.70805 , 1174.5100</text:p>
      <text:p text:style-name="P1">559693.520576 , 5120338.76068 , 1213.7030</text:p>
      <text:p text:style-name="P1">559693.520576 , 5120439.81331 , 1305.4680</text:p>
      <text:p text:style-name="P1">559693.520576 , 5120540.86594 , 1213.0710</text:p>
      <text:p text:style-name="P1">559693.520576 , 5120641.91858 , 1157.4840</text:p>
      <text:p text:style-name="P1">559693.520576 , 5120742.97121 , 1185.3110</text:p>
      <text:p text:style-name="P1">559693.520576 , 5120844.02384 , 1243.1340</text:p>
      <text:p text:style-name="P1">559693.520576 , 5120945.07647 , 1217.8130</text:p>
      <text:p text:style-name="P1">559693.520576 , 5121046.1291 , -9999.0000</text:p>
      <text:p text:style-name="P1">559794.631687 , 5111446.1291 , 1181.1070</text:p>
      <text:p text:style-name="P1">559794.631687 , 5111547.18173 , 1153.5190</text:p>
      <text:p text:style-name="P1">559794.631687 , 5111648.23437 , 1124.4950</text:p>
      <text:p text:style-name="P1">559794.631687 , 5111749.287 , 1131.0060</text:p>
      <text:p text:style-name="P1">559794.631687 , 5111850.33963 , 1158.6310</text:p>
      <text:p text:style-name="P1">559794.631687 , 5111951.39226 , 1184.2930</text:p>
      <text:p text:style-name="P1">559794.631687 , 5112052.44489 , 1197.1210</text:p>
      <text:p text:style-name="P1">559794.631687 , 5112153.49752 , 1204.0890</text:p>
      <text:p text:style-name="P1">559794.631687 , 5112254.55015 , 1212.6240</text:p>
      <text:p text:style-name="P1">559794.631687 , 5112355.60279 , 1223.9510</text:p>
      <text:p text:style-name="P1">559794.631687 , 5112456.65542 , 1234.5400</text:p>
      <text:p text:style-name="P1">559794.631687 , 5112557.70805 , 1232.9760</text:p>
      <text:p text:style-name="P1">559794.631687 , 5112658.76068 , 1237.8690</text:p>
      <text:p text:style-name="P1">559794.631687 , 5112759.81331 , 1270.2930</text:p>
      <text:p text:style-name="P1">559794.631687 , 5112860.86594 , 1284.0940</text:p>
      <text:p text:style-name="P1">559794.631687 , 5112961.91858 , 1298.5420</text:p>
      <text:p text:style-name="P1">559794.631687 , 5113062.97121 , 1308.5810</text:p>
      <text:p text:style-name="P1">559794.631687 , 5113164.02384 , 1312.4340</text:p>
      <text:p text:style-name="P1">559794.631687 , 5113265.07647 , 1328.4560</text:p>
      <text:p text:style-name="P1">559794.631687 , 5113366.1291 , 1318.4700</text:p>
      <text:p text:style-name="P1">559794.631687 , 5113467.18173 , 1277.9290</text:p>
      <text:p text:style-name="P1">559794.631687 , 5113568.23437 , 1312.1010</text:p>
      <text:p text:style-name="P1">559794.631687 , 5113669.287 , 1327.9300</text:p>
      <text:p text:style-name="P1">559794.631687 , 5113770.33963 , 1340.7140</text:p>
      <text:p text:style-name="P1">559794.631687 , 5113871.39226 , 1388.8970</text:p>
      <text:p text:style-name="P1">559794.631687 , 5113972.44489 , 1405.6860</text:p>
      <text:p text:style-name="P1">559794.631687 , 5114073.49752 , 1411.0400</text:p>
      <text:p text:style-name="P1">559794.631687 , 5114174.55015 , 1412.0240</text:p>
      <text:p text:style-name="P1">559794.631687 , 5114275.60279 , 1442.7650</text:p>
      <text:p text:style-name="P1">559794.631687 , 5114376.65542 , 1436.7290</text:p>
      <text:p text:style-name="P1">559794.631687 , 5114477.70805 , 1449.4600</text:p>
      <text:p text:style-name="P1">559794.631687 , 5114578.76068 , 1488.2310</text:p>
      <text:p text:style-name="P1">559794.631687 , 5114679.81331 , 1469.0060</text:p>
      <text:p text:style-name="P1">559794.631687 , 5114780.86594 , 1475.2620</text:p>
      <text:p text:style-name="P1">559794.631687 , 5114881.91858 , 1511.2910</text:p>
      <text:p text:style-name="P1">559794.631687 , 5114982.97121 , 1547.7540</text:p>
      <text:p text:style-name="P1">559794.631687 , 5115084.02384 , 1568.9740</text:p>
      <text:p text:style-name="P1">559794.631687 , 5115185.07647 , 1585.4290</text:p>
      <text:p text:style-name="P1">559794.631687 , 5115286.1291 , 1605.8900</text:p>
      <text:p text:style-name="P1">559794.631687 , 5115387.18173 , 1631.3990</text:p>
      <text:p text:style-name="P1"><text:soft-page-break/>559794.631687 , 5115488.23437 , 1635.2290</text:p>
      <text:p text:style-name="P1">559794.631687 , 5115589.287 , 1661.6810</text:p>
      <text:p text:style-name="P1">559794.631687 , 5115690.33963 , 1672.0050</text:p>
      <text:p text:style-name="P1">559794.631687 , 5115791.39226 , 1686.3920</text:p>
      <text:p text:style-name="P1">559794.631687 , 5115892.44489 , 1686.3970</text:p>
      <text:p text:style-name="P1">559794.631687 , 5115993.49752 , 1688.1280</text:p>
      <text:p text:style-name="P1">559794.631687 , 5116094.55015 , 1689.6340</text:p>
      <text:p text:style-name="P1">559794.631687 , 5116195.60279 , 1689.8570</text:p>
      <text:p text:style-name="P1">559794.631687 , 5116296.65542 , 1666.0850</text:p>
      <text:p text:style-name="P1">559794.631687 , 5116397.70805 , 1650.8770</text:p>
      <text:p text:style-name="P1">559794.631687 , 5116498.76068 , 1603.7430</text:p>
      <text:p text:style-name="P1">559794.631687 , 5116599.81331 , 1610.6630</text:p>
      <text:p text:style-name="P1">559794.631687 , 5116700.86594 , 1644.2410</text:p>
      <text:p text:style-name="P1">559794.631687 , 5116801.91858 , 1592.7110</text:p>
      <text:p text:style-name="P1">559794.631687 , 5116902.97121 , 1564.1080</text:p>
      <text:p text:style-name="P1">559794.631687 , 5117004.02384 , 1534.5630</text:p>
      <text:p text:style-name="P1">559794.631687 , 5117105.07647 , 1561.6940</text:p>
      <text:p text:style-name="P1">559794.631687 , 5117206.1291 , 1559.6830</text:p>
      <text:p text:style-name="P1">559794.631687 , 5117307.18173 , 1556.2670</text:p>
      <text:p text:style-name="P1">559794.631687 , 5117408.23437 , 1549.2560</text:p>
      <text:p text:style-name="P1">559794.631687 , 5117509.287 , 1542.0880</text:p>
      <text:p text:style-name="P1">559794.631687 , 5117610.33963 , 1535.2910</text:p>
      <text:p text:style-name="P1">559794.631687 , 5117711.39226 , 1521.4790</text:p>
      <text:p text:style-name="P1">559794.631687 , 5117812.44489 , 1526.1050</text:p>
      <text:p text:style-name="P1">559794.631687 , 5117913.49752 , 1499.5720</text:p>
      <text:p text:style-name="P1">559794.631687 , 5118014.55015 , 1512.3070</text:p>
      <text:p text:style-name="P1">559794.631687 , 5118115.60279 , 1508.1750</text:p>
      <text:p text:style-name="P1">559794.631687 , 5118216.65542 , 1476.5040</text:p>
      <text:p text:style-name="P1">559794.631687 , 5118317.70805 , 1465.8610</text:p>
      <text:p text:style-name="P1">559794.631687 , 5118418.76068 , 1432.6170</text:p>
      <text:p text:style-name="P1">559794.631687 , 5118519.81331 , 1416.4740</text:p>
      <text:p text:style-name="P1">559794.631687 , 5118620.86594 , 1393.5420</text:p>
      <text:p text:style-name="P1">559794.631687 , 5118721.91858 , 1375.2640</text:p>
      <text:p text:style-name="P1">559794.631687 , 5118822.97121 , 1366.7760</text:p>
      <text:p text:style-name="P1">559794.631687 , 5118924.02384 , 1350.8590</text:p>
      <text:p text:style-name="P1">559794.631687 , 5119025.07647 , 1389.0860</text:p>
      <text:p text:style-name="P1">559794.631687 , 5119126.1291 , 1435.6630</text:p>
      <text:p text:style-name="P1">559794.631687 , 5119227.18173 , 1409.5280</text:p>
      <text:p text:style-name="P1">559794.631687 , 5119328.23437 , 1390.0600</text:p>
      <text:p text:style-name="P1">559794.631687 , 5119429.287 , 1366.3370</text:p>
      <text:p text:style-name="P1">559794.631687 , 5119530.33963 , 1339.8020</text:p>
      <text:p text:style-name="P1">559794.631687 , 5119631.39226 , 1308.6880</text:p>
      <text:p text:style-name="P1">559794.631687 , 5119732.44489 , 1283.4290</text:p>
      <text:p text:style-name="P1">559794.631687 , 5119833.49752 , 1261.1490</text:p>
      <text:p text:style-name="P1">559794.631687 , 5119934.55015 , 1240.1570</text:p>
      <text:p text:style-name="P1">559794.631687 , 5120035.60279 , 1210.5250</text:p>
      <text:p text:style-name="P1">559794.631687 , 5120136.65542 , 1224.8630</text:p>
      <text:p text:style-name="P1">559794.631687 , 5120237.70805 , 1238.9280</text:p>
      <text:p text:style-name="P1">559794.631687 , 5120338.76068 , 1275.6470</text:p>
      <text:p text:style-name="P1">559794.631687 , 5120439.81331 , 1297.4020</text:p>
      <text:p text:style-name="P1">559794.631687 , 5120540.86594 , 1221.3730</text:p>
      <text:p text:style-name="P1">559794.631687 , 5120641.91858 , 1226.1220</text:p>
      <text:p text:style-name="P1"><text:soft-page-break/>559794.631687 , 5120742.97121 , 1255.1750</text:p>
      <text:p text:style-name="P1">559794.631687 , 5120844.02384 , 1240.1740</text:p>
      <text:p text:style-name="P1">559794.631687 , 5120945.07647 , 1179.6810</text:p>
      <text:p text:style-name="P1">559794.631687 , 5121046.1291 , -9999.0000</text:p>
      <text:p text:style-name="P1">559895.742798 , 5111446.1291 , 1156.3770</text:p>
      <text:p text:style-name="P1">559895.742798 , 5111547.18173 , 1172.7960</text:p>
      <text:p text:style-name="P1">559895.742798 , 5111648.23437 , 1143.0400</text:p>
      <text:p text:style-name="P1">559895.742798 , 5111749.287 , 1132.6490</text:p>
      <text:p text:style-name="P1">559895.742798 , 5111850.33963 , 1166.9470</text:p>
      <text:p text:style-name="P1">559895.742798 , 5111951.39226 , 1182.3130</text:p>
      <text:p text:style-name="P1">559895.742798 , 5112052.44489 , 1196.8440</text:p>
      <text:p text:style-name="P1">559895.742798 , 5112153.49752 , 1208.8980</text:p>
      <text:p text:style-name="P1">559895.742798 , 5112254.55015 , 1219.5520</text:p>
      <text:p text:style-name="P1">559895.742798 , 5112355.60279 , 1232.5370</text:p>
      <text:p text:style-name="P1">559895.742798 , 5112456.65542 , 1247.1110</text:p>
      <text:p text:style-name="P1">559895.742798 , 5112557.70805 , 1264.3650</text:p>
      <text:p text:style-name="P1">559895.742798 , 5112658.76068 , 1254.7370</text:p>
      <text:p text:style-name="P1">559895.742798 , 5112759.81331 , 1258.9930</text:p>
      <text:p text:style-name="P1">559895.742798 , 5112860.86594 , 1291.0950</text:p>
      <text:p text:style-name="P1">559895.742798 , 5112961.91858 , 1309.0370</text:p>
      <text:p text:style-name="P1">559895.742798 , 5113062.97121 , 1327.2350</text:p>
      <text:p text:style-name="P1">559895.742798 , 5113164.02384 , 1335.7240</text:p>
      <text:p text:style-name="P1">559895.742798 , 5113265.07647 , 1345.8530</text:p>
      <text:p text:style-name="P1">559895.742798 , 5113366.1291 , 1351.7960</text:p>
      <text:p text:style-name="P1">559895.742798 , 5113467.18173 , 1290.1200</text:p>
      <text:p text:style-name="P1">559895.742798 , 5113568.23437 , 1312.5960</text:p>
      <text:p text:style-name="P1">559895.742798 , 5113669.287 , 1376.2040</text:p>
      <text:p text:style-name="P1">559895.742798 , 5113770.33963 , 1370.8810</text:p>
      <text:p text:style-name="P1">559895.742798 , 5113871.39226 , 1389.2190</text:p>
      <text:p text:style-name="P1">559895.742798 , 5113972.44489 , 1421.1840</text:p>
      <text:p text:style-name="P1">559895.742798 , 5114073.49752 , 1438.4410</text:p>
      <text:p text:style-name="P1">559895.742798 , 5114174.55015 , 1441.0560</text:p>
      <text:p text:style-name="P1">559895.742798 , 5114275.60279 , 1432.8680</text:p>
      <text:p text:style-name="P1">559895.742798 , 5114376.65542 , 1468.7250</text:p>
      <text:p text:style-name="P1">559895.742798 , 5114477.70805 , 1469.5780</text:p>
      <text:p text:style-name="P1">559895.742798 , 5114578.76068 , 1501.6580</text:p>
      <text:p text:style-name="P1">559895.742798 , 5114679.81331 , 1503.6670</text:p>
      <text:p text:style-name="P1">559895.742798 , 5114780.86594 , 1558.1290</text:p>
      <text:p text:style-name="P1">559895.742798 , 5114881.91858 , 1550.4320</text:p>
      <text:p text:style-name="P1">559895.742798 , 5114982.97121 , 1582.2820</text:p>
      <text:p text:style-name="P1">559895.742798 , 5115084.02384 , 1610.5140</text:p>
      <text:p text:style-name="P1">559895.742798 , 5115185.07647 , 1632.5910</text:p>
      <text:p text:style-name="P1">559895.742798 , 5115286.1291 , 1652.7560</text:p>
      <text:p text:style-name="P1">559895.742798 , 5115387.18173 , 1664.9130</text:p>
      <text:p text:style-name="P1">559895.742798 , 5115488.23437 , 1670.9220</text:p>
      <text:p text:style-name="P1">559895.742798 , 5115589.287 , 1701.2800</text:p>
      <text:p text:style-name="P1">559895.742798 , 5115690.33963 , 1717.8370</text:p>
      <text:p text:style-name="P1">559895.742798 , 5115791.39226 , 1732.1490</text:p>
      <text:p text:style-name="P1">559895.742798 , 5115892.44489 , 1740.0280</text:p>
      <text:p text:style-name="P1">559895.742798 , 5115993.49752 , 1735.9780</text:p>
      <text:p text:style-name="P1">559895.742798 , 5116094.55015 , 1738.0070</text:p>
      <text:p text:style-name="P1">559895.742798 , 5116195.60279 , 1728.1470</text:p>
      <text:p text:style-name="P1"><text:soft-page-break/>559895.742798 , 5116296.65542 , 1715.0550</text:p>
      <text:p text:style-name="P1">559895.742798 , 5116397.70805 , 1673.8370</text:p>
      <text:p text:style-name="P1">559895.742798 , 5116498.76068 , 1670.0730</text:p>
      <text:p text:style-name="P1">559895.742798 , 5116599.81331 , 1678.7090</text:p>
      <text:p text:style-name="P1">559895.742798 , 5116700.86594 , 1682.2270</text:p>
      <text:p text:style-name="P1">559895.742798 , 5116801.91858 , 1640.9200</text:p>
      <text:p text:style-name="P1">559895.742798 , 5116902.97121 , 1583.6350</text:p>
      <text:p text:style-name="P1">559895.742798 , 5117004.02384 , 1597.4830</text:p>
      <text:p text:style-name="P1">559895.742798 , 5117105.07647 , 1615.0880</text:p>
      <text:p text:style-name="P1">559895.742798 , 5117206.1291 , 1617.7210</text:p>
      <text:p text:style-name="P1">559895.742798 , 5117307.18173 , 1609.1940</text:p>
      <text:p text:style-name="P1">559895.742798 , 5117408.23437 , 1591.0450</text:p>
      <text:p text:style-name="P1">559895.742798 , 5117509.287 , 1577.5940</text:p>
      <text:p text:style-name="P1">559895.742798 , 5117610.33963 , 1554.0710</text:p>
      <text:p text:style-name="P1">559895.742798 , 5117711.39226 , 1555.3160</text:p>
      <text:p text:style-name="P1">559895.742798 , 5117812.44489 , 1546.4980</text:p>
      <text:p text:style-name="P1">559895.742798 , 5117913.49752 , 1535.9080</text:p>
      <text:p text:style-name="P1">559895.742798 , 5118014.55015 , 1543.6590</text:p>
      <text:p text:style-name="P1">559895.742798 , 5118115.60279 , 1537.1990</text:p>
      <text:p text:style-name="P1">559895.742798 , 5118216.65542 , 1517.1020</text:p>
      <text:p text:style-name="P1">559895.742798 , 5118317.70805 , 1487.1510</text:p>
      <text:p text:style-name="P1">559895.742798 , 5118418.76068 , 1467.2850</text:p>
      <text:p text:style-name="P1">559895.742798 , 5118519.81331 , 1451.7960</text:p>
      <text:p text:style-name="P1">559895.742798 , 5118620.86594 , 1411.1710</text:p>
      <text:p text:style-name="P1">559895.742798 , 5118721.91858 , 1380.6730</text:p>
      <text:p text:style-name="P1">559895.742798 , 5118822.97121 , 1364.1470</text:p>
      <text:p text:style-name="P1">559895.742798 , 5118924.02384 , 1402.5670</text:p>
      <text:p text:style-name="P1">559895.742798 , 5119025.07647 , 1469.0140</text:p>
      <text:p text:style-name="P1">559895.742798 , 5119126.1291 , 1458.9630</text:p>
      <text:p text:style-name="P1">559895.742798 , 5119227.18173 , 1434.6520</text:p>
      <text:p text:style-name="P1">559895.742798 , 5119328.23437 , 1405.3930</text:p>
      <text:p text:style-name="P1">559895.742798 , 5119429.287 , 1382.6750</text:p>
      <text:p text:style-name="P1">559895.742798 , 5119530.33963 , 1373.6320</text:p>
      <text:p text:style-name="P1">559895.742798 , 5119631.39226 , 1350.0140</text:p>
      <text:p text:style-name="P1">559895.742798 , 5119732.44489 , 1328.5830</text:p>
      <text:p text:style-name="P1">559895.742798 , 5119833.49752 , 1311.0100</text:p>
      <text:p text:style-name="P1">559895.742798 , 5119934.55015 , 1285.8620</text:p>
      <text:p text:style-name="P1">559895.742798 , 5120035.60279 , 1275.5260</text:p>
      <text:p text:style-name="P1">559895.742798 , 5120136.65542 , 1305.4700</text:p>
      <text:p text:style-name="P1">559895.742798 , 5120237.70805 , 1315.0840</text:p>
      <text:p text:style-name="P1">559895.742798 , 5120338.76068 , 1351.3160</text:p>
      <text:p text:style-name="P1">559895.742798 , 5120439.81331 , 1310.9120</text:p>
      <text:p text:style-name="P1">559895.742798 , 5120540.86594 , 1298.5850</text:p>
      <text:p text:style-name="P1">559895.742798 , 5120641.91858 , 1301.8210</text:p>
      <text:p text:style-name="P1">559895.742798 , 5120742.97121 , 1325.1470</text:p>
      <text:p text:style-name="P1">559895.742798 , 5120844.02384 , 1243.2320</text:p>
      <text:p text:style-name="P1">559895.742798 , 5120945.07647 , 1183.9630</text:p>
      <text:p text:style-name="P1">559895.742798 , 5121046.1291 , -9999.0000</text:p>
      <text:p text:style-name="P1">559996.853909 , 5111446.1291 , 1157.6930</text:p>
      <text:p text:style-name="P1">559996.853909 , 5111547.18173 , 1158.4840</text:p>
      <text:p text:style-name="P1">559996.853909 , 5111648.23437 , 1172.9020</text:p>
      <text:p text:style-name="P1">559996.853909 , 5111749.287 , 1150.5290</text:p>
      <text:p text:style-name="P1"><text:soft-page-break/>559996.853909 , 5111850.33963 , 1161.1560</text:p>
      <text:p text:style-name="P1">559996.853909 , 5111951.39226 , 1182.7850</text:p>
      <text:p text:style-name="P1">559996.853909 , 5112052.44489 , 1197.2590</text:p>
      <text:p text:style-name="P1">559996.853909 , 5112153.49752 , 1211.5310</text:p>
      <text:p text:style-name="P1">559996.853909 , 5112254.55015 , 1223.5730</text:p>
      <text:p text:style-name="P1">559996.853909 , 5112355.60279 , 1237.8030</text:p>
      <text:p text:style-name="P1">559996.853909 , 5112456.65542 , 1251.2660</text:p>
      <text:p text:style-name="P1">559996.853909 , 5112557.70805 , 1270.9620</text:p>
      <text:p text:style-name="P1">559996.853909 , 5112658.76068 , 1274.2200</text:p>
      <text:p text:style-name="P1">559996.853909 , 5112759.81331 , 1282.8280</text:p>
      <text:p text:style-name="P1">559996.853909 , 5112860.86594 , 1288.6630</text:p>
      <text:p text:style-name="P1">559996.853909 , 5112961.91858 , 1317.2800</text:p>
      <text:p text:style-name="P1">559996.853909 , 5113062.97121 , 1338.6410</text:p>
      <text:p text:style-name="P1">559996.853909 , 5113164.02384 , 1350.7760</text:p>
      <text:p text:style-name="P1">559996.853909 , 5113265.07647 , 1360.4090</text:p>
      <text:p text:style-name="P1">559996.853909 , 5113366.1291 , 1372.4060</text:p>
      <text:p text:style-name="P1">559996.853909 , 5113467.18173 , 1330.1630</text:p>
      <text:p text:style-name="P1">559996.853909 , 5113568.23437 , 1312.7880</text:p>
      <text:p text:style-name="P1">559996.853909 , 5113669.287 , 1361.6880</text:p>
      <text:p text:style-name="P1">559996.853909 , 5113770.33963 , 1406.8600</text:p>
      <text:p text:style-name="P1">559996.853909 , 5113871.39226 , 1407.2770</text:p>
      <text:p text:style-name="P1">559996.853909 , 5113972.44489 , 1427.1880</text:p>
      <text:p text:style-name="P1">559996.853909 , 5114073.49752 , 1456.3660</text:p>
      <text:p text:style-name="P1">559996.853909 , 5114174.55015 , 1460.4530</text:p>
      <text:p text:style-name="P1">559996.853909 , 5114275.60279 , 1468.5470</text:p>
      <text:p text:style-name="P1">559996.853909 , 5114376.65542 , 1459.1170</text:p>
      <text:p text:style-name="P1">559996.853909 , 5114477.70805 , 1507.0210</text:p>
      <text:p text:style-name="P1">559996.853909 , 5114578.76068 , 1544.3280</text:p>
      <text:p text:style-name="P1">559996.853909 , 5114679.81331 , 1551.2270</text:p>
      <text:p text:style-name="P1">559996.853909 , 5114780.86594 , 1599.7760</text:p>
      <text:p text:style-name="P1">559996.853909 , 5114881.91858 , 1625.4840</text:p>
      <text:p text:style-name="P1">559996.853909 , 5114982.97121 , 1621.7240</text:p>
      <text:p text:style-name="P1">559996.853909 , 5115084.02384 , 1643.8060</text:p>
      <text:p text:style-name="P1">559996.853909 , 5115185.07647 , 1661.4380</text:p>
      <text:p text:style-name="P1">559996.853909 , 5115286.1291 , 1683.6070</text:p>
      <text:p text:style-name="P1">559996.853909 , 5115387.18173 , 1700.9700</text:p>
      <text:p text:style-name="P1">559996.853909 , 5115488.23437 , 1718.6880</text:p>
      <text:p text:style-name="P1">559996.853909 , 5115589.287 , 1734.9700</text:p>
      <text:p text:style-name="P1">559996.853909 , 5115690.33963 , 1766.5270</text:p>
      <text:p text:style-name="P1">559996.853909 , 5115791.39226 , 1777.3280</text:p>
      <text:p text:style-name="P1">559996.853909 , 5115892.44489 , 1782.3260</text:p>
      <text:p text:style-name="P1">559996.853909 , 5115993.49752 , 1789.4540</text:p>
      <text:p text:style-name="P1">559996.853909 , 5116094.55015 , 1787.2810</text:p>
      <text:p text:style-name="P1">559996.853909 , 5116195.60279 , 1754.2670</text:p>
      <text:p text:style-name="P1">559996.853909 , 5116296.65542 , 1747.3610</text:p>
      <text:p text:style-name="P1">559996.853909 , 5116397.70805 , 1732.1410</text:p>
      <text:p text:style-name="P1">559996.853909 , 5116498.76068 , 1717.1340</text:p>
      <text:p text:style-name="P1">559996.853909 , 5116599.81331 , 1730.8230</text:p>
      <text:p text:style-name="P1">559996.853909 , 5116700.86594 , 1734.9840</text:p>
      <text:p text:style-name="P1">559996.853909 , 5116801.91858 , 1664.1860</text:p>
      <text:p text:style-name="P1">559996.853909 , 5116902.97121 , 1594.2960</text:p>
      <text:p text:style-name="P1">559996.853909 , 5117004.02384 , 1648.2810</text:p>
      <text:p text:style-name="P1"><text:soft-page-break/>559996.853909 , 5117105.07647 , 1674.8100</text:p>
      <text:p text:style-name="P1">559996.853909 , 5117206.1291 , 1665.0970</text:p>
      <text:p text:style-name="P1">559996.853909 , 5117307.18173 , 1655.2340</text:p>
      <text:p text:style-name="P1">559996.853909 , 5117408.23437 , 1631.2740</text:p>
      <text:p text:style-name="P1">559996.853909 , 5117509.287 , 1610.5830</text:p>
      <text:p text:style-name="P1">559996.853909 , 5117610.33963 , 1586.3910</text:p>
      <text:p text:style-name="P1">559996.853909 , 5117711.39226 , 1592.6630</text:p>
      <text:p text:style-name="P1">559996.853909 , 5117812.44489 , 1575.5500</text:p>
      <text:p text:style-name="P1">559996.853909 , 5117913.49752 , 1562.8590</text:p>
      <text:p text:style-name="P1">559996.853909 , 5118014.55015 , 1570.8070</text:p>
      <text:p text:style-name="P1">559996.853909 , 5118115.60279 , 1551.8030</text:p>
      <text:p text:style-name="P1">559996.853909 , 5118216.65542 , 1523.0160</text:p>
      <text:p text:style-name="P1">559996.853909 , 5118317.70805 , 1505.0570</text:p>
      <text:p text:style-name="P1">559996.853909 , 5118418.76068 , 1475.7600</text:p>
      <text:p text:style-name="P1">559996.853909 , 5118519.81331 , 1456.0940</text:p>
      <text:p text:style-name="P1">559996.853909 , 5118620.86594 , 1427.2140</text:p>
      <text:p text:style-name="P1">559996.853909 , 5118721.91858 , 1432.5390</text:p>
      <text:p text:style-name="P1">559996.853909 , 5118822.97121 , 1382.1090</text:p>
      <text:p text:style-name="P1">559996.853909 , 5118924.02384 , 1428.1550</text:p>
      <text:p text:style-name="P1">559996.853909 , 5119025.07647 , 1482.5990</text:p>
      <text:p text:style-name="P1">559996.853909 , 5119126.1291 , 1481.6090</text:p>
      <text:p text:style-name="P1">559996.853909 , 5119227.18173 , 1449.3840</text:p>
      <text:p text:style-name="P1">559996.853909 , 5119328.23437 , 1422.5990</text:p>
      <text:p text:style-name="P1">559996.853909 , 5119429.287 , 1401.7340</text:p>
      <text:p text:style-name="P1">559996.853909 , 5119530.33963 , 1389.8020</text:p>
      <text:p text:style-name="P1">559996.853909 , 5119631.39226 , 1363.4180</text:p>
      <text:p text:style-name="P1">559996.853909 , 5119732.44489 , 1352.9060</text:p>
      <text:p text:style-name="P1">559996.853909 , 5119833.49752 , 1336.9600</text:p>
      <text:p text:style-name="P1">559996.853909 , 5119934.55015 , 1315.0940</text:p>
      <text:p text:style-name="P1">559996.853909 , 5120035.60279 , 1303.7660</text:p>
      <text:p text:style-name="P1">559996.853909 , 5120136.65542 , 1324.5560</text:p>
      <text:p text:style-name="P1">559996.853909 , 5120237.70805 , 1357.0340</text:p>
      <text:p text:style-name="P1">559996.853909 , 5120338.76068 , 1397.9060</text:p>
      <text:p text:style-name="P1">559996.853909 , 5120439.81331 , 1354.9720</text:p>
      <text:p text:style-name="P1">559996.853909 , 5120540.86594 , 1362.7920</text:p>
      <text:p text:style-name="P1">559996.853909 , 5120641.91858 , 1350.6880</text:p>
      <text:p text:style-name="P1">559996.853909 , 5120742.97121 , 1301.4020</text:p>
      <text:p text:style-name="P1">559996.853909 , 5120844.02384 , 1216.3700</text:p>
      <text:p text:style-name="P1">559996.853909 , 5120945.07647 , 1177.5470</text:p>
      <text:p text:style-name="P1">559996.853909 , 5121046.1291 , -9999.0000</text:p>
      <text:p text:style-name="P1">560097.96502 , 5111446.1291 , 1174.8910</text:p>
      <text:p text:style-name="P1">560097.96502 , 5111547.18173 , 1172.8250</text:p>
      <text:p text:style-name="P1">560097.96502 , 5111648.23437 , 1178.4150</text:p>
      <text:p text:style-name="P1">560097.96502 , 5111749.287 , 1183.0430</text:p>
      <text:p text:style-name="P1">560097.96502 , 5111850.33963 , 1170.0980</text:p>
      <text:p text:style-name="P1">560097.96502 , 5111951.39226 , 1175.9650</text:p>
      <text:p text:style-name="P1">560097.96502 , 5112052.44489 , 1195.9270</text:p>
      <text:p text:style-name="P1">560097.96502 , 5112153.49752 , 1211.6970</text:p>
      <text:p text:style-name="P1">560097.96502 , 5112254.55015 , 1226.7050</text:p>
      <text:p text:style-name="P1">560097.96502 , 5112355.60279 , 1243.6040</text:p>
      <text:p text:style-name="P1">560097.96502 , 5112456.65542 , 1259.2070</text:p>
      <text:p text:style-name="P1">560097.96502 , 5112557.70805 , 1275.8450</text:p>
      <text:p text:style-name="P1"><text:soft-page-break/>560097.96502 , 5112658.76068 , 1289.6190</text:p>
      <text:p text:style-name="P1">560097.96502 , 5112759.81331 , 1302.1310</text:p>
      <text:p text:style-name="P1">560097.96502 , 5112860.86594 , 1301.8460</text:p>
      <text:p text:style-name="P1">560097.96502 , 5112961.91858 , 1326.6750</text:p>
      <text:p text:style-name="P1">560097.96502 , 5113062.97121 , 1342.4200</text:p>
      <text:p text:style-name="P1">560097.96502 , 5113164.02384 , 1361.3690</text:p>
      <text:p text:style-name="P1">560097.96502 , 5113265.07647 , 1378.3280</text:p>
      <text:p text:style-name="P1">560097.96502 , 5113366.1291 , 1385.0830</text:p>
      <text:p text:style-name="P1">560097.96502 , 5113467.18173 , 1380.5420</text:p>
      <text:p text:style-name="P1">560097.96502 , 5113568.23437 , 1351.1460</text:p>
      <text:p text:style-name="P1">560097.96502 , 5113669.287 , 1334.0210</text:p>
      <text:p text:style-name="P1">560097.96502 , 5113770.33963 , 1388.5320</text:p>
      <text:p text:style-name="P1">560097.96502 , 5113871.39226 , 1437.3570</text:p>
      <text:p text:style-name="P1">560097.96502 , 5113972.44489 , 1429.0330</text:p>
      <text:p text:style-name="P1">560097.96502 , 5114073.49752 , 1469.2520</text:p>
      <text:p text:style-name="P1">560097.96502 , 5114174.55015 , 1483.5920</text:p>
      <text:p text:style-name="P1">560097.96502 , 5114275.60279 , 1495.0780</text:p>
      <text:p text:style-name="P1">560097.96502 , 5114376.65542 , 1508.7460</text:p>
      <text:p text:style-name="P1">560097.96502 , 5114477.70805 , 1507.0310</text:p>
      <text:p text:style-name="P1">560097.96502 , 5114578.76068 , 1573.9470</text:p>
      <text:p text:style-name="P1">560097.96502 , 5114679.81331 , 1596.4600</text:p>
      <text:p text:style-name="P1">560097.96502 , 5114780.86594 , 1625.1720</text:p>
      <text:p text:style-name="P1">560097.96502 , 5114881.91858 , 1655.9580</text:p>
      <text:p text:style-name="P1">560097.96502 , 5114982.97121 , 1673.9400</text:p>
      <text:p text:style-name="P1">560097.96502 , 5115084.02384 , 1681.3750</text:p>
      <text:p text:style-name="P1">560097.96502 , 5115185.07647 , 1704.2730</text:p>
      <text:p text:style-name="P1">560097.96502 , 5115286.1291 , 1731.2760</text:p>
      <text:p text:style-name="P1">560097.96502 , 5115387.18173 , 1751.9120</text:p>
      <text:p text:style-name="P1">560097.96502 , 5115488.23437 , 1767.7250</text:p>
      <text:p text:style-name="P1">560097.96502 , 5115589.287 , 1791.2100</text:p>
      <text:p text:style-name="P1">560097.96502 , 5115690.33963 , 1814.5650</text:p>
      <text:p text:style-name="P1">560097.96502 , 5115791.39226 , 1830.6060</text:p>
      <text:p text:style-name="P1">560097.96502 , 5115892.44489 , 1828.6830</text:p>
      <text:p text:style-name="P1">560097.96502 , 5115993.49752 , 1832.8020</text:p>
      <text:p text:style-name="P1">560097.96502 , 5116094.55015 , 1833.6430</text:p>
      <text:p text:style-name="P1">560097.96502 , 5116195.60279 , 1819.9690</text:p>
      <text:p text:style-name="P1">560097.96502 , 5116296.65542 , 1796.5150</text:p>
      <text:p text:style-name="P1">560097.96502 , 5116397.70805 , 1776.8740</text:p>
      <text:p text:style-name="P1">560097.96502 , 5116498.76068 , 1782.6100</text:p>
      <text:p text:style-name="P1">560097.96502 , 5116599.81331 , 1772.0300</text:p>
      <text:p text:style-name="P1">560097.96502 , 5116700.86594 , 1776.2300</text:p>
      <text:p text:style-name="P1">560097.96502 , 5116801.91858 , 1691.0690</text:p>
      <text:p text:style-name="P1">560097.96502 , 5116902.97121 , 1649.5350</text:p>
      <text:p text:style-name="P1">560097.96502 , 5117004.02384 , 1697.0100</text:p>
      <text:p text:style-name="P1">560097.96502 , 5117105.07647 , 1738.8380</text:p>
      <text:p text:style-name="P1">560097.96502 , 5117206.1291 , 1742.9420</text:p>
      <text:p text:style-name="P1">560097.96502 , 5117307.18173 , 1713.6080</text:p>
      <text:p text:style-name="P1">560097.96502 , 5117408.23437 , 1681.0410</text:p>
      <text:p text:style-name="P1">560097.96502 , 5117509.287 , 1641.6300</text:p>
      <text:p text:style-name="P1">560097.96502 , 5117610.33963 , 1617.2810</text:p>
      <text:p text:style-name="P1">560097.96502 , 5117711.39226 , 1622.7090</text:p>
      <text:p text:style-name="P1">560097.96502 , 5117812.44489 , 1601.5490</text:p>
      <text:p text:style-name="P1"><text:soft-page-break/>560097.96502 , 5117913.49752 , 1596.6920</text:p>
      <text:p text:style-name="P1">560097.96502 , 5118014.55015 , 1583.7610</text:p>
      <text:p text:style-name="P1">560097.96502 , 5118115.60279 , 1555.1600</text:p>
      <text:p text:style-name="P1">560097.96502 , 5118216.65542 , 1546.4770</text:p>
      <text:p text:style-name="P1">560097.96502 , 5118317.70805 , 1523.3570</text:p>
      <text:p text:style-name="P1">560097.96502 , 5118418.76068 , 1500.7790</text:p>
      <text:p text:style-name="P1">560097.96502 , 5118519.81331 , 1489.5390</text:p>
      <text:p text:style-name="P1">560097.96502 , 5118620.86594 , 1502.2390</text:p>
      <text:p text:style-name="P1">560097.96502 , 5118721.91858 , 1480.2780</text:p>
      <text:p text:style-name="P1">560097.96502 , 5118822.97121 , 1431.5800</text:p>
      <text:p text:style-name="P1">560097.96502 , 5118924.02384 , 1456.7160</text:p>
      <text:p text:style-name="P1">560097.96502 , 5119025.07647 , 1521.1900</text:p>
      <text:p text:style-name="P1">560097.96502 , 5119126.1291 , 1512.7030</text:p>
      <text:p text:style-name="P1">560097.96502 , 5119227.18173 , 1475.0030</text:p>
      <text:p text:style-name="P1">560097.96502 , 5119328.23437 , 1441.6400</text:p>
      <text:p text:style-name="P1">560097.96502 , 5119429.287 , 1413.1020</text:p>
      <text:p text:style-name="P1">560097.96502 , 5119530.33963 , 1385.7820</text:p>
      <text:p text:style-name="P1">560097.96502 , 5119631.39226 , 1358.8490</text:p>
      <text:p text:style-name="P1">560097.96502 , 5119732.44489 , 1342.4350</text:p>
      <text:p text:style-name="P1">560097.96502 , 5119833.49752 , 1333.2100</text:p>
      <text:p text:style-name="P1">560097.96502 , 5119934.55015 , 1321.9420</text:p>
      <text:p text:style-name="P1">560097.96502 , 5120035.60279 , 1320.7060</text:p>
      <text:p text:style-name="P1">560097.96502 , 5120136.65542 , 1320.2500</text:p>
      <text:p text:style-name="P1">560097.96502 , 5120237.70805 , 1338.0980</text:p>
      <text:p text:style-name="P1">560097.96502 , 5120338.76068 , 1379.1550</text:p>
      <text:p text:style-name="P1">560097.96502 , 5120439.81331 , 1345.3000</text:p>
      <text:p text:style-name="P1">560097.96502 , 5120540.86594 , 1323.7540</text:p>
      <text:p text:style-name="P1">560097.96502 , 5120641.91858 , 1293.0950</text:p>
      <text:p text:style-name="P1">560097.96502 , 5120742.97121 , 1240.3830</text:p>
      <text:p text:style-name="P1">560097.96502 , 5120844.02384 , 1228.1670</text:p>
      <text:p text:style-name="P1">560097.96502 , 5120945.07647 , 1188.9050</text:p>
      <text:p text:style-name="P1">560097.96502 , 5121046.1291 , -9999.0000</text:p>
      <text:p text:style-name="P1">560199.076131 , 5111446.1291 , 1170.5600</text:p>
      <text:p text:style-name="P1">560199.076131 , 5111547.18173 , 1183.8870</text:p>
      <text:p text:style-name="P1">560199.076131 , 5111648.23437 , 1178.7160</text:p>
      <text:p text:style-name="P1">560199.076131 , 5111749.287 , 1198.2860</text:p>
      <text:p text:style-name="P1">560199.076131 , 5111850.33963 , 1203.2540</text:p>
      <text:p text:style-name="P1">560199.076131 , 5111951.39226 , 1207.6020</text:p>
      <text:p text:style-name="P1">560199.076131 , 5112052.44489 , 1212.8870</text:p>
      <text:p text:style-name="P1">560199.076131 , 5112153.49752 , 1209.9720</text:p>
      <text:p text:style-name="P1">560199.076131 , 5112254.55015 , 1224.0270</text:p>
      <text:p text:style-name="P1">560199.076131 , 5112355.60279 , 1244.5840</text:p>
      <text:p text:style-name="P1">560199.076131 , 5112456.65542 , 1264.6910</text:p>
      <text:p text:style-name="P1">560199.076131 , 5112557.70805 , 1280.0730</text:p>
      <text:p text:style-name="P1">560199.076131 , 5112658.76068 , 1304.5440</text:p>
      <text:p text:style-name="P1">560199.076131 , 5112759.81331 , 1320.5830</text:p>
      <text:p text:style-name="P1">560199.076131 , 5112860.86594 , 1328.8790</text:p>
      <text:p text:style-name="P1">560199.076131 , 5112961.91858 , 1334.4240</text:p>
      <text:p text:style-name="P1">560199.076131 , 5113062.97121 , 1356.2730</text:p>
      <text:p text:style-name="P1">560199.076131 , 5113164.02384 , 1374.7920</text:p>
      <text:p text:style-name="P1">560199.076131 , 5113265.07647 , 1389.9890</text:p>
      <text:p text:style-name="P1">560199.076131 , 5113366.1291 , 1401.6720</text:p>
      <text:p text:style-name="P1"><text:soft-page-break/>560199.076131 , 5113467.18173 , 1410.0730</text:p>
      <text:p text:style-name="P1">560199.076131 , 5113568.23437 , 1419.8980</text:p>
      <text:p text:style-name="P1">560199.076131 , 5113669.287 , 1371.0900</text:p>
      <text:p text:style-name="P1">560199.076131 , 5113770.33963 , 1379.5490</text:p>
      <text:p text:style-name="P1">560199.076131 , 5113871.39226 , 1448.6230</text:p>
      <text:p text:style-name="P1">560199.076131 , 5113972.44489 , 1472.5740</text:p>
      <text:p text:style-name="P1">560199.076131 , 5114073.49752 , 1481.6570</text:p>
      <text:p text:style-name="P1">560199.076131 , 5114174.55015 , 1502.3190</text:p>
      <text:p text:style-name="P1">560199.076131 , 5114275.60279 , 1524.2490</text:p>
      <text:p text:style-name="P1">560199.076131 , 5114376.65542 , 1536.6390</text:p>
      <text:p text:style-name="P1">560199.076131 , 5114477.70805 , 1559.4570</text:p>
      <text:p text:style-name="P1">560199.076131 , 5114578.76068 , 1565.6400</text:p>
      <text:p text:style-name="P1">560199.076131 , 5114679.81331 , 1611.6320</text:p>
      <text:p text:style-name="P1">560199.076131 , 5114780.86594 , 1642.2890</text:p>
      <text:p text:style-name="P1">560199.076131 , 5114881.91858 , 1681.6400</text:p>
      <text:p text:style-name="P1">560199.076131 , 5114982.97121 , 1706.8080</text:p>
      <text:p text:style-name="P1">560199.076131 , 5115084.02384 , 1709.2510</text:p>
      <text:p text:style-name="P1">560199.076131 , 5115185.07647 , 1726.2070</text:p>
      <text:p text:style-name="P1">560199.076131 , 5115286.1291 , 1770.6830</text:p>
      <text:p text:style-name="P1">560199.076131 , 5115387.18173 , 1808.2300</text:p>
      <text:p text:style-name="P1">560199.076131 , 5115488.23437 , 1817.1620</text:p>
      <text:p text:style-name="P1">560199.076131 , 5115589.287 , 1848.1090</text:p>
      <text:p text:style-name="P1">560199.076131 , 5115690.33963 , 1866.6090</text:p>
      <text:p text:style-name="P1">560199.076131 , 5115791.39226 , 1891.5980</text:p>
      <text:p text:style-name="P1">560199.076131 , 5115892.44489 , 1903.6160</text:p>
      <text:p text:style-name="P1">560199.076131 , 5115993.49752 , 1897.8820</text:p>
      <text:p text:style-name="P1">560199.076131 , 5116094.55015 , 1882.1130</text:p>
      <text:p text:style-name="P1">560199.076131 , 5116195.60279 , 1885.4930</text:p>
      <text:p text:style-name="P1">560199.076131 , 5116296.65542 , 1871.8810</text:p>
      <text:p text:style-name="P1">560199.076131 , 5116397.70805 , 1846.4320</text:p>
      <text:p text:style-name="P1">560199.076131 , 5116498.76068 , 1849.7200</text:p>
      <text:p text:style-name="P1">560199.076131 , 5116599.81331 , 1832.6960</text:p>
      <text:p text:style-name="P1">560199.076131 , 5116700.86594 , 1806.8740</text:p>
      <text:p text:style-name="P1">560199.076131 , 5116801.91858 , 1749.9200</text:p>
      <text:p text:style-name="P1">560199.076131 , 5116902.97121 , 1742.2770</text:p>
      <text:p text:style-name="P1">560199.076131 , 5117004.02384 , 1756.2410</text:p>
      <text:p text:style-name="P1">560199.076131 , 5117105.07647 , 1802.9020</text:p>
      <text:p text:style-name="P1">560199.076131 , 5117206.1291 , 1792.6100</text:p>
      <text:p text:style-name="P1">560199.076131 , 5117307.18173 , 1764.5710</text:p>
      <text:p text:style-name="P1">560199.076131 , 5117408.23437 , 1738.1230</text:p>
      <text:p text:style-name="P1">560199.076131 , 5117509.287 , 1660.2180</text:p>
      <text:p text:style-name="P1">560199.076131 , 5117610.33963 , 1660.5130</text:p>
      <text:p text:style-name="P1">560199.076131 , 5117711.39226 , 1668.8800</text:p>
      <text:p text:style-name="P1">560199.076131 , 5117812.44489 , 1642.5600</text:p>
      <text:p text:style-name="P1">560199.076131 , 5117913.49752 , 1625.8350</text:p>
      <text:p text:style-name="P1">560199.076131 , 5118014.55015 , 1596.5860</text:p>
      <text:p text:style-name="P1">560199.076131 , 5118115.60279 , 1568.9320</text:p>
      <text:p text:style-name="P1">560199.076131 , 5118216.65542 , 1562.5100</text:p>
      <text:p text:style-name="P1">560199.076131 , 5118317.70805 , 1556.1400</text:p>
      <text:p text:style-name="P1">560199.076131 , 5118418.76068 , 1531.8610</text:p>
      <text:p text:style-name="P1">560199.076131 , 5118519.81331 , 1531.4650</text:p>
      <text:p text:style-name="P1">560199.076131 , 5118620.86594 , 1558.4660</text:p>
      <text:p text:style-name="P1"><text:soft-page-break/>560199.076131 , 5118721.91858 , 1523.8810</text:p>
      <text:p text:style-name="P1">560199.076131 , 5118822.97121 , 1478.6360</text:p>
      <text:p text:style-name="P1">560199.076131 , 5118924.02384 , 1474.7020</text:p>
      <text:p text:style-name="P1">560199.076131 , 5119025.07647 , 1517.4930</text:p>
      <text:p text:style-name="P1">560199.076131 , 5119126.1291 , 1484.4200</text:p>
      <text:p text:style-name="P1">560199.076131 , 5119227.18173 , 1460.8630</text:p>
      <text:p text:style-name="P1">560199.076131 , 5119328.23437 , 1442.3690</text:p>
      <text:p text:style-name="P1">560199.076131 , 5119429.287 , 1400.7450</text:p>
      <text:p text:style-name="P1">560199.076131 , 5119530.33963 , 1369.3450</text:p>
      <text:p text:style-name="P1">560199.076131 , 5119631.39226 , 1351.5810</text:p>
      <text:p text:style-name="P1">560199.076131 , 5119732.44489 , 1346.6350</text:p>
      <text:p text:style-name="P1">560199.076131 , 5119833.49752 , 1331.1070</text:p>
      <text:p text:style-name="P1">560199.076131 , 5119934.55015 , 1328.6140</text:p>
      <text:p text:style-name="P1">560199.076131 , 5120035.60279 , 1323.1050</text:p>
      <text:p text:style-name="P1">560199.076131 , 5120136.65542 , 1331.8000</text:p>
      <text:p text:style-name="P1">560199.076131 , 5120237.70805 , 1344.7520</text:p>
      <text:p text:style-name="P1">560199.076131 , 5120338.76068 , 1394.7550</text:p>
      <text:p text:style-name="P1">560199.076131 , 5120439.81331 , 1328.3580</text:p>
      <text:p text:style-name="P1">560199.076131 , 5120540.86594 , 1246.6750</text:p>
      <text:p text:style-name="P1">560199.076131 , 5120641.91858 , 1233.3670</text:p>
      <text:p text:style-name="P1">560199.076131 , 5120742.97121 , 1190.5360</text:p>
      <text:p text:style-name="P1">560199.076131 , 5120844.02384 , 1199.4170</text:p>
      <text:p text:style-name="P1">560199.076131 , 5120945.07647 , 1195.8480</text:p>
      <text:p text:style-name="P1">560199.076131 , 5121046.1291 , -9999.0000</text:p>
      <text:p text:style-name="P1">560300.187243 , 5111446.1291 , 1182.6560</text:p>
      <text:p text:style-name="P1">560300.187243 , 5111547.18173 , 1186.0000</text:p>
      <text:p text:style-name="P1">560300.187243 , 5111648.23437 , 1187.6350</text:p>
      <text:p text:style-name="P1">560300.187243 , 5111749.287 , 1188.8640</text:p>
      <text:p text:style-name="P1">560300.187243 , 5111850.33963 , 1221.7340</text:p>
      <text:p text:style-name="P1">560300.187243 , 5111951.39226 , 1223.5800</text:p>
      <text:p text:style-name="P1">560300.187243 , 5112052.44489 , 1227.5100</text:p>
      <text:p text:style-name="P1">560300.187243 , 5112153.49752 , 1224.9060</text:p>
      <text:p text:style-name="P1">560300.187243 , 5112254.55015 , 1222.0490</text:p>
      <text:p text:style-name="P1">560300.187243 , 5112355.60279 , 1241.3360</text:p>
      <text:p text:style-name="P1">560300.187243 , 5112456.65542 , 1262.6410</text:p>
      <text:p text:style-name="P1">560300.187243 , 5112557.70805 , 1294.5600</text:p>
      <text:p text:style-name="P1">560300.187243 , 5112658.76068 , 1304.8880</text:p>
      <text:p text:style-name="P1">560300.187243 , 5112759.81331 , 1329.2500</text:p>
      <text:p text:style-name="P1">560300.187243 , 5112860.86594 , 1341.7330</text:p>
      <text:p text:style-name="P1">560300.187243 , 5112961.91858 , 1356.4210</text:p>
      <text:p text:style-name="P1">560300.187243 , 5113062.97121 , 1368.7190</text:p>
      <text:p text:style-name="P1">560300.187243 , 5113164.02384 , 1383.9980</text:p>
      <text:p text:style-name="P1">560300.187243 , 5113265.07647 , 1402.7940</text:p>
      <text:p text:style-name="P1">560300.187243 , 5113366.1291 , 1413.3590</text:p>
      <text:p text:style-name="P1">560300.187243 , 5113467.18173 , 1427.0020</text:p>
      <text:p text:style-name="P1">560300.187243 , 5113568.23437 , 1439.6340</text:p>
      <text:p text:style-name="P1">560300.187243 , 5113669.287 , 1430.6560</text:p>
      <text:p text:style-name="P1">560300.187243 , 5113770.33963 , 1394.4500</text:p>
      <text:p text:style-name="P1">560300.187243 , 5113871.39226 , 1486.1880</text:p>
      <text:p text:style-name="P1">560300.187243 , 5113972.44489 , 1517.0000</text:p>
      <text:p text:style-name="P1">560300.187243 , 5114073.49752 , 1529.2820</text:p>
      <text:p text:style-name="P1">560300.187243 , 5114174.55015 , 1529.0400</text:p>
      <text:p text:style-name="P1"><text:soft-page-break/>560300.187243 , 5114275.60279 , 1541.6880</text:p>
      <text:p text:style-name="P1">560300.187243 , 5114376.65542 , 1565.9910</text:p>
      <text:p text:style-name="P1">560300.187243 , 5114477.70805 , 1585.1270</text:p>
      <text:p text:style-name="P1">560300.187243 , 5114578.76068 , 1607.6250</text:p>
      <text:p text:style-name="P1">560300.187243 , 5114679.81331 , 1619.7330</text:p>
      <text:p text:style-name="P1">560300.187243 , 5114780.86594 , 1672.5260</text:p>
      <text:p text:style-name="P1">560300.187243 , 5114881.91858 , 1706.0630</text:p>
      <text:p text:style-name="P1">560300.187243 , 5114982.97121 , 1740.4460</text:p>
      <text:p text:style-name="P1">560300.187243 , 5115084.02384 , 1760.5910</text:p>
      <text:p text:style-name="P1">560300.187243 , 5115185.07647 , 1787.7660</text:p>
      <text:p text:style-name="P1">560300.187243 , 5115286.1291 , 1790.3510</text:p>
      <text:p text:style-name="P1">560300.187243 , 5115387.18173 , 1833.4400</text:p>
      <text:p text:style-name="P1">560300.187243 , 5115488.23437 , 1867.9530</text:p>
      <text:p text:style-name="P1">560300.187243 , 5115589.287 , 1895.0650</text:p>
      <text:p text:style-name="P1">560300.187243 , 5115690.33963 , 1928.3810</text:p>
      <text:p text:style-name="P1">560300.187243 , 5115791.39226 , 1943.9380</text:p>
      <text:p text:style-name="P1">560300.187243 , 5115892.44489 , 1961.7630</text:p>
      <text:p text:style-name="P1">560300.187243 , 5115993.49752 , 1962.8560</text:p>
      <text:p text:style-name="P1">560300.187243 , 5116094.55015 , 1955.4220</text:p>
      <text:p text:style-name="P1">560300.187243 , 5116195.60279 , 1941.7740</text:p>
      <text:p text:style-name="P1">560300.187243 , 5116296.65542 , 1937.4840</text:p>
      <text:p text:style-name="P1">560300.187243 , 5116397.70805 , 1913.5940</text:p>
      <text:p text:style-name="P1">560300.187243 , 5116498.76068 , 1930.2530</text:p>
      <text:p text:style-name="P1">560300.187243 , 5116599.81331 , 1896.0530</text:p>
      <text:p text:style-name="P1">560300.187243 , 5116700.86594 , 1856.3590</text:p>
      <text:p text:style-name="P1">560300.187243 , 5116801.91858 , 1791.8700</text:p>
      <text:p text:style-name="P1">560300.187243 , 5116902.97121 , 1794.8450</text:p>
      <text:p text:style-name="P1">560300.187243 , 5117004.02384 , 1796.2970</text:p>
      <text:p text:style-name="P1">560300.187243 , 5117105.07647 , 1841.0500</text:p>
      <text:p text:style-name="P1">560300.187243 , 5117206.1291 , 1820.4350</text:p>
      <text:p text:style-name="P1">560300.187243 , 5117307.18173 , 1780.8130</text:p>
      <text:p text:style-name="P1">560300.187243 , 5117408.23437 , 1740.4040</text:p>
      <text:p text:style-name="P1">560300.187243 , 5117509.287 , 1683.6550</text:p>
      <text:p text:style-name="P1">560300.187243 , 5117610.33963 , 1670.7970</text:p>
      <text:p text:style-name="P1">560300.187243 , 5117711.39226 , 1697.0610</text:p>
      <text:p text:style-name="P1">560300.187243 , 5117812.44489 , 1662.0830</text:p>
      <text:p text:style-name="P1">560300.187243 , 5117913.49752 , 1640.8910</text:p>
      <text:p text:style-name="P1">560300.187243 , 5118014.55015 , 1614.2370</text:p>
      <text:p text:style-name="P1">560300.187243 , 5118115.60279 , 1605.5430</text:p>
      <text:p text:style-name="P1">560300.187243 , 5118216.65542 , 1591.1090</text:p>
      <text:p text:style-name="P1">560300.187243 , 5118317.70805 , 1571.0680</text:p>
      <text:p text:style-name="P1">560300.187243 , 5118418.76068 , 1550.0240</text:p>
      <text:p text:style-name="P1">560300.187243 , 5118519.81331 , 1577.4840</text:p>
      <text:p text:style-name="P1">560300.187243 , 5118620.86594 , 1571.9210</text:p>
      <text:p text:style-name="P1">560300.187243 , 5118721.91858 , 1528.2670</text:p>
      <text:p text:style-name="P1">560300.187243 , 5118822.97121 , 1487.6410</text:p>
      <text:p text:style-name="P1">560300.187243 , 5118924.02384 , 1453.9610</text:p>
      <text:p text:style-name="P1">560300.187243 , 5119025.07647 , 1452.3770</text:p>
      <text:p text:style-name="P1">560300.187243 , 5119126.1291 , 1427.2970</text:p>
      <text:p text:style-name="P1">560300.187243 , 5119227.18173 , 1398.6100</text:p>
      <text:p text:style-name="P1">560300.187243 , 5119328.23437 , 1380.3170</text:p>
      <text:p text:style-name="P1">560300.187243 , 5119429.287 , 1367.3590</text:p>
      <text:p text:style-name="P1"><text:soft-page-break/>560300.187243 , 5119530.33963 , 1357.0270</text:p>
      <text:p text:style-name="P1">560300.187243 , 5119631.39226 , 1349.5650</text:p>
      <text:p text:style-name="P1">560300.187243 , 5119732.44489 , 1345.0160</text:p>
      <text:p text:style-name="P1">560300.187243 , 5119833.49752 , 1336.0520</text:p>
      <text:p text:style-name="P1">560300.187243 , 5119934.55015 , 1342.4460</text:p>
      <text:p text:style-name="P1">560300.187243 , 5120035.60279 , 1333.9060</text:p>
      <text:p text:style-name="P1">560300.187243 , 5120136.65542 , 1334.5830</text:p>
      <text:p text:style-name="P1">560300.187243 , 5120237.70805 , 1357.7970</text:p>
      <text:p text:style-name="P1">560300.187243 , 5120338.76068 , 1417.3750</text:p>
      <text:p text:style-name="P1">560300.187243 , 5120439.81331 , 1328.1640</text:p>
      <text:p text:style-name="P1">560300.187243 , 5120540.86594 , 1272.5800</text:p>
      <text:p text:style-name="P1">560300.187243 , 5120641.91858 , 1210.8280</text:p>
      <text:p text:style-name="P1">560300.187243 , 5120742.97121 , 1171.0210</text:p>
      <text:p text:style-name="P1">560300.187243 , 5120844.02384 , 1164.8250</text:p>
      <text:p text:style-name="P1">560300.187243 , 5120945.07647 , 1158.7660</text:p>
      <text:p text:style-name="P1">560300.187243 , 5121046.1291 , -9999.0000</text:p>
      <text:p text:style-name="P1">560401.298354 , 5111446.1291 , 1209.7730</text:p>
      <text:p text:style-name="P1">560401.298354 , 5111547.18173 , 1200.6640</text:p>
      <text:p text:style-name="P1">560401.298354 , 5111648.23437 , 1203.0820</text:p>
      <text:p text:style-name="P1">560401.298354 , 5111749.287 , 1210.8560</text:p>
      <text:p text:style-name="P1">560401.298354 , 5111850.33963 , 1212.4510</text:p>
      <text:p text:style-name="P1">560401.298354 , 5111951.39226 , 1216.1810</text:p>
      <text:p text:style-name="P1">560401.298354 , 5112052.44489 , 1222.9420</text:p>
      <text:p text:style-name="P1">560401.298354 , 5112153.49752 , 1230.6230</text:p>
      <text:p text:style-name="P1">560401.298354 , 5112254.55015 , 1235.7530</text:p>
      <text:p text:style-name="P1">560401.298354 , 5112355.60279 , 1240.2660</text:p>
      <text:p text:style-name="P1">560401.298354 , 5112456.65542 , 1285.9400</text:p>
      <text:p text:style-name="P1">560401.298354 , 5112557.70805 , 1312.2960</text:p>
      <text:p text:style-name="P1">560401.298354 , 5112658.76068 , 1333.8910</text:p>
      <text:p text:style-name="P1">560401.298354 , 5112759.81331 , 1332.9250</text:p>
      <text:p text:style-name="P1">560401.298354 , 5112860.86594 , 1346.6020</text:p>
      <text:p text:style-name="P1">560401.298354 , 5112961.91858 , 1363.0460</text:p>
      <text:p text:style-name="P1">560401.298354 , 5113062.97121 , 1378.1760</text:p>
      <text:p text:style-name="P1">560401.298354 , 5113164.02384 , 1396.3050</text:p>
      <text:p text:style-name="P1">560401.298354 , 5113265.07647 , 1413.4040</text:p>
      <text:p text:style-name="P1">560401.298354 , 5113366.1291 , 1429.8580</text:p>
      <text:p text:style-name="P1">560401.298354 , 5113467.18173 , 1449.2960</text:p>
      <text:p text:style-name="P1">560401.298354 , 5113568.23437 , 1462.4360</text:p>
      <text:p text:style-name="P1">560401.298354 , 5113669.287 , 1458.4750</text:p>
      <text:p text:style-name="P1">560401.298354 , 5113770.33963 , 1395.1750</text:p>
      <text:p text:style-name="P1">560401.298354 , 5113871.39226 , 1459.3000</text:p>
      <text:p text:style-name="P1">560401.298354 , 5113972.44489 , 1523.4330</text:p>
      <text:p text:style-name="P1">560401.298354 , 5114073.49752 , 1551.9590</text:p>
      <text:p text:style-name="P1">560401.298354 , 5114174.55015 , 1558.8910</text:p>
      <text:p text:style-name="P1">560401.298354 , 5114275.60279 , 1555.2920</text:p>
      <text:p text:style-name="P1">560401.298354 , 5114376.65542 , 1584.0680</text:p>
      <text:p text:style-name="P1">560401.298354 , 5114477.70805 , 1616.2940</text:p>
      <text:p text:style-name="P1">560401.298354 , 5114578.76068 , 1645.9240</text:p>
      <text:p text:style-name="P1">560401.298354 , 5114679.81331 , 1661.4910</text:p>
      <text:p text:style-name="P1">560401.298354 , 5114780.86594 , 1679.4570</text:p>
      <text:p text:style-name="P1">560401.298354 , 5114881.91858 , 1728.6520</text:p>
      <text:p text:style-name="P1">560401.298354 , 5114982.97121 , 1779.2380</text:p>
      <text:p text:style-name="P1"><text:soft-page-break/>560401.298354 , 5115084.02384 , 1827.5470</text:p>
      <text:p text:style-name="P1">560401.298354 , 5115185.07647 , 1829.8090</text:p>
      <text:p text:style-name="P1">560401.298354 , 5115286.1291 , 1858.5630</text:p>
      <text:p text:style-name="P1">560401.298354 , 5115387.18173 , 1887.6630</text:p>
      <text:p text:style-name="P1">560401.298354 , 5115488.23437 , 1913.6320</text:p>
      <text:p text:style-name="P1">560401.298354 , 5115589.287 , 1942.7590</text:p>
      <text:p text:style-name="P1">560401.298354 , 5115690.33963 , 1984.9830</text:p>
      <text:p text:style-name="P1">560401.298354 , 5115791.39226 , 2005.8490</text:p>
      <text:p text:style-name="P1">560401.298354 , 5115892.44489 , 2023.0190</text:p>
      <text:p text:style-name="P1">560401.298354 , 5115993.49752 , 2049.0240</text:p>
      <text:p text:style-name="P1">560401.298354 , 5116094.55015 , 2014.3590</text:p>
      <text:p text:style-name="P1">560401.298354 , 5116195.60279 , 2009.4470</text:p>
      <text:p text:style-name="P1">560401.298354 , 5116296.65542 , 2011.9030</text:p>
      <text:p text:style-name="P1">560401.298354 , 5116397.70805 , 1983.6200</text:p>
      <text:p text:style-name="P1">560401.298354 , 5116498.76068 , 1985.0740</text:p>
      <text:p text:style-name="P1">560401.298354 , 5116599.81331 , 1961.0530</text:p>
      <text:p text:style-name="P1">560401.298354 , 5116700.86594 , 1895.8100</text:p>
      <text:p text:style-name="P1">560401.298354 , 5116801.91858 , 1859.7400</text:p>
      <text:p text:style-name="P1">560401.298354 , 5116902.97121 , 1868.4100</text:p>
      <text:p text:style-name="P1">560401.298354 , 5117004.02384 , 1856.6890</text:p>
      <text:p text:style-name="P1">560401.298354 , 5117105.07647 , 1865.2540</text:p>
      <text:p text:style-name="P1">560401.298354 , 5117206.1291 , 1843.8030</text:p>
      <text:p text:style-name="P1">560401.298354 , 5117307.18173 , 1814.7220</text:p>
      <text:p text:style-name="P1">560401.298354 , 5117408.23437 , 1741.2780</text:p>
      <text:p text:style-name="P1">560401.298354 , 5117509.287 , 1732.8550</text:p>
      <text:p text:style-name="P1">560401.298354 , 5117610.33963 , 1721.4690</text:p>
      <text:p text:style-name="P1">560401.298354 , 5117711.39226 , 1718.6380</text:p>
      <text:p text:style-name="P1">560401.298354 , 5117812.44489 , 1676.7500</text:p>
      <text:p text:style-name="P1">560401.298354 , 5117913.49752 , 1662.6750</text:p>
      <text:p text:style-name="P1">560401.298354 , 5118014.55015 , 1659.1670</text:p>
      <text:p text:style-name="P1">560401.298354 , 5118115.60279 , 1642.9990</text:p>
      <text:p text:style-name="P1">560401.298354 , 5118216.65542 , 1615.4890</text:p>
      <text:p text:style-name="P1">560401.298354 , 5118317.70805 , 1601.1150</text:p>
      <text:p text:style-name="P1">560401.298354 , 5118418.76068 , 1606.9190</text:p>
      <text:p text:style-name="P1">560401.298354 , 5118519.81331 , 1592.1260</text:p>
      <text:p text:style-name="P1">560401.298354 , 5118620.86594 , 1568.0820</text:p>
      <text:p text:style-name="P1">560401.298354 , 5118721.91858 , 1530.7600</text:p>
      <text:p text:style-name="P1">560401.298354 , 5118822.97121 , 1491.6190</text:p>
      <text:p text:style-name="P1">560401.298354 , 5118924.02384 , 1458.9610</text:p>
      <text:p text:style-name="P1">560401.298354 , 5119025.07647 , 1407.8520</text:p>
      <text:p text:style-name="P1">560401.298354 , 5119126.1291 , 1398.2440</text:p>
      <text:p text:style-name="P1">560401.298354 , 5119227.18173 , 1387.3060</text:p>
      <text:p text:style-name="P1">560401.298354 , 5119328.23437 , 1376.7000</text:p>
      <text:p text:style-name="P1">560401.298354 , 5119429.287 , 1367.6230</text:p>
      <text:p text:style-name="P1">560401.298354 , 5119530.33963 , 1365.2160</text:p>
      <text:p text:style-name="P1">560401.298354 , 5119631.39226 , 1351.0240</text:p>
      <text:p text:style-name="P1">560401.298354 , 5119732.44489 , 1342.1330</text:p>
      <text:p text:style-name="P1">560401.298354 , 5119833.49752 , 1338.6740</text:p>
      <text:p text:style-name="P1">560401.298354 , 5119934.55015 , 1347.3150</text:p>
      <text:p text:style-name="P1">560401.298354 , 5120035.60279 , 1360.6680</text:p>
      <text:p text:style-name="P1">560401.298354 , 5120136.65542 , 1355.4970</text:p>
      <text:p text:style-name="P1">560401.298354 , 5120237.70805 , 1397.7240</text:p>
      <text:p text:style-name="P1"><text:soft-page-break/>560401.298354 , 5120338.76068 , 1445.6560</text:p>
      <text:p text:style-name="P1">560401.298354 , 5120439.81331 , 1381.4160</text:p>
      <text:p text:style-name="P1">560401.298354 , 5120540.86594 , 1302.5010</text:p>
      <text:p text:style-name="P1">560401.298354 , 5120641.91858 , 1217.1220</text:p>
      <text:p text:style-name="P1">560401.298354 , 5120742.97121 , 1206.6650</text:p>
      <text:p text:style-name="P1">560401.298354 , 5120844.02384 , 1173.4730</text:p>
      <text:p text:style-name="P1">560401.298354 , 5120945.07647 , 1156.1690</text:p>
      <text:p text:style-name="P1">560401.298354 , 5121046.1291 , -9999.0000</text:p>
      <text:p text:style-name="P1">560502.409465 , 5111446.1291 , 1209.6060</text:p>
      <text:p text:style-name="P1">560502.409465 , 5111547.18173 , 1216.9070</text:p>
      <text:p text:style-name="P1">560502.409465 , 5111648.23437 , 1203.5550</text:p>
      <text:p text:style-name="P1">560502.409465 , 5111749.287 , 1192.8220</text:p>
      <text:p text:style-name="P1">560502.409465 , 5111850.33963 , 1220.5800</text:p>
      <text:p text:style-name="P1">560502.409465 , 5111951.39226 , 1226.9370</text:p>
      <text:p text:style-name="P1">560502.409465 , 5112052.44489 , 1231.6630</text:p>
      <text:p text:style-name="P1">560502.409465 , 5112153.49752 , 1232.6550</text:p>
      <text:p text:style-name="P1">560502.409465 , 5112254.55015 , 1215.5970</text:p>
      <text:p text:style-name="P1">560502.409465 , 5112355.60279 , 1208.6910</text:p>
      <text:p text:style-name="P1">560502.409465 , 5112456.65542 , 1223.8690</text:p>
      <text:p text:style-name="P1">560502.409465 , 5112557.70805 , 1252.5130</text:p>
      <text:p text:style-name="P1">560502.409465 , 5112658.76068 , 1292.7590</text:p>
      <text:p text:style-name="P1">560502.409465 , 5112759.81331 , 1324.7860</text:p>
      <text:p text:style-name="P1">560502.409465 , 5112860.86594 , 1344.2770</text:p>
      <text:p text:style-name="P1">560502.409465 , 5112961.91858 , 1377.4080</text:p>
      <text:p text:style-name="P1">560502.409465 , 5113062.97121 , 1398.0050</text:p>
      <text:p text:style-name="P1">560502.409465 , 5113164.02384 , 1413.3210</text:p>
      <text:p text:style-name="P1">560502.409465 , 5113265.07647 , 1427.6630</text:p>
      <text:p text:style-name="P1">560502.409465 , 5113366.1291 , 1445.5800</text:p>
      <text:p text:style-name="P1">560502.409465 , 5113467.18173 , 1464.6380</text:p>
      <text:p text:style-name="P1">560502.409465 , 5113568.23437 , 1482.6090</text:p>
      <text:p text:style-name="P1">560502.409465 , 5113669.287 , 1494.5580</text:p>
      <text:p text:style-name="P1">560502.409465 , 5113770.33963 , 1450.4300</text:p>
      <text:p text:style-name="P1">560502.409465 , 5113871.39226 , 1457.2130</text:p>
      <text:p text:style-name="P1">560502.409465 , 5113972.44489 , 1509.9130</text:p>
      <text:p text:style-name="P1">560502.409465 , 5114073.49752 , 1563.0050</text:p>
      <text:p text:style-name="P1">560502.409465 , 5114174.55015 , 1587.7020</text:p>
      <text:p text:style-name="P1">560502.409465 , 5114275.60279 , 1605.6280</text:p>
      <text:p text:style-name="P1">560502.409465 , 5114376.65542 , 1608.6750</text:p>
      <text:p text:style-name="P1">560502.409465 , 5114477.70805 , 1642.6460</text:p>
      <text:p text:style-name="P1">560502.409465 , 5114578.76068 , 1673.8170</text:p>
      <text:p text:style-name="P1">560502.409465 , 5114679.81331 , 1703.6080</text:p>
      <text:p text:style-name="P1">560502.409465 , 5114780.86594 , 1744.0970</text:p>
      <text:p text:style-name="P1">560502.409465 , 5114881.91858 , 1775.8680</text:p>
      <text:p text:style-name="P1">560502.409465 , 5114982.97121 , 1799.6600</text:p>
      <text:p text:style-name="P1">560502.409465 , 5115084.02384 , 1874.1700</text:p>
      <text:p text:style-name="P1">560502.409465 , 5115185.07647 , 1897.1700</text:p>
      <text:p text:style-name="P1">560502.409465 , 5115286.1291 , 1929.4580</text:p>
      <text:p text:style-name="P1">560502.409465 , 5115387.18173 , 1939.8720</text:p>
      <text:p text:style-name="P1">560502.409465 , 5115488.23437 , 1965.3630</text:p>
      <text:p text:style-name="P1">560502.409465 , 5115589.287 , 1993.6930</text:p>
      <text:p text:style-name="P1">560502.409465 , 5115690.33963 , 2048.5150</text:p>
      <text:p text:style-name="P1">560502.409465 , 5115791.39226 , 2074.7530</text:p>
      <text:p text:style-name="P1"><text:soft-page-break/>560502.409465 , 5115892.44489 , 2108.7220</text:p>
      <text:p text:style-name="P1">560502.409465 , 5115993.49752 , 2087.4260</text:p>
      <text:p text:style-name="P1">560502.409465 , 5116094.55015 , 2106.7590</text:p>
      <text:p text:style-name="P1">560502.409465 , 5116195.60279 , 2067.8230</text:p>
      <text:p text:style-name="P1">560502.409465 , 5116296.65542 , 2073.8900</text:p>
      <text:p text:style-name="P1">560502.409465 , 5116397.70805 , 2054.7720</text:p>
      <text:p text:style-name="P1">560502.409465 , 5116498.76068 , 2055.2010</text:p>
      <text:p text:style-name="P1">560502.409465 , 5116599.81331 , 2015.9970</text:p>
      <text:p text:style-name="P1">560502.409465 , 5116700.86594 , 1970.3630</text:p>
      <text:p text:style-name="P1">560502.409465 , 5116801.91858 , 1927.9800</text:p>
      <text:p text:style-name="P1">560502.409465 , 5116902.97121 , 1922.3780</text:p>
      <text:p text:style-name="P1">560502.409465 , 5117004.02384 , 1898.6560</text:p>
      <text:p text:style-name="P1">560502.409465 , 5117105.07647 , 1879.1840</text:p>
      <text:p text:style-name="P1">560502.409465 , 5117206.1291 , 1829.7980</text:p>
      <text:p text:style-name="P1">560502.409465 , 5117307.18173 , 1815.6670</text:p>
      <text:p text:style-name="P1">560502.409465 , 5117408.23437 , 1756.0790</text:p>
      <text:p text:style-name="P1">560502.409465 , 5117509.287 , 1753.8040</text:p>
      <text:p text:style-name="P1">560502.409465 , 5117610.33963 , 1777.1550</text:p>
      <text:p text:style-name="P1">560502.409465 , 5117711.39226 , 1739.5190</text:p>
      <text:p text:style-name="P1">560502.409465 , 5117812.44489 , 1705.8470</text:p>
      <text:p text:style-name="P1">560502.409465 , 5117913.49752 , 1709.4400</text:p>
      <text:p text:style-name="P1">560502.409465 , 5118014.55015 , 1699.0510</text:p>
      <text:p text:style-name="P1">560502.409465 , 5118115.60279 , 1680.9690</text:p>
      <text:p text:style-name="P1">560502.409465 , 5118216.65542 , 1664.5810</text:p>
      <text:p text:style-name="P1">560502.409465 , 5118317.70805 , 1646.3540</text:p>
      <text:p text:style-name="P1">560502.409465 , 5118418.76068 , 1621.7830</text:p>
      <text:p text:style-name="P1">560502.409465 , 5118519.81331 , 1606.1140</text:p>
      <text:p text:style-name="P1">560502.409465 , 5118620.86594 , 1580.9310</text:p>
      <text:p text:style-name="P1">560502.409465 , 5118721.91858 , 1548.5810</text:p>
      <text:p text:style-name="P1">560502.409465 , 5118822.97121 , 1509.2550</text:p>
      <text:p text:style-name="P1">560502.409465 , 5118924.02384 , 1467.3880</text:p>
      <text:p text:style-name="P1">560502.409465 , 5119025.07647 , 1433.5330</text:p>
      <text:p text:style-name="P1">560502.409465 , 5119126.1291 , 1400.8520</text:p>
      <text:p text:style-name="P1">560502.409465 , 5119227.18173 , 1392.4780</text:p>
      <text:p text:style-name="P1">560502.409465 , 5119328.23437 , 1377.0870</text:p>
      <text:p text:style-name="P1">560502.409465 , 5119429.287 , 1369.3590</text:p>
      <text:p text:style-name="P1">560502.409465 , 5119530.33963 , 1358.9160</text:p>
      <text:p text:style-name="P1">560502.409465 , 5119631.39226 , 1354.5040</text:p>
      <text:p text:style-name="P1">560502.409465 , 5119732.44489 , 1347.5210</text:p>
      <text:p text:style-name="P1">560502.409465 , 5119833.49752 , 1347.2350</text:p>
      <text:p text:style-name="P1">560502.409465 , 5119934.55015 , 1348.3840</text:p>
      <text:p text:style-name="P1">560502.409465 , 5120035.60279 , 1354.1880</text:p>
      <text:p text:style-name="P1">560502.409465 , 5120136.65542 , 1368.5200</text:p>
      <text:p text:style-name="P1">560502.409465 , 5120237.70805 , 1433.1710</text:p>
      <text:p text:style-name="P1">560502.409465 , 5120338.76068 , 1478.7260</text:p>
      <text:p text:style-name="P1">560502.409465 , 5120439.81331 , 1388.4640</text:p>
      <text:p text:style-name="P1">560502.409465 , 5120540.86594 , 1317.4790</text:p>
      <text:p text:style-name="P1">560502.409465 , 5120641.91858 , 1283.3390</text:p>
      <text:p text:style-name="P1">560502.409465 , 5120742.97121 , 1197.9510</text:p>
      <text:p text:style-name="P1">560502.409465 , 5120844.02384 , 1155.2450</text:p>
      <text:p text:style-name="P1">560502.409465 , 5120945.07647 , 1154.7510</text:p>
      <text:p text:style-name="P1">560502.409465 , 5121046.1291 , -9999.0000</text:p>
      <text:p text:style-name="P1"><text:soft-page-break/>560603.520576 , 5111446.1291 , 1181.3320</text:p>
      <text:p text:style-name="P1">560603.520576 , 5111547.18173 , 1172.3750</text:p>
      <text:p text:style-name="P1">560603.520576 , 5111648.23437 , 1149.1410</text:p>
      <text:p text:style-name="P1">560603.520576 , 5111749.287 , 1125.6440</text:p>
      <text:p text:style-name="P1">560603.520576 , 5111850.33963 , 1173.0000</text:p>
      <text:p text:style-name="P1">560603.520576 , 5111951.39226 , 1199.1780</text:p>
      <text:p text:style-name="P1">560603.520576 , 5112052.44489 , 1174.1380</text:p>
      <text:p text:style-name="P1">560603.520576 , 5112153.49752 , 1166.0000</text:p>
      <text:p text:style-name="P1">560603.520576 , 5112254.55015 , 1154.8210</text:p>
      <text:p text:style-name="P1">560603.520576 , 5112355.60279 , 1148.4540</text:p>
      <text:p text:style-name="P1">560603.520576 , 5112456.65542 , 1168.4690</text:p>
      <text:p text:style-name="P1">560603.520576 , 5112557.70805 , 1178.7730</text:p>
      <text:p text:style-name="P1">560603.520576 , 5112658.76068 , 1210.8710</text:p>
      <text:p text:style-name="P1">560603.520576 , 5112759.81331 , 1254.4220</text:p>
      <text:p text:style-name="P1">560603.520576 , 5112860.86594 , 1292.4590</text:p>
      <text:p text:style-name="P1">560603.520576 , 5112961.91858 , 1343.4980</text:p>
      <text:p text:style-name="P1">560603.520576 , 5113062.97121 , 1382.9380</text:p>
      <text:p text:style-name="P1">560603.520576 , 5113164.02384 , 1412.6450</text:p>
      <text:p text:style-name="P1">560603.520576 , 5113265.07647 , 1438.5950</text:p>
      <text:p text:style-name="P1">560603.520576 , 5113366.1291 , 1454.9690</text:p>
      <text:p text:style-name="P1">560603.520576 , 5113467.18173 , 1476.7840</text:p>
      <text:p text:style-name="P1">560603.520576 , 5113568.23437 , 1499.1160</text:p>
      <text:p text:style-name="P1">560603.520576 , 5113669.287 , 1521.7660</text:p>
      <text:p text:style-name="P1">560603.520576 , 5113770.33963 , 1490.7760</text:p>
      <text:p text:style-name="P1">560603.520576 , 5113871.39226 , 1505.6660</text:p>
      <text:p text:style-name="P1">560603.520576 , 5113972.44489 , 1557.5000</text:p>
      <text:p text:style-name="P1">560603.520576 , 5114073.49752 , 1595.2780</text:p>
      <text:p text:style-name="P1">560603.520576 , 5114174.55015 , 1620.4770</text:p>
      <text:p text:style-name="P1">560603.520576 , 5114275.60279 , 1630.0310</text:p>
      <text:p text:style-name="P1">560603.520576 , 5114376.65542 , 1663.5960</text:p>
      <text:p text:style-name="P1">560603.520576 , 5114477.70805 , 1677.0020</text:p>
      <text:p text:style-name="P1">560603.520576 , 5114578.76068 , 1717.3440</text:p>
      <text:p text:style-name="P1">560603.520576 , 5114679.81331 , 1752.3320</text:p>
      <text:p text:style-name="P1">560603.520576 , 5114780.86594 , 1796.3630</text:p>
      <text:p text:style-name="P1">560603.520576 , 5114881.91858 , 1819.7810</text:p>
      <text:p text:style-name="P1">560603.520576 , 5114982.97121 , 1871.9690</text:p>
      <text:p text:style-name="P1">560603.520576 , 5115084.02384 , 1903.2490</text:p>
      <text:p text:style-name="P1">560603.520576 , 5115185.07647 , 1947.0940</text:p>
      <text:p text:style-name="P1">560603.520576 , 5115286.1291 , 1964.0600</text:p>
      <text:p text:style-name="P1">560603.520576 , 5115387.18173 , 2002.8330</text:p>
      <text:p text:style-name="P1">560603.520576 , 5115488.23437 , 2012.8910</text:p>
      <text:p text:style-name="P1">560603.520576 , 5115589.287 , 2035.3300</text:p>
      <text:p text:style-name="P1">560603.520576 , 5115690.33963 , 2101.0840</text:p>
      <text:p text:style-name="P1">560603.520576 , 5115791.39226 , 2157.6720</text:p>
      <text:p text:style-name="P1">560603.520576 , 5115892.44489 , 2154.8430</text:p>
      <text:p text:style-name="P1">560603.520576 , 5115993.49752 , 2146.5840</text:p>
      <text:p text:style-name="P1">560603.520576 , 5116094.55015 , 2133.0780</text:p>
      <text:p text:style-name="P1">560603.520576 , 5116195.60279 , 2135.5680</text:p>
      <text:p text:style-name="P1">560603.520576 , 5116296.65542 , 2104.4520</text:p>
      <text:p text:style-name="P1">560603.520576 , 5116397.70805 , 2108.6250</text:p>
      <text:p text:style-name="P1">560603.520576 , 5116498.76068 , 2105.9130</text:p>
      <text:p text:style-name="P1">560603.520576 , 5116599.81331 , 2096.4560</text:p>
      <text:p text:style-name="P1"><text:soft-page-break/>560603.520576 , 5116700.86594 , 2038.9220</text:p>
      <text:p text:style-name="P1">560603.520576 , 5116801.91858 , 2002.6600</text:p>
      <text:p text:style-name="P1">560603.520576 , 5116902.97121 , 1983.1580</text:p>
      <text:p text:style-name="P1">560603.520576 , 5117004.02384 , 1938.6410</text:p>
      <text:p text:style-name="P1">560603.520576 , 5117105.07647 , 1886.7100</text:p>
      <text:p text:style-name="P1">560603.520576 , 5117206.1291 , 1878.5670</text:p>
      <text:p text:style-name="P1">560603.520576 , 5117307.18173 , 1839.0940</text:p>
      <text:p text:style-name="P1">560603.520576 , 5117408.23437 , 1828.2300</text:p>
      <text:p text:style-name="P1">560603.520576 , 5117509.287 , 1787.7960</text:p>
      <text:p text:style-name="P1">560603.520576 , 5117610.33963 , 1817.2190</text:p>
      <text:p text:style-name="P1">560603.520576 , 5117711.39226 , 1780.3230</text:p>
      <text:p text:style-name="P1">560603.520576 , 5117812.44489 , 1748.5610</text:p>
      <text:p text:style-name="P1">560603.520576 , 5117913.49752 , 1745.2190</text:p>
      <text:p text:style-name="P1">560603.520576 , 5118014.55015 , 1732.0830</text:p>
      <text:p text:style-name="P1">560603.520576 , 5118115.60279 , 1721.4870</text:p>
      <text:p text:style-name="P1">560603.520576 , 5118216.65542 , 1705.4690</text:p>
      <text:p text:style-name="P1">560603.520576 , 5118317.70805 , 1690.9920</text:p>
      <text:p text:style-name="P1">560603.520576 , 5118418.76068 , 1640.4640</text:p>
      <text:p text:style-name="P1">560603.520576 , 5118519.81331 , 1620.0780</text:p>
      <text:p text:style-name="P1">560603.520576 , 5118620.86594 , 1591.1090</text:p>
      <text:p text:style-name="P1">560603.520576 , 5118721.91858 , 1547.1520</text:p>
      <text:p text:style-name="P1">560603.520576 , 5118822.97121 , 1492.8910</text:p>
      <text:p text:style-name="P1">560603.520576 , 5118924.02384 , 1470.4070</text:p>
      <text:p text:style-name="P1">560603.520576 , 5119025.07647 , 1438.9230</text:p>
      <text:p text:style-name="P1">560603.520576 , 5119126.1291 , 1404.2660</text:p>
      <text:p text:style-name="P1">560603.520576 , 5119227.18173 , 1382.6960</text:p>
      <text:p text:style-name="P1">560603.520576 , 5119328.23437 , 1377.7430</text:p>
      <text:p text:style-name="P1">560603.520576 , 5119429.287 , 1369.7810</text:p>
      <text:p text:style-name="P1">560603.520576 , 5119530.33963 , 1370.4570</text:p>
      <text:p text:style-name="P1">560603.520576 , 5119631.39226 , 1363.4930</text:p>
      <text:p text:style-name="P1">560603.520576 , 5119732.44489 , 1356.1880</text:p>
      <text:p text:style-name="P1">560603.520576 , 5119833.49752 , 1352.7160</text:p>
      <text:p text:style-name="P1">560603.520576 , 5119934.55015 , 1357.6850</text:p>
      <text:p text:style-name="P1">560603.520576 , 5120035.60279 , 1367.0940</text:p>
      <text:p text:style-name="P1">560603.520576 , 5120136.65542 , 1392.7180</text:p>
      <text:p text:style-name="P1">560603.520576 , 5120237.70805 , 1431.3210</text:p>
      <text:p text:style-name="P1">560603.520576 , 5120338.76068 , 1434.8130</text:p>
      <text:p text:style-name="P1">560603.520576 , 5120439.81331 , 1378.9620</text:p>
      <text:p text:style-name="P1">560603.520576 , 5120540.86594 , 1308.9740</text:p>
      <text:p text:style-name="P1">560603.520576 , 5120641.91858 , 1263.3280</text:p>
      <text:p text:style-name="P1">560603.520576 , 5120742.97121 , 1222.6450</text:p>
      <text:p text:style-name="P1">560603.520576 , 5120844.02384 , 1168.0870</text:p>
      <text:p text:style-name="P1">560603.520576 , 5120945.07647 , 1144.4380</text:p>
      <text:p text:style-name="P1">560603.520576 , 5121046.1291 , -9999.0000</text:p>
      <text:p text:style-name="P1">560704.631687 , 5111446.1291 , 1127.6130</text:p>
      <text:p text:style-name="P1">560704.631687 , 5111547.18173 , 1112.1860</text:p>
      <text:p text:style-name="P1">560704.631687 , 5111648.23437 , 1085.7030</text:p>
      <text:p text:style-name="P1">560704.631687 , 5111749.287 , 1101.2190</text:p>
      <text:p text:style-name="P1">560704.631687 , 5111850.33963 , 1161.5800</text:p>
      <text:p text:style-name="P1">560704.631687 , 5111951.39226 , 1133.4250</text:p>
      <text:p text:style-name="P1">560704.631687 , 5112052.44489 , 1107.8300</text:p>
      <text:p text:style-name="P1">560704.631687 , 5112153.49752 , 1105.8000</text:p>
      <text:p text:style-name="P1"><text:soft-page-break/>560704.631687 , 5112254.55015 , 1115.4740</text:p>
      <text:p text:style-name="P1">560704.631687 , 5112355.60279 , 1130.3910</text:p>
      <text:p text:style-name="P1">560704.631687 , 5112456.65542 , 1143.2380</text:p>
      <text:p text:style-name="P1">560704.631687 , 5112557.70805 , 1157.2790</text:p>
      <text:p text:style-name="P1">560704.631687 , 5112658.76068 , 1168.0330</text:p>
      <text:p text:style-name="P1">560704.631687 , 5112759.81331 , 1197.3380</text:p>
      <text:p text:style-name="P1">560704.631687 , 5112860.86594 , 1233.9440</text:p>
      <text:p text:style-name="P1">560704.631687 , 5112961.91858 , 1278.7150</text:p>
      <text:p text:style-name="P1">560704.631687 , 5113062.97121 , 1311.7170</text:p>
      <text:p text:style-name="P1">560704.631687 , 5113164.02384 , 1342.4060</text:p>
      <text:p text:style-name="P1">560704.631687 , 5113265.07647 , 1369.5600</text:p>
      <text:p text:style-name="P1">560704.631687 , 5113366.1291 , 1398.5960</text:p>
      <text:p text:style-name="P1">560704.631687 , 5113467.18173 , 1443.2970</text:p>
      <text:p text:style-name="P1">560704.631687 , 5113568.23437 , 1488.1660</text:p>
      <text:p text:style-name="P1">560704.631687 , 5113669.287 , 1537.4210</text:p>
      <text:p text:style-name="P1">560704.631687 , 5113770.33963 , 1549.4520</text:p>
      <text:p text:style-name="P1">560704.631687 , 5113871.39226 , 1523.2970</text:p>
      <text:p text:style-name="P1">560704.631687 , 5113972.44489 , 1581.8020</text:p>
      <text:p text:style-name="P1">560704.631687 , 5114073.49752 , 1615.6070</text:p>
      <text:p text:style-name="P1">560704.631687 , 5114174.55015 , 1644.7410</text:p>
      <text:p text:style-name="P1">560704.631687 , 5114275.60279 , 1663.1460</text:p>
      <text:p text:style-name="P1">560704.631687 , 5114376.65542 , 1684.3270</text:p>
      <text:p text:style-name="P1">560704.631687 , 5114477.70805 , 1725.5170</text:p>
      <text:p text:style-name="P1">560704.631687 , 5114578.76068 , 1763.6500</text:p>
      <text:p text:style-name="P1">560704.631687 , 5114679.81331 , 1812.4390</text:p>
      <text:p text:style-name="P1">560704.631687 , 5114780.86594 , 1847.2420</text:p>
      <text:p text:style-name="P1">560704.631687 , 5114881.91858 , 1893.3020</text:p>
      <text:p text:style-name="P1">560704.631687 , 5114982.97121 , 1933.0760</text:p>
      <text:p text:style-name="P1">560704.631687 , 5115084.02384 , 1974.6310</text:p>
      <text:p text:style-name="P1">560704.631687 , 5115185.07647 , 2005.2680</text:p>
      <text:p text:style-name="P1">560704.631687 , 5115286.1291 , 2031.4920</text:p>
      <text:p text:style-name="P1">560704.631687 , 5115387.18173 , 2069.7700</text:p>
      <text:p text:style-name="P1">560704.631687 , 5115488.23437 , 2033.9380</text:p>
      <text:p text:style-name="P1">560704.631687 , 5115589.287 , 2080.8370</text:p>
      <text:p text:style-name="P1">560704.631687 , 5115690.33963 , 2129.3200</text:p>
      <text:p text:style-name="P1">560704.631687 , 5115791.39226 , 2223.6870</text:p>
      <text:p text:style-name="P1">560704.631687 , 5115892.44489 , 2221.1100</text:p>
      <text:p text:style-name="P1">560704.631687 , 5115993.49752 , 2187.2890</text:p>
      <text:p text:style-name="P1">560704.631687 , 5116094.55015 , 2187.5190</text:p>
      <text:p text:style-name="P1">560704.631687 , 5116195.60279 , 2170.1780</text:p>
      <text:p text:style-name="P1">560704.631687 , 5116296.65542 , 2168.1620</text:p>
      <text:p text:style-name="P1">560704.631687 , 5116397.70805 , 2162.3260</text:p>
      <text:p text:style-name="P1">560704.631687 , 5116498.76068 , 2155.4960</text:p>
      <text:p text:style-name="P1">560704.631687 , 5116599.81331 , 2146.7500</text:p>
      <text:p text:style-name="P1">560704.631687 , 5116700.86594 , 2118.9470</text:p>
      <text:p text:style-name="P1">560704.631687 , 5116801.91858 , 2082.6810</text:p>
      <text:p text:style-name="P1">560704.631687 , 5116902.97121 , 2027.5530</text:p>
      <text:p text:style-name="P1">560704.631687 , 5117004.02384 , 1983.0700</text:p>
      <text:p text:style-name="P1">560704.631687 , 5117105.07647 , 1935.0770</text:p>
      <text:p text:style-name="P1">560704.631687 , 5117206.1291 , 1910.0200</text:p>
      <text:p text:style-name="P1">560704.631687 , 5117307.18173 , 1887.0750</text:p>
      <text:p text:style-name="P1">560704.631687 , 5117408.23437 , 1862.0500</text:p>
      <text:p text:style-name="P1"><text:soft-page-break/>560704.631687 , 5117509.287 , 1830.9990</text:p>
      <text:p text:style-name="P1">560704.631687 , 5117610.33963 , 1842.6450</text:p>
      <text:p text:style-name="P1">560704.631687 , 5117711.39226 , 1803.6280</text:p>
      <text:p text:style-name="P1">560704.631687 , 5117812.44489 , 1790.5530</text:p>
      <text:p text:style-name="P1">560704.631687 , 5117913.49752 , 1773.6840</text:p>
      <text:p text:style-name="P1">560704.631687 , 5118014.55015 , 1770.1630</text:p>
      <text:p text:style-name="P1">560704.631687 , 5118115.60279 , 1743.7140</text:p>
      <text:p text:style-name="P1">560704.631687 , 5118216.65542 , 1725.6730</text:p>
      <text:p text:style-name="P1">560704.631687 , 5118317.70805 , 1693.5480</text:p>
      <text:p text:style-name="P1">560704.631687 , 5118418.76068 , 1662.6140</text:p>
      <text:p text:style-name="P1">560704.631687 , 5118519.81331 , 1629.6570</text:p>
      <text:p text:style-name="P1">560704.631687 , 5118620.86594 , 1594.5980</text:p>
      <text:p text:style-name="P1">560704.631687 , 5118721.91858 , 1564.0900</text:p>
      <text:p text:style-name="P1">560704.631687 , 5118822.97121 , 1511.5080</text:p>
      <text:p text:style-name="P1">560704.631687 , 5118924.02384 , 1502.3610</text:p>
      <text:p text:style-name="P1">560704.631687 , 5119025.07647 , 1449.7220</text:p>
      <text:p text:style-name="P1">560704.631687 , 5119126.1291 , 1419.6310</text:p>
      <text:p text:style-name="P1">560704.631687 , 5119227.18173 , 1393.1980</text:p>
      <text:p text:style-name="P1">560704.631687 , 5119328.23437 , 1383.8220</text:p>
      <text:p text:style-name="P1">560704.631687 , 5119429.287 , 1377.2180</text:p>
      <text:p text:style-name="P1">560704.631687 , 5119530.33963 , 1373.9680</text:p>
      <text:p text:style-name="P1">560704.631687 , 5119631.39226 , 1372.5150</text:p>
      <text:p text:style-name="P1">560704.631687 , 5119732.44489 , 1368.8290</text:p>
      <text:p text:style-name="P1">560704.631687 , 5119833.49752 , 1357.2820</text:p>
      <text:p text:style-name="P1">560704.631687 , 5119934.55015 , 1352.0850</text:p>
      <text:p text:style-name="P1">560704.631687 , 5120035.60279 , 1358.1140</text:p>
      <text:p text:style-name="P1">560704.631687 , 5120136.65542 , 1374.4970</text:p>
      <text:p text:style-name="P1">560704.631687 , 5120237.70805 , 1395.0850</text:p>
      <text:p text:style-name="P1">560704.631687 , 5120338.76068 , 1429.7180</text:p>
      <text:p text:style-name="P1">560704.631687 , 5120439.81331 , 1370.7000</text:p>
      <text:p text:style-name="P1">560704.631687 , 5120540.86594 , 1354.0780</text:p>
      <text:p text:style-name="P1">560704.631687 , 5120641.91858 , 1320.3450</text:p>
      <text:p text:style-name="P1">560704.631687 , 5120742.97121 , 1273.5800</text:p>
      <text:p text:style-name="P1">560704.631687 , 5120844.02384 , 1210.6280</text:p>
      <text:p text:style-name="P1">560704.631687 , 5120945.07647 , 1179.1260</text:p>
      <text:p text:style-name="P1">560704.631687 , 5121046.1291 , -9999.0000</text:p>
      <text:p text:style-name="P1">560805.742798 , 5111446.1291 , 1070.3060</text:p>
      <text:p text:style-name="P1">560805.742798 , 5111547.18173 , 1046.3850</text:p>
      <text:p text:style-name="P1">560805.742798 , 5111648.23437 , 1044.7840</text:p>
      <text:p text:style-name="P1">560805.742798 , 5111749.287 , 1093.0530</text:p>
      <text:p text:style-name="P1">560805.742798 , 5111850.33963 , 1094.0060</text:p>
      <text:p text:style-name="P1">560805.742798 , 5111951.39226 , 1074.4480</text:p>
      <text:p text:style-name="P1">560805.742798 , 5112052.44489 , 1081.5860</text:p>
      <text:p text:style-name="P1">560805.742798 , 5112153.49752 , 1095.9510</text:p>
      <text:p text:style-name="P1">560805.742798 , 5112254.55015 , 1115.6650</text:p>
      <text:p text:style-name="P1">560805.742798 , 5112355.60279 , 1153.0260</text:p>
      <text:p text:style-name="P1">560805.742798 , 5112456.65542 , 1193.8600</text:p>
      <text:p text:style-name="P1">560805.742798 , 5112557.70805 , 1227.9690</text:p>
      <text:p text:style-name="P1">560805.742798 , 5112658.76068 , 1243.9960</text:p>
      <text:p text:style-name="P1">560805.742798 , 5112759.81331 , 1205.3720</text:p>
      <text:p text:style-name="P1">560805.742798 , 5112860.86594 , 1207.5170</text:p>
      <text:p text:style-name="P1">560805.742798 , 5112961.91858 , 1222.4370</text:p>
      <text:p text:style-name="P1"><text:soft-page-break/>560805.742798 , 5113062.97121 , 1240.1810</text:p>
      <text:p text:style-name="P1">560805.742798 , 5113164.02384 , 1275.7130</text:p>
      <text:p text:style-name="P1">560805.742798 , 5113265.07647 , 1293.1230</text:p>
      <text:p text:style-name="P1">560805.742798 , 5113366.1291 , 1322.2860</text:p>
      <text:p text:style-name="P1">560805.742798 , 5113467.18173 , 1371.5990</text:p>
      <text:p text:style-name="P1">560805.742798 , 5113568.23437 , 1420.4070</text:p>
      <text:p text:style-name="P1">560805.742798 , 5113669.287 , 1479.3750</text:p>
      <text:p text:style-name="P1">560805.742798 , 5113770.33963 , 1547.1640</text:p>
      <text:p text:style-name="P1">560805.742798 , 5113871.39226 , 1571.2290</text:p>
      <text:p text:style-name="P1">560805.742798 , 5113972.44489 , 1574.6620</text:p>
      <text:p text:style-name="P1">560805.742798 , 5114073.49752 , 1630.3580</text:p>
      <text:p text:style-name="P1">560805.742798 , 5114174.55015 , 1672.8890</text:p>
      <text:p text:style-name="P1">560805.742798 , 5114275.60279 , 1698.6260</text:p>
      <text:p text:style-name="P1">560805.742798 , 5114376.65542 , 1705.8610</text:p>
      <text:p text:style-name="P1">560805.742798 , 5114477.70805 , 1753.2850</text:p>
      <text:p text:style-name="P1">560805.742798 , 5114578.76068 , 1824.1920</text:p>
      <text:p text:style-name="P1">560805.742798 , 5114679.81331 , 1879.9010</text:p>
      <text:p text:style-name="P1">560805.742798 , 5114780.86594 , 1929.7480</text:p>
      <text:p text:style-name="P1">560805.742798 , 5114881.91858 , 1956.9990</text:p>
      <text:p text:style-name="P1">560805.742798 , 5114982.97121 , 1999.7040</text:p>
      <text:p text:style-name="P1">560805.742798 , 5115084.02384 , 2031.2630</text:p>
      <text:p text:style-name="P1">560805.742798 , 5115185.07647 , 2052.1080</text:p>
      <text:p text:style-name="P1">560805.742798 , 5115286.1291 , 2072.8480</text:p>
      <text:p text:style-name="P1">560805.742798 , 5115387.18173 , 2111.3390</text:p>
      <text:p text:style-name="P1">560805.742798 , 5115488.23437 , 2104.6330</text:p>
      <text:p text:style-name="P1">560805.742798 , 5115589.287 , 2130.1380</text:p>
      <text:p text:style-name="P1">560805.742798 , 5115690.33963 , 2146.2720</text:p>
      <text:p text:style-name="P1">560805.742798 , 5115791.39226 , 2222.8640</text:p>
      <text:p text:style-name="P1">560805.742798 , 5115892.44489 , 2289.4770</text:p>
      <text:p text:style-name="P1">560805.742798 , 5115993.49752 , 2265.5400</text:p>
      <text:p text:style-name="P1">560805.742798 , 5116094.55015 , 2268.9380</text:p>
      <text:p text:style-name="P1">560805.742798 , 5116195.60279 , 2245.8620</text:p>
      <text:p text:style-name="P1">560805.742798 , 5116296.65542 , 2238.4940</text:p>
      <text:p text:style-name="P1">560805.742798 , 5116397.70805 , 2219.8800</text:p>
      <text:p text:style-name="P1">560805.742798 , 5116498.76068 , 2222.3730</text:p>
      <text:p text:style-name="P1">560805.742798 , 5116599.81331 , 2193.6670</text:p>
      <text:p text:style-name="P1">560805.742798 , 5116700.86594 , 2170.7370</text:p>
      <text:p text:style-name="P1">560805.742798 , 5116801.91858 , 2133.0480</text:p>
      <text:p text:style-name="P1">560805.742798 , 5116902.97121 , 2089.1840</text:p>
      <text:p text:style-name="P1">560805.742798 , 5117004.02384 , 2039.9320</text:p>
      <text:p text:style-name="P1">560805.742798 , 5117105.07647 , 1999.3380</text:p>
      <text:p text:style-name="P1">560805.742798 , 5117206.1291 , 1949.4060</text:p>
      <text:p text:style-name="P1">560805.742798 , 5117307.18173 , 1912.9100</text:p>
      <text:p text:style-name="P1">560805.742798 , 5117408.23437 , 1894.6770</text:p>
      <text:p text:style-name="P1">560805.742798 , 5117509.287 , 1882.1170</text:p>
      <text:p text:style-name="P1">560805.742798 , 5117610.33963 , 1884.1710</text:p>
      <text:p text:style-name="P1">560805.742798 , 5117711.39226 , 1868.9130</text:p>
      <text:p text:style-name="P1">560805.742798 , 5117812.44489 , 1841.2370</text:p>
      <text:p text:style-name="P1">560805.742798 , 5117913.49752 , 1822.5060</text:p>
      <text:p text:style-name="P1">560805.742798 , 5118014.55015 , 1782.6910</text:p>
      <text:p text:style-name="P1">560805.742798 , 5118115.60279 , 1754.5670</text:p>
      <text:p text:style-name="P1">560805.742798 , 5118216.65542 , 1735.4850</text:p>
      <text:p text:style-name="P1"><text:soft-page-break/>560805.742798 , 5118317.70805 , 1708.0050</text:p>
      <text:p text:style-name="P1">560805.742798 , 5118418.76068 , 1657.8430</text:p>
      <text:p text:style-name="P1">560805.742798 , 5118519.81331 , 1626.5190</text:p>
      <text:p text:style-name="P1">560805.742798 , 5118620.86594 , 1602.7530</text:p>
      <text:p text:style-name="P1">560805.742798 , 5118721.91858 , 1584.4430</text:p>
      <text:p text:style-name="P1">560805.742798 , 5118822.97121 , 1559.0560</text:p>
      <text:p text:style-name="P1">560805.742798 , 5118924.02384 , 1503.8730</text:p>
      <text:p text:style-name="P1">560805.742798 , 5119025.07647 , 1453.5560</text:p>
      <text:p text:style-name="P1">560805.742798 , 5119126.1291 , 1414.7980</text:p>
      <text:p text:style-name="P1">560805.742798 , 5119227.18173 , 1403.6000</text:p>
      <text:p text:style-name="P1">560805.742798 , 5119328.23437 , 1394.8880</text:p>
      <text:p text:style-name="P1">560805.742798 , 5119429.287 , 1390.9570</text:p>
      <text:p text:style-name="P1">560805.742798 , 5119530.33963 , 1380.0020</text:p>
      <text:p text:style-name="P1">560805.742798 , 5119631.39226 , 1372.5880</text:p>
      <text:p text:style-name="P1">560805.742798 , 5119732.44489 , 1369.8020</text:p>
      <text:p text:style-name="P1">560805.742798 , 5119833.49752 , 1363.8610</text:p>
      <text:p text:style-name="P1">560805.742798 , 5119934.55015 , 1357.9730</text:p>
      <text:p text:style-name="P1">560805.742798 , 5120035.60279 , 1346.5810</text:p>
      <text:p text:style-name="P1">560805.742798 , 5120136.65542 , 1356.5730</text:p>
      <text:p text:style-name="P1">560805.742798 , 5120237.70805 , 1381.9630</text:p>
      <text:p text:style-name="P1">560805.742798 , 5120338.76068 , 1400.3340</text:p>
      <text:p text:style-name="P1">560805.742798 , 5120439.81331 , 1394.0920</text:p>
      <text:p text:style-name="P1">560805.742798 , 5120540.86594 , 1337.1750</text:p>
      <text:p text:style-name="P1">560805.742798 , 5120641.91858 , 1305.5590</text:p>
      <text:p text:style-name="P1">560805.742798 , 5120742.97121 , 1278.2480</text:p>
      <text:p text:style-name="P1">560805.742798 , 5120844.02384 , 1273.4690</text:p>
      <text:p text:style-name="P1">560805.742798 , 5120945.07647 , 1222.2400</text:p>
      <text:p text:style-name="P1">560805.742798 , 5121046.1291 , -9999.0000</text:p>
      <text:p text:style-name="P1">560906.853909 , 5111446.1291 , 1021.4180</text:p>
      <text:p text:style-name="P1">560906.853909 , 5111547.18173 , 1026.3750</text:p>
      <text:p text:style-name="P1">560906.853909 , 5111648.23437 , 1043.9330</text:p>
      <text:p text:style-name="P1">560906.853909 , 5111749.287 , 1044.4550</text:p>
      <text:p text:style-name="P1">560906.853909 , 5111850.33963 , 1063.7970</text:p>
      <text:p text:style-name="P1">560906.853909 , 5111951.39226 , 1095.5150</text:p>
      <text:p text:style-name="P1">560906.853909 , 5112052.44489 , 1092.0020</text:p>
      <text:p text:style-name="P1">560906.853909 , 5112153.49752 , 1117.4530</text:p>
      <text:p text:style-name="P1">560906.853909 , 5112254.55015 , 1112.7420</text:p>
      <text:p text:style-name="P1">560906.853909 , 5112355.60279 , 1162.9440</text:p>
      <text:p text:style-name="P1">560906.853909 , 5112456.65542 , 1220.3130</text:p>
      <text:p text:style-name="P1">560906.853909 , 5112557.70805 , 1233.5580</text:p>
      <text:p text:style-name="P1">560906.853909 , 5112658.76068 , 1278.9320</text:p>
      <text:p text:style-name="P1">560906.853909 , 5112759.81331 , 1287.0470</text:p>
      <text:p text:style-name="P1">560906.853909 , 5112860.86594 , 1277.1070</text:p>
      <text:p text:style-name="P1">560906.853909 , 5112961.91858 , 1291.0860</text:p>
      <text:p text:style-name="P1">560906.853909 , 5113062.97121 , 1304.8910</text:p>
      <text:p text:style-name="P1">560906.853909 , 5113164.02384 , 1319.7580</text:p>
      <text:p text:style-name="P1">560906.853909 , 5113265.07647 , 1326.1300</text:p>
      <text:p text:style-name="P1">560906.853909 , 5113366.1291 , 1341.8750</text:p>
      <text:p text:style-name="P1">560906.853909 , 5113467.18173 , 1330.8040</text:p>
      <text:p text:style-name="P1">560906.853909 , 5113568.23437 , 1375.2220</text:p>
      <text:p text:style-name="P1">560906.853909 , 5113669.287 , 1415.3440</text:p>
      <text:p text:style-name="P1">560906.853909 , 5113770.33963 , 1480.3610</text:p>
      <text:p text:style-name="P1"><text:soft-page-break/>560906.853909 , 5113871.39226 , 1549.6660</text:p>
      <text:p text:style-name="P1">560906.853909 , 5113972.44489 , 1593.6250</text:p>
      <text:p text:style-name="P1">560906.853909 , 5114073.49752 , 1637.0990</text:p>
      <text:p text:style-name="P1">560906.853909 , 5114174.55015 , 1684.0110</text:p>
      <text:p text:style-name="P1">560906.853909 , 5114275.60279 , 1724.7810</text:p>
      <text:p text:style-name="P1">560906.853909 , 5114376.65542 , 1743.3210</text:p>
      <text:p text:style-name="P1">560906.853909 , 5114477.70805 , 1785.2610</text:p>
      <text:p text:style-name="P1">560906.853909 , 5114578.76068 , 1839.0940</text:p>
      <text:p text:style-name="P1">560906.853909 , 5114679.81331 , 1914.2450</text:p>
      <text:p text:style-name="P1">560906.853909 , 5114780.86594 , 1981.5470</text:p>
      <text:p text:style-name="P1">560906.853909 , 5114881.91858 , 2023.4530</text:p>
      <text:p text:style-name="P1">560906.853909 , 5114982.97121 , 2061.8160</text:p>
      <text:p text:style-name="P1">560906.853909 , 5115084.02384 , 2103.6280</text:p>
      <text:p text:style-name="P1">560906.853909 , 5115185.07647 , 2087.9530</text:p>
      <text:p text:style-name="P1">560906.853909 , 5115286.1291 , 2118.9160</text:p>
      <text:p text:style-name="P1">560906.853909 , 5115387.18173 , 2170.5160</text:p>
      <text:p text:style-name="P1">560906.853909 , 5115488.23437 , 2186.4380</text:p>
      <text:p text:style-name="P1">560906.853909 , 5115589.287 , 2202.6360</text:p>
      <text:p text:style-name="P1">560906.853909 , 5115690.33963 , 2225.5050</text:p>
      <text:p text:style-name="P1">560906.853909 , 5115791.39226 , 2286.7340</text:p>
      <text:p text:style-name="P1">560906.853909 , 5115892.44489 , 2328.2290</text:p>
      <text:p text:style-name="P1">560906.853909 , 5115993.49752 , 2362.9250</text:p>
      <text:p text:style-name="P1">560906.853909 , 5116094.55015 , 2313.9530</text:p>
      <text:p text:style-name="P1">560906.853909 , 5116195.60279 , 2314.1190</text:p>
      <text:p text:style-name="P1">560906.853909 , 5116296.65542 , 2302.6960</text:p>
      <text:p text:style-name="P1">560906.853909 , 5116397.70805 , 2299.0630</text:p>
      <text:p text:style-name="P1">560906.853909 , 5116498.76068 , 2289.0820</text:p>
      <text:p text:style-name="P1">560906.853909 , 5116599.81331 , 2263.9660</text:p>
      <text:p text:style-name="P1">560906.853909 , 5116700.86594 , 2241.6090</text:p>
      <text:p text:style-name="P1">560906.853909 , 5116801.91858 , 2181.7750</text:p>
      <text:p text:style-name="P1">560906.853909 , 5116902.97121 , 2159.5430</text:p>
      <text:p text:style-name="P1">560906.853909 , 5117004.02384 , 2088.1250</text:p>
      <text:p text:style-name="P1">560906.853909 , 5117105.07647 , 2034.1460</text:p>
      <text:p text:style-name="P1">560906.853909 , 5117206.1291 , 1986.9100</text:p>
      <text:p text:style-name="P1">560906.853909 , 5117307.18173 , 1945.7340</text:p>
      <text:p text:style-name="P1">560906.853909 , 5117408.23437 , 1950.3530</text:p>
      <text:p text:style-name="P1">560906.853909 , 5117509.287 , 1947.1560</text:p>
      <text:p text:style-name="P1">560906.853909 , 5117610.33963 , 1934.3130</text:p>
      <text:p text:style-name="P1">560906.853909 , 5117711.39226 , 1906.0490</text:p>
      <text:p text:style-name="P1">560906.853909 , 5117812.44489 , 1873.3410</text:p>
      <text:p text:style-name="P1">560906.853909 , 5117913.49752 , 1831.1090</text:p>
      <text:p text:style-name="P1">560906.853909 , 5118014.55015 , 1805.6500</text:p>
      <text:p text:style-name="P1">560906.853909 , 5118115.60279 , 1767.9770</text:p>
      <text:p text:style-name="P1">560906.853909 , 5118216.65542 , 1741.3750</text:p>
      <text:p text:style-name="P1">560906.853909 , 5118317.70805 , 1702.2310</text:p>
      <text:p text:style-name="P1">560906.853909 , 5118418.76068 , 1662.6110</text:p>
      <text:p text:style-name="P1">560906.853909 , 5118519.81331 , 1640.9380</text:p>
      <text:p text:style-name="P1">560906.853909 , 5118620.86594 , 1620.9550</text:p>
      <text:p text:style-name="P1">560906.853909 , 5118721.91858 , 1579.1700</text:p>
      <text:p text:style-name="P1">560906.853909 , 5118822.97121 , 1545.5940</text:p>
      <text:p text:style-name="P1">560906.853909 , 5118924.02384 , 1496.2650</text:p>
      <text:p text:style-name="P1">560906.853909 , 5119025.07647 , 1453.0980</text:p>
      <text:p text:style-name="P1"><text:soft-page-break/>560906.853909 , 5119126.1291 , 1424.5630</text:p>
      <text:p text:style-name="P1">560906.853909 , 5119227.18173 , 1416.5370</text:p>
      <text:p text:style-name="P1">560906.853909 , 5119328.23437 , 1402.7980</text:p>
      <text:p text:style-name="P1">560906.853909 , 5119429.287 , 1391.8750</text:p>
      <text:p text:style-name="P1">560906.853909 , 5119530.33963 , 1380.1850</text:p>
      <text:p text:style-name="P1">560906.853909 , 5119631.39226 , 1375.0840</text:p>
      <text:p text:style-name="P1">560906.853909 , 5119732.44489 , 1373.6410</text:p>
      <text:p text:style-name="P1">560906.853909 , 5119833.49752 , 1369.9860</text:p>
      <text:p text:style-name="P1">560906.853909 , 5119934.55015 , 1359.2620</text:p>
      <text:p text:style-name="P1">560906.853909 , 5120035.60279 , 1347.8440</text:p>
      <text:p text:style-name="P1">560906.853909 , 5120136.65542 , 1345.5380</text:p>
      <text:p text:style-name="P1">560906.853909 , 5120237.70805 , 1372.4140</text:p>
      <text:p text:style-name="P1">560906.853909 , 5120338.76068 , 1366.4380</text:p>
      <text:p text:style-name="P1">560906.853909 , 5120439.81331 , 1368.9030</text:p>
      <text:p text:style-name="P1">560906.853909 , 5120540.86594 , 1332.8420</text:p>
      <text:p text:style-name="P1">560906.853909 , 5120641.91858 , 1318.7340</text:p>
      <text:p text:style-name="P1">560906.853909 , 5120742.97121 , 1320.3950</text:p>
      <text:p text:style-name="P1">560906.853909 , 5120844.02384 , 1333.6730</text:p>
      <text:p text:style-name="P1">560906.853909 , 5120945.07647 , 1303.4690</text:p>
      <text:p text:style-name="P1">560906.853909 , 5121046.1291 , -9999.0000</text:p>
      <text:p text:style-name="P1">561007.96502 , 5111446.1291 , 1013.9880</text:p>
      <text:p text:style-name="P1">561007.96502 , 5111547.18173 , 1021.7360</text:p>
      <text:p text:style-name="P1">561007.96502 , 5111648.23437 , 1048.2320</text:p>
      <text:p text:style-name="P1">561007.96502 , 5111749.287 , 1079.8970</text:p>
      <text:p text:style-name="P1">561007.96502 , 5111850.33963 , 1121.0240</text:p>
      <text:p text:style-name="P1">561007.96502 , 5111951.39226 , 1170.2450</text:p>
      <text:p text:style-name="P1">561007.96502 , 5112052.44489 , 1126.6000</text:p>
      <text:p text:style-name="P1">561007.96502 , 5112153.49752 , 1166.4900</text:p>
      <text:p text:style-name="P1">561007.96502 , 5112254.55015 , 1126.6170</text:p>
      <text:p text:style-name="P1">561007.96502 , 5112355.60279 , 1142.0790</text:p>
      <text:p text:style-name="P1">561007.96502 , 5112456.65542 , 1211.0950</text:p>
      <text:p text:style-name="P1">561007.96502 , 5112557.70805 , 1274.0250</text:p>
      <text:p text:style-name="P1">561007.96502 , 5112658.76068 , 1303.1060</text:p>
      <text:p text:style-name="P1">561007.96502 , 5112759.81331 , 1333.1040</text:p>
      <text:p text:style-name="P1">561007.96502 , 5112860.86594 , 1343.1610</text:p>
      <text:p text:style-name="P1">561007.96502 , 5112961.91858 , 1358.6200</text:p>
      <text:p text:style-name="P1">561007.96502 , 5113062.97121 , 1372.8100</text:p>
      <text:p text:style-name="P1">561007.96502 , 5113164.02384 , 1391.4460</text:p>
      <text:p text:style-name="P1">561007.96502 , 5113265.07647 , 1433.4570</text:p>
      <text:p text:style-name="P1">561007.96502 , 5113366.1291 , 1428.1460</text:p>
      <text:p text:style-name="P1">561007.96502 , 5113467.18173 , 1415.4600</text:p>
      <text:p text:style-name="P1">561007.96502 , 5113568.23437 , 1405.4980</text:p>
      <text:p text:style-name="P1">561007.96502 , 5113669.287 , 1399.6200</text:p>
      <text:p text:style-name="P1">561007.96502 , 5113770.33963 , 1431.3100</text:p>
      <text:p text:style-name="P1">561007.96502 , 5113871.39226 , 1476.4070</text:p>
      <text:p text:style-name="P1">561007.96502 , 5113972.44489 , 1538.3260</text:p>
      <text:p text:style-name="P1">561007.96502 , 5114073.49752 , 1572.3530</text:p>
      <text:p text:style-name="P1">561007.96502 , 5114174.55015 , 1641.8460</text:p>
      <text:p text:style-name="P1">561007.96502 , 5114275.60279 , 1704.5490</text:p>
      <text:p text:style-name="P1">561007.96502 , 5114376.65542 , 1757.5310</text:p>
      <text:p text:style-name="P1">561007.96502 , 5114477.70805 , 1795.5890</text:p>
      <text:p text:style-name="P1">561007.96502 , 5114578.76068 , 1852.9900</text:p>
      <text:p text:style-name="P1"><text:soft-page-break/>561007.96502 , 5114679.81331 , 1928.1110</text:p>
      <text:p text:style-name="P1">561007.96502 , 5114780.86594 , 2018.2310</text:p>
      <text:p text:style-name="P1">561007.96502 , 5114881.91858 , 2099.5210</text:p>
      <text:p text:style-name="P1">561007.96502 , 5114982.97121 , 2102.4360</text:p>
      <text:p text:style-name="P1">561007.96502 , 5115084.02384 , 2124.9400</text:p>
      <text:p text:style-name="P1">561007.96502 , 5115185.07647 , 2133.7200</text:p>
      <text:p text:style-name="P1">561007.96502 , 5115286.1291 , 2153.3950</text:p>
      <text:p text:style-name="P1">561007.96502 , 5115387.18173 , 2222.6420</text:p>
      <text:p text:style-name="P1">561007.96502 , 5115488.23437 , 2259.6890</text:p>
      <text:p text:style-name="P1">561007.96502 , 5115589.287 , 2249.2480</text:p>
      <text:p text:style-name="P1">561007.96502 , 5115690.33963 , 2298.3170</text:p>
      <text:p text:style-name="P1">561007.96502 , 5115791.39226 , 2340.2350</text:p>
      <text:p text:style-name="P1">561007.96502 , 5115892.44489 , 2370.0180</text:p>
      <text:p text:style-name="P1">561007.96502 , 5115993.49752 , 2375.5310</text:p>
      <text:p text:style-name="P1">561007.96502 , 5116094.55015 , 2380.7500</text:p>
      <text:p text:style-name="P1">561007.96502 , 5116195.60279 , 2382.0410</text:p>
      <text:p text:style-name="P1">561007.96502 , 5116296.65542 , 2377.8650</text:p>
      <text:p text:style-name="P1">561007.96502 , 5116397.70805 , 2355.6080</text:p>
      <text:p text:style-name="P1">561007.96502 , 5116498.76068 , 2335.7370</text:p>
      <text:p text:style-name="P1">561007.96502 , 5116599.81331 , 2316.7740</text:p>
      <text:p text:style-name="P1">561007.96502 , 5116700.86594 , 2293.8700</text:p>
      <text:p text:style-name="P1">561007.96502 , 5116801.91858 , 2251.1110</text:p>
      <text:p text:style-name="P1">561007.96502 , 5116902.97121 , 2214.6680</text:p>
      <text:p text:style-name="P1">561007.96502 , 5117004.02384 , 2151.2630</text:p>
      <text:p text:style-name="P1">561007.96502 , 5117105.07647 , 2078.0100</text:p>
      <text:p text:style-name="P1">561007.96502 , 5117206.1291 , 2022.0520</text:p>
      <text:p text:style-name="P1">561007.96502 , 5117307.18173 , 1984.8380</text:p>
      <text:p text:style-name="P1">561007.96502 , 5117408.23437 , 1991.4300</text:p>
      <text:p text:style-name="P1">561007.96502 , 5117509.287 , 2003.6020</text:p>
      <text:p text:style-name="P1">561007.96502 , 5117610.33963 , 1981.8350</text:p>
      <text:p text:style-name="P1">561007.96502 , 5117711.39226 , 1960.7780</text:p>
      <text:p text:style-name="P1">561007.96502 , 5117812.44489 , 1893.2140</text:p>
      <text:p text:style-name="P1">561007.96502 , 5117913.49752 , 1859.5990</text:p>
      <text:p text:style-name="P1">561007.96502 , 5118014.55015 , 1822.9170</text:p>
      <text:p text:style-name="P1">561007.96502 , 5118115.60279 , 1787.5970</text:p>
      <text:p text:style-name="P1">561007.96502 , 5118216.65542 , 1774.9020</text:p>
      <text:p text:style-name="P1">561007.96502 , 5118317.70805 , 1714.4900</text:p>
      <text:p text:style-name="P1">561007.96502 , 5118418.76068 , 1669.8260</text:p>
      <text:p text:style-name="P1">561007.96502 , 5118519.81331 , 1643.9890</text:p>
      <text:p text:style-name="P1">561007.96502 , 5118620.86594 , 1615.0150</text:p>
      <text:p text:style-name="P1">561007.96502 , 5118721.91858 , 1569.7260</text:p>
      <text:p text:style-name="P1">561007.96502 , 5118822.97121 , 1542.8800</text:p>
      <text:p text:style-name="P1">561007.96502 , 5118924.02384 , 1503.6610</text:p>
      <text:p text:style-name="P1">561007.96502 , 5119025.07647 , 1472.5000</text:p>
      <text:p text:style-name="P1">561007.96502 , 5119126.1291 , 1435.6360</text:p>
      <text:p text:style-name="P1">561007.96502 , 5119227.18173 , 1427.5110</text:p>
      <text:p text:style-name="P1">561007.96502 , 5119328.23437 , 1413.1740</text:p>
      <text:p text:style-name="P1">561007.96502 , 5119429.287 , 1417.6710</text:p>
      <text:p text:style-name="P1">561007.96502 , 5119530.33963 , 1412.1090</text:p>
      <text:p text:style-name="P1">561007.96502 , 5119631.39226 , 1371.4280</text:p>
      <text:p text:style-name="P1">561007.96502 , 5119732.44489 , 1364.7410</text:p>
      <text:p text:style-name="P1">561007.96502 , 5119833.49752 , 1357.3440</text:p>
      <text:p text:style-name="P1"><text:soft-page-break/>561007.96502 , 5119934.55015 , 1352.8110</text:p>
      <text:p text:style-name="P1">561007.96502 , 5120035.60279 , 1347.5120</text:p>
      <text:p text:style-name="P1">561007.96502 , 5120136.65542 , 1345.4560</text:p>
      <text:p text:style-name="P1">561007.96502 , 5120237.70805 , 1349.6580</text:p>
      <text:p text:style-name="P1">561007.96502 , 5120338.76068 , 1346.2910</text:p>
      <text:p text:style-name="P1">561007.96502 , 5120439.81331 , 1341.7180</text:p>
      <text:p text:style-name="P1">561007.96502 , 5120540.86594 , 1349.1900</text:p>
      <text:p text:style-name="P1">561007.96502 , 5120641.91858 , 1342.7670</text:p>
      <text:p text:style-name="P1">561007.96502 , 5120742.97121 , 1376.8770</text:p>
      <text:p text:style-name="P1">561007.96502 , 5120844.02384 , 1330.8530</text:p>
      <text:p text:style-name="P1">561007.96502 , 5120945.07647 , 1285.7740</text:p>
      <text:p text:style-name="P1">561007.96502 , 5121046.1291 , -9999.0000</text:p>
      <text:p text:style-name="P1">561109.076131 , 5111446.1291 , 1016.9540</text:p>
      <text:p text:style-name="P1">561109.076131 , 5111547.18173 , 1034.9020</text:p>
      <text:p text:style-name="P1">561109.076131 , 5111648.23437 , 1040.6670</text:p>
      <text:p text:style-name="P1">561109.076131 , 5111749.287 , 1091.9770</text:p>
      <text:p text:style-name="P1">561109.076131 , 5111850.33963 , 1152.6140</text:p>
      <text:p text:style-name="P1">561109.076131 , 5111951.39226 , 1206.5050</text:p>
      <text:p text:style-name="P1">561109.076131 , 5112052.44489 , 1145.4640</text:p>
      <text:p text:style-name="P1">561109.076131 , 5112153.49752 , 1176.1090</text:p>
      <text:p text:style-name="P1">561109.076131 , 5112254.55015 , 1194.8690</text:p>
      <text:p text:style-name="P1">561109.076131 , 5112355.60279 , 1169.2870</text:p>
      <text:p text:style-name="P1">561109.076131 , 5112456.65542 , 1221.7970</text:p>
      <text:p text:style-name="P1">561109.076131 , 5112557.70805 , 1267.7280</text:p>
      <text:p text:style-name="P1">561109.076131 , 5112658.76068 , 1320.3320</text:p>
      <text:p text:style-name="P1">561109.076131 , 5112759.81331 , 1374.8220</text:p>
      <text:p text:style-name="P1">561109.076131 , 5112860.86594 , 1374.8220</text:p>
      <text:p text:style-name="P1">561109.076131 , 5112961.91858 , 1418.2660</text:p>
      <text:p text:style-name="P1">561109.076131 , 5113062.97121 , 1444.6560</text:p>
      <text:p text:style-name="P1">561109.076131 , 5113164.02384 , 1454.3660</text:p>
      <text:p text:style-name="P1">561109.076131 , 5113265.07647 , 1482.7910</text:p>
      <text:p text:style-name="P1">561109.076131 , 5113366.1291 , 1507.0460</text:p>
      <text:p text:style-name="P1">561109.076131 , 5113467.18173 , 1507.6520</text:p>
      <text:p text:style-name="P1">561109.076131 , 5113568.23437 , 1508.6140</text:p>
      <text:p text:style-name="P1">561109.076131 , 5113669.287 , 1474.6690</text:p>
      <text:p text:style-name="P1">561109.076131 , 5113770.33963 , 1466.4060</text:p>
      <text:p text:style-name="P1">561109.076131 , 5113871.39226 , 1494.5040</text:p>
      <text:p text:style-name="P1">561109.076131 , 5113972.44489 , 1550.1000</text:p>
      <text:p text:style-name="P1">561109.076131 , 5114073.49752 , 1591.1280</text:p>
      <text:p text:style-name="P1">561109.076131 , 5114174.55015 , 1674.5960</text:p>
      <text:p text:style-name="P1">561109.076131 , 5114275.60279 , 1718.5700</text:p>
      <text:p text:style-name="P1">561109.076131 , 5114376.65542 , 1751.5890</text:p>
      <text:p text:style-name="P1">561109.076131 , 5114477.70805 , 1798.4820</text:p>
      <text:p text:style-name="P1">561109.076131 , 5114578.76068 , 1846.2720</text:p>
      <text:p text:style-name="P1">561109.076131 , 5114679.81331 , 1900.6470</text:p>
      <text:p text:style-name="P1">561109.076131 , 5114780.86594 , 1990.0790</text:p>
      <text:p text:style-name="P1">561109.076131 , 5114881.91858 , 2068.5450</text:p>
      <text:p text:style-name="P1">561109.076131 , 5114982.97121 , 2131.7650</text:p>
      <text:p text:style-name="P1">561109.076131 , 5115084.02384 , 2150.5060</text:p>
      <text:p text:style-name="P1">561109.076131 , 5115185.07647 , 2179.5690</text:p>
      <text:p text:style-name="P1">561109.076131 , 5115286.1291 , 2199.8180</text:p>
      <text:p text:style-name="P1">561109.076131 , 5115387.18173 , 2262.5530</text:p>
      <text:p text:style-name="P1"><text:soft-page-break/>561109.076131 , 5115488.23437 , 2308.7010</text:p>
      <text:p text:style-name="P1">561109.076131 , 5115589.287 , 2320.8090</text:p>
      <text:p text:style-name="P1">561109.076131 , 5115690.33963 , 2375.9250</text:p>
      <text:p text:style-name="P1">561109.076131 , 5115791.39226 , 2410.0780</text:p>
      <text:p text:style-name="P1">561109.076131 , 5115892.44489 , 2420.3990</text:p>
      <text:p text:style-name="P1">561109.076131 , 5115993.49752 , 2435.6410</text:p>
      <text:p text:style-name="P1">561109.076131 , 5116094.55015 , 2448.0270</text:p>
      <text:p text:style-name="P1">561109.076131 , 5116195.60279 , 2442.4060</text:p>
      <text:p text:style-name="P1">561109.076131 , 5116296.65542 , 2431.0760</text:p>
      <text:p text:style-name="P1">561109.076131 , 5116397.70805 , 2420.1460</text:p>
      <text:p text:style-name="P1">561109.076131 , 5116498.76068 , 2402.6070</text:p>
      <text:p text:style-name="P1">561109.076131 , 5116599.81331 , 2368.9810</text:p>
      <text:p text:style-name="P1">561109.076131 , 5116700.86594 , 2343.3860</text:p>
      <text:p text:style-name="P1">561109.076131 , 5116801.91858 , 2288.9330</text:p>
      <text:p text:style-name="P1">561109.076131 , 5116902.97121 , 2249.6340</text:p>
      <text:p text:style-name="P1">561109.076131 , 5117004.02384 , 2196.1330</text:p>
      <text:p text:style-name="P1">561109.076131 , 5117105.07647 , 2114.3530</text:p>
      <text:p text:style-name="P1">561109.076131 , 5117206.1291 , 2069.4820</text:p>
      <text:p text:style-name="P1">561109.076131 , 5117307.18173 , 2032.6740</text:p>
      <text:p text:style-name="P1">561109.076131 , 5117408.23437 , 2033.1860</text:p>
      <text:p text:style-name="P1">561109.076131 , 5117509.287 , 2064.5370</text:p>
      <text:p text:style-name="P1">561109.076131 , 5117610.33963 , 2052.0650</text:p>
      <text:p text:style-name="P1">561109.076131 , 5117711.39226 , 2004.1620</text:p>
      <text:p text:style-name="P1">561109.076131 , 5117812.44489 , 1929.2490</text:p>
      <text:p text:style-name="P1">561109.076131 , 5117913.49752 , 1876.7160</text:p>
      <text:p text:style-name="P1">561109.076131 , 5118014.55015 , 1845.8700</text:p>
      <text:p text:style-name="P1">561109.076131 , 5118115.60279 , 1820.2290</text:p>
      <text:p text:style-name="P1">561109.076131 , 5118216.65542 , 1766.5860</text:p>
      <text:p text:style-name="P1">561109.076131 , 5118317.70805 , 1708.3430</text:p>
      <text:p text:style-name="P1">561109.076131 , 5118418.76068 , 1659.7320</text:p>
      <text:p text:style-name="P1">561109.076131 , 5118519.81331 , 1631.5270</text:p>
      <text:p text:style-name="P1">561109.076131 , 5118620.86594 , 1591.6150</text:p>
      <text:p text:style-name="P1">561109.076131 , 5118721.91858 , 1550.5190</text:p>
      <text:p text:style-name="P1">561109.076131 , 5118822.97121 , 1529.8020</text:p>
      <text:p text:style-name="P1">561109.076131 , 5118924.02384 , 1499.8830</text:p>
      <text:p text:style-name="P1">561109.076131 , 5119025.07647 , 1456.2760</text:p>
      <text:p text:style-name="P1">561109.076131 , 5119126.1291 , 1453.4510</text:p>
      <text:p text:style-name="P1">561109.076131 , 5119227.18173 , 1440.2680</text:p>
      <text:p text:style-name="P1">561109.076131 , 5119328.23437 , 1431.3640</text:p>
      <text:p text:style-name="P1">561109.076131 , 5119429.287 , 1407.9850</text:p>
      <text:p text:style-name="P1">561109.076131 , 5119530.33963 , 1379.0700</text:p>
      <text:p text:style-name="P1">561109.076131 , 5119631.39226 , 1367.9070</text:p>
      <text:p text:style-name="P1">561109.076131 , 5119732.44489 , 1361.1790</text:p>
      <text:p text:style-name="P1">561109.076131 , 5119833.49752 , 1354.5480</text:p>
      <text:p text:style-name="P1">561109.076131 , 5119934.55015 , 1349.8850</text:p>
      <text:p text:style-name="P1">561109.076131 , 5120035.60279 , 1346.3890</text:p>
      <text:p text:style-name="P1">561109.076131 , 5120136.65542 , 1341.2770</text:p>
      <text:p text:style-name="P1">561109.076131 , 5120237.70805 , 1339.8230</text:p>
      <text:p text:style-name="P1">561109.076131 , 5120338.76068 , 1344.0640</text:p>
      <text:p text:style-name="P1">561109.076131 , 5120439.81331 , 1329.8040</text:p>
      <text:p text:style-name="P1">561109.076131 , 5120540.86594 , 1347.1040</text:p>
      <text:p text:style-name="P1">561109.076131 , 5120641.91858 , 1379.5530</text:p>
      <text:p text:style-name="P1"><text:soft-page-break/>561109.076131 , 5120742.97121 , 1343.2350</text:p>
      <text:p text:style-name="P1">561109.076131 , 5120844.02384 , 1274.2350</text:p>
      <text:p text:style-name="P1">561109.076131 , 5120945.07647 , 1196.4800</text:p>
      <text:p text:style-name="P1">561109.076131 , 5121046.1291 , -9999.0000</text:p>
      <text:p text:style-name="P1">561210.187243 , 5111446.1291 , 1082.7860</text:p>
      <text:p text:style-name="P1">561210.187243 , 5111547.18173 , 1099.2500</text:p>
      <text:p text:style-name="P1">561210.187243 , 5111648.23437 , 1087.0990</text:p>
      <text:p text:style-name="P1">561210.187243 , 5111749.287 , 1103.7550</text:p>
      <text:p text:style-name="P1">561210.187243 , 5111850.33963 , 1130.7810</text:p>
      <text:p text:style-name="P1">561210.187243 , 5111951.39226 , 1174.3390</text:p>
      <text:p text:style-name="P1">561210.187243 , 5112052.44489 , 1215.7770</text:p>
      <text:p text:style-name="P1">561210.187243 , 5112153.49752 , 1207.9380</text:p>
      <text:p text:style-name="P1">561210.187243 , 5112254.55015 , 1252.9640</text:p>
      <text:p text:style-name="P1">561210.187243 , 5112355.60279 , 1213.2260</text:p>
      <text:p text:style-name="P1">561210.187243 , 5112456.65542 , 1238.4690</text:p>
      <text:p text:style-name="P1">561210.187243 , 5112557.70805 , 1285.1050</text:p>
      <text:p text:style-name="P1">561210.187243 , 5112658.76068 , 1326.4050</text:p>
      <text:p text:style-name="P1">561210.187243 , 5112759.81331 , 1381.2810</text:p>
      <text:p text:style-name="P1">561210.187243 , 5112860.86594 , 1417.9950</text:p>
      <text:p text:style-name="P1">561210.187243 , 5112961.91858 , 1428.9950</text:p>
      <text:p text:style-name="P1">561210.187243 , 5113062.97121 , 1459.2500</text:p>
      <text:p text:style-name="P1">561210.187243 , 5113164.02384 , 1491.7440</text:p>
      <text:p text:style-name="P1">561210.187243 , 5113265.07647 , 1502.8170</text:p>
      <text:p text:style-name="P1">561210.187243 , 5113366.1291 , 1527.4380</text:p>
      <text:p text:style-name="P1">561210.187243 , 5113467.18173 , 1551.1910</text:p>
      <text:p text:style-name="P1">561210.187243 , 5113568.23437 , 1576.9240</text:p>
      <text:p text:style-name="P1">561210.187243 , 5113669.287 , 1584.3280</text:p>
      <text:p text:style-name="P1">561210.187243 , 5113770.33963 , 1553.7630</text:p>
      <text:p text:style-name="P1">561210.187243 , 5113871.39226 , 1519.3320</text:p>
      <text:p text:style-name="P1">561210.187243 , 5113972.44489 , 1583.3130</text:p>
      <text:p text:style-name="P1">561210.187243 , 5114073.49752 , 1686.2010</text:p>
      <text:p text:style-name="P1">561210.187243 , 5114174.55015 , 1732.1840</text:p>
      <text:p text:style-name="P1">561210.187243 , 5114275.60279 , 1763.5630</text:p>
      <text:p text:style-name="P1">561210.187243 , 5114376.65542 , 1794.9580</text:p>
      <text:p text:style-name="P1">561210.187243 , 5114477.70805 , 1826.9700</text:p>
      <text:p text:style-name="P1">561210.187243 , 5114578.76068 , 1876.9530</text:p>
      <text:p text:style-name="P1">561210.187243 , 5114679.81331 , 1920.2390</text:p>
      <text:p text:style-name="P1">561210.187243 , 5114780.86594 , 1975.9450</text:p>
      <text:p text:style-name="P1">561210.187243 , 5114881.91858 , 2035.1880</text:p>
      <text:p text:style-name="P1">561210.187243 , 5114982.97121 , 2090.6420</text:p>
      <text:p text:style-name="P1">561210.187243 , 5115084.02384 , 2154.4510</text:p>
      <text:p text:style-name="P1">561210.187243 , 5115185.07647 , 2205.0310</text:p>
      <text:p text:style-name="P1">561210.187243 , 5115286.1291 , 2240.0630</text:p>
      <text:p text:style-name="P1">561210.187243 , 5115387.18173 , 2295.4590</text:p>
      <text:p text:style-name="P1">561210.187243 , 5115488.23437 , 2366.0630</text:p>
      <text:p text:style-name="P1">561210.187243 , 5115589.287 , 2381.6260</text:p>
      <text:p text:style-name="P1">561210.187243 , 5115690.33963 , 2414.0250</text:p>
      <text:p text:style-name="P1">561210.187243 , 5115791.39226 , 2490.7660</text:p>
      <text:p text:style-name="P1">561210.187243 , 5115892.44489 , 2493.0980</text:p>
      <text:p text:style-name="P1">561210.187243 , 5115993.49752 , 2500.3080</text:p>
      <text:p text:style-name="P1">561210.187243 , 5116094.55015 , 2508.1410</text:p>
      <text:p text:style-name="P1">561210.187243 , 5116195.60279 , 2510.3840</text:p>
      <text:p text:style-name="P1"><text:soft-page-break/>561210.187243 , 5116296.65542 , 2500.2450</text:p>
      <text:p text:style-name="P1">561210.187243 , 5116397.70805 , 2491.0470</text:p>
      <text:p text:style-name="P1">561210.187243 , 5116498.76068 , 2455.7990</text:p>
      <text:p text:style-name="P1">561210.187243 , 5116599.81331 , 2426.9610</text:p>
      <text:p text:style-name="P1">561210.187243 , 5116700.86594 , 2412.7030</text:p>
      <text:p text:style-name="P1">561210.187243 , 5116801.91858 , 2348.1420</text:p>
      <text:p text:style-name="P1">561210.187243 , 5116902.97121 , 2281.7640</text:p>
      <text:p text:style-name="P1">561210.187243 , 5117004.02384 , 2219.7970</text:p>
      <text:p text:style-name="P1">561210.187243 , 5117105.07647 , 2163.6610</text:p>
      <text:p text:style-name="P1">561210.187243 , 5117206.1291 , 2096.8880</text:p>
      <text:p text:style-name="P1">561210.187243 , 5117307.18173 , 2059.7810</text:p>
      <text:p text:style-name="P1">561210.187243 , 5117408.23437 , 2100.9940</text:p>
      <text:p text:style-name="P1">561210.187243 , 5117509.287 , 2137.9290</text:p>
      <text:p text:style-name="P1">561210.187243 , 5117610.33963 , 2099.6880</text:p>
      <text:p text:style-name="P1">561210.187243 , 5117711.39226 , 2025.3500</text:p>
      <text:p text:style-name="P1">561210.187243 , 5117812.44489 , 1945.6220</text:p>
      <text:p text:style-name="P1">561210.187243 , 5117913.49752 , 1897.4220</text:p>
      <text:p text:style-name="P1">561210.187243 , 5118014.55015 , 1878.9610</text:p>
      <text:p text:style-name="P1">561210.187243 , 5118115.60279 , 1843.1890</text:p>
      <text:p text:style-name="P1">561210.187243 , 5118216.65542 , 1775.8280</text:p>
      <text:p text:style-name="P1">561210.187243 , 5118317.70805 , 1722.3760</text:p>
      <text:p text:style-name="P1">561210.187243 , 5118418.76068 , 1667.3570</text:p>
      <text:p text:style-name="P1">561210.187243 , 5118519.81331 , 1640.5470</text:p>
      <text:p text:style-name="P1">561210.187243 , 5118620.86594 , 1597.1340</text:p>
      <text:p text:style-name="P1">561210.187243 , 5118721.91858 , 1563.0450</text:p>
      <text:p text:style-name="P1">561210.187243 , 5118822.97121 , 1530.7500</text:p>
      <text:p text:style-name="P1">561210.187243 , 5118924.02384 , 1507.1220</text:p>
      <text:p text:style-name="P1">561210.187243 , 5119025.07647 , 1487.0020</text:p>
      <text:p text:style-name="P1">561210.187243 , 5119126.1291 , 1461.4060</text:p>
      <text:p text:style-name="P1">561210.187243 , 5119227.18173 , 1428.3130</text:p>
      <text:p text:style-name="P1">561210.187243 , 5119328.23437 , 1399.8050</text:p>
      <text:p text:style-name="P1">561210.187243 , 5119429.287 , 1390.9690</text:p>
      <text:p text:style-name="P1">561210.187243 , 5119530.33963 , 1380.1230</text:p>
      <text:p text:style-name="P1">561210.187243 , 5119631.39226 , 1371.9140</text:p>
      <text:p text:style-name="P1">561210.187243 , 5119732.44489 , 1366.8910</text:p>
      <text:p text:style-name="P1">561210.187243 , 5119833.49752 , 1357.0580</text:p>
      <text:p text:style-name="P1">561210.187243 , 5119934.55015 , 1345.7450</text:p>
      <text:p text:style-name="P1">561210.187243 , 5120035.60279 , 1342.6560</text:p>
      <text:p text:style-name="P1">561210.187243 , 5120136.65542 , 1339.2340</text:p>
      <text:p text:style-name="P1">561210.187243 , 5120237.70805 , 1334.6940</text:p>
      <text:p text:style-name="P1">561210.187243 , 5120338.76068 , 1331.0160</text:p>
      <text:p text:style-name="P1">561210.187243 , 5120439.81331 , 1335.5130</text:p>
      <text:p text:style-name="P1">561210.187243 , 5120540.86594 , 1365.8730</text:p>
      <text:p text:style-name="P1">561210.187243 , 5120641.91858 , 1333.4380</text:p>
      <text:p text:style-name="P1">561210.187243 , 5120742.97121 , 1311.8730</text:p>
      <text:p text:style-name="P1">561210.187243 , 5120844.02384 , 1261.1620</text:p>
      <text:p text:style-name="P1">561210.187243 , 5120945.07647 , 1202.2190</text:p>
      <text:p text:style-name="P1">561210.187243 , 5121046.1291 , -9999.0000</text:p>
      <text:p text:style-name="P1">561311.298354 , 5111446.1291 , 1145.7790</text:p>
      <text:p text:style-name="P1">561311.298354 , 5111547.18173 , 1132.7010</text:p>
      <text:p text:style-name="P1">561311.298354 , 5111648.23437 , 1121.4350</text:p>
      <text:p text:style-name="P1">561311.298354 , 5111749.287 , 1157.6190</text:p>
      <text:p text:style-name="P1"><text:soft-page-break/>561311.298354 , 5111850.33963 , 1180.8190</text:p>
      <text:p text:style-name="P1">561311.298354 , 5111951.39226 , 1213.1280</text:p>
      <text:p text:style-name="P1">561311.298354 , 5112052.44489 , 1244.6650</text:p>
      <text:p text:style-name="P1">561311.298354 , 5112153.49752 , 1270.5260</text:p>
      <text:p text:style-name="P1">561311.298354 , 5112254.55015 , 1286.6800</text:p>
      <text:p text:style-name="P1">561311.298354 , 5112355.60279 , 1287.6910</text:p>
      <text:p text:style-name="P1">561311.298354 , 5112456.65542 , 1238.2760</text:p>
      <text:p text:style-name="P1">561311.298354 , 5112557.70805 , 1308.2370</text:p>
      <text:p text:style-name="P1">561311.298354 , 5112658.76068 , 1328.4840</text:p>
      <text:p text:style-name="P1">561311.298354 , 5112759.81331 , 1389.7000</text:p>
      <text:p text:style-name="P1">561311.298354 , 5112860.86594 , 1435.5770</text:p>
      <text:p text:style-name="P1">561311.298354 , 5112961.91858 , 1464.0090</text:p>
      <text:p text:style-name="P1">561311.298354 , 5113062.97121 , 1489.4700</text:p>
      <text:p text:style-name="P1">561311.298354 , 5113164.02384 , 1516.6490</text:p>
      <text:p text:style-name="P1">561311.298354 , 5113265.07647 , 1534.5450</text:p>
      <text:p text:style-name="P1">561311.298354 , 5113366.1291 , 1553.5030</text:p>
      <text:p text:style-name="P1">561311.298354 , 5113467.18173 , 1572.9010</text:p>
      <text:p text:style-name="P1">561311.298354 , 5113568.23437 , 1603.1500</text:p>
      <text:p text:style-name="P1">561311.298354 , 5113669.287 , 1625.4270</text:p>
      <text:p text:style-name="P1">561311.298354 , 5113770.33963 , 1640.9230</text:p>
      <text:p text:style-name="P1">561311.298354 , 5113871.39226 , 1603.4980</text:p>
      <text:p text:style-name="P1">561311.298354 , 5113972.44489 , 1603.4390</text:p>
      <text:p text:style-name="P1">561311.298354 , 5114073.49752 , 1666.9360</text:p>
      <text:p text:style-name="P1">561311.298354 , 5114174.55015 , 1772.0780</text:p>
      <text:p text:style-name="P1">561311.298354 , 5114275.60279 , 1806.3150</text:p>
      <text:p text:style-name="P1">561311.298354 , 5114376.65542 , 1833.2180</text:p>
      <text:p text:style-name="P1">561311.298354 , 5114477.70805 , 1870.5190</text:p>
      <text:p text:style-name="P1">561311.298354 , 5114578.76068 , 1908.8850</text:p>
      <text:p text:style-name="P1">561311.298354 , 5114679.81331 , 1952.5630</text:p>
      <text:p text:style-name="P1">561311.298354 , 5114780.86594 , 2017.5240</text:p>
      <text:p text:style-name="P1">561311.298354 , 5114881.91858 , 2035.4320</text:p>
      <text:p text:style-name="P1">561311.298354 , 5114982.97121 , 2099.0810</text:p>
      <text:p text:style-name="P1">561311.298354 , 5115084.02384 , 2166.6000</text:p>
      <text:p text:style-name="P1">561311.298354 , 5115185.07647 , 2240.3340</text:p>
      <text:p text:style-name="P1">561311.298354 , 5115286.1291 , 2273.7350</text:p>
      <text:p text:style-name="P1">561311.298354 , 5115387.18173 , 2330.9220</text:p>
      <text:p text:style-name="P1">561311.298354 , 5115488.23437 , 2377.3390</text:p>
      <text:p text:style-name="P1">561311.298354 , 5115589.287 , 2405.9250</text:p>
      <text:p text:style-name="P1">561311.298354 , 5115690.33963 , 2459.0110</text:p>
      <text:p text:style-name="P1">561311.298354 , 5115791.39226 , 2535.3660</text:p>
      <text:p text:style-name="P1">561311.298354 , 5115892.44489 , 2543.6250</text:p>
      <text:p text:style-name="P1">561311.298354 , 5115993.49752 , 2564.8780</text:p>
      <text:p text:style-name="P1">561311.298354 , 5116094.55015 , 2571.1640</text:p>
      <text:p text:style-name="P1">561311.298354 , 5116195.60279 , 2594.6950</text:p>
      <text:p text:style-name="P1">561311.298354 , 5116296.65542 , 2570.5400</text:p>
      <text:p text:style-name="P1">561311.298354 , 5116397.70805 , 2533.7900</text:p>
      <text:p text:style-name="P1">561311.298354 , 5116498.76068 , 2514.8370</text:p>
      <text:p text:style-name="P1">561311.298354 , 5116599.81331 , 2461.3210</text:p>
      <text:p text:style-name="P1">561311.298354 , 5116700.86594 , 2451.5320</text:p>
      <text:p text:style-name="P1">561311.298354 , 5116801.91858 , 2401.9690</text:p>
      <text:p text:style-name="P1">561311.298354 , 5116902.97121 , 2297.6110</text:p>
      <text:p text:style-name="P1">561311.298354 , 5117004.02384 , 2259.6430</text:p>
      <text:p text:style-name="P1"><text:soft-page-break/>561311.298354 , 5117105.07647 , 2219.0640</text:p>
      <text:p text:style-name="P1">561311.298354 , 5117206.1291 , 2117.1240</text:p>
      <text:p text:style-name="P1">561311.298354 , 5117307.18173 , 2195.8000</text:p>
      <text:p text:style-name="P1">561311.298354 , 5117408.23437 , 2189.6860</text:p>
      <text:p text:style-name="P1">561311.298354 , 5117509.287 , 2176.4870</text:p>
      <text:p text:style-name="P1">561311.298354 , 5117610.33963 , 2102.6890</text:p>
      <text:p text:style-name="P1">561311.298354 , 5117711.39226 , 2035.7120</text:p>
      <text:p text:style-name="P1">561311.298354 , 5117812.44489 , 1967.6400</text:p>
      <text:p text:style-name="P1">561311.298354 , 5117913.49752 , 1932.2800</text:p>
      <text:p text:style-name="P1">561311.298354 , 5118014.55015 , 1897.1300</text:p>
      <text:p text:style-name="P1">561311.298354 , 5118115.60279 , 1832.3840</text:p>
      <text:p text:style-name="P1">561311.298354 , 5118216.65542 , 1778.6660</text:p>
      <text:p text:style-name="P1">561311.298354 , 5118317.70805 , 1723.7500</text:p>
      <text:p text:style-name="P1">561311.298354 , 5118418.76068 , 1675.4450</text:p>
      <text:p text:style-name="P1">561311.298354 , 5118519.81331 , 1643.8910</text:p>
      <text:p text:style-name="P1">561311.298354 , 5118620.86594 , 1619.0550</text:p>
      <text:p text:style-name="P1">561311.298354 , 5118721.91858 , 1593.3400</text:p>
      <text:p text:style-name="P1">561311.298354 , 5118822.97121 , 1558.4210</text:p>
      <text:p text:style-name="P1">561311.298354 , 5118924.02384 , 1515.2380</text:p>
      <text:p text:style-name="P1">561311.298354 , 5119025.07647 , 1463.9070</text:p>
      <text:p text:style-name="P1">561311.298354 , 5119126.1291 , 1442.2690</text:p>
      <text:p text:style-name="P1">561311.298354 , 5119227.18173 , 1421.8890</text:p>
      <text:p text:style-name="P1">561311.298354 , 5119328.23437 , 1402.2190</text:p>
      <text:p text:style-name="P1">561311.298354 , 5119429.287 , 1390.7490</text:p>
      <text:p text:style-name="P1">561311.298354 , 5119530.33963 , 1378.7240</text:p>
      <text:p text:style-name="P1">561311.298354 , 5119631.39226 , 1368.1690</text:p>
      <text:p text:style-name="P1">561311.298354 , 5119732.44489 , 1355.2990</text:p>
      <text:p text:style-name="P1">561311.298354 , 5119833.49752 , 1345.6270</text:p>
      <text:p text:style-name="P1">561311.298354 , 5119934.55015 , 1336.9270</text:p>
      <text:p text:style-name="P1">561311.298354 , 5120035.60279 , 1333.2680</text:p>
      <text:p text:style-name="P1">561311.298354 , 5120136.65542 , 1337.0670</text:p>
      <text:p text:style-name="P1">561311.298354 , 5120237.70805 , 1332.4260</text:p>
      <text:p text:style-name="P1">561311.298354 , 5120338.76068 , 1332.9460</text:p>
      <text:p text:style-name="P1">561311.298354 , 5120439.81331 , 1354.2940</text:p>
      <text:p text:style-name="P1">561311.298354 , 5120540.86594 , 1333.2730</text:p>
      <text:p text:style-name="P1">561311.298354 , 5120641.91858 , 1286.6070</text:p>
      <text:p text:style-name="P1">561311.298354 , 5120742.97121 , 1241.5250</text:p>
      <text:p text:style-name="P1">561311.298354 , 5120844.02384 , 1206.8610</text:p>
      <text:p text:style-name="P1">561311.298354 , 5120945.07647 , 1158.6270</text:p>
      <text:p text:style-name="P1">561311.298354 , 5121046.1291 , -9999.0000</text:p>
      <text:p text:style-name="P1">561412.409465 , 5111446.1291 , 1096.9600</text:p>
      <text:p text:style-name="P1">561412.409465 , 5111547.18173 , 1147.9770</text:p>
      <text:p text:style-name="P1">561412.409465 , 5111648.23437 , 1192.8930</text:p>
      <text:p text:style-name="P1">561412.409465 , 5111749.287 , 1198.0530</text:p>
      <text:p text:style-name="P1">561412.409465 , 5111850.33963 , 1220.4070</text:p>
      <text:p text:style-name="P1">561412.409465 , 5111951.39226 , 1248.6480</text:p>
      <text:p text:style-name="P1">561412.409465 , 5112052.44489 , 1270.6330</text:p>
      <text:p text:style-name="P1">561412.409465 , 5112153.49752 , 1311.8430</text:p>
      <text:p text:style-name="P1">561412.409465 , 5112254.55015 , 1317.2230</text:p>
      <text:p text:style-name="P1">561412.409465 , 5112355.60279 , 1352.5910</text:p>
      <text:p text:style-name="P1">561412.409465 , 5112456.65542 , 1296.8150</text:p>
      <text:p text:style-name="P1">561412.409465 , 5112557.70805 , 1288.4530</text:p>
      <text:p text:style-name="P1"><text:soft-page-break/>561412.409465 , 5112658.76068 , 1342.5740</text:p>
      <text:p text:style-name="P1">561412.409465 , 5112759.81331 , 1386.1380</text:p>
      <text:p text:style-name="P1">561412.409465 , 5112860.86594 , 1425.5960</text:p>
      <text:p text:style-name="P1">561412.409465 , 5112961.91858 , 1477.5740</text:p>
      <text:p text:style-name="P1">561412.409465 , 5113062.97121 , 1518.2860</text:p>
      <text:p text:style-name="P1">561412.409465 , 5113164.02384 , 1553.2280</text:p>
      <text:p text:style-name="P1">561412.409465 , 5113265.07647 , 1571.6490</text:p>
      <text:p text:style-name="P1">561412.409465 , 5113366.1291 , 1583.8800</text:p>
      <text:p text:style-name="P1">561412.409465 , 5113467.18173 , 1596.2120</text:p>
      <text:p text:style-name="P1">561412.409465 , 5113568.23437 , 1626.5480</text:p>
      <text:p text:style-name="P1">561412.409465 , 5113669.287 , 1656.3990</text:p>
      <text:p text:style-name="P1">561412.409465 , 5113770.33963 , 1675.8980</text:p>
      <text:p text:style-name="P1">561412.409465 , 5113871.39226 , 1683.6170</text:p>
      <text:p text:style-name="P1">561412.409465 , 5113972.44489 , 1670.3400</text:p>
      <text:p text:style-name="P1">561412.409465 , 5114073.49752 , 1718.1670</text:p>
      <text:p text:style-name="P1">561412.409465 , 5114174.55015 , 1749.1510</text:p>
      <text:p text:style-name="P1">561412.409465 , 5114275.60279 , 1821.1570</text:p>
      <text:p text:style-name="P1">561412.409465 , 5114376.65542 , 1863.0720</text:p>
      <text:p text:style-name="P1">561412.409465 , 5114477.70805 , 1911.3190</text:p>
      <text:p text:style-name="P1">561412.409465 , 5114578.76068 , 1955.5910</text:p>
      <text:p text:style-name="P1">561412.409465 , 5114679.81331 , 2000.2490</text:p>
      <text:p text:style-name="P1">561412.409465 , 5114780.86594 , 2035.8010</text:p>
      <text:p text:style-name="P1">561412.409465 , 5114881.91858 , 2087.9350</text:p>
      <text:p text:style-name="P1">561412.409465 , 5114982.97121 , 2136.5710</text:p>
      <text:p text:style-name="P1">561412.409465 , 5115084.02384 , 2199.2450</text:p>
      <text:p text:style-name="P1">561412.409465 , 5115185.07647 , 2251.7170</text:p>
      <text:p text:style-name="P1">561412.409465 , 5115286.1291 , 2313.3200</text:p>
      <text:p text:style-name="P1">561412.409465 , 5115387.18173 , 2363.5350</text:p>
      <text:p text:style-name="P1">561412.409465 , 5115488.23437 , 2420.3350</text:p>
      <text:p text:style-name="P1">561412.409465 , 5115589.287 , 2460.4200</text:p>
      <text:p text:style-name="P1">561412.409465 , 5115690.33963 , 2490.9850</text:p>
      <text:p text:style-name="P1">561412.409465 , 5115791.39226 , 2537.3180</text:p>
      <text:p text:style-name="P1">561412.409465 , 5115892.44489 , 2600.6890</text:p>
      <text:p text:style-name="P1">561412.409465 , 5115993.49752 , 2623.7200</text:p>
      <text:p text:style-name="P1">561412.409465 , 5116094.55015 , 2630.6160</text:p>
      <text:p text:style-name="P1">561412.409465 , 5116195.60279 , 2631.5120</text:p>
      <text:p text:style-name="P1">561412.409465 , 5116296.65542 , 2633.5360</text:p>
      <text:p text:style-name="P1">561412.409465 , 5116397.70805 , 2601.1850</text:p>
      <text:p text:style-name="P1">561412.409465 , 5116498.76068 , 2565.0350</text:p>
      <text:p text:style-name="P1">561412.409465 , 5116599.81331 , 2505.8030</text:p>
      <text:p text:style-name="P1">561412.409465 , 5116700.86594 , 2489.5890</text:p>
      <text:p text:style-name="P1">561412.409465 , 5116801.91858 , 2423.8760</text:p>
      <text:p text:style-name="P1">561412.409465 , 5116902.97121 , 2350.0390</text:p>
      <text:p text:style-name="P1">561412.409465 , 5117004.02384 , 2288.9020</text:p>
      <text:p text:style-name="P1">561412.409465 , 5117105.07647 , 2234.7270</text:p>
      <text:p text:style-name="P1">561412.409465 , 5117206.1291 , 2225.0830</text:p>
      <text:p text:style-name="P1">561412.409465 , 5117307.18173 , 2311.4580</text:p>
      <text:p text:style-name="P1">561412.409465 , 5117408.23437 , 2269.7190</text:p>
      <text:p text:style-name="P1">561412.409465 , 5117509.287 , 2213.5810</text:p>
      <text:p text:style-name="P1">561412.409465 , 5117610.33963 , 2125.6970</text:p>
      <text:p text:style-name="P1">561412.409465 , 5117711.39226 , 2054.0360</text:p>
      <text:p text:style-name="P1">561412.409465 , 5117812.44489 , 2008.1430</text:p>
      <text:p text:style-name="P1"><text:soft-page-break/>561412.409465 , 5117913.49752 , 1964.1230</text:p>
      <text:p text:style-name="P1">561412.409465 , 5118014.55015 , 1901.3880</text:p>
      <text:p text:style-name="P1">561412.409465 , 5118115.60279 , 1831.1940</text:p>
      <text:p text:style-name="P1">561412.409465 , 5118216.65542 , 1777.8350</text:p>
      <text:p text:style-name="P1">561412.409465 , 5118317.70805 , 1728.2460</text:p>
      <text:p text:style-name="P1">561412.409465 , 5118418.76068 , 1689.5450</text:p>
      <text:p text:style-name="P1">561412.409465 , 5118519.81331 , 1640.1430</text:p>
      <text:p text:style-name="P1">561412.409465 , 5118620.86594 , 1643.7710</text:p>
      <text:p text:style-name="P1">561412.409465 , 5118721.91858 , 1600.0240</text:p>
      <text:p text:style-name="P1">561412.409465 , 5118822.97121 , 1560.7810</text:p>
      <text:p text:style-name="P1">561412.409465 , 5118924.02384 , 1513.2920</text:p>
      <text:p text:style-name="P1">561412.409465 , 5119025.07647 , 1472.2030</text:p>
      <text:p text:style-name="P1">561412.409465 , 5119126.1291 , 1449.9640</text:p>
      <text:p text:style-name="P1">561412.409465 , 5119227.18173 , 1431.9990</text:p>
      <text:p text:style-name="P1">561412.409465 , 5119328.23437 , 1404.0490</text:p>
      <text:p text:style-name="P1">561412.409465 , 5119429.287 , 1391.8270</text:p>
      <text:p text:style-name="P1">561412.409465 , 5119530.33963 , 1379.7880</text:p>
      <text:p text:style-name="P1">561412.409465 , 5119631.39226 , 1369.0340</text:p>
      <text:p text:style-name="P1">561412.409465 , 5119732.44489 , 1354.9800</text:p>
      <text:p text:style-name="P1">561412.409465 , 5119833.49752 , 1348.0410</text:p>
      <text:p text:style-name="P1">561412.409465 , 5119934.55015 , 1340.3030</text:p>
      <text:p text:style-name="P1">561412.409465 , 5120035.60279 , 1335.8770</text:p>
      <text:p text:style-name="P1">561412.409465 , 5120136.65542 , 1326.4390</text:p>
      <text:p text:style-name="P1">561412.409465 , 5120237.70805 , 1347.2220</text:p>
      <text:p text:style-name="P1">561412.409465 , 5120338.76068 , 1350.8780</text:p>
      <text:p text:style-name="P1">561412.409465 , 5120439.81331 , 1391.6190</text:p>
      <text:p text:style-name="P1">561412.409465 , 5120540.86594 , 1333.1510</text:p>
      <text:p text:style-name="P1">561412.409465 , 5120641.91858 , 1275.5710</text:p>
      <text:p text:style-name="P1">561412.409465 , 5120742.97121 , 1193.4240</text:p>
      <text:p text:style-name="P1">561412.409465 , 5120844.02384 , 1141.1510</text:p>
      <text:p text:style-name="P1">561412.409465 , 5120945.07647 , 1101.8890</text:p>
      <text:p text:style-name="P1">561412.409465 , 5121046.1291 , -9999.0000</text:p>
      <text:p text:style-name="P1">561513.520576 , 5111446.1291 , 1045.5030</text:p>
      <text:p text:style-name="P1">561513.520576 , 5111547.18173 , 1093.2970</text:p>
      <text:p text:style-name="P1">561513.520576 , 5111648.23437 , 1129.6490</text:p>
      <text:p text:style-name="P1">561513.520576 , 5111749.287 , 1191.0830</text:p>
      <text:p text:style-name="P1">561513.520576 , 5111850.33963 , 1225.5470</text:p>
      <text:p text:style-name="P1">561513.520576 , 5111951.39226 , 1254.3550</text:p>
      <text:p text:style-name="P1">561513.520576 , 5112052.44489 , 1287.9170</text:p>
      <text:p text:style-name="P1">561513.520576 , 5112153.49752 , 1307.5000</text:p>
      <text:p text:style-name="P1">561513.520576 , 5112254.55015 , 1340.5870</text:p>
      <text:p text:style-name="P1">561513.520576 , 5112355.60279 , 1342.6510</text:p>
      <text:p text:style-name="P1">561513.520576 , 5112456.65542 , 1378.3130</text:p>
      <text:p text:style-name="P1">561513.520576 , 5112557.70805 , 1348.5570</text:p>
      <text:p text:style-name="P1">561513.520576 , 5112658.76068 , 1335.5370</text:p>
      <text:p text:style-name="P1">561513.520576 , 5112759.81331 , 1363.2340</text:p>
      <text:p text:style-name="P1">561513.520576 , 5112860.86594 , 1392.3450</text:p>
      <text:p text:style-name="P1">561513.520576 , 5112961.91858 , 1444.7050</text:p>
      <text:p text:style-name="P1">561513.520576 , 5113062.97121 , 1496.1250</text:p>
      <text:p text:style-name="P1">561513.520576 , 5113164.02384 , 1545.1520</text:p>
      <text:p text:style-name="P1">561513.520576 , 5113265.07647 , 1580.8210</text:p>
      <text:p text:style-name="P1">561513.520576 , 5113366.1291 , 1612.7190</text:p>
      <text:p text:style-name="P1"><text:soft-page-break/>561513.520576 , 5113467.18173 , 1628.4250</text:p>
      <text:p text:style-name="P1">561513.520576 , 5113568.23437 , 1649.3830</text:p>
      <text:p text:style-name="P1">561513.520576 , 5113669.287 , 1680.9840</text:p>
      <text:p text:style-name="P1">561513.520576 , 5113770.33963 , 1705.5030</text:p>
      <text:p text:style-name="P1">561513.520576 , 5113871.39226 , 1729.0680</text:p>
      <text:p text:style-name="P1">561513.520576 , 5113972.44489 , 1741.1880</text:p>
      <text:p text:style-name="P1">561513.520576 , 5114073.49752 , 1760.5920</text:p>
      <text:p text:style-name="P1">561513.520576 , 5114174.55015 , 1794.9180</text:p>
      <text:p text:style-name="P1">561513.520576 , 5114275.60279 , 1835.0630</text:p>
      <text:p text:style-name="P1">561513.520576 , 5114376.65542 , 1888.1450</text:p>
      <text:p text:style-name="P1">561513.520576 , 5114477.70805 , 1941.5450</text:p>
      <text:p text:style-name="P1">561513.520576 , 5114578.76068 , 1994.0780</text:p>
      <text:p text:style-name="P1">561513.520576 , 5114679.81331 , 2040.8610</text:p>
      <text:p text:style-name="P1">561513.520576 , 5114780.86594 , 2093.7780</text:p>
      <text:p text:style-name="P1">561513.520576 , 5114881.91858 , 2123.2340</text:p>
      <text:p text:style-name="P1">561513.520576 , 5114982.97121 , 2170.4980</text:p>
      <text:p text:style-name="P1">561513.520576 , 5115084.02384 , 2247.9210</text:p>
      <text:p text:style-name="P1">561513.520576 , 5115185.07647 , 2289.9690</text:p>
      <text:p text:style-name="P1">561513.520576 , 5115286.1291 , 2346.2600</text:p>
      <text:p text:style-name="P1">561513.520576 , 5115387.18173 , 2400.3790</text:p>
      <text:p text:style-name="P1">561513.520576 , 5115488.23437 , 2445.5780</text:p>
      <text:p text:style-name="P1">561513.520576 , 5115589.287 , 2506.6340</text:p>
      <text:p text:style-name="P1">561513.520576 , 5115690.33963 , 2535.6790</text:p>
      <text:p text:style-name="P1">561513.520576 , 5115791.39226 , 2576.3280</text:p>
      <text:p text:style-name="P1">561513.520576 , 5115892.44489 , 2622.3730</text:p>
      <text:p text:style-name="P1">561513.520576 , 5115993.49752 , 2670.2800</text:p>
      <text:p text:style-name="P1">561513.520576 , 5116094.55015 , 2686.9380</text:p>
      <text:p text:style-name="P1">561513.520576 , 5116195.60279 , 2672.5950</text:p>
      <text:p text:style-name="P1">561513.520576 , 5116296.65542 , 2691.0380</text:p>
      <text:p text:style-name="P1">561513.520576 , 5116397.70805 , 2625.9840</text:p>
      <text:p text:style-name="P1">561513.520576 , 5116498.76068 , 2590.7150</text:p>
      <text:p text:style-name="P1">561513.520576 , 5116599.81331 , 2546.3750</text:p>
      <text:p text:style-name="P1">561513.520576 , 5116700.86594 , 2538.3440</text:p>
      <text:p text:style-name="P1">561513.520576 , 5116801.91858 , 2445.0060</text:p>
      <text:p text:style-name="P1">561513.520576 , 5116902.97121 , 2387.8120</text:p>
      <text:p text:style-name="P1">561513.520576 , 5117004.02384 , 2322.0940</text:p>
      <text:p text:style-name="P1">561513.520576 , 5117105.07647 , 2319.1980</text:p>
      <text:p text:style-name="P1">561513.520576 , 5117206.1291 , 2340.7390</text:p>
      <text:p text:style-name="P1">561513.520576 , 5117307.18173 , 2334.5630</text:p>
      <text:p text:style-name="P1">561513.520576 , 5117408.23437 , 2289.5890</text:p>
      <text:p text:style-name="P1">561513.520576 , 5117509.287 , 2223.2870</text:p>
      <text:p text:style-name="P1">561513.520576 , 5117610.33963 , 2147.4380</text:p>
      <text:p text:style-name="P1">561513.520576 , 5117711.39226 , 2077.1750</text:p>
      <text:p text:style-name="P1">561513.520576 , 5117812.44489 , 2027.3240</text:p>
      <text:p text:style-name="P1">561513.520576 , 5117913.49752 , 1965.4840</text:p>
      <text:p text:style-name="P1">561513.520576 , 5118014.55015 , 1916.3630</text:p>
      <text:p text:style-name="P1">561513.520576 , 5118115.60279 , 1864.0420</text:p>
      <text:p text:style-name="P1">561513.520576 , 5118216.65542 , 1820.8590</text:p>
      <text:p text:style-name="P1">561513.520576 , 5118317.70805 , 1763.3110</text:p>
      <text:p text:style-name="P1">561513.520576 , 5118418.76068 , 1702.6930</text:p>
      <text:p text:style-name="P1">561513.520576 , 5118519.81331 , 1677.0310</text:p>
      <text:p text:style-name="P1">561513.520576 , 5118620.86594 , 1662.5300</text:p>
      <text:p text:style-name="P1"><text:soft-page-break/>561513.520576 , 5118721.91858 , 1591.1770</text:p>
      <text:p text:style-name="P1">561513.520576 , 5118822.97121 , 1553.2810</text:p>
      <text:p text:style-name="P1">561513.520576 , 5118924.02384 , 1535.0790</text:p>
      <text:p text:style-name="P1">561513.520576 , 5119025.07647 , 1494.2850</text:p>
      <text:p text:style-name="P1">561513.520576 , 5119126.1291 , 1460.2500</text:p>
      <text:p text:style-name="P1">561513.520576 , 5119227.18173 , 1436.7530</text:p>
      <text:p text:style-name="P1">561513.520576 , 5119328.23437 , 1408.0610</text:p>
      <text:p text:style-name="P1">561513.520576 , 5119429.287 , 1384.9060</text:p>
      <text:p text:style-name="P1">561513.520576 , 5119530.33963 , 1373.5010</text:p>
      <text:p text:style-name="P1">561513.520576 , 5119631.39226 , 1358.0500</text:p>
      <text:p text:style-name="P1">561513.520576 , 5119732.44489 , 1353.6720</text:p>
      <text:p text:style-name="P1">561513.520576 , 5119833.49752 , 1347.5190</text:p>
      <text:p text:style-name="P1">561513.520576 , 5119934.55015 , 1339.0950</text:p>
      <text:p text:style-name="P1">561513.520576 , 5120035.60279 , 1336.3130</text:p>
      <text:p text:style-name="P1">561513.520576 , 5120136.65542 , 1326.3840</text:p>
      <text:p text:style-name="P1">561513.520576 , 5120237.70805 , 1354.0450</text:p>
      <text:p text:style-name="P1">561513.520576 , 5120338.76068 , 1397.0630</text:p>
      <text:p text:style-name="P1">561513.520576 , 5120439.81331 , 1414.5780</text:p>
      <text:p text:style-name="P1">561513.520576 , 5120540.86594 , 1376.2550</text:p>
      <text:p text:style-name="P1">561513.520576 , 5120641.91858 , 1283.8910</text:p>
      <text:p text:style-name="P1">561513.520576 , 5120742.97121 , 1224.9140</text:p>
      <text:p text:style-name="P1">561513.520576 , 5120844.02384 , 1189.8670</text:p>
      <text:p text:style-name="P1">561513.520576 , 5120945.07647 , 1143.5000</text:p>
      <text:p text:style-name="P1">561513.520576 , 5121046.1291 , -9999.0000</text:p>
      <text:p text:style-name="P1">561614.631687 , 5111446.1291 , 1066.2770</text:p>
      <text:p text:style-name="P1">561614.631687 , 5111547.18173 , 1068.7160</text:p>
      <text:p text:style-name="P1">561614.631687 , 5111648.23437 , 1104.8940</text:p>
      <text:p text:style-name="P1">561614.631687 , 5111749.287 , 1148.0320</text:p>
      <text:p text:style-name="P1">561614.631687 , 5111850.33963 , 1206.0100</text:p>
      <text:p text:style-name="P1">561614.631687 , 5111951.39226 , 1253.6230</text:p>
      <text:p text:style-name="P1">561614.631687 , 5112052.44489 , 1275.1090</text:p>
      <text:p text:style-name="P1">561614.631687 , 5112153.49752 , 1306.3040</text:p>
      <text:p text:style-name="P1">561614.631687 , 5112254.55015 , 1341.3350</text:p>
      <text:p text:style-name="P1">561614.631687 , 5112355.60279 , 1376.9880</text:p>
      <text:p text:style-name="P1">561614.631687 , 5112456.65542 , 1390.8430</text:p>
      <text:p text:style-name="P1">561614.631687 , 5112557.70805 , 1411.7450</text:p>
      <text:p text:style-name="P1">561614.631687 , 5112658.76068 , 1399.6340</text:p>
      <text:p text:style-name="P1">561614.631687 , 5112759.81331 , 1408.8320</text:p>
      <text:p text:style-name="P1">561614.631687 , 5112860.86594 , 1425.5040</text:p>
      <text:p text:style-name="P1">561614.631687 , 5112961.91858 , 1438.2120</text:p>
      <text:p text:style-name="P1">561614.631687 , 5113062.97121 , 1456.8080</text:p>
      <text:p text:style-name="P1">561614.631687 , 5113164.02384 , 1488.6080</text:p>
      <text:p text:style-name="P1">561614.631687 , 5113265.07647 , 1532.3420</text:p>
      <text:p text:style-name="P1">561614.631687 , 5113366.1291 , 1580.5800</text:p>
      <text:p text:style-name="P1">561614.631687 , 5113467.18173 , 1641.5510</text:p>
      <text:p text:style-name="P1">561614.631687 , 5113568.23437 , 1682.0280</text:p>
      <text:p text:style-name="P1">561614.631687 , 5113669.287 , 1704.8130</text:p>
      <text:p text:style-name="P1">561614.631687 , 5113770.33963 , 1734.4200</text:p>
      <text:p text:style-name="P1">561614.631687 , 5113871.39226 , 1758.7210</text:p>
      <text:p text:style-name="P1">561614.631687 , 5113972.44489 , 1781.4930</text:p>
      <text:p text:style-name="P1">561614.631687 , 5114073.49752 , 1793.4440</text:p>
      <text:p text:style-name="P1">561614.631687 , 5114174.55015 , 1845.8770</text:p>
      <text:p text:style-name="P1"><text:soft-page-break/>561614.631687 , 5114275.60279 , 1870.3670</text:p>
      <text:p text:style-name="P1">561614.631687 , 5114376.65542 , 1906.8740</text:p>
      <text:p text:style-name="P1">561614.631687 , 5114477.70805 , 1954.2580</text:p>
      <text:p text:style-name="P1">561614.631687 , 5114578.76068 , 2006.2930</text:p>
      <text:p text:style-name="P1">561614.631687 , 5114679.81331 , 2075.3980</text:p>
      <text:p text:style-name="P1">561614.631687 , 5114780.86594 , 2129.8900</text:p>
      <text:p text:style-name="P1">561614.631687 , 5114881.91858 , 2175.9480</text:p>
      <text:p text:style-name="P1">561614.631687 , 5114982.97121 , 2223.0420</text:p>
      <text:p text:style-name="P1">561614.631687 , 5115084.02384 , 2286.8260</text:p>
      <text:p text:style-name="P1">561614.631687 , 5115185.07647 , 2320.7660</text:p>
      <text:p text:style-name="P1">561614.631687 , 5115286.1291 , 2364.8910</text:p>
      <text:p text:style-name="P1">561614.631687 , 5115387.18173 , 2442.2600</text:p>
      <text:p text:style-name="P1">561614.631687 , 5115488.23437 , 2496.8230</text:p>
      <text:p text:style-name="P1">561614.631687 , 5115589.287 , 2555.7110</text:p>
      <text:p text:style-name="P1">561614.631687 , 5115690.33963 , 2585.1470</text:p>
      <text:p text:style-name="P1">561614.631687 , 5115791.39226 , 2626.9490</text:p>
      <text:p text:style-name="P1">561614.631687 , 5115892.44489 , 2664.3200</text:p>
      <text:p text:style-name="P1">561614.631687 , 5115993.49752 , 2697.0340</text:p>
      <text:p text:style-name="P1">561614.631687 , 5116094.55015 , 2724.2760</text:p>
      <text:p text:style-name="P1">561614.631687 , 5116195.60279 , 2727.6020</text:p>
      <text:p text:style-name="P1">561614.631687 , 5116296.65542 , 2703.1850</text:p>
      <text:p text:style-name="P1">561614.631687 , 5116397.70805 , 2659.7090</text:p>
      <text:p text:style-name="P1">561614.631687 , 5116498.76068 , 2630.8210</text:p>
      <text:p text:style-name="P1">561614.631687 , 5116599.81331 , 2602.2920</text:p>
      <text:p text:style-name="P1">561614.631687 , 5116700.86594 , 2551.1130</text:p>
      <text:p text:style-name="P1">561614.631687 , 5116801.91858 , 2487.8710</text:p>
      <text:p text:style-name="P1">561614.631687 , 5116902.97121 , 2437.6380</text:p>
      <text:p text:style-name="P1">561614.631687 , 5117004.02384 , 2396.0280</text:p>
      <text:p text:style-name="P1">561614.631687 , 5117105.07647 , 2385.3890</text:p>
      <text:p text:style-name="P1">561614.631687 , 5117206.1291 , 2371.7080</text:p>
      <text:p text:style-name="P1">561614.631687 , 5117307.18173 , 2326.4470</text:p>
      <text:p text:style-name="P1">561614.631687 , 5117408.23437 , 2255.4545</text:p>
      <text:p text:style-name="P1">561614.631687 , 5117509.287 , 2183.0897</text:p>
      <text:p text:style-name="P1">561614.631687 , 5117610.33963 , 2115.6167</text:p>
      <text:p text:style-name="P1">561614.631687 , 5117711.39226 , 2029.2039</text:p>
      <text:p text:style-name="P1">561614.631687 , 5117812.44489 , 2020.0857</text:p>
      <text:p text:style-name="P1">561614.631687 , 5117913.49752 , 1953.3756</text:p>
      <text:p text:style-name="P1">561614.631687 , 5118014.55015 , 1909.7506</text:p>
      <text:p text:style-name="P1">561614.631687 , 5118115.60279 , 1870.8051</text:p>
      <text:p text:style-name="P1">561614.631687 , 5118216.65542 , 1837.2340</text:p>
      <text:p text:style-name="P1">561614.631687 , 5118317.70805 , 1795.4850</text:p>
      <text:p text:style-name="P1">561614.631687 , 5118418.76068 , 1738.3690</text:p>
      <text:p text:style-name="P1">561614.631687 , 5118519.81331 , 1714.9390</text:p>
      <text:p text:style-name="P1">561614.631687 , 5118620.86594 , 1680.5030</text:p>
      <text:p text:style-name="P1">561614.631687 , 5118721.91858 , 1631.5090</text:p>
      <text:p text:style-name="P1">561614.631687 , 5118822.97121 , 1577.9120</text:p>
      <text:p text:style-name="P1">561614.631687 , 5118924.02384 , 1548.5850</text:p>
      <text:p text:style-name="P1">561614.631687 , 5119025.07647 , 1527.3710</text:p>
      <text:p text:style-name="P1">561614.631687 , 5119126.1291 , 1482.4850</text:p>
      <text:p text:style-name="P1">561614.631687 , 5119227.18173 , 1431.2940</text:p>
      <text:p text:style-name="P1">561614.631687 , 5119328.23437 , 1392.2710</text:p>
      <text:p text:style-name="P1">561614.631687 , 5119429.287 , 1372.3230</text:p>
      <text:p text:style-name="P1"><text:soft-page-break/>561614.631687 , 5119530.33963 , 1362.6620</text:p>
      <text:p text:style-name="P1">561614.631687 , 5119631.39226 , 1351.6110</text:p>
      <text:p text:style-name="P1">561614.631687 , 5119732.44489 , 1344.7090</text:p>
      <text:p text:style-name="P1">561614.631687 , 5119833.49752 , 1336.1520</text:p>
      <text:p text:style-name="P1">561614.631687 , 5119934.55015 , 1334.2300</text:p>
      <text:p text:style-name="P1">561614.631687 , 5120035.60279 , 1323.7750</text:p>
      <text:p text:style-name="P1">561614.631687 , 5120136.65542 , 1320.4650</text:p>
      <text:p text:style-name="P1">561614.631687 , 5120237.70805 , 1337.4090</text:p>
      <text:p text:style-name="P1">561614.631687 , 5120338.76068 , 1348.1980</text:p>
      <text:p text:style-name="P1">561614.631687 , 5120439.81331 , 1387.5670</text:p>
      <text:p text:style-name="P1">561614.631687 , 5120540.86594 , 1353.2390</text:p>
      <text:p text:style-name="P1">561614.631687 , 5120641.91858 , 1288.0460</text:p>
      <text:p text:style-name="P1">561614.631687 , 5120742.97121 , 1264.6460</text:p>
      <text:p text:style-name="P1">561614.631687 , 5120844.02384 , 1202.1720</text:p>
      <text:p text:style-name="P1">561614.631687 , 5120945.07647 , 1150.6230</text:p>
      <text:p text:style-name="P1">561614.631687 , 5121046.1291 , -9999.0000</text:p>
      <text:p text:style-name="P1">561715.742798 , 5111446.1291 , 1126.0550</text:p>
      <text:p text:style-name="P1">561715.742798 , 5111547.18173 , 1139.4600</text:p>
      <text:p text:style-name="P1">561715.742798 , 5111648.23437 , 1149.5270</text:p>
      <text:p text:style-name="P1">561715.742798 , 5111749.287 , 1151.9110</text:p>
      <text:p text:style-name="P1">561715.742798 , 5111850.33963 , 1208.9200</text:p>
      <text:p text:style-name="P1">561715.742798 , 5111951.39226 , 1258.6760</text:p>
      <text:p text:style-name="P1">561715.742798 , 5112052.44489 , 1288.9430</text:p>
      <text:p text:style-name="P1">561715.742798 , 5112153.49752 , 1320.0630</text:p>
      <text:p text:style-name="P1">561715.742798 , 5112254.55015 , 1348.3550</text:p>
      <text:p text:style-name="P1">561715.742798 , 5112355.60279 , 1371.7100</text:p>
      <text:p text:style-name="P1">561715.742798 , 5112456.65542 , 1393.0200</text:p>
      <text:p text:style-name="P1">561715.742798 , 5112557.70805 , 1424.5800</text:p>
      <text:p text:style-name="P1">561715.742798 , 5112658.76068 , 1439.3540</text:p>
      <text:p text:style-name="P1">561715.742798 , 5112759.81331 , 1449.3990</text:p>
      <text:p text:style-name="P1">561715.742798 , 5112860.86594 , 1469.6870</text:p>
      <text:p text:style-name="P1">561715.742798 , 5112961.91858 , 1496.6620</text:p>
      <text:p text:style-name="P1">561715.742798 , 5113062.97121 , 1518.1090</text:p>
      <text:p text:style-name="P1">561715.742798 , 5113164.02384 , 1537.9790</text:p>
      <text:p text:style-name="P1">561715.742798 , 5113265.07647 , 1552.7940</text:p>
      <text:p text:style-name="P1">561715.742798 , 5113366.1291 , 1565.3070</text:p>
      <text:p text:style-name="P1">561715.742798 , 5113467.18173 , 1605.8810</text:p>
      <text:p text:style-name="P1">561715.742798 , 5113568.23437 , 1659.3770</text:p>
      <text:p text:style-name="P1">561715.742798 , 5113669.287 , 1727.0580</text:p>
      <text:p text:style-name="P1">561715.742798 , 5113770.33963 , 1763.8310</text:p>
      <text:p text:style-name="P1">561715.742798 , 5113871.39226 , 1790.0580</text:p>
      <text:p text:style-name="P1">561715.742798 , 5113972.44489 , 1823.4440</text:p>
      <text:p text:style-name="P1">561715.742798 , 5114073.49752 , 1849.1570</text:p>
      <text:p text:style-name="P1">561715.742798 , 5114174.55015 , 1881.9360</text:p>
      <text:p text:style-name="P1">561715.742798 , 5114275.60279 , 1913.6330</text:p>
      <text:p text:style-name="P1">561715.742798 , 5114376.65542 , 1946.2080</text:p>
      <text:p text:style-name="P1">561715.742798 , 5114477.70805 , 1985.7360</text:p>
      <text:p text:style-name="P1">561715.742798 , 5114578.76068 , 2033.5050</text:p>
      <text:p text:style-name="P1">561715.742798 , 5114679.81331 , 2086.3430</text:p>
      <text:p text:style-name="P1">561715.742798 , 5114780.86594 , 2142.1480</text:p>
      <text:p text:style-name="P1">561715.742798 , 5114881.91858 , 2209.0380</text:p>
      <text:p text:style-name="P1">561715.742798 , 5114982.97121 , 2278.2270</text:p>
      <text:p text:style-name="P1"><text:soft-page-break/>561715.742798 , 5115084.02384 , 2320.4540</text:p>
      <text:p text:style-name="P1">561715.742798 , 5115185.07647 , 2362.4820</text:p>
      <text:p text:style-name="P1">561715.742798 , 5115286.1291 , 2431.2260</text:p>
      <text:p text:style-name="P1">561715.742798 , 5115387.18173 , 2496.7520</text:p>
      <text:p text:style-name="P1">561715.742798 , 5115488.23437 , 2538.4950</text:p>
      <text:p text:style-name="P1">561715.742798 , 5115589.287 , 2592.5560</text:p>
      <text:p text:style-name="P1">561715.742798 , 5115690.33963 , 2628.5440</text:p>
      <text:p text:style-name="P1">561715.742798 , 5115791.39226 , 2640.0930</text:p>
      <text:p text:style-name="P1">561715.742798 , 5115892.44489 , 2685.4360</text:p>
      <text:p text:style-name="P1">561715.742798 , 5115993.49752 , 2738.6340</text:p>
      <text:p text:style-name="P1">561715.742798 , 5116094.55015 , 2754.2740</text:p>
      <text:p text:style-name="P1">561715.742798 , 5116195.60279 , 2719.1070</text:p>
      <text:p text:style-name="P1">561715.742798 , 5116296.65542 , 2692.2150</text:p>
      <text:p text:style-name="P1">561715.742798 , 5116397.70805 , 2657.7930</text:p>
      <text:p text:style-name="P1">561715.742798 , 5116498.76068 , 2655.3210</text:p>
      <text:p text:style-name="P1">561715.742798 , 5116599.81331 , 2630.1640</text:p>
      <text:p text:style-name="P1">561715.742798 , 5116700.86594 , 2561.7720</text:p>
      <text:p text:style-name="P1">561715.742798 , 5116801.91858 , 2509.1780</text:p>
      <text:p text:style-name="P1">561715.742798 , 5116902.97121 , 2496.5700</text:p>
      <text:p text:style-name="P1">561715.742798 , 5117004.02384 , 2451.8690</text:p>
      <text:p text:style-name="P1">561715.742798 , 5117105.07647 , 2440.6290</text:p>
      <text:p text:style-name="P1">561715.742798 , 5117206.1291 , 2376.3836</text:p>
      <text:p text:style-name="P1">561715.742798 , 5117307.18173 , 2245.8154</text:p>
      <text:p text:style-name="P1">561715.742798 , 5117408.23437 , 2194.4098</text:p>
      <text:p text:style-name="P1">561715.742798 , 5117509.287 , 2113.8612</text:p>
      <text:p text:style-name="P1">561715.742798 , 5117610.33963 , 2044.6238</text:p>
      <text:p text:style-name="P1">561715.742798 , 5117711.39226 , 1985.1425</text:p>
      <text:p text:style-name="P1">561715.742798 , 5117812.44489 , 1934.3026</text:p>
      <text:p text:style-name="P1">561715.742798 , 5117913.49752 , 1891.2827</text:p>
      <text:p text:style-name="P1">561715.742798 , 5118014.55015 , 1855.4680</text:p>
      <text:p text:style-name="P1">561715.742798 , 5118115.60279 , 1826.3947</text:p>
      <text:p text:style-name="P1">561715.742798 , 5118216.65542 , 1813.6354</text:p>
      <text:p text:style-name="P1">561715.742798 , 5118317.70805 , 1779.9515</text:p>
      <text:p text:style-name="P1">561715.742798 , 5118418.76068 , 1762.5240</text:p>
      <text:p text:style-name="P1">561715.742798 , 5118519.81331 , 1724.8990</text:p>
      <text:p text:style-name="P1">561715.742798 , 5118620.86594 , 1709.1970</text:p>
      <text:p text:style-name="P1">561715.742798 , 5118721.91858 , 1644.6200</text:p>
      <text:p text:style-name="P1">561715.742798 , 5118822.97121 , 1582.4270</text:p>
      <text:p text:style-name="P1">561715.742798 , 5118924.02384 , 1534.3320</text:p>
      <text:p text:style-name="P1">561715.742798 , 5119025.07647 , 1486.5400</text:p>
      <text:p text:style-name="P1">561715.742798 , 5119126.1291 , 1499.6540</text:p>
      <text:p text:style-name="P1">561715.742798 , 5119227.18173 , 1464.6550</text:p>
      <text:p text:style-name="P1">561715.742798 , 5119328.23437 , 1412.6860</text:p>
      <text:p text:style-name="P1">561715.742798 , 5119429.287 , 1376.8510</text:p>
      <text:p text:style-name="P1">561715.742798 , 5119530.33963 , 1357.9080</text:p>
      <text:p text:style-name="P1">561715.742798 , 5119631.39226 , 1354.3730</text:p>
      <text:p text:style-name="P1">561715.742798 , 5119732.44489 , 1343.8670</text:p>
      <text:p text:style-name="P1">561715.742798 , 5119833.49752 , 1337.6010</text:p>
      <text:p text:style-name="P1">561715.742798 , 5119934.55015 , 1331.0310</text:p>
      <text:p text:style-name="P1">561715.742798 , 5120035.60279 , 1326.2520</text:p>
      <text:p text:style-name="P1">561715.742798 , 5120136.65542 , 1329.2460</text:p>
      <text:p text:style-name="P1">561715.742798 , 5120237.70805 , 1332.2510</text:p>
      <text:p text:style-name="P1"><text:soft-page-break/>561715.742798 , 5120338.76068 , 1329.6750</text:p>
      <text:p text:style-name="P1">561715.742798 , 5120439.81331 , 1374.5850</text:p>
      <text:p text:style-name="P1">561715.742798 , 5120540.86594 , 1369.9310</text:p>
      <text:p text:style-name="P1">561715.742798 , 5120641.91858 , 1318.6180</text:p>
      <text:p text:style-name="P1">561715.742798 , 5120742.97121 , 1299.0090</text:p>
      <text:p text:style-name="P1">561715.742798 , 5120844.02384 , 1218.5010</text:p>
      <text:p text:style-name="P1">561715.742798 , 5120945.07647 , 1162.3060</text:p>
      <text:p text:style-name="P1">561715.742798 , 5121046.1291 , -9999.0000</text:p>
      <text:p text:style-name="P1">561816.853909 , 5111446.1291 , 1120.5600</text:p>
      <text:p text:style-name="P1">561816.853909 , 5111547.18173 , 1177.4220</text:p>
      <text:p text:style-name="P1">561816.853909 , 5111648.23437 , 1222.3400</text:p>
      <text:p text:style-name="P1">561816.853909 , 5111749.287 , 1198.3550</text:p>
      <text:p text:style-name="P1">561816.853909 , 5111850.33963 , 1196.2970</text:p>
      <text:p text:style-name="P1">561816.853909 , 5111951.39226 , 1258.7840</text:p>
      <text:p text:style-name="P1">561816.853909 , 5112052.44489 , 1300.3920</text:p>
      <text:p text:style-name="P1">561816.853909 , 5112153.49752 , 1326.0160</text:p>
      <text:p text:style-name="P1">561816.853909 , 5112254.55015 , 1349.9640</text:p>
      <text:p text:style-name="P1">561816.853909 , 5112355.60279 , 1374.1490</text:p>
      <text:p text:style-name="P1">561816.853909 , 5112456.65542 , 1398.1250</text:p>
      <text:p text:style-name="P1">561816.853909 , 5112557.70805 , 1414.7180</text:p>
      <text:p text:style-name="P1">561816.853909 , 5112658.76068 , 1446.6630</text:p>
      <text:p text:style-name="P1">561816.853909 , 5112759.81331 , 1463.1410</text:p>
      <text:p text:style-name="P1">561816.853909 , 5112860.86594 , 1480.4970</text:p>
      <text:p text:style-name="P1">561816.853909 , 5112961.91858 , 1505.7680</text:p>
      <text:p text:style-name="P1">561816.853909 , 5113062.97121 , 1531.1090</text:p>
      <text:p text:style-name="P1">561816.853909 , 5113164.02384 , 1566.8690</text:p>
      <text:p text:style-name="P1">561816.853909 , 5113265.07647 , 1603.8200</text:p>
      <text:p text:style-name="P1">561816.853909 , 5113366.1291 , 1632.4220</text:p>
      <text:p text:style-name="P1">561816.853909 , 5113467.18173 , 1652.9970</text:p>
      <text:p text:style-name="P1">561816.853909 , 5113568.23437 , 1677.2110</text:p>
      <text:p text:style-name="P1">561816.853909 , 5113669.287 , 1706.1720</text:p>
      <text:p text:style-name="P1">561816.853909 , 5113770.33963 , 1775.4870</text:p>
      <text:p text:style-name="P1">561816.853909 , 5113871.39226 , 1815.5380</text:p>
      <text:p text:style-name="P1">561816.853909 , 5113972.44489 , 1842.5000</text:p>
      <text:p text:style-name="P1">561816.853909 , 5114073.49752 , 1878.2640</text:p>
      <text:p text:style-name="P1">561816.853909 , 5114174.55015 , 1912.0710</text:p>
      <text:p text:style-name="P1">561816.853909 , 5114275.60279 , 1939.3130</text:p>
      <text:p text:style-name="P1">561816.853909 , 5114376.65542 , 1980.4910</text:p>
      <text:p text:style-name="P1">561816.853909 , 5114477.70805 , 2021.2530</text:p>
      <text:p text:style-name="P1">561816.853909 , 5114578.76068 , 2060.6560</text:p>
      <text:p text:style-name="P1">561816.853909 , 5114679.81331 , 2106.6190</text:p>
      <text:p text:style-name="P1">561816.853909 , 5114780.86594 , 2155.3510</text:p>
      <text:p text:style-name="P1">561816.853909 , 5114881.91858 , 2217.4530</text:p>
      <text:p text:style-name="P1">561816.853909 , 5114982.97121 , 2290.6200</text:p>
      <text:p text:style-name="P1">561816.853909 , 5115084.02384 , 2364.8360</text:p>
      <text:p text:style-name="P1">561816.853909 , 5115185.07647 , 2418.7970</text:p>
      <text:p text:style-name="P1">561816.853909 , 5115286.1291 , 2467.9910</text:p>
      <text:p text:style-name="P1">561816.853909 , 5115387.18173 , 2523.6250</text:p>
      <text:p text:style-name="P1">561816.853909 , 5115488.23437 , 2566.8440</text:p>
      <text:p text:style-name="P1">561816.853909 , 5115589.287 , 2606.1920</text:p>
      <text:p text:style-name="P1">561816.853909 , 5115690.33963 , 2673.4650</text:p>
      <text:p text:style-name="P1">561816.853909 , 5115791.39226 , 2698.4690</text:p>
      <text:p text:style-name="P1"><text:soft-page-break/>561816.853909 , 5115892.44489 , 2719.8500</text:p>
      <text:p text:style-name="P1">561816.853909 , 5115993.49752 , 2732.4440</text:p>
      <text:p text:style-name="P1">561816.853909 , 5116094.55015 , 2735.5780</text:p>
      <text:p text:style-name="P1">561816.853909 , 5116195.60279 , 2690.6160</text:p>
      <text:p text:style-name="P1">561816.853909 , 5116296.65542 , 2684.4250</text:p>
      <text:p text:style-name="P1">561816.853909 , 5116397.70805 , 2682.7500</text:p>
      <text:p text:style-name="P1">561816.853909 , 5116498.76068 , 2671.0450</text:p>
      <text:p text:style-name="P1">561816.853909 , 5116599.81331 , 2640.9590</text:p>
      <text:p text:style-name="P1">561816.853909 , 5116700.86594 , 2611.7810</text:p>
      <text:p text:style-name="P1">561816.853909 , 5116801.91858 , 2580.5200</text:p>
      <text:p text:style-name="P1">561816.853909 , 5116902.97121 , 2565.7580</text:p>
      <text:p text:style-name="P1">561816.853909 , 5117004.02384 , 2506.2660</text:p>
      <text:p text:style-name="P1">561816.853909 , 5117105.07647 , 2387.7595</text:p>
      <text:p text:style-name="P1">561816.853909 , 5117206.1291 , 2317.4529</text:p>
      <text:p text:style-name="P1">561816.853909 , 5117307.18173 , 2213.3802</text:p>
      <text:p text:style-name="P1">561816.853909 , 5117408.23437 , 2124.4048</text:p>
      <text:p text:style-name="P1">561816.853909 , 5117509.287 , 2047.7428</text:p>
      <text:p text:style-name="P1">561816.853909 , 5117610.33963 , 1981.5239</text:p>
      <text:p text:style-name="P1">561816.853909 , 5117711.39226 , 1924.4280</text:p>
      <text:p text:style-name="P1">561816.853909 , 5117812.44489 , 1875.4910</text:p>
      <text:p text:style-name="P1">561816.853909 , 5117913.49752 , 1833.9922</text:p>
      <text:p text:style-name="P1">561816.853909 , 5118014.55015 , 1799.3859</text:p>
      <text:p text:style-name="P1">561816.853909 , 5118115.60279 , 1771.2574</text:p>
      <text:p text:style-name="P1">561816.853909 , 5118216.65542 , 1749.2938</text:p>
      <text:p text:style-name="P1">561816.853909 , 5118317.70805 , 1733.2647</text:p>
      <text:p text:style-name="P1">561816.853909 , 5118418.76068 , 1727.2293</text:p>
      <text:p text:style-name="P1">561816.853909 , 5118519.81331 , 1709.1696</text:p>
      <text:p text:style-name="P1">561816.853909 , 5118620.86594 , 1685.5480</text:p>
      <text:p text:style-name="P1">561816.853909 , 5118721.91858 , 1630.1060</text:p>
      <text:p text:style-name="P1">561816.853909 , 5118822.97121 , 1570.0470</text:p>
      <text:p text:style-name="P1">561816.853909 , 5118924.02384 , 1529.8010</text:p>
      <text:p text:style-name="P1">561816.853909 , 5119025.07647 , 1482.8370</text:p>
      <text:p text:style-name="P1">561816.853909 , 5119126.1291 , 1470.0630</text:p>
      <text:p text:style-name="P1">561816.853909 , 5119227.18173 , 1458.1700</text:p>
      <text:p text:style-name="P1">561816.853909 , 5119328.23437 , 1438.8980</text:p>
      <text:p text:style-name="P1">561816.853909 , 5119429.287 , 1386.1560</text:p>
      <text:p text:style-name="P1">561816.853909 , 5119530.33963 , 1371.4890</text:p>
      <text:p text:style-name="P1">561816.853909 , 5119631.39226 , 1354.1930</text:p>
      <text:p text:style-name="P1">561816.853909 , 5119732.44489 , 1346.9690</text:p>
      <text:p text:style-name="P1">561816.853909 , 5119833.49752 , 1341.4250</text:p>
      <text:p text:style-name="P1">561816.853909 , 5119934.55015 , 1331.2440</text:p>
      <text:p text:style-name="P1">561816.853909 , 5120035.60279 , 1328.0310</text:p>
      <text:p text:style-name="P1">561816.853909 , 5120136.65542 , 1319.4050</text:p>
      <text:p text:style-name="P1">561816.853909 , 5120237.70805 , 1325.5210</text:p>
      <text:p text:style-name="P1">561816.853909 , 5120338.76068 , 1328.0000</text:p>
      <text:p text:style-name="P1">561816.853909 , 5120439.81331 , 1360.1040</text:p>
      <text:p text:style-name="P1">561816.853909 , 5120540.86594 , 1313.1960</text:p>
      <text:p text:style-name="P1">561816.853909 , 5120641.91858 , 1266.2030</text:p>
      <text:p text:style-name="P1">561816.853909 , 5120742.97121 , 1261.0230</text:p>
      <text:p text:style-name="P1">561816.853909 , 5120844.02384 , 1205.6850</text:p>
      <text:p text:style-name="P1">561816.853909 , 5120945.07647 , 1173.2660</text:p>
      <text:p text:style-name="P1">561816.853909 , 5121046.1291 , -9999.0000</text:p>
      <text:p text:style-name="P1"><text:soft-page-break/>561917.96502 , 5111446.1291 , 1175.8740</text:p>
      <text:p text:style-name="P1">561917.96502 , 5111547.18173 , 1224.1550</text:p>
      <text:p text:style-name="P1">561917.96502 , 5111648.23437 , 1241.4340</text:p>
      <text:p text:style-name="P1">561917.96502 , 5111749.287 , 1247.5850</text:p>
      <text:p text:style-name="P1">561917.96502 , 5111850.33963 , 1234.0840</text:p>
      <text:p text:style-name="P1">561917.96502 , 5111951.39226 , 1269.8030</text:p>
      <text:p text:style-name="P1">561917.96502 , 5112052.44489 , 1296.8020</text:p>
      <text:p text:style-name="P1">561917.96502 , 5112153.49752 , 1326.4410</text:p>
      <text:p text:style-name="P1">561917.96502 , 5112254.55015 , 1349.2030</text:p>
      <text:p text:style-name="P1">561917.96502 , 5112355.60279 , 1370.1740</text:p>
      <text:p text:style-name="P1">561917.96502 , 5112456.65542 , 1389.9230</text:p>
      <text:p text:style-name="P1">561917.96502 , 5112557.70805 , 1410.9350</text:p>
      <text:p text:style-name="P1">561917.96502 , 5112658.76068 , 1441.8420</text:p>
      <text:p text:style-name="P1">561917.96502 , 5112759.81331 , 1469.0410</text:p>
      <text:p text:style-name="P1">561917.96502 , 5112860.86594 , 1485.3620</text:p>
      <text:p text:style-name="P1">561917.96502 , 5112961.91858 , 1508.1410</text:p>
      <text:p text:style-name="P1">561917.96502 , 5113062.97121 , 1530.5760</text:p>
      <text:p text:style-name="P1">561917.96502 , 5113164.02384 , 1552.7530</text:p>
      <text:p text:style-name="P1">561917.96502 , 5113265.07647 , 1585.5090</text:p>
      <text:p text:style-name="P1">561917.96502 , 5113366.1291 , 1621.0150</text:p>
      <text:p text:style-name="P1">561917.96502 , 5113467.18173 , 1659.7670</text:p>
      <text:p text:style-name="P1">561917.96502 , 5113568.23437 , 1727.2990</text:p>
      <text:p text:style-name="P1">561917.96502 , 5113669.287 , 1768.4610</text:p>
      <text:p text:style-name="P1">561917.96502 , 5113770.33963 , 1799.4640</text:p>
      <text:p text:style-name="P1">561917.96502 , 5113871.39226 , 1823.9350</text:p>
      <text:p text:style-name="P1">561917.96502 , 5113972.44489 , 1880.3540</text:p>
      <text:p text:style-name="P1">561917.96502 , 5114073.49752 , 1904.5810</text:p>
      <text:p text:style-name="P1">561917.96502 , 5114174.55015 , 1940.5010</text:p>
      <text:p text:style-name="P1">561917.96502 , 5114275.60279 , 1975.6750</text:p>
      <text:p text:style-name="P1">561917.96502 , 5114376.65542 , 2013.6750</text:p>
      <text:p text:style-name="P1">561917.96502 , 5114477.70805 , 2050.8880</text:p>
      <text:p text:style-name="P1">561917.96502 , 5114578.76068 , 2089.5530</text:p>
      <text:p text:style-name="P1">561917.96502 , 5114679.81331 , 2134.1550</text:p>
      <text:p text:style-name="P1">561917.96502 , 5114780.86594 , 2181.4830</text:p>
      <text:p text:style-name="P1">561917.96502 , 5114881.91858 , 2236.6180</text:p>
      <text:p text:style-name="P1">561917.96502 , 5114982.97121 , 2317.4800</text:p>
      <text:p text:style-name="P1">561917.96502 , 5115084.02384 , 2374.7410</text:p>
      <text:p text:style-name="P1">561917.96502 , 5115185.07647 , 2446.4330</text:p>
      <text:p text:style-name="P1">561917.96502 , 5115286.1291 , 2503.0230</text:p>
      <text:p text:style-name="P1">561917.96502 , 5115387.18173 , 2558.2970</text:p>
      <text:p text:style-name="P1">561917.96502 , 5115488.23437 , 2588.6230</text:p>
      <text:p text:style-name="P1">561917.96502 , 5115589.287 , 2630.3730</text:p>
      <text:p text:style-name="P1">561917.96502 , 5115690.33963 , 2696.7920</text:p>
      <text:p text:style-name="P1">561917.96502 , 5115791.39226 , 2736.9710</text:p>
      <text:p text:style-name="P1">561917.96502 , 5115892.44489 , 2731.5260</text:p>
      <text:p text:style-name="P1">561917.96502 , 5115993.49752 , 2746.4120</text:p>
      <text:p text:style-name="P1">561917.96502 , 5116094.55015 , 2743.0020</text:p>
      <text:p text:style-name="P1">561917.96502 , 5116195.60279 , 2703.8300</text:p>
      <text:p text:style-name="P1">561917.96502 , 5116296.65542 , 2722.8510</text:p>
      <text:p text:style-name="P1">561917.96502 , 5116397.70805 , 2726.3660</text:p>
      <text:p text:style-name="P1">561917.96502 , 5116498.76068 , 2708.1000</text:p>
      <text:p text:style-name="P1">561917.96502 , 5116599.81331 , 2689.2460</text:p>
      <text:p text:style-name="P1"><text:soft-page-break/>561917.96502 , 5116700.86594 , 2671.8420</text:p>
      <text:p text:style-name="P1">561917.96502 , 5116801.91858 , 2641.6050</text:p>
      <text:p text:style-name="P1">561917.96502 , 5116902.97121 , 2601.2690</text:p>
      <text:p text:style-name="P1">561917.96502 , 5117004.02384 , 2441.5343</text:p>
      <text:p text:style-name="P1">561917.96502 , 5117105.07647 , 2364.6355</text:p>
      <text:p text:style-name="P1">561917.96502 , 5117206.1291 , 2248.5583</text:p>
      <text:p text:style-name="P1">561917.96502 , 5117307.18173 , 2149.7987</text:p>
      <text:p text:style-name="P1">561917.96502 , 5117408.23437 , 2064.7688</text:p>
      <text:p text:style-name="P1">561917.96502 , 5117509.287 , 1991.1404</text:p>
      <text:p text:style-name="P1">561917.96502 , 5117610.33963 , 1927.3081</text:p>
      <text:p text:style-name="P1">561917.96502 , 5117711.39226 , 1872.1166</text:p>
      <text:p text:style-name="P1">561917.96502 , 5117812.44489 , 1824.7100</text:p>
      <text:p text:style-name="P1">561917.96502 , 5117913.49752 , 1784.4415</text:p>
      <text:p text:style-name="P1">561917.96502 , 5118014.55015 , 1750.8172</text:p>
      <text:p text:style-name="P1">561917.96502 , 5118115.60279 , 1723.4590</text:p>
      <text:p text:style-name="P1">561917.96502 , 5118216.65542 , 1702.0803</text:p>
      <text:p text:style-name="P1">561917.96502 , 5118317.70805 , 1686.4692</text:p>
      <text:p text:style-name="P1">561917.96502 , 5118418.76068 , 1676.4774</text:p>
      <text:p text:style-name="P1">561917.96502 , 5118519.81331 , 1672.0125</text:p>
      <text:p text:style-name="P1">561917.96502 , 5118620.86594 , 1663.7994</text:p>
      <text:p text:style-name="P1">561917.96502 , 5118721.91858 , 1633.1540</text:p>
      <text:p text:style-name="P1">561917.96502 , 5118822.97121 , 1586.5580</text:p>
      <text:p text:style-name="P1">561917.96502 , 5118924.02384 , 1551.2960</text:p>
      <text:p text:style-name="P1">561917.96502 , 5119025.07647 , 1494.8220</text:p>
      <text:p text:style-name="P1">561917.96502 , 5119126.1291 , 1444.9440</text:p>
      <text:p text:style-name="P1">561917.96502 , 5119227.18173 , 1419.2000</text:p>
      <text:p text:style-name="P1">561917.96502 , 5119328.23437 , 1400.5770</text:p>
      <text:p text:style-name="P1">561917.96502 , 5119429.287 , 1387.8270</text:p>
      <text:p text:style-name="P1">561917.96502 , 5119530.33963 , 1369.6410</text:p>
      <text:p text:style-name="P1">561917.96502 , 5119631.39226 , 1354.1900</text:p>
      <text:p text:style-name="P1">561917.96502 , 5119732.44489 , 1345.3610</text:p>
      <text:p text:style-name="P1">561917.96502 , 5119833.49752 , 1337.8710</text:p>
      <text:p text:style-name="P1">561917.96502 , 5119934.55015 , 1329.7030</text:p>
      <text:p text:style-name="P1">561917.96502 , 5120035.60279 , 1327.7730</text:p>
      <text:p text:style-name="P1">561917.96502 , 5120136.65542 , 1322.4860</text:p>
      <text:p text:style-name="P1">561917.96502 , 5120237.70805 , 1312.2620</text:p>
      <text:p text:style-name="P1">561917.96502 , 5120338.76068 , 1306.7670</text:p>
      <text:p text:style-name="P1">561917.96502 , 5120439.81331 , 1306.6080</text:p>
      <text:p text:style-name="P1">561917.96502 , 5120540.86594 , 1260.5230</text:p>
      <text:p text:style-name="P1">561917.96502 , 5120641.91858 , 1203.8960</text:p>
      <text:p text:style-name="P1">561917.96502 , 5120742.97121 , 1174.8720</text:p>
      <text:p text:style-name="P1">561917.96502 , 5120844.02384 , 1169.8590</text:p>
      <text:p text:style-name="P1">561917.96502 , 5120945.07647 , 1138.9760</text:p>
      <text:p text:style-name="P1">561917.96502 , 5121046.1291 , -9999.0000</text:p>
      <text:p text:style-name="P1">562019.076131 , 5111446.1291 , 1214.9280</text:p>
      <text:p text:style-name="P1">562019.076131 , 5111547.18173 , 1237.9430</text:p>
      <text:p text:style-name="P1">562019.076131 , 5111648.23437 , 1248.3410</text:p>
      <text:p text:style-name="P1">562019.076131 , 5111749.287 , 1258.9550</text:p>
      <text:p text:style-name="P1">562019.076131 , 5111850.33963 , 1270.7970</text:p>
      <text:p text:style-name="P1">562019.076131 , 5111951.39226 , 1283.3890</text:p>
      <text:p text:style-name="P1">562019.076131 , 5112052.44489 , 1300.6300</text:p>
      <text:p text:style-name="P1">562019.076131 , 5112153.49752 , 1325.3070</text:p>
      <text:p text:style-name="P1"><text:soft-page-break/>562019.076131 , 5112254.55015 , 1347.6700</text:p>
      <text:p text:style-name="P1">562019.076131 , 5112355.60279 , 1376.6410</text:p>
      <text:p text:style-name="P1">562019.076131 , 5112456.65542 , 1399.7960</text:p>
      <text:p text:style-name="P1">562019.076131 , 5112557.70805 , 1416.1530</text:p>
      <text:p text:style-name="P1">562019.076131 , 5112658.76068 , 1439.0550</text:p>
      <text:p text:style-name="P1">562019.076131 , 5112759.81331 , 1466.9180</text:p>
      <text:p text:style-name="P1">562019.076131 , 5112860.86594 , 1495.5480</text:p>
      <text:p text:style-name="P1">562019.076131 , 5112961.91858 , 1522.8510</text:p>
      <text:p text:style-name="P1">562019.076131 , 5113062.97121 , 1540.1170</text:p>
      <text:p text:style-name="P1">562019.076131 , 5113164.02384 , 1554.6470</text:p>
      <text:p text:style-name="P1">562019.076131 , 5113265.07647 , 1588.9810</text:p>
      <text:p text:style-name="P1">562019.076131 , 5113366.1291 , 1630.1860</text:p>
      <text:p text:style-name="P1">562019.076131 , 5113467.18173 , 1681.9620</text:p>
      <text:p text:style-name="P1">562019.076131 , 5113568.23437 , 1737.9790</text:p>
      <text:p text:style-name="P1">562019.076131 , 5113669.287 , 1797.6060</text:p>
      <text:p text:style-name="P1">562019.076131 , 5113770.33963 , 1845.3260</text:p>
      <text:p text:style-name="P1">562019.076131 , 5113871.39226 , 1875.6680</text:p>
      <text:p text:style-name="P1">562019.076131 , 5113972.44489 , 1891.5880</text:p>
      <text:p text:style-name="P1">562019.076131 , 5114073.49752 , 1922.7520</text:p>
      <text:p text:style-name="P1">562019.076131 , 5114174.55015 , 1968.1500</text:p>
      <text:p text:style-name="P1">562019.076131 , 5114275.60279 , 2003.4950</text:p>
      <text:p text:style-name="P1">562019.076131 , 5114376.65542 , 2033.2850</text:p>
      <text:p text:style-name="P1">562019.076131 , 5114477.70805 , 2074.6650</text:p>
      <text:p text:style-name="P1">562019.076131 , 5114578.76068 , 2113.6310</text:p>
      <text:p text:style-name="P1">562019.076131 , 5114679.81331 , 2153.4130</text:p>
      <text:p text:style-name="P1">562019.076131 , 5114780.86594 , 2203.1990</text:p>
      <text:p text:style-name="P1">562019.076131 , 5114881.91858 , 2274.0680</text:p>
      <text:p text:style-name="P1">562019.076131 , 5114982.97121 , 2323.2510</text:p>
      <text:p text:style-name="P1">562019.076131 , 5115084.02384 , 2390.6760</text:p>
      <text:p text:style-name="P1">562019.076131 , 5115185.07647 , 2459.1800</text:p>
      <text:p text:style-name="P1">562019.076131 , 5115286.1291 , 2527.3730</text:p>
      <text:p text:style-name="P1">562019.076131 , 5115387.18173 , 2606.3810</text:p>
      <text:p text:style-name="P1">562019.076131 , 5115488.23437 , 2624.1290</text:p>
      <text:p text:style-name="P1">562019.076131 , 5115589.287 , 2661.6240</text:p>
      <text:p text:style-name="P1">562019.076131 , 5115690.33963 , 2705.0720</text:p>
      <text:p text:style-name="P1">562019.076131 , 5115791.39226 , 2737.7420</text:p>
      <text:p text:style-name="P1">562019.076131 , 5115892.44489 , 2711.4140</text:p>
      <text:p text:style-name="P1">562019.076131 , 5115993.49752 , 2690.9470</text:p>
      <text:p text:style-name="P1">562019.076131 , 5116094.55015 , 2692.8800</text:p>
      <text:p text:style-name="P1">562019.076131 , 5116195.60279 , 2680.6480</text:p>
      <text:p text:style-name="P1">562019.076131 , 5116296.65542 , 2751.9470</text:p>
      <text:p text:style-name="P1">562019.076131 , 5116397.70805 , 2750.3890</text:p>
      <text:p text:style-name="P1">562019.076131 , 5116498.76068 , 2752.4450</text:p>
      <text:p text:style-name="P1">562019.076131 , 5116599.81331 , 2733.1620</text:p>
      <text:p text:style-name="P1">562019.076131 , 5116700.86594 , 2727.7960</text:p>
      <text:p text:style-name="P1">562019.076131 , 5116801.91858 , 2696.3820</text:p>
      <text:p text:style-name="P1">562019.076131 , 5116902.97121 , 2545.7639</text:p>
      <text:p text:style-name="P1">562019.076131 , 5117004.02384 , 2432.5035</text:p>
      <text:p text:style-name="P1">562019.076131 , 5117105.07647 , 2301.3743</text:p>
      <text:p text:style-name="P1">562019.076131 , 5117206.1291 , 2190.9089</text:p>
      <text:p text:style-name="P1">562019.076131 , 5117307.18173 , 2096.2088</text:p>
      <text:p text:style-name="P1">562019.076131 , 5117408.23437 , 2014.2497</text:p>
      <text:p text:style-name="P1"><text:soft-page-break/>562019.076131 , 5117509.287 , 1943.0137</text:p>
      <text:p text:style-name="P1">562019.076131 , 5117610.33963 , 1881.0818</text:p>
      <text:p text:style-name="P1">562019.076131 , 5117711.39226 , 1827.4180</text:p>
      <text:p text:style-name="P1">562019.076131 , 5117812.44489 , 1781.2462</text:p>
      <text:p text:style-name="P1">562019.076131 , 5117913.49752 , 1741.9750</text:p>
      <text:p text:style-name="P1">562019.076131 , 5118014.55015 , 1709.1493</text:p>
      <text:p text:style-name="P1">562019.076131 , 5118115.60279 , 1682.4193</text:p>
      <text:p text:style-name="P1">562019.076131 , 5118216.65542 , 1661.5186</text:p>
      <text:p text:style-name="P1">562019.076131 , 5118317.70805 , 1646.2498</text:p>
      <text:p text:style-name="P1">562019.076131 , 5118418.76068 , 1636.4740</text:p>
      <text:p text:style-name="P1">562019.076131 , 5118519.81331 , 1632.1048</text:p>
      <text:p text:style-name="P1">562019.076131 , 5118620.86594 , 1633.1044</text:p>
      <text:p text:style-name="P1">562019.076131 , 5118721.91858 , 1626.9682</text:p>
      <text:p text:style-name="P1">562019.076131 , 5118822.97121 , 1611.7250</text:p>
      <text:p text:style-name="P1">562019.076131 , 5118924.02384 , 1565.8930</text:p>
      <text:p text:style-name="P1">562019.076131 , 5119025.07647 , 1509.7920</text:p>
      <text:p text:style-name="P1">562019.076131 , 5119126.1291 , 1466.4940</text:p>
      <text:p text:style-name="P1">562019.076131 , 5119227.18173 , 1431.4230</text:p>
      <text:p text:style-name="P1">562019.076131 , 5119328.23437 , 1405.7690</text:p>
      <text:p text:style-name="P1">562019.076131 , 5119429.287 , 1383.4830</text:p>
      <text:p text:style-name="P1">562019.076131 , 5119530.33963 , 1369.9620</text:p>
      <text:p text:style-name="P1">562019.076131 , 5119631.39226 , 1355.1110</text:p>
      <text:p text:style-name="P1">562019.076131 , 5119732.44489 , 1348.5390</text:p>
      <text:p text:style-name="P1">562019.076131 , 5119833.49752 , 1341.2820</text:p>
      <text:p text:style-name="P1">562019.076131 , 5119934.55015 , 1334.4400</text:p>
      <text:p text:style-name="P1">562019.076131 , 5120035.60279 , 1333.8270</text:p>
      <text:p text:style-name="P1">562019.076131 , 5120136.65542 , 1328.3540</text:p>
      <text:p text:style-name="P1">562019.076131 , 5120237.70805 , 1322.7000</text:p>
      <text:p text:style-name="P1">562019.076131 , 5120338.76068 , 1308.7230</text:p>
      <text:p text:style-name="P1">562019.076131 , 5120439.81331 , 1281.5920</text:p>
      <text:p text:style-name="P1">562019.076131 , 5120540.86594 , 1204.4110</text:p>
      <text:p text:style-name="P1">562019.076131 , 5120641.91858 , 1141.0900</text:p>
      <text:p text:style-name="P1">562019.076131 , 5120742.97121 , 1090.5610</text:p>
      <text:p text:style-name="P1">562019.076131 , 5120844.02384 , 1079.6260</text:p>
      <text:p text:style-name="P1">562019.076131 , 5120945.07647 , 1087.5470</text:p>
      <text:p text:style-name="P1">562019.076131 , 5121046.1291 , -9999.0000</text:p>
      <text:p text:style-name="P1">562120.187243 , 5111446.1291 , 1220.8230</text:p>
      <text:p text:style-name="P1">562120.187243 , 5111547.18173 , 1241.7340</text:p>
      <text:p text:style-name="P1">562120.187243 , 5111648.23437 , 1256.4370</text:p>
      <text:p text:style-name="P1">562120.187243 , 5111749.287 , 1271.6410</text:p>
      <text:p text:style-name="P1">562120.187243 , 5111850.33963 , 1279.9530</text:p>
      <text:p text:style-name="P1">562120.187243 , 5111951.39226 , 1303.9900</text:p>
      <text:p text:style-name="P1">562120.187243 , 5112052.44489 , 1327.7140</text:p>
      <text:p text:style-name="P1">562120.187243 , 5112153.49752 , 1346.4220</text:p>
      <text:p text:style-name="P1">562120.187243 , 5112254.55015 , 1359.3520</text:p>
      <text:p text:style-name="P1">562120.187243 , 5112355.60279 , 1378.3810</text:p>
      <text:p text:style-name="P1">562120.187243 , 5112456.65542 , 1394.0310</text:p>
      <text:p text:style-name="P1">562120.187243 , 5112557.70805 , 1397.8610</text:p>
      <text:p text:style-name="P1">562120.187243 , 5112658.76068 , 1389.7100</text:p>
      <text:p text:style-name="P1">562120.187243 , 5112759.81331 , 1426.5160</text:p>
      <text:p text:style-name="P1">562120.187243 , 5112860.86594 , 1463.9650</text:p>
      <text:p text:style-name="P1">562120.187243 , 5112961.91858 , 1496.0960</text:p>
      <text:p text:style-name="P1"><text:soft-page-break/>562120.187243 , 5113062.97121 , 1523.1410</text:p>
      <text:p text:style-name="P1">562120.187243 , 5113164.02384 , 1551.0050</text:p>
      <text:p text:style-name="P1">562120.187243 , 5113265.07647 , 1578.9180</text:p>
      <text:p text:style-name="P1">562120.187243 , 5113366.1291 , 1630.4530</text:p>
      <text:p text:style-name="P1">562120.187243 , 5113467.18173 , 1676.2740</text:p>
      <text:p text:style-name="P1">562120.187243 , 5113568.23437 , 1736.9160</text:p>
      <text:p text:style-name="P1">562120.187243 , 5113669.287 , 1791.0780</text:p>
      <text:p text:style-name="P1">562120.187243 , 5113770.33963 , 1856.4580</text:p>
      <text:p text:style-name="P1">562120.187243 , 5113871.39226 , 1926.0420</text:p>
      <text:p text:style-name="P1">562120.187243 , 5113972.44489 , 1937.6090</text:p>
      <text:p text:style-name="P1">562120.187243 , 5114073.49752 , 1938.4240</text:p>
      <text:p text:style-name="P1">562120.187243 , 5114174.55015 , 1972.5450</text:p>
      <text:p text:style-name="P1">562120.187243 , 5114275.60279 , 2017.5160</text:p>
      <text:p text:style-name="P1">562120.187243 , 5114376.65542 , 2048.4490</text:p>
      <text:p text:style-name="P1">562120.187243 , 5114477.70805 , 2092.8730</text:p>
      <text:p text:style-name="P1">562120.187243 , 5114578.76068 , 2139.0940</text:p>
      <text:p text:style-name="P1">562120.187243 , 5114679.81331 , 2184.4380</text:p>
      <text:p text:style-name="P1">562120.187243 , 5114780.86594 , 2228.9320</text:p>
      <text:p text:style-name="P1">562120.187243 , 5114881.91858 , 2286.9060</text:p>
      <text:p text:style-name="P1">562120.187243 , 5114982.97121 , 2349.8170</text:p>
      <text:p text:style-name="P1">562120.187243 , 5115084.02384 , 2416.1300</text:p>
      <text:p text:style-name="P1">562120.187243 , 5115185.07647 , 2469.3910</text:p>
      <text:p text:style-name="P1">562120.187243 , 5115286.1291 , 2546.5000</text:p>
      <text:p text:style-name="P1">562120.187243 , 5115387.18173 , 2614.3030</text:p>
      <text:p text:style-name="P1">562120.187243 , 5115488.23437 , 2681.0470</text:p>
      <text:p text:style-name="P1">562120.187243 , 5115589.287 , 2695.0330</text:p>
      <text:p text:style-name="P1">562120.187243 , 5115690.33963 , 2719.2140</text:p>
      <text:p text:style-name="P1">562120.187243 , 5115791.39226 , 2750.2970</text:p>
      <text:p text:style-name="P1">562120.187243 , 5115892.44489 , 2674.8740</text:p>
      <text:p text:style-name="P1">562120.187243 , 5115993.49752 , 2657.7080</text:p>
      <text:p text:style-name="P1">562120.187243 , 5116094.55015 , 2705.3100</text:p>
      <text:p text:style-name="P1">562120.187243 , 5116195.60279 , 2736.6680</text:p>
      <text:p text:style-name="P1">562120.187243 , 5116296.65542 , 2765.7560</text:p>
      <text:p text:style-name="P1">562120.187243 , 5116397.70805 , 2771.0160</text:p>
      <text:p text:style-name="P1">562120.187243 , 5116498.76068 , 2777.7900</text:p>
      <text:p text:style-name="P1">562120.187243 , 5116599.81331 , 2759.2500</text:p>
      <text:p text:style-name="P1">562120.187243 , 5116700.86594 , 2769.5470</text:p>
      <text:p text:style-name="P1">562120.187243 , 5116801.91858 , 2652.1666</text:p>
      <text:p text:style-name="P1">562120.187243 , 5116902.97121 , 2525.3838</text:p>
      <text:p text:style-name="P1">562120.187243 , 5117004.02384 , 2374.3155</text:p>
      <text:p text:style-name="P1">562120.187243 , 5117105.07647 , 2249.2884</text:p>
      <text:p text:style-name="P1">562120.187243 , 5117206.1291 , 2143.0671</text:p>
      <text:p text:style-name="P1">562120.187243 , 5117307.18173 , 2051.4987</text:p>
      <text:p text:style-name="P1">562120.187243 , 5117408.23437 , 1971.9410</text:p>
      <text:p text:style-name="P1">562120.187243 , 5117509.287 , 1902.5947</text:p>
      <text:p text:style-name="P1">562120.187243 , 5117610.33963 , 1842.1751</text:p>
      <text:p text:style-name="P1">562120.187243 , 5117711.39226 , 1789.7341</text:p>
      <text:p text:style-name="P1">562120.187243 , 5117812.44489 , 1744.5551</text:p>
      <text:p text:style-name="P1">562120.187243 , 5117913.49752 , 1706.0884</text:p>
      <text:p text:style-name="P1">562120.187243 , 5118014.55015 , 1673.9088</text:p>
      <text:p text:style-name="P1">562120.187243 , 5118115.60279 , 1647.6883</text:p>
      <text:p text:style-name="P1">562120.187243 , 5118216.65542 , 1627.1759</text:p>
      <text:p text:style-name="P1"><text:soft-page-break/>562120.187243 , 5118317.70805 , 1612.1852</text:p>
      <text:p text:style-name="P1">562120.187243 , 5118418.76068 , 1602.5852</text:p>
      <text:p text:style-name="P1">562120.187243 , 5118519.81331 , 1598.2941</text:p>
      <text:p text:style-name="P1">562120.187243 , 5118620.86594 , 1599.2758</text:p>
      <text:p text:style-name="P1">562120.187243 , 5118721.91858 , 1605.5386</text:p>
      <text:p text:style-name="P1">562120.187243 , 5118822.97121 , 1613.7206</text:p>
      <text:p text:style-name="P1">562120.187243 , 5118924.02384 , 1571.7470</text:p>
      <text:p text:style-name="P1">562120.187243 , 5119025.07647 , 1532.7820</text:p>
      <text:p text:style-name="P1">562120.187243 , 5119126.1291 , 1495.0630</text:p>
      <text:p text:style-name="P1">562120.187243 , 5119227.18173 , 1446.5610</text:p>
      <text:p text:style-name="P1">562120.187243 , 5119328.23437 , 1435.6160</text:p>
      <text:p text:style-name="P1">562120.187243 , 5119429.287 , 1407.4530</text:p>
      <text:p text:style-name="P1">562120.187243 , 5119530.33963 , 1362.3660</text:p>
      <text:p text:style-name="P1">562120.187243 , 5119631.39226 , 1353.2910</text:p>
      <text:p text:style-name="P1">562120.187243 , 5119732.44489 , 1345.8280</text:p>
      <text:p text:style-name="P1">562120.187243 , 5119833.49752 , 1343.7800</text:p>
      <text:p text:style-name="P1">562120.187243 , 5119934.55015 , 1332.7820</text:p>
      <text:p text:style-name="P1">562120.187243 , 5120035.60279 , 1331.9380</text:p>
      <text:p text:style-name="P1">562120.187243 , 5120136.65542 , 1323.6450</text:p>
      <text:p text:style-name="P1">562120.187243 , 5120237.70805 , 1335.9060</text:p>
      <text:p text:style-name="P1">562120.187243 , 5120338.76068 , 1337.5780</text:p>
      <text:p text:style-name="P1">562120.187243 , 5120439.81331 , 1266.7530</text:p>
      <text:p text:style-name="P1">562120.187243 , 5120540.86594 , 1171.7790</text:p>
      <text:p text:style-name="P1">562120.187243 , 5120641.91858 , 1100.9840</text:p>
      <text:p text:style-name="P1">562120.187243 , 5120742.97121 , 1039.0990</text:p>
      <text:p text:style-name="P1">562120.187243 , 5120844.02384 , 1007.8510</text:p>
      <text:p text:style-name="P1">562120.187243 , 5120945.07647 , 1003.9840</text:p>
      <text:p text:style-name="P1">562120.187243 , 5121046.1291 , -9999.0000</text:p>
      <text:p text:style-name="P1">562221.298354 , 5111446.1291 , 1228.0710</text:p>
      <text:p text:style-name="P1">562221.298354 , 5111547.18173 , 1245.1780</text:p>
      <text:p text:style-name="P1">562221.298354 , 5111648.23437 , 1263.1460</text:p>
      <text:p text:style-name="P1">562221.298354 , 5111749.287 , 1276.2170</text:p>
      <text:p text:style-name="P1">562221.298354 , 5111850.33963 , 1293.2110</text:p>
      <text:p text:style-name="P1">562221.298354 , 5111951.39226 , 1308.7480</text:p>
      <text:p text:style-name="P1">562221.298354 , 5112052.44489 , 1317.8440</text:p>
      <text:p text:style-name="P1">562221.298354 , 5112153.49752 , 1325.9380</text:p>
      <text:p text:style-name="P1">562221.298354 , 5112254.55015 , 1334.2500</text:p>
      <text:p text:style-name="P1">562221.298354 , 5112355.60279 , 1333.3930</text:p>
      <text:p text:style-name="P1">562221.298354 , 5112456.65542 , 1349.9530</text:p>
      <text:p text:style-name="P1">562221.298354 , 5112557.70805 , 1351.3180</text:p>
      <text:p text:style-name="P1">562221.298354 , 5112658.76068 , 1398.8360</text:p>
      <text:p text:style-name="P1">562221.298354 , 5112759.81331 , 1431.1630</text:p>
      <text:p text:style-name="P1">562221.298354 , 5112860.86594 , 1456.6520</text:p>
      <text:p text:style-name="P1">562221.298354 , 5112961.91858 , 1487.7300</text:p>
      <text:p text:style-name="P1">562221.298354 , 5113062.97121 , 1519.4360</text:p>
      <text:p text:style-name="P1">562221.298354 , 5113164.02384 , 1557.7010</text:p>
      <text:p text:style-name="P1">562221.298354 , 5113265.07647 , 1588.2070</text:p>
      <text:p text:style-name="P1">562221.298354 , 5113366.1291 , 1627.6240</text:p>
      <text:p text:style-name="P1">562221.298354 , 5113467.18173 , 1677.5140</text:p>
      <text:p text:style-name="P1">562221.298354 , 5113568.23437 , 1732.1060</text:p>
      <text:p text:style-name="P1">562221.298354 , 5113669.287 , 1791.8170</text:p>
      <text:p text:style-name="P1">562221.298354 , 5113770.33963 , 1852.4150</text:p>
      <text:p text:style-name="P1"><text:soft-page-break/>562221.298354 , 5113871.39226 , 1927.0080</text:p>
      <text:p text:style-name="P1">562221.298354 , 5113972.44489 , 1982.7490</text:p>
      <text:p text:style-name="P1">562221.298354 , 5114073.49752 , 1966.5510</text:p>
      <text:p text:style-name="P1">562221.298354 , 5114174.55015 , 1987.7930</text:p>
      <text:p text:style-name="P1">562221.298354 , 5114275.60279 , 2031.8800</text:p>
      <text:p text:style-name="P1">562221.298354 , 5114376.65542 , 2064.6560</text:p>
      <text:p text:style-name="P1">562221.298354 , 5114477.70805 , 2103.7840</text:p>
      <text:p text:style-name="P1">562221.298354 , 5114578.76068 , 2142.4570</text:p>
      <text:p text:style-name="P1">562221.298354 , 5114679.81331 , 2200.9570</text:p>
      <text:p text:style-name="P1">562221.298354 , 5114780.86594 , 2255.0980</text:p>
      <text:p text:style-name="P1">562221.298354 , 5114881.91858 , 2298.3750</text:p>
      <text:p text:style-name="P1">562221.298354 , 5114982.97121 , 2351.5720</text:p>
      <text:p text:style-name="P1">562221.298354 , 5115084.02384 , 2425.2460</text:p>
      <text:p text:style-name="P1">562221.298354 , 5115185.07647 , 2486.8700</text:p>
      <text:p text:style-name="P1">562221.298354 , 5115286.1291 , 2547.1160</text:p>
      <text:p text:style-name="P1">562221.298354 , 5115387.18173 , 2627.0190</text:p>
      <text:p text:style-name="P1">562221.298354 , 5115488.23437 , 2694.0370</text:p>
      <text:p text:style-name="P1">562221.298354 , 5115589.287 , 2755.4380</text:p>
      <text:p text:style-name="P1">562221.298354 , 5115690.33963 , 2772.4640</text:p>
      <text:p text:style-name="P1">562221.298354 , 5115791.39226 , 2810.3540</text:p>
      <text:p text:style-name="P1">562221.298354 , 5115892.44489 , 2739.2140</text:p>
      <text:p text:style-name="P1">562221.298354 , 5115993.49752 , 2729.2870</text:p>
      <text:p text:style-name="P1">562221.298354 , 5116094.55015 , 2752.5410</text:p>
      <text:p text:style-name="P1">562221.298354 , 5116195.60279 , 2808.8940</text:p>
      <text:p text:style-name="P1">562221.298354 , 5116296.65542 , 2814.1080</text:p>
      <text:p text:style-name="P1">562221.298354 , 5116397.70805 , 2784.5790</text:p>
      <text:p text:style-name="P1">562221.298354 , 5116498.76068 , 2820.0940</text:p>
      <text:p text:style-name="P1">562221.298354 , 5116599.81331 , 2825.3420</text:p>
      <text:p text:style-name="P1">562221.298354 , 5116700.86594 , 2776.2160</text:p>
      <text:p text:style-name="P1">562221.298354 , 5116801.91858 , 2618.7922</text:p>
      <text:p text:style-name="P1">562221.298354 , 5116902.97121 , 2471.6696</text:p>
      <text:p text:style-name="P1">562221.298354 , 5117004.02384 , 2327.5215</text:p>
      <text:p text:style-name="P1">562221.298354 , 5117105.07647 , 2207.0231</text:p>
      <text:p text:style-name="P1">562221.298354 , 5117206.1291 , 2104.0218</text:p>
      <text:p text:style-name="P1">562221.298354 , 5117307.18173 , 2014.8644</text:p>
      <text:p text:style-name="P1">562221.298354 , 5117408.23437 , 1937.1745</text:p>
      <text:p text:style-name="P1">562221.298354 , 5117509.287 , 1869.3089</text:p>
      <text:p text:style-name="P1">562221.298354 , 5117610.33963 , 1810.0814</text:p>
      <text:p text:style-name="P1">562221.298354 , 5117711.39226 , 1758.6084</text:p>
      <text:p text:style-name="P1">562221.298354 , 5117812.44489 , 1714.2182</text:p>
      <text:p text:style-name="P1">562221.298354 , 5117913.49752 , 1676.3925</text:p>
      <text:p text:style-name="P1">562221.298354 , 5118014.55015 , 1644.7289</text:p>
      <text:p text:style-name="P1">562221.298354 , 5118115.60279 , 1618.9158</text:p>
      <text:p text:style-name="P1">562221.298354 , 5118216.65542 , 1598.7143</text:p>
      <text:p text:style-name="P1">562221.298354 , 5118317.70805 , 1583.9467</text:p>
      <text:p text:style-name="P1">562221.298354 , 5118418.76068 , 1574.4877</text:p>
      <text:p text:style-name="P1">562221.298354 , 5118519.81331 , 1570.2592</text:p>
      <text:p text:style-name="P1">562221.298354 , 5118620.86594 , 1571.2266</text:p>
      <text:p text:style-name="P1">562221.298354 , 5118721.91858 , 1577.3979</text:p>
      <text:p text:style-name="P1">562221.298354 , 5118822.97121 , 1577.6490</text:p>
      <text:p text:style-name="P1">562221.298354 , 5118924.02384 , 1578.7310</text:p>
      <text:p text:style-name="P1">562221.298354 , 5119025.07647 , 1540.5940</text:p>
      <text:p text:style-name="P1"><text:soft-page-break/>562221.298354 , 5119126.1291 , 1498.4230</text:p>
      <text:p text:style-name="P1">562221.298354 , 5119227.18173 , 1434.7950</text:p>
      <text:p text:style-name="P1">562221.298354 , 5119328.23437 , 1413.7260</text:p>
      <text:p text:style-name="P1">562221.298354 , 5119429.287 , 1410.2660</text:p>
      <text:p text:style-name="P1">562221.298354 , 5119530.33963 , 1394.9720</text:p>
      <text:p text:style-name="P1">562221.298354 , 5119631.39226 , 1368.3880</text:p>
      <text:p text:style-name="P1">562221.298354 , 5119732.44489 , 1321.0210</text:p>
      <text:p text:style-name="P1">562221.298354 , 5119833.49752 , 1324.1280</text:p>
      <text:p text:style-name="P1">562221.298354 , 5119934.55015 , 1313.0670</text:p>
      <text:p text:style-name="P1">562221.298354 , 5120035.60279 , 1321.7310</text:p>
      <text:p text:style-name="P1">562221.298354 , 5120136.65542 , 1302.1080</text:p>
      <text:p text:style-name="P1">562221.298354 , 5120237.70805 , 1330.2600</text:p>
      <text:p text:style-name="P1">562221.298354 , 5120338.76068 , 1373.0610</text:p>
      <text:p text:style-name="P1">562221.298354 , 5120439.81331 , 1312.9460</text:p>
      <text:p text:style-name="P1">562221.298354 , 5120540.86594 , 1235.4660</text:p>
      <text:p text:style-name="P1">562221.298354 , 5120641.91858 , 1174.5980</text:p>
      <text:p text:style-name="P1">562221.298354 , 5120742.97121 , 1108.6490</text:p>
      <text:p text:style-name="P1">562221.298354 , 5120844.02384 , 1029.1690</text:p>
      <text:p text:style-name="P1">562221.298354 , 5120945.07647 , 965.9896</text:p>
      <text:p text:style-name="P1">562221.298354 , 5121046.1291 , -9999.0000</text:p>
      <text:p text:style-name="P1">562322.409465 , 5111446.1291 , 1201.0710</text:p>
      <text:p text:style-name="P1">562322.409465 , 5111547.18173 , 1220.1780</text:p>
      <text:p text:style-name="P1">562322.409465 , 5111648.23437 , 1233.8780</text:p>
      <text:p text:style-name="P1">562322.409465 , 5111749.287 , 1242.3180</text:p>
      <text:p text:style-name="P1">562322.409465 , 5111850.33963 , 1258.5850</text:p>
      <text:p text:style-name="P1">562322.409465 , 5111951.39226 , 1270.5460</text:p>
      <text:p text:style-name="P1">562322.409465 , 5112052.44489 , 1281.8720</text:p>
      <text:p text:style-name="P1">562322.409465 , 5112153.49752 , 1293.0320</text:p>
      <text:p text:style-name="P1">562322.409465 , 5112254.55015 , 1313.8730</text:p>
      <text:p text:style-name="P1">562322.409465 , 5112355.60279 , 1335.4090</text:p>
      <text:p text:style-name="P1">562322.409465 , 5112456.65542 , 1348.6830</text:p>
      <text:p text:style-name="P1">562322.409465 , 5112557.70805 , 1366.4620</text:p>
      <text:p text:style-name="P1">562322.409465 , 5112658.76068 , 1400.0930</text:p>
      <text:p text:style-name="P1">562322.409465 , 5112759.81331 , 1427.1200</text:p>
      <text:p text:style-name="P1">562322.409465 , 5112860.86594 , 1450.5920</text:p>
      <text:p text:style-name="P1">562322.409465 , 5112961.91858 , 1492.1970</text:p>
      <text:p text:style-name="P1">562322.409465 , 5113062.97121 , 1532.5470</text:p>
      <text:p text:style-name="P1">562322.409465 , 5113164.02384 , 1565.3820</text:p>
      <text:p text:style-name="P1">562322.409465 , 5113265.07647 , 1603.0950</text:p>
      <text:p text:style-name="P1">562322.409465 , 5113366.1291 , 1639.1100</text:p>
      <text:p text:style-name="P1">562322.409465 , 5113467.18173 , 1667.9280</text:p>
      <text:p text:style-name="P1">562322.409465 , 5113568.23437 , 1724.7960</text:p>
      <text:p text:style-name="P1">562322.409465 , 5113669.287 , 1776.1350</text:p>
      <text:p text:style-name="P1">562322.409465 , 5113770.33963 , 1837.4320</text:p>
      <text:p text:style-name="P1">562322.409465 , 5113871.39226 , 1897.6860</text:p>
      <text:p text:style-name="P1">562322.409465 , 5113972.44489 , 1963.6280</text:p>
      <text:p text:style-name="P1">562322.409465 , 5114073.49752 , 2007.7530</text:p>
      <text:p text:style-name="P1">562322.409465 , 5114174.55015 , 2016.6450</text:p>
      <text:p text:style-name="P1">562322.409465 , 5114275.60279 , 2035.5850</text:p>
      <text:p text:style-name="P1">562322.409465 , 5114376.65542 , 2081.0240</text:p>
      <text:p text:style-name="P1">562322.409465 , 5114477.70805 , 2113.4060</text:p>
      <text:p text:style-name="P1">562322.409465 , 5114578.76068 , 2158.6250</text:p>
      <text:p text:style-name="P1"><text:soft-page-break/>562322.409465 , 5114679.81331 , 2208.3810</text:p>
      <text:p text:style-name="P1">562322.409465 , 5114780.86594 , 2269.8230</text:p>
      <text:p text:style-name="P1">562322.409465 , 5114881.91858 , 2315.9440</text:p>
      <text:p text:style-name="P1">562322.409465 , 5114982.97121 , 2361.4690</text:p>
      <text:p text:style-name="P1">562322.409465 , 5115084.02384 , 2429.2780</text:p>
      <text:p text:style-name="P1">562322.409465 , 5115185.07647 , 2493.5400</text:p>
      <text:p text:style-name="P1">562322.409465 , 5115286.1291 , 2564.0120</text:p>
      <text:p text:style-name="P1">562322.409465 , 5115387.18173 , 2632.7360</text:p>
      <text:p text:style-name="P1">562322.409465 , 5115488.23437 , 2702.2750</text:p>
      <text:p text:style-name="P1">562322.409465 , 5115589.287 , 2774.4620</text:p>
      <text:p text:style-name="P1">562322.409465 , 5115690.33963 , 2846.0830</text:p>
      <text:p text:style-name="P1">562322.409465 , 5115791.39226 , 2859.5670</text:p>
      <text:p text:style-name="P1">562322.409465 , 5115892.44489 , 2834.5000</text:p>
      <text:p text:style-name="P1">562322.409465 , 5115993.49752 , 2822.1980</text:p>
      <text:p text:style-name="P1">562322.409465 , 5116094.55015 , 2869.7000</text:p>
      <text:p text:style-name="P1">562322.409465 , 5116195.60279 , 2891.5490</text:p>
      <text:p text:style-name="P1">562322.409465 , 5116296.65542 , 2886.6030</text:p>
      <text:p text:style-name="P1">562322.409465 , 5116397.70805 , 2862.9360</text:p>
      <text:p text:style-name="P1">562322.409465 , 5116498.76068 , 2819.8550</text:p>
      <text:p text:style-name="P1">562322.409465 , 5116599.81331 , 2801.2080</text:p>
      <text:p text:style-name="P1">562322.409465 , 5116700.86594 , 2715.5494</text:p>
      <text:p text:style-name="P1">562322.409465 , 5116801.91858 , 2601.3654</text:p>
      <text:p text:style-name="P1">562322.409465 , 5116902.97121 , 2429.9675</text:p>
      <text:p text:style-name="P1">562322.409465 , 5117004.02384 , 2290.7943</text:p>
      <text:p text:style-name="P1">562322.409465 , 5117105.07647 , 2173.6368</text:p>
      <text:p text:style-name="P1">562322.409465 , 5117206.1291 , 2073.0490</text:p>
      <text:p text:style-name="P1">562322.409465 , 5117307.18173 , 1985.7181</text:p>
      <text:p text:style-name="P1">562322.409465 , 5117408.23437 , 1909.4543</text:p>
      <text:p text:style-name="P1">562322.409465 , 5117509.287 , 1842.7258</text:p>
      <text:p text:style-name="P1">562322.409465 , 5117610.33963 , 1784.4175</text:p>
      <text:p text:style-name="P1">562322.409465 , 5117711.39226 , 1733.6937</text:p>
      <text:p text:style-name="P1">562322.409465 , 5117812.44489 , 1689.9156</text:p>
      <text:p text:style-name="P1">562322.409465 , 5117913.49752 , 1652.5883</text:p>
      <text:p text:style-name="P1">562322.409465 , 5118014.55015 , 1621.3266</text:p>
      <text:p text:style-name="P1">562322.409465 , 5118115.60279 , 1595.8312</text:p>
      <text:p text:style-name="P1">562322.409465 , 5118216.65542 , 1575.8725</text:p>
      <text:p text:style-name="P1">562322.409465 , 5118317.70805 , 1561.2792</text:p>
      <text:p text:style-name="P1">562322.409465 , 5118418.76068 , 1551.9305</text:p>
      <text:p text:style-name="P1">562322.409465 , 5118519.81331 , 1547.7509</text:p>
      <text:p text:style-name="P1">562322.409465 , 5118620.86594 , 1548.7071</text:p>
      <text:p text:style-name="P1">562322.409465 , 5118721.91858 , 1554.8068</text:p>
      <text:p text:style-name="P1">562322.409465 , 5118822.97121 , 1566.0987</text:p>
      <text:p text:style-name="P1">562322.409465 , 5118924.02384 , 1573.3950</text:p>
      <text:p text:style-name="P1">562322.409465 , 5119025.07647 , 1590.2110</text:p>
      <text:p text:style-name="P1">562322.409465 , 5119126.1291 , 1561.4120</text:p>
      <text:p text:style-name="P1">562322.409465 , 5119227.18173 , 1470.7730</text:p>
      <text:p text:style-name="P1">562322.409465 , 5119328.23437 , 1402.6610</text:p>
      <text:p text:style-name="P1">562322.409465 , 5119429.287 , 1383.8280</text:p>
      <text:p text:style-name="P1">562322.409465 , 5119530.33963 , 1397.3470</text:p>
      <text:p text:style-name="P1">562322.409465 , 5119631.39226 , 1386.2810</text:p>
      <text:p text:style-name="P1">562322.409465 , 5119732.44489 , 1336.6410</text:p>
      <text:p text:style-name="P1">562322.409465 , 5119833.49752 , 1321.6620</text:p>
      <text:p text:style-name="P1"><text:soft-page-break/>562322.409465 , 5119934.55015 , 1302.7030</text:p>
      <text:p text:style-name="P1">562322.409465 , 5120035.60279 , 1293.8840</text:p>
      <text:p text:style-name="P1">562322.409465 , 5120136.65542 , 1272.2300</text:p>
      <text:p text:style-name="P1">562322.409465 , 5120237.70805 , 1272.7110</text:p>
      <text:p text:style-name="P1">562322.409465 , 5120338.76068 , 1317.6580</text:p>
      <text:p text:style-name="P1">562322.409465 , 5120439.81331 , 1301.6220</text:p>
      <text:p text:style-name="P1">562322.409465 , 5120540.86594 , 1205.2870</text:p>
      <text:p text:style-name="P1">562322.409465 , 5120641.91858 , 1130.2700</text:p>
      <text:p text:style-name="P1">562322.409465 , 5120742.97121 , 1087.0050</text:p>
      <text:p text:style-name="P1">562322.409465 , 5120844.02384 , 1035.2310</text:p>
      <text:p text:style-name="P1">562322.409465 , 5120945.07647 , 967.9867</text:p>
      <text:p text:style-name="P1">562322.409465 , 5121046.1291 , -9999.0000</text:p>
      <text:p text:style-name="P1">562423.520576 , 5111446.1291 , 1204.0390</text:p>
      <text:p text:style-name="P1">562423.520576 , 5111547.18173 , 1219.0940</text:p>
      <text:p text:style-name="P1">562423.520576 , 5111648.23437 , 1227.1890</text:p>
      <text:p text:style-name="P1">562423.520576 , 5111749.287 , 1241.3030</text:p>
      <text:p text:style-name="P1">562423.520576 , 5111850.33963 , 1259.9060</text:p>
      <text:p text:style-name="P1">562423.520576 , 5111951.39226 , 1278.4980</text:p>
      <text:p text:style-name="P1">562423.520576 , 5112052.44489 , 1309.9950</text:p>
      <text:p text:style-name="P1">562423.520576 , 5112153.49752 , 1330.8130</text:p>
      <text:p text:style-name="P1">562423.520576 , 5112254.55015 , 1350.2810</text:p>
      <text:p text:style-name="P1">562423.520576 , 5112355.60279 , 1366.0180</text:p>
      <text:p text:style-name="P1">562423.520576 , 5112456.65542 , 1380.1880</text:p>
      <text:p text:style-name="P1">562423.520576 , 5112557.70805 , 1382.4400</text:p>
      <text:p text:style-name="P1">562423.520576 , 5112658.76068 , 1397.7040</text:p>
      <text:p text:style-name="P1">562423.520576 , 5112759.81331 , 1432.9840</text:p>
      <text:p text:style-name="P1">562423.520576 , 5112860.86594 , 1467.6410</text:p>
      <text:p text:style-name="P1">562423.520576 , 5112961.91858 , 1500.9790</text:p>
      <text:p text:style-name="P1">562423.520576 , 5113062.97121 , 1525.4530</text:p>
      <text:p text:style-name="P1">562423.520576 , 5113164.02384 , 1547.7990</text:p>
      <text:p text:style-name="P1">562423.520576 , 5113265.07647 , 1577.9800</text:p>
      <text:p text:style-name="P1">562423.520576 , 5113366.1291 , 1628.5630</text:p>
      <text:p text:style-name="P1">562423.520576 , 5113467.18173 , 1659.1630</text:p>
      <text:p text:style-name="P1">562423.520576 , 5113568.23437 , 1714.2340</text:p>
      <text:p text:style-name="P1">562423.520576 , 5113669.287 , 1760.4060</text:p>
      <text:p text:style-name="P1">562423.520576 , 5113770.33963 , 1815.6170</text:p>
      <text:p text:style-name="P1">562423.520576 , 5113871.39226 , 1873.2520</text:p>
      <text:p text:style-name="P1">562423.520576 , 5113972.44489 , 1922.6090</text:p>
      <text:p text:style-name="P1">562423.520576 , 5114073.49752 , 1973.6650</text:p>
      <text:p text:style-name="P1">562423.520576 , 5114174.55015 , 2018.1340</text:p>
      <text:p text:style-name="P1">562423.520576 , 5114275.60279 , 2048.4530</text:p>
      <text:p text:style-name="P1">562423.520576 , 5114376.65542 , 2077.6460</text:p>
      <text:p text:style-name="P1">562423.520576 , 5114477.70805 , 2119.1310</text:p>
      <text:p text:style-name="P1">562423.520576 , 5114578.76068 , 2156.4380</text:p>
      <text:p text:style-name="P1">562423.520576 , 5114679.81331 , 2200.3680</text:p>
      <text:p text:style-name="P1">562423.520576 , 5114780.86594 , 2257.0080</text:p>
      <text:p text:style-name="P1">562423.520576 , 5114881.91858 , 2305.6250</text:p>
      <text:p text:style-name="P1">562423.520576 , 5114982.97121 , 2356.5020</text:p>
      <text:p text:style-name="P1">562423.520576 , 5115084.02384 , 2430.0460</text:p>
      <text:p text:style-name="P1">562423.520576 , 5115185.07647 , 2489.8440</text:p>
      <text:p text:style-name="P1">562423.520576 , 5115286.1291 , 2565.9680</text:p>
      <text:p text:style-name="P1">562423.520576 , 5115387.18173 , 2633.7420</text:p>
      <text:p text:style-name="P1"><text:soft-page-break/>562423.520576 , 5115488.23437 , 2697.9840</text:p>
      <text:p text:style-name="P1">562423.520576 , 5115589.287 , 2759.7800</text:p>
      <text:p text:style-name="P1">562423.520576 , 5115690.33963 , 2847.2390</text:p>
      <text:p text:style-name="P1">562423.520576 , 5115791.39226 , 2909.6250</text:p>
      <text:p text:style-name="P1">562423.520576 , 5115892.44489 , 2928.8840</text:p>
      <text:p text:style-name="P1">562423.520576 , 5115993.49752 , 2928.0190</text:p>
      <text:p text:style-name="P1">562423.520576 , 5116094.55015 , 2913.4690</text:p>
      <text:p text:style-name="P1">562423.520576 , 5116195.60279 , 2874.4470</text:p>
      <text:p text:style-name="P1">562423.520576 , 5116296.65542 , 2841.6520</text:p>
      <text:p text:style-name="P1">562423.520576 , 5116397.70805 , 2798.4060</text:p>
      <text:p text:style-name="P1">562423.520576 , 5116498.76068 , 2762.2990</text:p>
      <text:p text:style-name="P1">562423.520576 , 5116599.81331 , 2746.3660</text:p>
      <text:p text:style-name="P1">562423.520576 , 5116700.86594 , 2677.1684</text:p>
      <text:p text:style-name="P1">562423.520576 , 5116801.91858 , 2564.5765</text:p>
      <text:p text:style-name="P1">562423.520576 , 5116902.97121 , 2398.9078</text:p>
      <text:p text:style-name="P1">562423.520576 , 5117004.02384 , 2263.2343</text:p>
      <text:p text:style-name="P1">562423.520576 , 5117105.07647 , 2148.4696</text:p>
      <text:p text:style-name="P1">562423.520576 , 5117206.1291 , 2049.6303</text:p>
      <text:p text:style-name="P1">562423.520576 , 5117307.18173 , 1963.6329</text:p>
      <text:p text:style-name="P1">562423.520576 , 5117408.23437 , 1888.4160</text:p>
      <text:p text:style-name="P1">562423.520576 , 5117509.287 , 1822.5259</text:p>
      <text:p text:style-name="P1">562423.520576 , 5117610.33963 , 1764.8976</text:p>
      <text:p text:style-name="P1">562423.520576 , 5117711.39226 , 1714.7294</text:p>
      <text:p text:style-name="P1">562423.520576 , 5117812.44489 , 1671.4060</text:p>
      <text:p text:style-name="P1">562423.520576 , 5117913.49752 , 1634.4497</text:p>
      <text:p text:style-name="P1">562423.520576 , 5118014.55015 , 1603.4875</text:p>
      <text:p text:style-name="P1">562423.520576 , 5118115.60279 , 1578.2292</text:p>
      <text:p text:style-name="P1">562423.520576 , 5118216.65542 , 1558.4518</text:p>
      <text:p text:style-name="P1">562423.520576 , 5118317.70805 , 1543.9886</text:p>
      <text:p text:style-name="P1">562423.520576 , 5118418.76068 , 1534.7223</text:p>
      <text:p text:style-name="P1">562423.520576 , 5118519.81331 , 1530.5793</text:p>
      <text:p text:style-name="P1">562423.520576 , 5118620.86594 , 1531.5272</text:p>
      <text:p text:style-name="P1">562423.520576 , 5118721.91858 , 1537.5734</text:p>
      <text:p text:style-name="P1">562423.520576 , 5118822.97121 , 1548.7654</text:p>
      <text:p text:style-name="P1">562423.520576 , 5118924.02384 , 1565.1925</text:p>
      <text:p text:style-name="P1">562423.520576 , 5119025.07647 , 1583.3527</text:p>
      <text:p text:style-name="P1">562423.520576 , 5119126.1291 , 1590.0000</text:p>
      <text:p text:style-name="P1">562423.520576 , 5119227.18173 , 1502.2820</text:p>
      <text:p text:style-name="P1">562423.520576 , 5119328.23437 , 1412.6270</text:p>
      <text:p text:style-name="P1">562423.520576 , 5119429.287 , 1382.1410</text:p>
      <text:p text:style-name="P1">562423.520576 , 5119530.33963 , 1371.9140</text:p>
      <text:p text:style-name="P1">562423.520576 , 5119631.39226 , 1355.4700</text:p>
      <text:p text:style-name="P1">562423.520576 , 5119732.44489 , 1380.0630</text:p>
      <text:p text:style-name="P1">562423.520576 , 5119833.49752 , 1365.3710</text:p>
      <text:p text:style-name="P1">562423.520576 , 5119934.55015 , 1313.3770</text:p>
      <text:p text:style-name="P1">562423.520576 , 5120035.60279 , 1284.7660</text:p>
      <text:p text:style-name="P1">562423.520576 , 5120136.65542 , 1274.2600</text:p>
      <text:p text:style-name="P1">562423.520576 , 5120237.70805 , 1267.5100</text:p>
      <text:p text:style-name="P1">562423.520576 , 5120338.76068 , 1262.5780</text:p>
      <text:p text:style-name="P1">562423.520576 , 5120439.81331 , 1285.7760</text:p>
      <text:p text:style-name="P1">562423.520576 , 5120540.86594 , 1205.8780</text:p>
      <text:p text:style-name="P1">562423.520576 , 5120641.91858 , 1123.2500</text:p>
      <text:p text:style-name="P1"><text:soft-page-break/>562423.520576 , 5120742.97121 , 1055.4570</text:p>
      <text:p text:style-name="P1">562423.520576 , 5120844.02384 , 975.2992</text:p>
      <text:p text:style-name="P1">562423.520576 , 5120945.07647 , 976.5156</text:p>
      <text:p text:style-name="P1">562423.520576 , 5121046.1291 , -9999.0000</text:p>
      <text:p text:style-name="P1">562524.631687 , 5111446.1291 , 1231.8930</text:p>
      <text:p text:style-name="P1">562524.631687 , 5111547.18173 , 1241.0520</text:p>
      <text:p text:style-name="P1">562524.631687 , 5111648.23437 , 1257.4220</text:p>
      <text:p text:style-name="P1">562524.631687 , 5111749.287 , 1266.3570</text:p>
      <text:p text:style-name="P1">562524.631687 , 5111850.33963 , 1277.2670</text:p>
      <text:p text:style-name="P1">562524.631687 , 5111951.39226 , 1295.7040</text:p>
      <text:p text:style-name="P1">562524.631687 , 5112052.44489 , 1308.0780</text:p>
      <text:p text:style-name="P1">562524.631687 , 5112153.49752 , 1337.0380</text:p>
      <text:p text:style-name="P1">562524.631687 , 5112254.55015 , 1365.7850</text:p>
      <text:p text:style-name="P1">562524.631687 , 5112355.60279 , 1386.0340</text:p>
      <text:p text:style-name="P1">562524.631687 , 5112456.65542 , 1410.1090</text:p>
      <text:p text:style-name="P1">562524.631687 , 5112557.70805 , 1432.6330</text:p>
      <text:p text:style-name="P1">562524.631687 , 5112658.76068 , 1436.7770</text:p>
      <text:p text:style-name="P1">562524.631687 , 5112759.81331 , 1440.1630</text:p>
      <text:p text:style-name="P1">562524.631687 , 5112860.86594 , 1479.9900</text:p>
      <text:p text:style-name="P1">562524.631687 , 5112961.91858 , 1520.5230</text:p>
      <text:p text:style-name="P1">562524.631687 , 5113062.97121 , 1550.0130</text:p>
      <text:p text:style-name="P1">562524.631687 , 5113164.02384 , 1577.4070</text:p>
      <text:p text:style-name="P1">562524.631687 , 5113265.07647 , 1614.4350</text:p>
      <text:p text:style-name="P1">562524.631687 , 5113366.1291 , 1641.0670</text:p>
      <text:p text:style-name="P1">562524.631687 , 5113467.18173 , 1672.2280</text:p>
      <text:p text:style-name="P1">562524.631687 , 5113568.23437 , 1707.4130</text:p>
      <text:p text:style-name="P1">562524.631687 , 5113669.287 , 1749.1090</text:p>
      <text:p text:style-name="P1">562524.631687 , 5113770.33963 , 1788.5810</text:p>
      <text:p text:style-name="P1">562524.631687 , 5113871.39226 , 1834.7840</text:p>
      <text:p text:style-name="P1">562524.631687 , 5113972.44489 , 1877.8770</text:p>
      <text:p text:style-name="P1">562524.631687 , 5114073.49752 , 1920.0690</text:p>
      <text:p text:style-name="P1">562524.631687 , 5114174.55015 , 1967.5980</text:p>
      <text:p text:style-name="P1">562524.631687 , 5114275.60279 , 2019.9250</text:p>
      <text:p text:style-name="P1">562524.631687 , 5114376.65542 , 2067.8360</text:p>
      <text:p text:style-name="P1">562524.631687 , 5114477.70805 , 2120.0940</text:p>
      <text:p text:style-name="P1">562524.631687 , 5114578.76068 , 2156.3250</text:p>
      <text:p text:style-name="P1">562524.631687 , 5114679.81331 , 2194.4490</text:p>
      <text:p text:style-name="P1">562524.631687 , 5114780.86594 , 2246.9050</text:p>
      <text:p text:style-name="P1">562524.631687 , 5114881.91858 , 2308.2560</text:p>
      <text:p text:style-name="P1">562524.631687 , 5114982.97121 , 2361.1350</text:p>
      <text:p text:style-name="P1">562524.631687 , 5115084.02384 , 2422.6980</text:p>
      <text:p text:style-name="P1">562524.631687 , 5115185.07647 , 2471.9870</text:p>
      <text:p text:style-name="P1">562524.631687 , 5115286.1291 , 2551.9050</text:p>
      <text:p text:style-name="P1">562524.631687 , 5115387.18173 , 2623.2000</text:p>
      <text:p text:style-name="P1">562524.631687 , 5115488.23437 , 2679.5380</text:p>
      <text:p text:style-name="P1">562524.631687 , 5115589.287 , 2748.3220</text:p>
      <text:p text:style-name="P1">562524.631687 , 5115690.33963 , 2816.8230</text:p>
      <text:p text:style-name="P1">562524.631687 , 5115791.39226 , 2879.1280</text:p>
      <text:p text:style-name="P1">562524.631687 , 5115892.44489 , 2905.4760</text:p>
      <text:p text:style-name="P1">562524.631687 , 5115993.49752 , 2922.3260</text:p>
      <text:p text:style-name="P1">562524.631687 , 5116094.55015 , 2890.9840</text:p>
      <text:p text:style-name="P1">562524.631687 , 5116195.60279 , 2850.5200</text:p>
      <text:p text:style-name="P1"><text:soft-page-break/>562524.631687 , 5116296.65542 , 2804.0260</text:p>
      <text:p text:style-name="P1">562524.631687 , 5116397.70805 , 2745.3400</text:p>
      <text:p text:style-name="P1">562524.631687 , 5116498.76068 , 2698.4970</text:p>
      <text:p text:style-name="P1">562524.631687 , 5116599.81331 , 2665.4440</text:p>
      <text:p text:style-name="P1">562524.631687 , 5116700.86594 , 2655.3080</text:p>
      <text:p text:style-name="P1">562524.631687 , 5116801.91858 , 2534.0390</text:p>
      <text:p text:style-name="P1">562524.631687 , 5116902.97121 , 2377.6039</text:p>
      <text:p text:style-name="P1">562524.631687 , 5117004.02384 , 2244.2361</text:p>
      <text:p text:style-name="P1">562524.631687 , 5117105.07647 , 2131.0672</text:p>
      <text:p text:style-name="P1">562524.631687 , 5117206.1291 , 2033.4029</text:p>
      <text:p text:style-name="P1">562524.631687 , 5117307.18173 , 1948.3065</text:p>
      <text:p text:style-name="P1">562524.631687 , 5117408.23437 , 1873.7998</text:p>
      <text:p text:style-name="P1">562524.631687 , 5117509.287 , 1808.4801</text:p>
      <text:p text:style-name="P1">562524.631687 , 5117610.33963 , 1751.3155</text:p>
      <text:p text:style-name="P1">562524.631687 , 5117711.39226 , 1701.5269</text:p>
      <text:p text:style-name="P1">562524.631687 , 5117812.44489 , 1658.5146</text:p>
      <text:p text:style-name="P1">562524.631687 , 5117913.49752 , 1621.8124</text:p>
      <text:p text:style-name="P1">562524.631687 , 5118014.55015 , 1591.0555</text:p>
      <text:p text:style-name="P1">562524.631687 , 5118115.60279 , 1565.9599</text:p>
      <text:p text:style-name="P1">562524.631687 , 5118216.65542 , 1546.3068</text:p>
      <text:p text:style-name="P1">562524.631687 , 5118317.70805 , 1531.9331</text:p>
      <text:p text:style-name="P1">562524.631687 , 5118418.76068 , 1522.7234</text:p>
      <text:p text:style-name="P1">562524.631687 , 5118519.81331 , 1518.6055</text:p>
      <text:p text:style-name="P1">562524.631687 , 5118620.86594 , 1519.5477</text:p>
      <text:p text:style-name="P1">562524.631687 , 5118721.91858 , 1525.5571</text:p>
      <text:p text:style-name="P1">562524.631687 , 5118822.97121 , 1536.6804</text:p>
      <text:p text:style-name="P1">562524.631687 , 5118924.02384 , 1553.0055</text:p>
      <text:p text:style-name="P1">562524.631687 , 5119025.07647 , 1568.4218</text:p>
      <text:p text:style-name="P1">562524.631687 , 5119126.1291 , 1553.4660</text:p>
      <text:p text:style-name="P1">562524.631687 , 5119227.18173 , 1479.7580</text:p>
      <text:p text:style-name="P1">562524.631687 , 5119328.23437 , 1402.4640</text:p>
      <text:p text:style-name="P1">562524.631687 , 5119429.287 , 1392.5560</text:p>
      <text:p text:style-name="P1">562524.631687 , 5119530.33963 , 1404.3770</text:p>
      <text:p text:style-name="P1">562524.631687 , 5119631.39226 , 1380.1680</text:p>
      <text:p text:style-name="P1">562524.631687 , 5119732.44489 , 1368.4700</text:p>
      <text:p text:style-name="P1">562524.631687 , 5119833.49752 , 1363.3270</text:p>
      <text:p text:style-name="P1">562524.631687 , 5119934.55015 , 1318.1830</text:p>
      <text:p text:style-name="P1">562524.631687 , 5120035.60279 , 1284.7090</text:p>
      <text:p text:style-name="P1">562524.631687 , 5120136.65542 , 1271.0620</text:p>
      <text:p text:style-name="P1">562524.631687 , 5120237.70805 , 1265.8390</text:p>
      <text:p text:style-name="P1">562524.631687 , 5120338.76068 , 1260.0360</text:p>
      <text:p text:style-name="P1">562524.631687 , 5120439.81331 , 1241.7780</text:p>
      <text:p text:style-name="P1">562524.631687 , 5120540.86594 , 1197.7370</text:p>
      <text:p text:style-name="P1">562524.631687 , 5120641.91858 , 1123.7290</text:p>
      <text:p text:style-name="P1">562524.631687 , 5120742.97121 , 1079.3080</text:p>
      <text:p text:style-name="P1">562524.631687 , 5120844.02384 , 1070.9990</text:p>
      <text:p text:style-name="P1">562524.631687 , 5120945.07647 , 1060.4240</text:p>
      <text:p text:style-name="P1">562524.631687 , 5121046.1291 , -9999.0000</text:p>
      <text:p text:style-name="P1">562625.742798 , 5111446.1291 , 1226.4570</text:p>
      <text:p text:style-name="P1">562625.742798 , 5111547.18173 , 1242.7410</text:p>
      <text:p text:style-name="P1">562625.742798 , 5111648.23437 , 1254.0260</text:p>
      <text:p text:style-name="P1">562625.742798 , 5111749.287 , 1271.9440</text:p>
      <text:p text:style-name="P1"><text:soft-page-break/>562625.742798 , 5111850.33963 , 1286.3630</text:p>
      <text:p text:style-name="P1">562625.742798 , 5111951.39226 , 1300.2450</text:p>
      <text:p text:style-name="P1">562625.742798 , 5112052.44489 , 1316.2570</text:p>
      <text:p text:style-name="P1">562625.742798 , 5112153.49752 , 1335.8190</text:p>
      <text:p text:style-name="P1">562625.742798 , 5112254.55015 , 1358.8490</text:p>
      <text:p text:style-name="P1">562625.742798 , 5112355.60279 , 1384.3980</text:p>
      <text:p text:style-name="P1">562625.742798 , 5112456.65542 , 1404.4770</text:p>
      <text:p text:style-name="P1">562625.742798 , 5112557.70805 , 1436.3880</text:p>
      <text:p text:style-name="P1">562625.742798 , 5112658.76068 , 1458.7330</text:p>
      <text:p text:style-name="P1">562625.742798 , 5112759.81331 , 1481.3520</text:p>
      <text:p text:style-name="P1">562625.742798 , 5112860.86594 , 1500.4710</text:p>
      <text:p text:style-name="P1">562625.742798 , 5112961.91858 , 1511.8670</text:p>
      <text:p text:style-name="P1">562625.742798 , 5113062.97121 , 1533.2480</text:p>
      <text:p text:style-name="P1">562625.742798 , 5113164.02384 , 1556.4500</text:p>
      <text:p text:style-name="P1">562625.742798 , 5113265.07647 , 1586.0490</text:p>
      <text:p text:style-name="P1">562625.742798 , 5113366.1291 , 1627.7800</text:p>
      <text:p text:style-name="P1">562625.742798 , 5113467.18173 , 1654.1970</text:p>
      <text:p text:style-name="P1">562625.742798 , 5113568.23437 , 1691.0100</text:p>
      <text:p text:style-name="P1">562625.742798 , 5113669.287 , 1719.7630</text:p>
      <text:p text:style-name="P1">562625.742798 , 5113770.33963 , 1774.9280</text:p>
      <text:p text:style-name="P1">562625.742798 , 5113871.39226 , 1831.6500</text:p>
      <text:p text:style-name="P1">562625.742798 , 5113972.44489 , 1875.4000</text:p>
      <text:p text:style-name="P1">562625.742798 , 5114073.49752 , 1910.3700</text:p>
      <text:p text:style-name="P1">562625.742798 , 5114174.55015 , 1968.8870</text:p>
      <text:p text:style-name="P1">562625.742798 , 5114275.60279 , 2018.5270</text:p>
      <text:p text:style-name="P1">562625.742798 , 5114376.65542 , 2067.4240</text:p>
      <text:p text:style-name="P1">562625.742798 , 5114477.70805 , 2119.2700</text:p>
      <text:p text:style-name="P1">562625.742798 , 5114578.76068 , 2152.3960</text:p>
      <text:p text:style-name="P1">562625.742798 , 5114679.81331 , 2194.9480</text:p>
      <text:p text:style-name="P1">562625.742798 , 5114780.86594 , 2245.1510</text:p>
      <text:p text:style-name="P1">562625.742798 , 5114881.91858 , 2294.9030</text:p>
      <text:p text:style-name="P1">562625.742798 , 5114982.97121 , 2346.7040</text:p>
      <text:p text:style-name="P1">562625.742798 , 5115084.02384 , 2406.5900</text:p>
      <text:p text:style-name="P1">562625.742798 , 5115185.07647 , 2463.7250</text:p>
      <text:p text:style-name="P1">562625.742798 , 5115286.1291 , 2526.9520</text:p>
      <text:p text:style-name="P1">562625.742798 , 5115387.18173 , 2595.8240</text:p>
      <text:p text:style-name="P1">562625.742798 , 5115488.23437 , 2659.9850</text:p>
      <text:p text:style-name="P1">562625.742798 , 5115589.287 , 2724.3400</text:p>
      <text:p text:style-name="P1">562625.742798 , 5115690.33963 , 2787.4120</text:p>
      <text:p text:style-name="P1">562625.742798 , 5115791.39226 , 2832.8960</text:p>
      <text:p text:style-name="P1">562625.742798 , 5115892.44489 , 2860.2370</text:p>
      <text:p text:style-name="P1">562625.742798 , 5115993.49752 , 2883.8930</text:p>
      <text:p text:style-name="P1">562625.742798 , 5116094.55015 , 2893.0300</text:p>
      <text:p text:style-name="P1">562625.742798 , 5116195.60279 , 2845.7840</text:p>
      <text:p text:style-name="P1">562625.742798 , 5116296.65542 , 2801.1530</text:p>
      <text:p text:style-name="P1">562625.742798 , 5116397.70805 , 2720.8900</text:p>
      <text:p text:style-name="P1">562625.742798 , 5116498.76068 , 2657.3680</text:p>
      <text:p text:style-name="P1">562625.742798 , 5116599.81331 , 2607.8160</text:p>
      <text:p text:style-name="P1">562625.742798 , 5116700.86594 , 2572.3150</text:p>
      <text:p text:style-name="P1">562625.742798 , 5116801.91858 , 2473.8298</text:p>
      <text:p text:style-name="P1">562625.742798 , 5116902.97121 , 2365.5044</text:p>
      <text:p text:style-name="P1">562625.742798 , 5117004.02384 , 2233.4134</text:p>
      <text:p text:style-name="P1"><text:soft-page-break/>562625.742798 , 5117105.07647 , 2121.1346</text:p>
      <text:p text:style-name="P1">562625.742798 , 5117206.1291 , 2024.1290</text:p>
      <text:p text:style-name="P1">562625.742798 , 5117307.18173 , 1939.5394</text:p>
      <text:p text:style-name="P1">562625.742798 , 5117408.23437 , 1865.4331</text:p>
      <text:p text:style-name="P1">562625.742798 , 5117509.287 , 1800.4355</text:p>
      <text:p text:style-name="P1">562625.742798 , 5117610.33963 , 1743.5332</text:p>
      <text:p text:style-name="P1">562625.742798 , 5117711.39226 , 1693.9595</text:p>
      <text:p text:style-name="P1">562625.742798 , 5117812.44489 , 1651.1236</text:p>
      <text:p text:style-name="P1">562625.742798 , 5117913.49752 , 1614.5655</text:p>
      <text:p text:style-name="P1">562625.742798 , 5118014.55015 , 1583.9252</text:p>
      <text:p text:style-name="P1">562625.742798 , 5118115.60279 , 1558.9218</text:p>
      <text:p text:style-name="P1">562625.742798 , 5118216.65542 , 1539.3395</text:p>
      <text:p text:style-name="P1">562625.742798 , 5118317.70805 , 1525.0166</text:p>
      <text:p text:style-name="P1">562625.742798 , 5118418.76068 , 1515.8390</text:p>
      <text:p text:style-name="P1">562625.742798 , 5118519.81331 , 1511.7354</text:p>
      <text:p text:style-name="P1">562625.742798 , 5118620.86594 , 1512.6743</text:p>
      <text:p text:style-name="P1">562625.742798 , 5118721.91858 , 1518.6628</text:p>
      <text:p text:style-name="P1">562625.742798 , 5118822.97121 , 1529.7472</text:p>
      <text:p text:style-name="P1">562625.742798 , 5118924.02384 , 1546.7605</text:p>
      <text:p text:style-name="P1">562625.742798 , 5119025.07647 , 1519.1030</text:p>
      <text:p text:style-name="P1">562625.742798 , 5119126.1291 , 1484.8970</text:p>
      <text:p text:style-name="P1">562625.742798 , 5119227.18173 , 1432.4660</text:p>
      <text:p text:style-name="P1">562625.742798 , 5119328.23437 , 1406.6610</text:p>
      <text:p text:style-name="P1">562625.742798 , 5119429.287 , 1436.4300</text:p>
      <text:p text:style-name="P1">562625.742798 , 5119530.33963 , 1410.7960</text:p>
      <text:p text:style-name="P1">562625.742798 , 5119631.39226 , 1380.2150</text:p>
      <text:p text:style-name="P1">562625.742798 , 5119732.44489 , 1361.6510</text:p>
      <text:p text:style-name="P1">562625.742798 , 5119833.49752 , 1356.2330</text:p>
      <text:p text:style-name="P1">562625.742798 , 5119934.55015 , 1327.6910</text:p>
      <text:p text:style-name="P1">562625.742798 , 5120035.60279 , 1311.2380</text:p>
      <text:p text:style-name="P1">562625.742798 , 5120136.65542 , 1314.6440</text:p>
      <text:p text:style-name="P1">562625.742798 , 5120237.70805 , 1297.2690</text:p>
      <text:p text:style-name="P1">562625.742798 , 5120338.76068 , 1275.0590</text:p>
      <text:p text:style-name="P1">562625.742798 , 5120439.81331 , 1251.7010</text:p>
      <text:p text:style-name="P1">562625.742798 , 5120540.86594 , 1239.2760</text:p>
      <text:p text:style-name="P1">562625.742798 , 5120641.91858 , 1173.6590</text:p>
      <text:p text:style-name="P1">562625.742798 , 5120742.97121 , 1139.9450</text:p>
      <text:p text:style-name="P1">562625.742798 , 5120844.02384 , 1107.2440</text:p>
      <text:p text:style-name="P1">562625.742798 , 5120945.07647 , 1099.3320</text:p>
      <text:p text:style-name="P1">562625.742798 , 5121046.1291 , -9999.0000</text:p>
      <text:p text:style-name="P1">562726.853909 , 5111446.1291 , 1216.0070</text:p>
      <text:p text:style-name="P1">562726.853909 , 5111547.18173 , 1236.4060</text:p>
      <text:p text:style-name="P1">562726.853909 , 5111648.23437 , 1252.3470</text:p>
      <text:p text:style-name="P1">562726.853909 , 5111749.287 , 1265.6800</text:p>
      <text:p text:style-name="P1">562726.853909 , 5111850.33963 , 1313.1250</text:p>
      <text:p text:style-name="P1">562726.853909 , 5111951.39226 , 1321.2560</text:p>
      <text:p text:style-name="P1">562726.853909 , 5112052.44489 , 1335.8100</text:p>
      <text:p text:style-name="P1">562726.853909 , 5112153.49752 , 1352.2500</text:p>
      <text:p text:style-name="P1">562726.853909 , 5112254.55015 , 1374.2670</text:p>
      <text:p text:style-name="P1">562726.853909 , 5112355.60279 , 1394.7060</text:p>
      <text:p text:style-name="P1">562726.853909 , 5112456.65542 , 1416.5630</text:p>
      <text:p text:style-name="P1">562726.853909 , 5112557.70805 , 1436.9360</text:p>
      <text:p text:style-name="P1"><text:soft-page-break/>562726.853909 , 5112658.76068 , 1460.6020</text:p>
      <text:p text:style-name="P1">562726.853909 , 5112759.81331 , 1479.3130</text:p>
      <text:p text:style-name="P1">562726.853909 , 5112860.86594 , 1506.9470</text:p>
      <text:p text:style-name="P1">562726.853909 , 5112961.91858 , 1537.8390</text:p>
      <text:p text:style-name="P1">562726.853909 , 5113062.97121 , 1561.0630</text:p>
      <text:p text:style-name="P1">562726.853909 , 5113164.02384 , 1585.7420</text:p>
      <text:p text:style-name="P1">562726.853909 , 5113265.07647 , 1614.9950</text:p>
      <text:p text:style-name="P1">562726.853909 , 5113366.1291 , 1649.2030</text:p>
      <text:p text:style-name="P1">562726.853909 , 5113467.18173 , 1679.7350</text:p>
      <text:p text:style-name="P1">562726.853909 , 5113568.23437 , 1707.2090</text:p>
      <text:p text:style-name="P1">562726.853909 , 5113669.287 , 1756.9840</text:p>
      <text:p text:style-name="P1">562726.853909 , 5113770.33963 , 1791.3710</text:p>
      <text:p text:style-name="P1">562726.853909 , 5113871.39226 , 1833.7570</text:p>
      <text:p text:style-name="P1">562726.853909 , 5113972.44489 , 1860.1410</text:p>
      <text:p text:style-name="P1">562726.853909 , 5114073.49752 , 1896.3750</text:p>
      <text:p text:style-name="P1">562726.853909 , 5114174.55015 , 1964.2730</text:p>
      <text:p text:style-name="P1">562726.853909 , 5114275.60279 , 2010.9060</text:p>
      <text:p text:style-name="P1">562726.853909 , 5114376.65542 , 2061.7960</text:p>
      <text:p text:style-name="P1">562726.853909 , 5114477.70805 , 2110.1750</text:p>
      <text:p text:style-name="P1">562726.853909 , 5114578.76068 , 2141.1410</text:p>
      <text:p text:style-name="P1">562726.853909 , 5114679.81331 , 2183.2040</text:p>
      <text:p text:style-name="P1">562726.853909 , 5114780.86594 , 2229.3230</text:p>
      <text:p text:style-name="P1">562726.853909 , 5114881.91858 , 2284.0160</text:p>
      <text:p text:style-name="P1">562726.853909 , 5114982.97121 , 2341.5310</text:p>
      <text:p text:style-name="P1">562726.853909 , 5115084.02384 , 2389.6030</text:p>
      <text:p text:style-name="P1">562726.853909 , 5115185.07647 , 2444.8590</text:p>
      <text:p text:style-name="P1">562726.853909 , 5115286.1291 , 2510.3950</text:p>
      <text:p text:style-name="P1">562726.853909 , 5115387.18173 , 2581.2000</text:p>
      <text:p text:style-name="P1">562726.853909 , 5115488.23437 , 2627.5470</text:p>
      <text:p text:style-name="P1">562726.853909 , 5115589.287 , 2680.7160</text:p>
      <text:p text:style-name="P1">562726.853909 , 5115690.33963 , 2746.0060</text:p>
      <text:p text:style-name="P1">562726.853909 , 5115791.39226 , 2784.7660</text:p>
      <text:p text:style-name="P1">562726.853909 , 5115892.44489 , 2808.0540</text:p>
      <text:p text:style-name="P1">562726.853909 , 5115993.49752 , 2824.5250</text:p>
      <text:p text:style-name="P1">562726.853909 , 5116094.55015 , 2840.5310</text:p>
      <text:p text:style-name="P1">562726.853909 , 5116195.60279 , 2848.1680</text:p>
      <text:p text:style-name="P1">562726.853909 , 5116296.65542 , 2794.3480</text:p>
      <text:p text:style-name="P1">562726.853909 , 5116397.70805 , 2720.9060</text:p>
      <text:p text:style-name="P1">562726.853909 , 5116498.76068 , 2637.2360</text:p>
      <text:p text:style-name="P1">562726.853909 , 5116599.81331 , 2552.4730</text:p>
      <text:p text:style-name="P1">562726.853909 , 5116700.86594 , 2490.2810</text:p>
      <text:p text:style-name="P1">562726.853909 , 5116801.91858 , 2430.3280</text:p>
      <text:p text:style-name="P1">562726.853909 , 5116902.97121 , 2344.7070</text:p>
      <text:p text:style-name="P1">562726.853909 , 5117004.02384 , 2230.5566</text:p>
      <text:p text:style-name="P1">562726.853909 , 5117105.07647 , 2118.5105</text:p>
      <text:p text:style-name="P1">562726.853909 , 5117206.1291 , 2021.6775</text:p>
      <text:p text:style-name="P1">562726.853909 , 5117307.18173 , 1937.2208</text:p>
      <text:p text:style-name="P1">562726.853909 , 5117408.23437 , 1863.2197</text:p>
      <text:p text:style-name="P1">562726.853909 , 5117509.287 , 1798.3069</text:p>
      <text:p text:style-name="P1">562726.853909 , 5117610.33963 , 1741.4736</text:p>
      <text:p text:style-name="P1">562726.853909 , 5117711.39226 , 1691.9564</text:p>
      <text:p text:style-name="P1">562726.853909 , 5117812.44489 , 1649.1670</text:p>
      <text:p text:style-name="P1"><text:soft-page-break/>562726.853909 , 5117913.49752 , 1612.6469</text:p>
      <text:p text:style-name="P1">562726.853909 , 5118014.55015 , 1582.0372</text:p>
      <text:p text:style-name="P1">562726.853909 , 5118115.60279 , 1557.0582</text:p>
      <text:p text:style-name="P1">562726.853909 , 5118216.65542 , 1537.4945</text:p>
      <text:p text:style-name="P1">562726.853909 , 5118317.70805 , 1523.1850</text:p>
      <text:p text:style-name="P1">562726.853909 , 5118418.76068 , 1514.0159</text:p>
      <text:p text:style-name="P1">562726.853909 , 5118519.81331 , 1509.9160</text:p>
      <text:p text:style-name="P1">562726.853909 , 5118620.86594 , 1510.8541</text:p>
      <text:p text:style-name="P1">562726.853909 , 5118721.91858 , 1516.8371</text:p>
      <text:p text:style-name="P1">562726.853909 , 5118822.97121 , 1527.9112</text:p>
      <text:p text:style-name="P1">562726.853909 , 5118924.02384 , 1542.0414</text:p>
      <text:p text:style-name="P1">562726.853909 , 5119025.07647 , 1509.3640</text:p>
      <text:p text:style-name="P1">562726.853909 , 5119126.1291 , 1456.2660</text:p>
      <text:p text:style-name="P1">562726.853909 , 5119227.18173 , 1431.2330</text:p>
      <text:p text:style-name="P1">562726.853909 , 5119328.23437 , 1464.6150</text:p>
      <text:p text:style-name="P1">562726.853909 , 5119429.287 , 1449.3130</text:p>
      <text:p text:style-name="P1">562726.853909 , 5119530.33963 , 1420.5160</text:p>
      <text:p text:style-name="P1">562726.853909 , 5119631.39226 , 1388.1670</text:p>
      <text:p text:style-name="P1">562726.853909 , 5119732.44489 , 1364.7660</text:p>
      <text:p text:style-name="P1">562726.853909 , 5119833.49752 , 1349.4700</text:p>
      <text:p text:style-name="P1">562726.853909 , 5119934.55015 , 1327.7080</text:p>
      <text:p text:style-name="P1">562726.853909 , 5120035.60279 , 1325.9060</text:p>
      <text:p text:style-name="P1">562726.853909 , 5120136.65542 , 1311.2520</text:p>
      <text:p text:style-name="P1">562726.853909 , 5120237.70805 , 1310.0740</text:p>
      <text:p text:style-name="P1">562726.853909 , 5120338.76068 , 1271.1880</text:p>
      <text:p text:style-name="P1">562726.853909 , 5120439.81331 , 1251.7530</text:p>
      <text:p text:style-name="P1">562726.853909 , 5120540.86594 , 1229.6390</text:p>
      <text:p text:style-name="P1">562726.853909 , 5120641.91858 , 1229.6880</text:p>
      <text:p text:style-name="P1">562726.853909 , 5120742.97121 , 1188.2000</text:p>
      <text:p text:style-name="P1">562726.853909 , 5120844.02384 , 1165.3440</text:p>
      <text:p text:style-name="P1">562726.853909 , 5120945.07647 , 1147.8590</text:p>
      <text:p text:style-name="P1">562726.853909 , 5121046.1291 , -9999.0000</text:p>
      <text:p text:style-name="P1">562827.96502 , 5111446.1291 , 1225.5100</text:p>
      <text:p text:style-name="P1">562827.96502 , 5111547.18173 , 1239.6400</text:p>
      <text:p text:style-name="P1">562827.96502 , 5111648.23437 , 1252.9110</text:p>
      <text:p text:style-name="P1">562827.96502 , 5111749.287 , 1269.3180</text:p>
      <text:p text:style-name="P1">562827.96502 , 5111850.33963 , 1282.6430</text:p>
      <text:p text:style-name="P1">562827.96502 , 5111951.39226 , 1295.7190</text:p>
      <text:p text:style-name="P1">562827.96502 , 5112052.44489 , 1325.2490</text:p>
      <text:p text:style-name="P1">562827.96502 , 5112153.49752 , 1354.0230</text:p>
      <text:p text:style-name="P1">562827.96502 , 5112254.55015 , 1366.2750</text:p>
      <text:p text:style-name="P1">562827.96502 , 5112355.60279 , 1387.2420</text:p>
      <text:p text:style-name="P1">562827.96502 , 5112456.65542 , 1408.4690</text:p>
      <text:p text:style-name="P1">562827.96502 , 5112557.70805 , 1430.6830</text:p>
      <text:p text:style-name="P1">562827.96502 , 5112658.76068 , 1458.9820</text:p>
      <text:p text:style-name="P1">562827.96502 , 5112759.81331 , 1478.0930</text:p>
      <text:p text:style-name="P1">562827.96502 , 5112860.86594 , 1502.3200</text:p>
      <text:p text:style-name="P1">562827.96502 , 5112961.91858 , 1531.4840</text:p>
      <text:p text:style-name="P1">562827.96502 , 5113062.97121 , 1557.1850</text:p>
      <text:p text:style-name="P1">562827.96502 , 5113164.02384 , 1579.7180</text:p>
      <text:p text:style-name="P1">562827.96502 , 5113265.07647 , 1604.8070</text:p>
      <text:p text:style-name="P1">562827.96502 , 5113366.1291 , 1643.0100</text:p>
      <text:p text:style-name="P1"><text:soft-page-break/>562827.96502 , 5113467.18173 , 1672.5680</text:p>
      <text:p text:style-name="P1">562827.96502 , 5113568.23437 , 1693.7820</text:p>
      <text:p text:style-name="P1">562827.96502 , 5113669.287 , 1727.8470</text:p>
      <text:p text:style-name="P1">562827.96502 , 5113770.33963 , 1784.4210</text:p>
      <text:p text:style-name="P1">562827.96502 , 5113871.39226 , 1800.3220</text:p>
      <text:p text:style-name="P1">562827.96502 , 5113972.44489 , 1839.4440</text:p>
      <text:p text:style-name="P1">562827.96502 , 5114073.49752 , 1873.6400</text:p>
      <text:p text:style-name="P1">562827.96502 , 5114174.55015 , 1945.0850</text:p>
      <text:p text:style-name="P1">562827.96502 , 5114275.60279 , 2003.0800</text:p>
      <text:p text:style-name="P1">562827.96502 , 5114376.65542 , 2047.3790</text:p>
      <text:p text:style-name="P1">562827.96502 , 5114477.70805 , 2099.9650</text:p>
      <text:p text:style-name="P1">562827.96502 , 5114578.76068 , 2134.4550</text:p>
      <text:p text:style-name="P1">562827.96502 , 5114679.81331 , 2179.6960</text:p>
      <text:p text:style-name="P1">562827.96502 , 5114780.86594 , 2226.8550</text:p>
      <text:p text:style-name="P1">562827.96502 , 5114881.91858 , 2278.4880</text:p>
      <text:p text:style-name="P1">562827.96502 , 5114982.97121 , 2332.7450</text:p>
      <text:p text:style-name="P1">562827.96502 , 5115084.02384 , 2385.4100</text:p>
      <text:p text:style-name="P1">562827.96502 , 5115185.07647 , 2432.6030</text:p>
      <text:p text:style-name="P1">562827.96502 , 5115286.1291 , 2494.3800</text:p>
      <text:p text:style-name="P1">562827.96502 , 5115387.18173 , 2547.4530</text:p>
      <text:p text:style-name="P1">562827.96502 , 5115488.23437 , 2598.3100</text:p>
      <text:p text:style-name="P1">562827.96502 , 5115589.287 , 2643.3760</text:p>
      <text:p text:style-name="P1">562827.96502 , 5115690.33963 , 2688.7880</text:p>
      <text:p text:style-name="P1">562827.96502 , 5115791.39226 , 2728.4250</text:p>
      <text:p text:style-name="P1">562827.96502 , 5115892.44489 , 2748.5070</text:p>
      <text:p text:style-name="P1">562827.96502 , 5115993.49752 , 2765.0540</text:p>
      <text:p text:style-name="P1">562827.96502 , 5116094.55015 , 2775.2130</text:p>
      <text:p text:style-name="P1">562827.96502 , 5116195.60279 , 2786.7640</text:p>
      <text:p text:style-name="P1">562827.96502 , 5116296.65542 , 2771.6840</text:p>
      <text:p text:style-name="P1">562827.96502 , 5116397.70805 , 2723.4340</text:p>
      <text:p text:style-name="P1">562827.96502 , 5116498.76068 , 2637.5060</text:p>
      <text:p text:style-name="P1">562827.96502 , 5116599.81331 , 2560.4830</text:p>
      <text:p text:style-name="P1">562827.96502 , 5116700.86594 , 2478.6440</text:p>
      <text:p text:style-name="P1">562827.96502 , 5116801.91858 , 2406.9360</text:p>
      <text:p text:style-name="P1">562827.96502 , 5116902.97121 , 2324.6301</text:p>
      <text:p text:style-name="P1">562827.96502 , 5117004.02384 , 2235.6115</text:p>
      <text:p text:style-name="P1">562827.96502 , 5117105.07647 , 2123.1530</text:p>
      <text:p text:style-name="P1">562827.96502 , 5117206.1291 , 2026.0142</text:p>
      <text:p text:style-name="P1">562827.96502 , 5117307.18173 , 1941.3220</text:p>
      <text:p text:style-name="P1">562827.96502 , 5117408.23437 , 1867.1347</text:p>
      <text:p text:style-name="P1">562827.96502 , 5117509.287 , 1802.0718</text:p>
      <text:p text:style-name="P1">562827.96502 , 5117610.33963 , 1745.1164</text:p>
      <text:p text:style-name="P1">562827.96502 , 5117711.39226 , 1695.4991</text:p>
      <text:p text:style-name="P1">562827.96502 , 5117812.44489 , 1652.6274</text:p>
      <text:p text:style-name="P1">562827.96502 , 5117913.49752 , 1616.0401</text:p>
      <text:p text:style-name="P1">562827.96502 , 5118014.55015 , 1585.3761</text:p>
      <text:p text:style-name="P1">562827.96502 , 5118115.60279 , 1560.3541</text:p>
      <text:p text:style-name="P1">562827.96502 , 5118216.65542 , 1540.7574</text:p>
      <text:p text:style-name="P1">562827.96502 , 5118317.70805 , 1526.4241</text:p>
      <text:p text:style-name="P1">562827.96502 , 5118418.76068 , 1517.2400</text:p>
      <text:p text:style-name="P1">562827.96502 , 5118519.81331 , 1513.1335</text:p>
      <text:p text:style-name="P1">562827.96502 , 5118620.86594 , 1514.0731</text:p>
      <text:p text:style-name="P1"><text:soft-page-break/>562827.96502 , 5118721.91858 , 1520.0659</text:p>
      <text:p text:style-name="P1">562827.96502 , 5118822.97121 , 1531.1581</text:p>
      <text:p text:style-name="P1">562827.96502 , 5118924.02384 , 1542.3926</text:p>
      <text:p text:style-name="P1">562827.96502 , 5119025.07647 , 1524.5590</text:p>
      <text:p text:style-name="P1">562827.96502 , 5119126.1291 , 1501.7750</text:p>
      <text:p text:style-name="P1">562827.96502 , 5119227.18173 , 1493.2880</text:p>
      <text:p text:style-name="P1">562827.96502 , 5119328.23437 , 1486.1900</text:p>
      <text:p text:style-name="P1">562827.96502 , 5119429.287 , 1454.0860</text:p>
      <text:p text:style-name="P1">562827.96502 , 5119530.33963 , 1417.7440</text:p>
      <text:p text:style-name="P1">562827.96502 , 5119631.39226 , 1375.2280</text:p>
      <text:p text:style-name="P1">562827.96502 , 5119732.44489 , 1324.9380</text:p>
      <text:p text:style-name="P1">562827.96502 , 5119833.49752 , 1303.1840</text:p>
      <text:p text:style-name="P1">562827.96502 , 5119934.55015 , 1299.9690</text:p>
      <text:p text:style-name="P1">562827.96502 , 5120035.60279 , 1282.5300</text:p>
      <text:p text:style-name="P1">562827.96502 , 5120136.65542 , 1300.8170</text:p>
      <text:p text:style-name="P1">562827.96502 , 5120237.70805 , 1299.9900</text:p>
      <text:p text:style-name="P1">562827.96502 , 5120338.76068 , 1256.7850</text:p>
      <text:p text:style-name="P1">562827.96502 , 5120439.81331 , 1198.5790</text:p>
      <text:p text:style-name="P1">562827.96502 , 5120540.86594 , 1195.2390</text:p>
      <text:p text:style-name="P1">562827.96502 , 5120641.91858 , 1202.3000</text:p>
      <text:p text:style-name="P1">562827.96502 , 5120742.97121 , 1245.6040</text:p>
      <text:p text:style-name="P1">562827.96502 , 5120844.02384 , 1225.6770</text:p>
      <text:p text:style-name="P1">562827.96502 , 5120945.07647 , 1208.3380</text:p>
      <text:p text:style-name="P1">562827.96502 , 5121046.1291 , -9999.0000</text:p>
      <text:p text:style-name="P1">562929.076131 , 5111446.1291 , 1225.9210</text:p>
      <text:p text:style-name="P1">562929.076131 , 5111547.18173 , 1233.5950</text:p>
      <text:p text:style-name="P1">562929.076131 , 5111648.23437 , 1249.6580</text:p>
      <text:p text:style-name="P1">562929.076131 , 5111749.287 , 1264.2710</text:p>
      <text:p text:style-name="P1">562929.076131 , 5111850.33963 , 1275.7970</text:p>
      <text:p text:style-name="P1">562929.076131 , 5111951.39226 , 1304.9320</text:p>
      <text:p text:style-name="P1">562929.076131 , 5112052.44489 , 1344.0470</text:p>
      <text:p text:style-name="P1">562929.076131 , 5112153.49752 , 1382.1550</text:p>
      <text:p text:style-name="P1">562929.076131 , 5112254.55015 , 1391.9440</text:p>
      <text:p text:style-name="P1">562929.076131 , 5112355.60279 , 1413.5890</text:p>
      <text:p text:style-name="P1">562929.076131 , 5112456.65542 , 1423.5750</text:p>
      <text:p text:style-name="P1">562929.076131 , 5112557.70805 , 1440.0690</text:p>
      <text:p text:style-name="P1">562929.076131 , 5112658.76068 , 1460.5240</text:p>
      <text:p text:style-name="P1">562929.076131 , 5112759.81331 , 1475.8150</text:p>
      <text:p text:style-name="P1">562929.076131 , 5112860.86594 , 1488.6540</text:p>
      <text:p text:style-name="P1">562929.076131 , 5112961.91858 , 1507.8630</text:p>
      <text:p text:style-name="P1">562929.076131 , 5113062.97121 , 1534.3420</text:p>
      <text:p text:style-name="P1">562929.076131 , 5113164.02384 , 1561.4070</text:p>
      <text:p text:style-name="P1">562929.076131 , 5113265.07647 , 1565.9940</text:p>
      <text:p text:style-name="P1">562929.076131 , 5113366.1291 , 1601.3150</text:p>
      <text:p text:style-name="P1">562929.076131 , 5113467.18173 , 1634.4780</text:p>
      <text:p text:style-name="P1">562929.076131 , 5113568.23437 , 1691.2020</text:p>
      <text:p text:style-name="P1">562929.076131 , 5113669.287 , 1718.4400</text:p>
      <text:p text:style-name="P1">562929.076131 , 5113770.33963 , 1750.8270</text:p>
      <text:p text:style-name="P1">562929.076131 , 5113871.39226 , 1803.1760</text:p>
      <text:p text:style-name="P1">562929.076131 , 5113972.44489 , 1845.5800</text:p>
      <text:p text:style-name="P1">562929.076131 , 5114073.49752 , 1879.0340</text:p>
      <text:p text:style-name="P1">562929.076131 , 5114174.55015 , 1922.1660</text:p>
      <text:p text:style-name="P1"><text:soft-page-break/>562929.076131 , 5114275.60279 , 1969.4790</text:p>
      <text:p text:style-name="P1">562929.076131 , 5114376.65542 , 2013.6740</text:p>
      <text:p text:style-name="P1">562929.076131 , 5114477.70805 , 2069.9960</text:p>
      <text:p text:style-name="P1">562929.076131 , 5114578.76068 , 2114.5950</text:p>
      <text:p text:style-name="P1">562929.076131 , 5114679.81331 , 2160.5020</text:p>
      <text:p text:style-name="P1">562929.076131 , 5114780.86594 , 2205.0110</text:p>
      <text:p text:style-name="P1">562929.076131 , 5114881.91858 , 2264.8180</text:p>
      <text:p text:style-name="P1">562929.076131 , 5114982.97121 , 2315.2040</text:p>
      <text:p text:style-name="P1">562929.076131 , 5115084.02384 , 2368.9930</text:p>
      <text:p text:style-name="P1">562929.076131 , 5115185.07647 , 2421.9460</text:p>
      <text:p text:style-name="P1">562929.076131 , 5115286.1291 , 2456.4050</text:p>
      <text:p text:style-name="P1">562929.076131 , 5115387.18173 , 2504.3840</text:p>
      <text:p text:style-name="P1">562929.076131 , 5115488.23437 , 2549.9770</text:p>
      <text:p text:style-name="P1">562929.076131 , 5115589.287 , 2593.4830</text:p>
      <text:p text:style-name="P1">562929.076131 , 5115690.33963 , 2641.5390</text:p>
      <text:p text:style-name="P1">562929.076131 , 5115791.39226 , 2667.4000</text:p>
      <text:p text:style-name="P1">562929.076131 , 5115892.44489 , 2686.6040</text:p>
      <text:p text:style-name="P1">562929.076131 , 5115993.49752 , 2698.3840</text:p>
      <text:p text:style-name="P1">562929.076131 , 5116094.55015 , 2706.1260</text:p>
      <text:p text:style-name="P1">562929.076131 , 5116195.60279 , 2719.6910</text:p>
      <text:p text:style-name="P1">562929.076131 , 5116296.65542 , 2716.3770</text:p>
      <text:p text:style-name="P1">562929.076131 , 5116397.70805 , 2712.2550</text:p>
      <text:p text:style-name="P1">562929.076131 , 5116498.76068 , 2691.0360</text:p>
      <text:p text:style-name="P1">562929.076131 , 5116599.81331 , 2628.2430</text:p>
      <text:p text:style-name="P1">562929.076131 , 5116700.86594 , 2550.0690</text:p>
      <text:p text:style-name="P1">562929.076131 , 5116801.91858 , 2449.6520</text:p>
      <text:p text:style-name="P1">562929.076131 , 5116902.97121 , 2337.6851</text:p>
      <text:p text:style-name="P1">562929.076131 , 5117004.02384 , 2248.6741</text:p>
      <text:p text:style-name="P1">562929.076131 , 5117105.07647 , 2135.1362</text:p>
      <text:p text:style-name="P1">562929.076131 , 5117206.1291 , 2037.1997</text:p>
      <text:p text:style-name="P1">562929.076131 , 5117307.18173 , 1951.8941</text:p>
      <text:p text:style-name="P1">562929.076131 , 5117408.23437 , 1877.2224</text:p>
      <text:p text:style-name="P1">562929.076131 , 5117509.287 , 1811.7699</text:p>
      <text:p text:style-name="P1">562929.076131 , 5117610.33963 , 1754.4974</text:p>
      <text:p text:style-name="P1">562929.076131 , 5117711.39226 , 1704.6203</text:p>
      <text:p text:style-name="P1">562929.076131 , 5117812.44489 , 1661.5356</text:p>
      <text:p text:style-name="P1">562929.076131 , 5117913.49752 , 1624.7741</text:p>
      <text:p text:style-name="P1">562929.076131 , 5118014.55015 , 1593.9694</text:p>
      <text:p text:style-name="P1">562929.076131 , 5118115.60279 , 1568.8358</text:p>
      <text:p text:style-name="P1">562929.076131 , 5118216.65542 , 1549.1537</text:p>
      <text:p text:style-name="P1">562929.076131 , 5118317.70805 , 1534.7592</text:p>
      <text:p text:style-name="P1">562929.076131 , 5118418.76068 , 1525.5362</text:p>
      <text:p text:style-name="P1">562929.076131 , 5118519.81331 , 1521.4125</text:p>
      <text:p text:style-name="P1">562929.076131 , 5118620.86594 , 1522.3560</text:p>
      <text:p text:style-name="P1">562929.076131 , 5118721.91858 , 1523.6367</text:p>
      <text:p text:style-name="P1">562929.076131 , 5118822.97121 , 1531.5870</text:p>
      <text:p text:style-name="P1">562929.076131 , 5118924.02384 , 1517.1650</text:p>
      <text:p text:style-name="P1">562929.076131 , 5119025.07647 , 1502.0320</text:p>
      <text:p text:style-name="P1">562929.076131 , 5119126.1291 , 1491.9830</text:p>
      <text:p text:style-name="P1">562929.076131 , 5119227.18173 , 1473.6400</text:p>
      <text:p text:style-name="P1">562929.076131 , 5119328.23437 , 1481.9940</text:p>
      <text:p text:style-name="P1">562929.076131 , 5119429.287 , 1444.6560</text:p>
      <text:p text:style-name="P1"><text:soft-page-break/>562929.076131 , 5119530.33963 , 1405.2500</text:p>
      <text:p text:style-name="P1">562929.076131 , 5119631.39226 , 1361.2960</text:p>
      <text:p text:style-name="P1">562929.076131 , 5119732.44489 , 1315.4350</text:p>
      <text:p text:style-name="P1">562929.076131 , 5119833.49752 , 1293.1900</text:p>
      <text:p text:style-name="P1">562929.076131 , 5119934.55015 , 1284.4980</text:p>
      <text:p text:style-name="P1">562929.076131 , 5120035.60279 , 1279.3440</text:p>
      <text:p text:style-name="P1">562929.076131 , 5120136.65542 , 1267.7220</text:p>
      <text:p text:style-name="P1">562929.076131 , 5120237.70805 , 1264.9910</text:p>
      <text:p text:style-name="P1">562929.076131 , 5120338.76068 , 1260.3300</text:p>
      <text:p text:style-name="P1">562929.076131 , 5120439.81331 , 1205.2400</text:p>
      <text:p text:style-name="P1">562929.076131 , 5120540.86594 , 1198.7310</text:p>
      <text:p text:style-name="P1">562929.076131 , 5120641.91858 , 1195.2850</text:p>
      <text:p text:style-name="P1">562929.076131 , 5120742.97121 , 1205.5680</text:p>
      <text:p text:style-name="P1">562929.076131 , 5120844.02384 , 1224.7490</text:p>
      <text:p text:style-name="P1">562929.076131 , 5120945.07647 , 1269.3070</text:p>
      <text:p text:style-name="P1">562929.076131 , 5121046.1291 , -9999.0000</text:p>
      <text:p text:style-name="P1">563030.187243 , 5111446.1291 , 1227.4140</text:p>
      <text:p text:style-name="P1">563030.187243 , 5111547.18173 , 1240.3280</text:p>
      <text:p text:style-name="P1">563030.187243 , 5111648.23437 , 1245.2430</text:p>
      <text:p text:style-name="P1">563030.187243 , 5111749.287 , 1249.2070</text:p>
      <text:p text:style-name="P1">563030.187243 , 5111850.33963 , 1265.8280</text:p>
      <text:p text:style-name="P1">563030.187243 , 5111951.39226 , 1324.1530</text:p>
      <text:p text:style-name="P1">563030.187243 , 5112052.44489 , 1383.2160</text:p>
      <text:p text:style-name="P1">563030.187243 , 5112153.49752 , 1395.0940</text:p>
      <text:p text:style-name="P1">563030.187243 , 5112254.55015 , 1397.1870</text:p>
      <text:p text:style-name="P1">563030.187243 , 5112355.60279 , 1408.8870</text:p>
      <text:p text:style-name="P1">563030.187243 , 5112456.65542 , 1410.6090</text:p>
      <text:p text:style-name="P1">563030.187243 , 5112557.70805 , 1424.8680</text:p>
      <text:p text:style-name="P1">563030.187243 , 5112658.76068 , 1436.0760</text:p>
      <text:p text:style-name="P1">563030.187243 , 5112759.81331 , 1462.7030</text:p>
      <text:p text:style-name="P1">563030.187243 , 5112860.86594 , 1485.1590</text:p>
      <text:p text:style-name="P1">563030.187243 , 5112961.91858 , 1505.5970</text:p>
      <text:p text:style-name="P1">563030.187243 , 5113062.97121 , 1509.9380</text:p>
      <text:p text:style-name="P1">563030.187243 , 5113164.02384 , 1499.9020</text:p>
      <text:p text:style-name="P1">563030.187243 , 5113265.07647 , 1532.6610</text:p>
      <text:p text:style-name="P1">563030.187243 , 5113366.1291 , 1568.9060</text:p>
      <text:p text:style-name="P1">563030.187243 , 5113467.18173 , 1624.2180</text:p>
      <text:p text:style-name="P1">563030.187243 , 5113568.23437 , 1677.6780</text:p>
      <text:p text:style-name="P1">563030.187243 , 5113669.287 , 1742.6560</text:p>
      <text:p text:style-name="P1">563030.187243 , 5113770.33963 , 1777.6120</text:p>
      <text:p text:style-name="P1">563030.187243 , 5113871.39226 , 1814.8970</text:p>
      <text:p text:style-name="P1">563030.187243 , 5113972.44489 , 1844.2340</text:p>
      <text:p text:style-name="P1">563030.187243 , 5114073.49752 , 1875.0090</text:p>
      <text:p text:style-name="P1">563030.187243 , 5114174.55015 , 1919.0270</text:p>
      <text:p text:style-name="P1">563030.187243 , 5114275.60279 , 1952.4530</text:p>
      <text:p text:style-name="P1">563030.187243 , 5114376.65542 , 1991.8590</text:p>
      <text:p text:style-name="P1">563030.187243 , 5114477.70805 , 2046.4350</text:p>
      <text:p text:style-name="P1">563030.187243 , 5114578.76068 , 2107.7190</text:p>
      <text:p text:style-name="P1">563030.187243 , 5114679.81331 , 2146.7390</text:p>
      <text:p text:style-name="P1">563030.187243 , 5114780.86594 , 2183.8970</text:p>
      <text:p text:style-name="P1">563030.187243 , 5114881.91858 , 2226.0470</text:p>
      <text:p text:style-name="P1">563030.187243 , 5114982.97121 , 2278.3750</text:p>
      <text:p text:style-name="P1"><text:soft-page-break/>563030.187243 , 5115084.02384 , 2356.6500</text:p>
      <text:p text:style-name="P1">563030.187243 , 5115185.07647 , 2404.8910</text:p>
      <text:p text:style-name="P1">563030.187243 , 5115286.1291 , 2436.2530</text:p>
      <text:p text:style-name="P1">563030.187243 , 5115387.18173 , 2463.7350</text:p>
      <text:p text:style-name="P1">563030.187243 , 5115488.23437 , 2501.7030</text:p>
      <text:p text:style-name="P1">563030.187243 , 5115589.287 , 2555.2330</text:p>
      <text:p text:style-name="P1">563030.187243 , 5115690.33963 , 2590.3780</text:p>
      <text:p text:style-name="P1">563030.187243 , 5115791.39226 , 2613.2810</text:p>
      <text:p text:style-name="P1">563030.187243 , 5115892.44489 , 2627.6020</text:p>
      <text:p text:style-name="P1">563030.187243 , 5115993.49752 , 2637.7820</text:p>
      <text:p text:style-name="P1">563030.187243 , 5116094.55015 , 2642.0630</text:p>
      <text:p text:style-name="P1">563030.187243 , 5116195.60279 , 2647.9020</text:p>
      <text:p text:style-name="P1">563030.187243 , 5116296.65542 , 2646.2530</text:p>
      <text:p text:style-name="P1">563030.187243 , 5116397.70805 , 2641.2660</text:p>
      <text:p text:style-name="P1">563030.187243 , 5116498.76068 , 2633.3330</text:p>
      <text:p text:style-name="P1">563030.187243 , 5116599.81331 , 2607.4470</text:p>
      <text:p text:style-name="P1">563030.187243 , 5116700.86594 , 2550.4060</text:p>
      <text:p text:style-name="P1">563030.187243 , 5116801.91858 , 2493.6460</text:p>
      <text:p text:style-name="P1">563030.187243 , 5116902.97121 , 2361.2905</text:p>
      <text:p text:style-name="P1">563030.187243 , 5117004.02384 , 2270.0004</text:p>
      <text:p text:style-name="P1">563030.187243 , 5117105.07647 , 2154.6570</text:p>
      <text:p text:style-name="P1">563030.187243 , 5117206.1291 , 2055.3933</text:p>
      <text:p text:style-name="P1">563030.187243 , 5117307.18173 , 1969.0715</text:p>
      <text:p text:style-name="P1">563030.187243 , 5117408.23437 , 1893.5994</text:p>
      <text:p text:style-name="P1">563030.187243 , 5117509.287 , 1827.5046</text:p>
      <text:p text:style-name="P1">563030.187243 , 5117610.33963 , 1769.7102</text:p>
      <text:p text:style-name="P1">563030.187243 , 5117711.39226 , 1719.4061</text:p>
      <text:p text:style-name="P1">563030.187243 , 5117812.44489 , 1675.9715</text:p>
      <text:p text:style-name="P1">563030.187243 , 5117913.49752 , 1638.9243</text:p>
      <text:p text:style-name="P1">563030.187243 , 5118014.55015 , 1607.8888</text:p>
      <text:p text:style-name="P1">563030.187243 , 5118115.60279 , 1582.5724</text:p>
      <text:p text:style-name="P1">563030.187243 , 5118216.65542 , 1562.7505</text:p>
      <text:p text:style-name="P1">563030.187243 , 5118317.70805 , 1548.2555</text:p>
      <text:p text:style-name="P1">563030.187243 , 5118418.76068 , 1538.9690</text:p>
      <text:p text:style-name="P1">563030.187243 , 5118519.81331 , 1534.8170</text:p>
      <text:p text:style-name="P1">563030.187243 , 5118620.86594 , 1535.7669</text:p>
      <text:p text:style-name="P1">563030.187243 , 5118721.91858 , 1540.2542</text:p>
      <text:p text:style-name="P1">563030.187243 , 5118822.97121 , 1507.0470</text:p>
      <text:p text:style-name="P1">563030.187243 , 5118924.02384 , 1477.3900</text:p>
      <text:p text:style-name="P1">563030.187243 , 5119025.07647 , 1483.4940</text:p>
      <text:p text:style-name="P1">563030.187243 , 5119126.1291 , 1458.6250</text:p>
      <text:p text:style-name="P1">563030.187243 , 5119227.18173 , 1453.6640</text:p>
      <text:p text:style-name="P1">563030.187243 , 5119328.23437 , 1426.6710</text:p>
      <text:p text:style-name="P1">563030.187243 , 5119429.287 , 1398.6880</text:p>
      <text:p text:style-name="P1">563030.187243 , 5119530.33963 , 1353.0350</text:p>
      <text:p text:style-name="P1">563030.187243 , 5119631.39226 , 1323.7880</text:p>
      <text:p text:style-name="P1">563030.187243 , 5119732.44489 , 1303.0940</text:p>
      <text:p text:style-name="P1">563030.187243 , 5119833.49752 , 1280.7770</text:p>
      <text:p text:style-name="P1">563030.187243 , 5119934.55015 , 1258.7920</text:p>
      <text:p text:style-name="P1">563030.187243 , 5120035.60279 , 1260.8750</text:p>
      <text:p text:style-name="P1">563030.187243 , 5120136.65542 , 1258.7700</text:p>
      <text:p text:style-name="P1">563030.187243 , 5120237.70805 , 1226.9520</text:p>
      <text:p text:style-name="P1"><text:soft-page-break/>563030.187243 , 5120338.76068 , 1246.4060</text:p>
      <text:p text:style-name="P1">563030.187243 , 5120439.81331 , 1219.5870</text:p>
      <text:p text:style-name="P1">563030.187243 , 5120540.86594 , 1203.5030</text:p>
      <text:p text:style-name="P1">563030.187243 , 5120641.91858 , 1196.3130</text:p>
      <text:p text:style-name="P1">563030.187243 , 5120742.97121 , 1191.7650</text:p>
      <text:p text:style-name="P1">563030.187243 , 5120844.02384 , 1192.7630</text:p>
      <text:p text:style-name="P1">563030.187243 , 5120945.07647 , 1207.0000</text:p>
      <text:p text:style-name="P1">563030.187243 , 5121046.1291 , -9999.0000</text:p>
      <text:p text:style-name="P1">563131.298354 , 5111446.1291 , 1219.6180</text:p>
      <text:p text:style-name="P1">563131.298354 , 5111547.18173 , 1221.7650</text:p>
      <text:p text:style-name="P1">563131.298354 , 5111648.23437 , 1228.4840</text:p>
      <text:p text:style-name="P1">563131.298354 , 5111749.287 , 1238.3160</text:p>
      <text:p text:style-name="P1">563131.298354 , 5111850.33963 , 1265.4910</text:p>
      <text:p text:style-name="P1">563131.298354 , 5111951.39226 , 1307.3600</text:p>
      <text:p text:style-name="P1">563131.298354 , 5112052.44489 , 1355.1050</text:p>
      <text:p text:style-name="P1">563131.298354 , 5112153.49752 , 1363.8150</text:p>
      <text:p text:style-name="P1">563131.298354 , 5112254.55015 , 1359.6410</text:p>
      <text:p text:style-name="P1">563131.298354 , 5112355.60279 , 1371.2440</text:p>
      <text:p text:style-name="P1">563131.298354 , 5112456.65542 , 1379.5160</text:p>
      <text:p text:style-name="P1">563131.298354 , 5112557.70805 , 1400.0310</text:p>
      <text:p text:style-name="P1">563131.298354 , 5112658.76068 , 1427.9980</text:p>
      <text:p text:style-name="P1">563131.298354 , 5112759.81331 , 1428.6430</text:p>
      <text:p text:style-name="P1">563131.298354 , 5112860.86594 , 1436.5430</text:p>
      <text:p text:style-name="P1">563131.298354 , 5112961.91858 , 1442.4440</text:p>
      <text:p text:style-name="P1">563131.298354 , 5113062.97121 , 1473.8800</text:p>
      <text:p text:style-name="P1">563131.298354 , 5113164.02384 , 1515.3400</text:p>
      <text:p text:style-name="P1">563131.298354 , 5113265.07647 , 1551.8340</text:p>
      <text:p text:style-name="P1">563131.298354 , 5113366.1291 , 1575.6860</text:p>
      <text:p text:style-name="P1">563131.298354 , 5113467.18173 , 1610.9200</text:p>
      <text:p text:style-name="P1">563131.298354 , 5113568.23437 , 1669.3500</text:p>
      <text:p text:style-name="P1">563131.298354 , 5113669.287 , 1711.9770</text:p>
      <text:p text:style-name="P1">563131.298354 , 5113770.33963 , 1747.9730</text:p>
      <text:p text:style-name="P1">563131.298354 , 5113871.39226 , 1794.8910</text:p>
      <text:p text:style-name="P1">563131.298354 , 5113972.44489 , 1836.1670</text:p>
      <text:p text:style-name="P1">563131.298354 , 5114073.49752 , 1864.5910</text:p>
      <text:p text:style-name="P1">563131.298354 , 5114174.55015 , 1900.1930</text:p>
      <text:p text:style-name="P1">563131.298354 , 5114275.60279 , 1910.4270</text:p>
      <text:p text:style-name="P1">563131.298354 , 5114376.65542 , 1969.8470</text:p>
      <text:p text:style-name="P1">563131.298354 , 5114477.70805 , 2032.8940</text:p>
      <text:p text:style-name="P1">563131.298354 , 5114578.76068 , 2086.1190</text:p>
      <text:p text:style-name="P1">563131.298354 , 5114679.81331 , 2106.8540</text:p>
      <text:p text:style-name="P1">563131.298354 , 5114780.86594 , 2132.3800</text:p>
      <text:p text:style-name="P1">563131.298354 , 5114881.91858 , 2178.9810</text:p>
      <text:p text:style-name="P1">563131.298354 , 5114982.97121 , 2249.0470</text:p>
      <text:p text:style-name="P1">563131.298354 , 5115084.02384 , 2327.9510</text:p>
      <text:p text:style-name="P1">563131.298354 , 5115185.07647 , 2377.9470</text:p>
      <text:p text:style-name="P1">563131.298354 , 5115286.1291 , 2406.1270</text:p>
      <text:p text:style-name="P1">563131.298354 , 5115387.18173 , 2435.0720</text:p>
      <text:p text:style-name="P1">563131.298354 , 5115488.23437 , 2469.3570</text:p>
      <text:p text:style-name="P1">563131.298354 , 5115589.287 , 2512.4300</text:p>
      <text:p text:style-name="P1">563131.298354 , 5115690.33963 , 2539.4760</text:p>
      <text:p text:style-name="P1">563131.298354 , 5115791.39226 , 2558.7260</text:p>
      <text:p text:style-name="P1"><text:soft-page-break/>563131.298354 , 5115892.44489 , 2570.0190</text:p>
      <text:p text:style-name="P1">563131.298354 , 5115993.49752 , 2577.4230</text:p>
      <text:p text:style-name="P1">563131.298354 , 5116094.55015 , 2583.5870</text:p>
      <text:p text:style-name="P1">563131.298354 , 5116195.60279 , 2585.0740</text:p>
      <text:p text:style-name="P1">563131.298354 , 5116296.65542 , 2583.7900</text:p>
      <text:p text:style-name="P1">563131.298354 , 5116397.70805 , 2574.7200</text:p>
      <text:p text:style-name="P1">563131.298354 , 5116498.76068 , 2565.4830</text:p>
      <text:p text:style-name="P1">563131.298354 , 5116599.81331 , 2539.4850</text:p>
      <text:p text:style-name="P1">563131.298354 , 5116700.86594 , 2506.8380</text:p>
      <text:p text:style-name="P1">563131.298354 , 5116801.91858 , 2452.6170</text:p>
      <text:p text:style-name="P1">563131.298354 , 5116902.97121 , 2393.1490</text:p>
      <text:p text:style-name="P1">563131.298354 , 5117004.02384 , 2275.1679</text:p>
      <text:p text:style-name="P1">563131.298354 , 5117105.07647 , 2182.0510</text:p>
      <text:p text:style-name="P1">563131.298354 , 5117206.1291 , 2080.8654</text:p>
      <text:p text:style-name="P1">563131.298354 , 5117307.18173 , 1993.0804</text:p>
      <text:p text:style-name="P1">563131.298354 , 5117408.23437 , 1916.4612</text:p>
      <text:p text:style-name="P1">563131.298354 , 5117509.287 , 1849.4488</text:p>
      <text:p text:style-name="P1">563131.298354 , 5117610.33963 , 1790.9107</text:p>
      <text:p text:style-name="P1">563131.298354 , 5117711.39226 , 1739.9994</text:p>
      <text:p text:style-name="P1">563131.298354 , 5117812.44489 , 1696.0679</text:p>
      <text:p text:style-name="P1">563131.298354 , 5117913.49752 , 1658.6157</text:p>
      <text:p text:style-name="P1">563131.298354 , 5118014.55015 , 1627.2532</text:p>
      <text:p text:style-name="P1">563131.298354 , 5118115.60279 , 1601.6781</text:p>
      <text:p text:style-name="P1">563131.298354 , 5118216.65542 , 1581.6584</text:p>
      <text:p text:style-name="P1">563131.298354 , 5118317.70805 , 1567.0214</text:p>
      <text:p text:style-name="P1">563131.298354 , 5118418.76068 , 1557.6450</text:p>
      <text:p text:style-name="P1">563131.298354 , 5118519.81331 , 1553.4531</text:p>
      <text:p text:style-name="P1">563131.298354 , 5118620.86594 , 1546.7018</text:p>
      <text:p text:style-name="P1">563131.298354 , 5118721.91858 , 1528.6750</text:p>
      <text:p text:style-name="P1">563131.298354 , 5118822.97121 , 1505.4250</text:p>
      <text:p text:style-name="P1">563131.298354 , 5118924.02384 , 1476.5960</text:p>
      <text:p text:style-name="P1">563131.298354 , 5119025.07647 , 1459.5220</text:p>
      <text:p text:style-name="P1">563131.298354 , 5119126.1291 , 1424.8170</text:p>
      <text:p text:style-name="P1">563131.298354 , 5119227.18173 , 1423.1990</text:p>
      <text:p text:style-name="P1">563131.298354 , 5119328.23437 , 1405.3280</text:p>
      <text:p text:style-name="P1">563131.298354 , 5119429.287 , 1393.3960</text:p>
      <text:p text:style-name="P1">563131.298354 , 5119530.33963 , 1369.7260</text:p>
      <text:p text:style-name="P1">563131.298354 , 5119631.39226 , 1324.4100</text:p>
      <text:p text:style-name="P1">563131.298354 , 5119732.44489 , 1307.0520</text:p>
      <text:p text:style-name="P1">563131.298354 , 5119833.49752 , 1287.3290</text:p>
      <text:p text:style-name="P1">563131.298354 , 5119934.55015 , 1262.4890</text:p>
      <text:p text:style-name="P1">563131.298354 , 5120035.60279 , 1248.2810</text:p>
      <text:p text:style-name="P1">563131.298354 , 5120136.65542 , 1238.0480</text:p>
      <text:p text:style-name="P1">563131.298354 , 5120237.70805 , 1229.1670</text:p>
      <text:p text:style-name="P1">563131.298354 , 5120338.76068 , 1220.0480</text:p>
      <text:p text:style-name="P1">563131.298354 , 5120439.81331 , 1212.1220</text:p>
      <text:p text:style-name="P1">563131.298354 , 5120540.86594 , 1201.4540</text:p>
      <text:p text:style-name="P1">563131.298354 , 5120641.91858 , 1193.5660</text:p>
      <text:p text:style-name="P1">563131.298354 , 5120742.97121 , 1187.7820</text:p>
      <text:p text:style-name="P1">563131.298354 , 5120844.02384 , 1179.8610</text:p>
      <text:p text:style-name="P1">563131.298354 , 5120945.07647 , 1200.6390</text:p>
      <text:p text:style-name="P1">563131.298354 , 5121046.1291 , -9999.0000</text:p>
      <text:p text:style-name="P1"><text:soft-page-break/>563232.409465 , 5111446.1291 , 1205.9390</text:p>
      <text:p text:style-name="P1">563232.409465 , 5111547.18173 , 1223.3670</text:p>
      <text:p text:style-name="P1">563232.409465 , 5111648.23437 , 1236.2630</text:p>
      <text:p text:style-name="P1">563232.409465 , 5111749.287 , 1250.6210</text:p>
      <text:p text:style-name="P1">563232.409465 , 5111850.33963 , 1261.5310</text:p>
      <text:p text:style-name="P1">563232.409465 , 5111951.39226 , 1273.2720</text:p>
      <text:p text:style-name="P1">563232.409465 , 5112052.44489 , 1299.3720</text:p>
      <text:p text:style-name="P1">563232.409465 , 5112153.49752 , 1316.0600</text:p>
      <text:p text:style-name="P1">563232.409465 , 5112254.55015 , 1335.2360</text:p>
      <text:p text:style-name="P1">563232.409465 , 5112355.60279 , 1354.3360</text:p>
      <text:p text:style-name="P1">563232.409465 , 5112456.65542 , 1371.6290</text:p>
      <text:p text:style-name="P1">563232.409465 , 5112557.70805 , 1370.7430</text:p>
      <text:p text:style-name="P1">563232.409465 , 5112658.76068 , 1390.1350</text:p>
      <text:p text:style-name="P1">563232.409465 , 5112759.81331 , 1421.4310</text:p>
      <text:p text:style-name="P1">563232.409465 , 5112860.86594 , 1438.9510</text:p>
      <text:p text:style-name="P1">563232.409465 , 5112961.91858 , 1474.7380</text:p>
      <text:p text:style-name="P1">563232.409465 , 5113062.97121 , 1478.8080</text:p>
      <text:p text:style-name="P1">563232.409465 , 5113164.02384 , 1501.6610</text:p>
      <text:p text:style-name="P1">563232.409465 , 5113265.07647 , 1540.5660</text:p>
      <text:p text:style-name="P1">563232.409465 , 5113366.1291 , 1581.1410</text:p>
      <text:p text:style-name="P1">563232.409465 , 5113467.18173 , 1616.4620</text:p>
      <text:p text:style-name="P1">563232.409465 , 5113568.23437 , 1643.0700</text:p>
      <text:p text:style-name="P1">563232.409465 , 5113669.287 , 1681.4550</text:p>
      <text:p text:style-name="P1">563232.409465 , 5113770.33963 , 1732.0950</text:p>
      <text:p text:style-name="P1">563232.409465 , 5113871.39226 , 1781.8060</text:p>
      <text:p text:style-name="P1">563232.409465 , 5113972.44489 , 1807.2090</text:p>
      <text:p text:style-name="P1">563232.409465 , 5114073.49752 , 1831.1140</text:p>
      <text:p text:style-name="P1">563232.409465 , 5114174.55015 , 1842.9250</text:p>
      <text:p text:style-name="P1">563232.409465 , 5114275.60279 , 1902.9940</text:p>
      <text:p text:style-name="P1">563232.409465 , 5114376.65542 , 1939.7130</text:p>
      <text:p text:style-name="P1">563232.409465 , 5114477.70805 , 1986.7520</text:p>
      <text:p text:style-name="P1">563232.409465 , 5114578.76068 , 2016.3180</text:p>
      <text:p text:style-name="P1">563232.409465 , 5114679.81331 , 2036.3180</text:p>
      <text:p text:style-name="P1">563232.409465 , 5114780.86594 , 2082.8190</text:p>
      <text:p text:style-name="P1">563232.409465 , 5114881.91858 , 2143.5460</text:p>
      <text:p text:style-name="P1">563232.409465 , 5114982.97121 , 2225.7160</text:p>
      <text:p text:style-name="P1">563232.409465 , 5115084.02384 , 2300.8220</text:p>
      <text:p text:style-name="P1">563232.409465 , 5115185.07647 , 2333.7970</text:p>
      <text:p text:style-name="P1">563232.409465 , 5115286.1291 , 2357.7080</text:p>
      <text:p text:style-name="P1">563232.409465 , 5115387.18173 , 2387.4170</text:p>
      <text:p text:style-name="P1">563232.409465 , 5115488.23437 , 2426.5360</text:p>
      <text:p text:style-name="P1">563232.409465 , 5115589.287 , 2460.7050</text:p>
      <text:p text:style-name="P1">563232.409465 , 5115690.33963 , 2490.2170</text:p>
      <text:p text:style-name="P1">563232.409465 , 5115791.39226 , 2497.6370</text:p>
      <text:p text:style-name="P1">563232.409465 , 5115892.44489 , 2507.6710</text:p>
      <text:p text:style-name="P1">563232.409465 , 5115993.49752 , 2517.8310</text:p>
      <text:p text:style-name="P1">563232.409465 , 5116094.55015 , 2525.5360</text:p>
      <text:p text:style-name="P1">563232.409465 , 5116195.60279 , 2524.7870</text:p>
      <text:p text:style-name="P1">563232.409465 , 5116296.65542 , 2515.7330</text:p>
      <text:p text:style-name="P1">563232.409465 , 5116397.70805 , 2508.4210</text:p>
      <text:p text:style-name="P1">563232.409465 , 5116498.76068 , 2486.2330</text:p>
      <text:p text:style-name="P1">563232.409465 , 5116599.81331 , 2470.3080</text:p>
      <text:p text:style-name="P1"><text:soft-page-break/>563232.409465 , 5116700.86594 , 2449.9220</text:p>
      <text:p text:style-name="P1">563232.409465 , 5116801.91858 , 2416.2840</text:p>
      <text:p text:style-name="P1">563232.409465 , 5116902.97121 , 2357.7740</text:p>
      <text:p text:style-name="P1">563232.409465 , 5117004.02384 , 2310.7890</text:p>
      <text:p text:style-name="P1">563232.409465 , 5117105.07647 , 2194.4286</text:p>
      <text:p text:style-name="P1">563232.409465 , 5117206.1291 , 2114.0180</text:p>
      <text:p text:style-name="P1">563232.409465 , 5117307.18173 , 2024.2551</text:p>
      <text:p text:style-name="P1">563232.409465 , 5117408.23437 , 1946.0946</text:p>
      <text:p text:style-name="P1">563232.409465 , 5117509.287 , 1877.8551</text:p>
      <text:p text:style-name="P1">563232.409465 , 5117610.33963 , 1818.3259</text:p>
      <text:p text:style-name="P1">563232.409465 , 5117711.39226 , 1766.6077</text:p>
      <text:p text:style-name="P1">563232.409465 , 5117812.44489 , 1722.0173</text:p>
      <text:p text:style-name="P1">563232.409465 , 5117913.49752 , 1684.0288</text:p>
      <text:p text:style-name="P1">563232.409465 , 5118014.55015 , 1652.2342</text:p>
      <text:p text:style-name="P1">563232.409465 , 5118115.60279 , 1626.3174</text:p>
      <text:p text:style-name="P1">563232.409465 , 5118216.65542 , 1606.0369</text:p>
      <text:p text:style-name="P1">563232.409465 , 5118317.70805 , 1591.2125</text:p>
      <text:p text:style-name="P1">563232.409465 , 5118418.76068 , 1581.7177</text:p>
      <text:p text:style-name="P1">563232.409465 , 5118519.81331 , 1566.4599</text:p>
      <text:p text:style-name="P1">563232.409465 , 5118620.86594 , 1566.1200</text:p>
      <text:p text:style-name="P1">563232.409465 , 5118721.91858 , 1517.7100</text:p>
      <text:p text:style-name="P1">563232.409465 , 5118822.97121 , 1503.9290</text:p>
      <text:p text:style-name="P1">563232.409465 , 5118924.02384 , 1484.5490</text:p>
      <text:p text:style-name="P1">563232.409465 , 5119025.07647 , 1465.3750</text:p>
      <text:p text:style-name="P1">563232.409465 , 5119126.1291 , 1429.6960</text:p>
      <text:p text:style-name="P1">563232.409465 , 5119227.18173 , 1412.7730</text:p>
      <text:p text:style-name="P1">563232.409465 , 5119328.23437 , 1386.4690</text:p>
      <text:p text:style-name="P1">563232.409465 , 5119429.287 , 1366.6490</text:p>
      <text:p text:style-name="P1">563232.409465 , 5119530.33963 , 1332.8660</text:p>
      <text:p text:style-name="P1">563232.409465 , 5119631.39226 , 1344.3250</text:p>
      <text:p text:style-name="P1">563232.409465 , 5119732.44489 , 1314.4940</text:p>
      <text:p text:style-name="P1">563232.409465 , 5119833.49752 , 1280.9830</text:p>
      <text:p text:style-name="P1">563232.409465 , 5119934.55015 , 1265.7180</text:p>
      <text:p text:style-name="P1">563232.409465 , 5120035.60279 , 1255.8170</text:p>
      <text:p text:style-name="P1">563232.409465 , 5120136.65542 , 1243.3020</text:p>
      <text:p text:style-name="P1">563232.409465 , 5120237.70805 , 1232.1140</text:p>
      <text:p text:style-name="P1">563232.409465 , 5120338.76068 , 1223.3790</text:p>
      <text:p text:style-name="P1">563232.409465 , 5120439.81331 , 1214.7350</text:p>
      <text:p text:style-name="P1">563232.409465 , 5120540.86594 , 1199.7150</text:p>
      <text:p text:style-name="P1">563232.409465 , 5120641.91858 , 1188.8360</text:p>
      <text:p text:style-name="P1">563232.409465 , 5120742.97121 , 1181.8840</text:p>
      <text:p text:style-name="P1">563232.409465 , 5120844.02384 , 1171.5650</text:p>
      <text:p text:style-name="P1">563232.409465 , 5120945.07647 , 1196.8100</text:p>
      <text:p text:style-name="P1">563232.409465 , 5121046.1291 , -9999.0000</text:p>
      <text:p text:style-name="P1">563333.520576 , 5111446.1291 , 1207.5530</text:p>
      <text:p text:style-name="P1">563333.520576 , 5111547.18173 , 1225.7660</text:p>
      <text:p text:style-name="P1">563333.520576 , 5111648.23437 , 1238.6220</text:p>
      <text:p text:style-name="P1">563333.520576 , 5111749.287 , 1249.6470</text:p>
      <text:p text:style-name="P1">563333.520576 , 5111850.33963 , 1259.6720</text:p>
      <text:p text:style-name="P1">563333.520576 , 5111951.39226 , 1270.6180</text:p>
      <text:p text:style-name="P1">563333.520576 , 5112052.44489 , 1293.0240</text:p>
      <text:p text:style-name="P1">563333.520576 , 5112153.49752 , 1309.1560</text:p>
      <text:p text:style-name="P1"><text:soft-page-break/>563333.520576 , 5112254.55015 , 1327.2470</text:p>
      <text:p text:style-name="P1">563333.520576 , 5112355.60279 , 1329.8180</text:p>
      <text:p text:style-name="P1">563333.520576 , 5112456.65542 , 1348.8590</text:p>
      <text:p text:style-name="P1">563333.520576 , 5112557.70805 , 1376.6300</text:p>
      <text:p text:style-name="P1">563333.520576 , 5112658.76068 , 1398.5520</text:p>
      <text:p text:style-name="P1">563333.520576 , 5112759.81331 , 1405.0470</text:p>
      <text:p text:style-name="P1">563333.520576 , 5112860.86594 , 1418.9630</text:p>
      <text:p text:style-name="P1">563333.520576 , 5112961.91858 , 1447.8400</text:p>
      <text:p text:style-name="P1">563333.520576 , 5113062.97121 , 1480.2970</text:p>
      <text:p text:style-name="P1">563333.520576 , 5113164.02384 , 1506.1920</text:p>
      <text:p text:style-name="P1">563333.520576 , 5113265.07647 , 1548.5710</text:p>
      <text:p text:style-name="P1">563333.520576 , 5113366.1291 , 1585.6880</text:p>
      <text:p text:style-name="P1">563333.520576 , 5113467.18173 , 1614.3840</text:p>
      <text:p text:style-name="P1">563333.520576 , 5113568.23437 , 1640.5310</text:p>
      <text:p text:style-name="P1">563333.520576 , 5113669.287 , 1674.8750</text:p>
      <text:p text:style-name="P1">563333.520576 , 5113770.33963 , 1713.8170</text:p>
      <text:p text:style-name="P1">563333.520576 , 5113871.39226 , 1751.7110</text:p>
      <text:p text:style-name="P1">563333.520576 , 5113972.44489 , 1765.7190</text:p>
      <text:p text:style-name="P1">563333.520576 , 5114073.49752 , 1772.7300</text:p>
      <text:p text:style-name="P1">563333.520576 , 5114174.55015 , 1823.8130</text:p>
      <text:p text:style-name="P1">563333.520576 , 5114275.60279 , 1862.4690</text:p>
      <text:p text:style-name="P1">563333.520576 , 5114376.65542 , 1895.0150</text:p>
      <text:p text:style-name="P1">563333.520576 , 5114477.70805 , 1943.8600</text:p>
      <text:p text:style-name="P1">563333.520576 , 5114578.76068 , 1957.8440</text:p>
      <text:p text:style-name="P1">563333.520576 , 5114679.81331 , 1993.5190</text:p>
      <text:p text:style-name="P1">563333.520576 , 5114780.86594 , 2060.6950</text:p>
      <text:p text:style-name="P1">563333.520576 , 5114881.91858 , 2140.0310</text:p>
      <text:p text:style-name="P1">563333.520576 , 5114982.97121 , 2243.3150</text:p>
      <text:p text:style-name="P1">563333.520576 , 5115084.02384 , 2268.6610</text:p>
      <text:p text:style-name="P1">563333.520576 , 5115185.07647 , 2298.4380</text:p>
      <text:p text:style-name="P1">563333.520576 , 5115286.1291 , 2324.0640</text:p>
      <text:p text:style-name="P1">563333.520576 , 5115387.18173 , 2351.5710</text:p>
      <text:p text:style-name="P1">563333.520576 , 5115488.23437 , 2390.3750</text:p>
      <text:p text:style-name="P1">563333.520576 , 5115589.287 , 2414.2220</text:p>
      <text:p text:style-name="P1">563333.520576 , 5115690.33963 , 2442.9420</text:p>
      <text:p text:style-name="P1">563333.520576 , 5115791.39226 , 2457.0630</text:p>
      <text:p text:style-name="P1">563333.520576 , 5115892.44489 , 2460.4640</text:p>
      <text:p text:style-name="P1">563333.520576 , 5115993.49752 , 2465.8400</text:p>
      <text:p text:style-name="P1">563333.520576 , 5116094.55015 , 2475.1560</text:p>
      <text:p text:style-name="P1">563333.520576 , 5116195.60279 , 2477.5530</text:p>
      <text:p text:style-name="P1">563333.520576 , 5116296.65542 , 2477.9390</text:p>
      <text:p text:style-name="P1">563333.520576 , 5116397.70805 , 2465.9060</text:p>
      <text:p text:style-name="P1">563333.520576 , 5116498.76068 , 2443.0110</text:p>
      <text:p text:style-name="P1">563333.520576 , 5116599.81331 , 2414.9390</text:p>
      <text:p text:style-name="P1">563333.520576 , 5116700.86594 , 2393.2030</text:p>
      <text:p text:style-name="P1">563333.520576 , 5116801.91858 , 2387.6970</text:p>
      <text:p text:style-name="P1">563333.520576 , 5116902.97121 , 2351.1090</text:p>
      <text:p text:style-name="P1">563333.520576 , 5117004.02384 , 2301.3280</text:p>
      <text:p text:style-name="P1">563333.520576 , 5117105.07647 , 2252.0890</text:p>
      <text:p text:style-name="P1">563333.520576 , 5117206.1291 , 2113.0762</text:p>
      <text:p text:style-name="P1">563333.520576 , 5117307.18173 , 2063.0630</text:p>
      <text:p text:style-name="P1">563333.520576 , 5117408.23437 , 1982.8974</text:p>
      <text:p text:style-name="P1"><text:soft-page-break/>563333.520576 , 5117509.287 , 1913.0711</text:p>
      <text:p text:style-name="P1">563333.520576 , 5117610.33963 , 1852.2665</text:p>
      <text:p text:style-name="P1">563333.520576 , 5117711.39226 , 1799.5137</text:p>
      <text:p text:style-name="P1">563333.520576 , 5117812.44489 , 1754.0811</text:p>
      <text:p text:style-name="P1">563333.520576 , 5117913.49752 , 1715.4087</text:p>
      <text:p text:style-name="P1">563333.520576 , 5118014.55015 , 1683.0638</text:p>
      <text:p text:style-name="P1">563333.520576 , 5118115.60279 , 1656.7127</text:p>
      <text:p text:style-name="P1">563333.520576 , 5118216.65542 , 1636.1008</text:p>
      <text:p text:style-name="P1">563333.520576 , 5118317.70805 , 1621.0388</text:p>
      <text:p text:style-name="P1">563333.520576 , 5118418.76068 , 1610.2104</text:p>
      <text:p text:style-name="P1">563333.520576 , 5118519.81331 , 1604.7190</text:p>
      <text:p text:style-name="P1">563333.520576 , 5118620.86594 , 1567.3370</text:p>
      <text:p text:style-name="P1">563333.520576 , 5118721.91858 , 1535.6100</text:p>
      <text:p text:style-name="P1">563333.520576 , 5118822.97121 , 1510.3280</text:p>
      <text:p text:style-name="P1">563333.520576 , 5118924.02384 , 1483.6380</text:p>
      <text:p text:style-name="P1">563333.520576 , 5119025.07647 , 1455.9700</text:p>
      <text:p text:style-name="P1">563333.520576 , 5119126.1291 , 1437.9380</text:p>
      <text:p text:style-name="P1">563333.520576 , 5119227.18173 , 1411.9950</text:p>
      <text:p text:style-name="P1">563333.520576 , 5119328.23437 , 1400.3570</text:p>
      <text:p text:style-name="P1">563333.520576 , 5119429.287 , 1384.3440</text:p>
      <text:p text:style-name="P1">563333.520576 , 5119530.33963 , 1363.5910</text:p>
      <text:p text:style-name="P1">563333.520576 , 5119631.39226 , 1334.6860</text:p>
      <text:p text:style-name="P1">563333.520576 , 5119732.44489 , 1294.3590</text:p>
      <text:p text:style-name="P1">563333.520576 , 5119833.49752 , 1282.7400</text:p>
      <text:p text:style-name="P1">563333.520576 , 5119934.55015 , 1272.4660</text:p>
      <text:p text:style-name="P1">563333.520576 , 5120035.60279 , 1258.9840</text:p>
      <text:p text:style-name="P1">563333.520576 , 5120136.65542 , 1247.3730</text:p>
      <text:p text:style-name="P1">563333.520576 , 5120237.70805 , 1235.7510</text:p>
      <text:p text:style-name="P1">563333.520576 , 5120338.76068 , 1224.5470</text:p>
      <text:p text:style-name="P1">563333.520576 , 5120439.81331 , 1213.8230</text:p>
      <text:p text:style-name="P1">563333.520576 , 5120540.86594 , 1199.3950</text:p>
      <text:p text:style-name="P1">563333.520576 , 5120641.91858 , 1190.1250</text:p>
      <text:p text:style-name="P1">563333.520576 , 5120742.97121 , 1176.0020</text:p>
      <text:p text:style-name="P1">563333.520576 , 5120844.02384 , 1169.5170</text:p>
      <text:p text:style-name="P1">563333.520576 , 5120945.07647 , 1158.1720</text:p>
      <text:p text:style-name="P1">563333.520576 , 5121046.1291 , -9999.0000</text:p>
      <text:p text:style-name="P1">563434.631687 , 5111446.1291 , 1210.4070</text:p>
      <text:p text:style-name="P1">563434.631687 , 5111547.18173 , 1219.5710</text:p>
      <text:p text:style-name="P1">563434.631687 , 5111648.23437 , 1230.3680</text:p>
      <text:p text:style-name="P1">563434.631687 , 5111749.287 , 1241.8980</text:p>
      <text:p text:style-name="P1">563434.631687 , 5111850.33963 , 1251.1860</text:p>
      <text:p text:style-name="P1">563434.631687 , 5111951.39226 , 1269.1610</text:p>
      <text:p text:style-name="P1">563434.631687 , 5112052.44489 , 1286.0740</text:p>
      <text:p text:style-name="P1">563434.631687 , 5112153.49752 , 1298.0840</text:p>
      <text:p text:style-name="P1">563434.631687 , 5112254.55015 , 1317.6060</text:p>
      <text:p text:style-name="P1">563434.631687 , 5112355.60279 , 1336.9500</text:p>
      <text:p text:style-name="P1">563434.631687 , 5112456.65542 , 1351.7110</text:p>
      <text:p text:style-name="P1">563434.631687 , 5112557.70805 , 1354.0640</text:p>
      <text:p text:style-name="P1">563434.631687 , 5112658.76068 , 1381.7310</text:p>
      <text:p text:style-name="P1">563434.631687 , 5112759.81331 , 1401.5230</text:p>
      <text:p text:style-name="P1">563434.631687 , 5112860.86594 , 1424.4770</text:p>
      <text:p text:style-name="P1">563434.631687 , 5112961.91858 , 1468.4770</text:p>
      <text:p text:style-name="P1"><text:soft-page-break/>563434.631687 , 5113062.97121 , 1487.1770</text:p>
      <text:p text:style-name="P1">563434.631687 , 5113164.02384 , 1516.1720</text:p>
      <text:p text:style-name="P1">563434.631687 , 5113265.07647 , 1546.7880</text:p>
      <text:p text:style-name="P1">563434.631687 , 5113366.1291 , 1577.6370</text:p>
      <text:p text:style-name="P1">563434.631687 , 5113467.18173 , 1601.0960</text:p>
      <text:p text:style-name="P1">563434.631687 , 5113568.23437 , 1626.6980</text:p>
      <text:p text:style-name="P1">563434.631687 , 5113669.287 , 1652.7410</text:p>
      <text:p text:style-name="P1">563434.631687 , 5113770.33963 , 1685.4190</text:p>
      <text:p text:style-name="P1">563434.631687 , 5113871.39226 , 1706.9680</text:p>
      <text:p text:style-name="P1">563434.631687 , 5113972.44489 , 1715.2280</text:p>
      <text:p text:style-name="P1">563434.631687 , 5114073.49752 , 1725.6690</text:p>
      <text:p text:style-name="P1">563434.631687 , 5114174.55015 , 1775.5240</text:p>
      <text:p text:style-name="P1">563434.631687 , 5114275.60279 , 1802.0300</text:p>
      <text:p text:style-name="P1">563434.631687 , 5114376.65542 , 1848.5370</text:p>
      <text:p text:style-name="P1">563434.631687 , 5114477.70805 , 1894.3740</text:p>
      <text:p text:style-name="P1">563434.631687 , 5114578.76068 , 1921.6360</text:p>
      <text:p text:style-name="P1">563434.631687 , 5114679.81331 , 1978.5260</text:p>
      <text:p text:style-name="P1">563434.631687 , 5114780.86594 , 2055.7550</text:p>
      <text:p text:style-name="P1">563434.631687 , 5114881.91858 , 2136.3670</text:p>
      <text:p text:style-name="P1">563434.631687 , 5114982.97121 , 2201.2740</text:p>
      <text:p text:style-name="P1">563434.631687 , 5115084.02384 , 2239.2800</text:p>
      <text:p text:style-name="P1">563434.631687 , 5115185.07647 , 2266.5370</text:p>
      <text:p text:style-name="P1">563434.631687 , 5115286.1291 , 2281.7520</text:p>
      <text:p text:style-name="P1">563434.631687 , 5115387.18173 , 2309.3120</text:p>
      <text:p text:style-name="P1">563434.631687 , 5115488.23437 , 2348.7390</text:p>
      <text:p text:style-name="P1">563434.631687 , 5115589.287 , 2372.3570</text:p>
      <text:p text:style-name="P1">563434.631687 , 5115690.33963 , 2393.1820</text:p>
      <text:p text:style-name="P1">563434.631687 , 5115791.39226 , 2409.4060</text:p>
      <text:p text:style-name="P1">563434.631687 , 5115892.44489 , 2419.7820</text:p>
      <text:p text:style-name="P1">563434.631687 , 5115993.49752 , 2424.3480</text:p>
      <text:p text:style-name="P1">563434.631687 , 5116094.55015 , 2432.4930</text:p>
      <text:p text:style-name="P1">563434.631687 , 5116195.60279 , 2434.0950</text:p>
      <text:p text:style-name="P1">563434.631687 , 5116296.65542 , 2425.6970</text:p>
      <text:p text:style-name="P1">563434.631687 , 5116397.70805 , 2415.1470</text:p>
      <text:p text:style-name="P1">563434.631687 , 5116498.76068 , 2392.0190</text:p>
      <text:p text:style-name="P1">563434.631687 , 5116599.81331 , 2365.9170</text:p>
      <text:p text:style-name="P1">563434.631687 , 5116700.86594 , 2351.3150</text:p>
      <text:p text:style-name="P1">563434.631687 , 5116801.91858 , 2332.0020</text:p>
      <text:p text:style-name="P1">563434.631687 , 5116902.97121 , 2328.6480</text:p>
      <text:p text:style-name="P1">563434.631687 , 5117004.02384 , 2288.0830</text:p>
      <text:p text:style-name="P1">563434.631687 , 5117105.07647 , 2234.8590</text:p>
      <text:p text:style-name="P1">563434.631687 , 5117206.1291 , 2174.2320</text:p>
      <text:p text:style-name="P1">563434.631687 , 5117307.18173 , 2100.0727</text:p>
      <text:p text:style-name="P1">563434.631687 , 5117408.23437 , 1995.7301</text:p>
      <text:p text:style-name="P1">563434.631687 , 5117509.287 , 1955.5637</text:p>
      <text:p text:style-name="P1">563434.631687 , 5117610.33963 , 1893.1470</text:p>
      <text:p text:style-name="P1">563434.631687 , 5117711.39226 , 1839.0925</text:p>
      <text:p text:style-name="P1">563434.631687 , 5117812.44489 , 1792.6044</text:p>
      <text:p text:style-name="P1">563434.631687 , 5117913.49752 , 1753.0773</text:p>
      <text:p text:style-name="P1">563434.631687 , 5118014.55015 , 1720.0465</text:p>
      <text:p text:style-name="P1">563434.631687 , 5118115.60279 , 1700.6844</text:p>
      <text:p text:style-name="P1">563434.631687 , 5118216.65542 , 1664.8066</text:p>
      <text:p text:style-name="P1"><text:soft-page-break/>563434.631687 , 5118317.70805 , 1638.9070</text:p>
      <text:p text:style-name="P1">563434.631687 , 5118418.76068 , 1602.1100</text:p>
      <text:p text:style-name="P1">563434.631687 , 5118519.81331 , 1587.7950</text:p>
      <text:p text:style-name="P1">563434.631687 , 5118620.86594 , 1549.2060</text:p>
      <text:p text:style-name="P1">563434.631687 , 5118721.91858 , 1532.4420</text:p>
      <text:p text:style-name="P1">563434.631687 , 5118822.97121 , 1507.3040</text:p>
      <text:p text:style-name="P1">563434.631687 , 5118924.02384 , 1477.7240</text:p>
      <text:p text:style-name="P1">563434.631687 , 5119025.07647 , 1455.2160</text:p>
      <text:p text:style-name="P1">563434.631687 , 5119126.1291 , 1433.8590</text:p>
      <text:p text:style-name="P1">563434.631687 , 5119227.18173 , 1411.3710</text:p>
      <text:p text:style-name="P1">563434.631687 , 5119328.23437 , 1386.5680</text:p>
      <text:p text:style-name="P1">563434.631687 , 5119429.287 , 1372.2470</text:p>
      <text:p text:style-name="P1">563434.631687 , 5119530.33963 , 1353.2830</text:p>
      <text:p text:style-name="P1">563434.631687 , 5119631.39226 , 1325.4130</text:p>
      <text:p text:style-name="P1">563434.631687 , 5119732.44489 , 1298.1860</text:p>
      <text:p text:style-name="P1">563434.631687 , 5119833.49752 , 1294.1780</text:p>
      <text:p text:style-name="P1">563434.631687 , 5119934.55015 , 1277.8440</text:p>
      <text:p text:style-name="P1">563434.631687 , 5120035.60279 , 1265.3520</text:p>
      <text:p text:style-name="P1">563434.631687 , 5120136.65542 , 1250.8600</text:p>
      <text:p text:style-name="P1">563434.631687 , 5120237.70805 , 1235.4930</text:p>
      <text:p text:style-name="P1">563434.631687 , 5120338.76068 , 1219.0190</text:p>
      <text:p text:style-name="P1">563434.631687 , 5120439.81331 , 1208.6830</text:p>
      <text:p text:style-name="P1">563434.631687 , 5120540.86594 , 1193.2590</text:p>
      <text:p text:style-name="P1">563434.631687 , 5120641.91858 , 1183.0150</text:p>
      <text:p text:style-name="P1">563434.631687 , 5120742.97121 , 1174.9690</text:p>
      <text:p text:style-name="P1">563434.631687 , 5120844.02384 , 1163.4580</text:p>
      <text:p text:style-name="P1">563434.631687 , 5120945.07647 , 1150.0800</text:p>
      <text:p text:style-name="P1">563434.631687 , 5121046.1291 , -9999.0000</text:p>
      <text:p text:style-name="P1">563535.742798 , 5111446.1291 , 1207.2690</text:p>
      <text:p text:style-name="P1">563535.742798 , 5111547.18173 , 1213.7040</text:p>
      <text:p text:style-name="P1">563535.742798 , 5111648.23437 , 1223.3230</text:p>
      <text:p text:style-name="P1">563535.742798 , 5111749.287 , 1234.1080</text:p>
      <text:p text:style-name="P1">563535.742798 , 5111850.33963 , 1247.5590</text:p>
      <text:p text:style-name="P1">563535.742798 , 5111951.39226 , 1257.4170</text:p>
      <text:p text:style-name="P1">563535.742798 , 5112052.44489 , 1280.4670</text:p>
      <text:p text:style-name="P1">563535.742798 , 5112153.49752 , 1296.1950</text:p>
      <text:p text:style-name="P1">563535.742798 , 5112254.55015 , 1310.5230</text:p>
      <text:p text:style-name="P1">563535.742798 , 5112355.60279 , 1310.3170</text:p>
      <text:p text:style-name="P1">563535.742798 , 5112456.65542 , 1330.3470</text:p>
      <text:p text:style-name="P1">563535.742798 , 5112557.70805 , 1367.0790</text:p>
      <text:p text:style-name="P1">563535.742798 , 5112658.76068 , 1383.3800</text:p>
      <text:p text:style-name="P1">563535.742798 , 5112759.81331 , 1393.8700</text:p>
      <text:p text:style-name="P1">563535.742798 , 5112860.86594 , 1414.2440</text:p>
      <text:p text:style-name="P1">563535.742798 , 5112961.91858 , 1460.6290</text:p>
      <text:p text:style-name="P1">563535.742798 , 5113062.97121 , 1478.3690</text:p>
      <text:p text:style-name="P1">563535.742798 , 5113164.02384 , 1506.9590</text:p>
      <text:p text:style-name="P1">563535.742798 , 5113265.07647 , 1532.7090</text:p>
      <text:p text:style-name="P1">563535.742798 , 5113366.1291 , 1544.2740</text:p>
      <text:p text:style-name="P1">563535.742798 , 5113467.18173 , 1568.8440</text:p>
      <text:p text:style-name="P1">563535.742798 , 5113568.23437 , 1593.5270</text:p>
      <text:p text:style-name="P1">563535.742798 , 5113669.287 , 1620.1250</text:p>
      <text:p text:style-name="P1">563535.742798 , 5113770.33963 , 1649.1580</text:p>
      <text:p text:style-name="P1"><text:soft-page-break/>563535.742798 , 5113871.39226 , 1672.3800</text:p>
      <text:p text:style-name="P1">563535.742798 , 5113972.44489 , 1677.1370</text:p>
      <text:p text:style-name="P1">563535.742798 , 5114073.49752 , 1712.1330</text:p>
      <text:p text:style-name="P1">563535.742798 , 5114174.55015 , 1736.3130</text:p>
      <text:p text:style-name="P1">563535.742798 , 5114275.60279 , 1783.2750</text:p>
      <text:p text:style-name="P1">563535.742798 , 5114376.65542 , 1821.5600</text:p>
      <text:p text:style-name="P1">563535.742798 , 5114477.70805 , 1852.1310</text:p>
      <text:p text:style-name="P1">563535.742798 , 5114578.76068 , 1897.9980</text:p>
      <text:p text:style-name="P1">563535.742798 , 5114679.81331 , 1952.4580</text:p>
      <text:p text:style-name="P1">563535.742798 , 5114780.86594 , 2021.3420</text:p>
      <text:p text:style-name="P1">563535.742798 , 5114881.91858 , 2083.9100</text:p>
      <text:p text:style-name="P1">563535.742798 , 5114982.97121 , 2137.6970</text:p>
      <text:p text:style-name="P1">563535.742798 , 5115084.02384 , 2184.4350</text:p>
      <text:p text:style-name="P1">563535.742798 , 5115185.07647 , 2213.7820</text:p>
      <text:p text:style-name="P1">563535.742798 , 5115286.1291 , 2238.4830</text:p>
      <text:p text:style-name="P1">563535.742798 , 5115387.18173 , 2270.4310</text:p>
      <text:p text:style-name="P1">563535.742798 , 5115488.23437 , 2297.8890</text:p>
      <text:p text:style-name="P1">563535.742798 , 5115589.287 , 2318.8090</text:p>
      <text:p text:style-name="P1">563535.742798 , 5115690.33963 , 2336.5460</text:p>
      <text:p text:style-name="P1">563535.742798 , 5115791.39226 , 2335.2700</text:p>
      <text:p text:style-name="P1">563535.742798 , 5115892.44489 , 2360.9840</text:p>
      <text:p text:style-name="P1">563535.742798 , 5115993.49752 , 2379.2930</text:p>
      <text:p text:style-name="P1">563535.742798 , 5116094.55015 , 2390.6130</text:p>
      <text:p text:style-name="P1">563535.742798 , 5116195.60279 , 2389.9130</text:p>
      <text:p text:style-name="P1">563535.742798 , 5116296.65542 , 2374.4170</text:p>
      <text:p text:style-name="P1">563535.742798 , 5116397.70805 , 2353.2330</text:p>
      <text:p text:style-name="P1">563535.742798 , 5116498.76068 , 2327.4000</text:p>
      <text:p text:style-name="P1">563535.742798 , 5116599.81331 , 2311.2910</text:p>
      <text:p text:style-name="P1">563535.742798 , 5116700.86594 , 2292.8740</text:p>
      <text:p text:style-name="P1">563535.742798 , 5116801.91858 , 2276.5930</text:p>
      <text:p text:style-name="P1">563535.742798 , 5116902.97121 , 2262.9200</text:p>
      <text:p text:style-name="P1">563535.742798 , 5117004.02384 , 2255.5720</text:p>
      <text:p text:style-name="P1">563535.742798 , 5117105.07647 , 2204.9070</text:p>
      <text:p text:style-name="P1">563535.742798 , 5117206.1291 , 2147.1100</text:p>
      <text:p text:style-name="P1">563535.742798 , 5117307.18173 , 2091.7770</text:p>
      <text:p text:style-name="P1">563535.742798 , 5117408.23437 , 2040.1200</text:p>
      <text:p text:style-name="P1">563535.742798 , 5117509.287 , 1988.4150</text:p>
      <text:p text:style-name="P1">563535.742798 , 5117610.33963 , 1931.5778</text:p>
      <text:p text:style-name="P1">563535.742798 , 5117711.39226 , 1881.6975</text:p>
      <text:p text:style-name="P1">563535.742798 , 5117812.44489 , 1825.1213</text:p>
      <text:p text:style-name="P1">563535.742798 , 5117913.49752 , 1804.2505</text:p>
      <text:p text:style-name="P1">563535.742798 , 5118014.55015 , 1752.0638</text:p>
      <text:p text:style-name="P1">563535.742798 , 5118115.60279 , 1713.7360</text:p>
      <text:p text:style-name="P1">563535.742798 , 5118216.65542 , 1672.7180</text:p>
      <text:p text:style-name="P1">563535.742798 , 5118317.70805 , 1630.3550</text:p>
      <text:p text:style-name="P1">563535.742798 , 5118418.76068 , 1597.8580</text:p>
      <text:p text:style-name="P1">563535.742798 , 5118519.81331 , 1563.3130</text:p>
      <text:p text:style-name="P1">563535.742798 , 5118620.86594 , 1540.0930</text:p>
      <text:p text:style-name="P1">563535.742798 , 5118721.91858 , 1485.5670</text:p>
      <text:p text:style-name="P1">563535.742798 , 5118822.97121 , 1454.3760</text:p>
      <text:p text:style-name="P1">563535.742798 , 5118924.02384 , 1445.8070</text:p>
      <text:p text:style-name="P1">563535.742798 , 5119025.07647 , 1424.2180</text:p>
      <text:p text:style-name="P1"><text:soft-page-break/>563535.742798 , 5119126.1291 , 1397.9250</text:p>
      <text:p text:style-name="P1">563535.742798 , 5119227.18173 , 1378.2350</text:p>
      <text:p text:style-name="P1">563535.742798 , 5119328.23437 , 1384.5830</text:p>
      <text:p text:style-name="P1">563535.742798 , 5119429.287 , 1364.7000</text:p>
      <text:p text:style-name="P1">563535.742798 , 5119530.33963 , 1343.2370</text:p>
      <text:p text:style-name="P1">563535.742798 , 5119631.39226 , 1324.9660</text:p>
      <text:p text:style-name="P1">563535.742798 , 5119732.44489 , 1318.9970</text:p>
      <text:p text:style-name="P1">563535.742798 , 5119833.49752 , 1297.0970</text:p>
      <text:p text:style-name="P1">563535.742798 , 5119934.55015 , 1277.5330</text:p>
      <text:p text:style-name="P1">563535.742798 , 5120035.60279 , 1260.7170</text:p>
      <text:p text:style-name="P1">563535.742798 , 5120136.65542 , 1247.9130</text:p>
      <text:p text:style-name="P1">563535.742798 , 5120237.70805 , 1230.2290</text:p>
      <text:p text:style-name="P1">563535.742798 , 5120338.76068 , 1217.9030</text:p>
      <text:p text:style-name="P1">563535.742798 , 5120439.81331 , 1205.0100</text:p>
      <text:p text:style-name="P1">563535.742798 , 5120540.86594 , 1192.6600</text:p>
      <text:p text:style-name="P1">563535.742798 , 5120641.91858 , 1179.8970</text:p>
      <text:p text:style-name="P1">563535.742798 , 5120742.97121 , 1170.0690</text:p>
      <text:p text:style-name="P1">563535.742798 , 5120844.02384 , 1158.4420</text:p>
      <text:p text:style-name="P1">563535.742798 , 5120945.07647 , 1148.3160</text:p>
      <text:p text:style-name="P1">563535.742798 , 5121046.1291 , -9999.0000</text:p>
      <text:p text:style-name="P1">563636.853909 , 5111446.1291 , 1199.6650</text:p>
      <text:p text:style-name="P1">563636.853909 , 5111547.18173 , 1205.8280</text:p>
      <text:p text:style-name="P1">563636.853909 , 5111648.23437 , 1219.2810</text:p>
      <text:p text:style-name="P1">563636.853909 , 5111749.287 , 1230.3020</text:p>
      <text:p text:style-name="P1">563636.853909 , 5111850.33963 , 1243.3280</text:p>
      <text:p text:style-name="P1">563636.853909 , 5111951.39226 , 1255.5500</text:p>
      <text:p text:style-name="P1">563636.853909 , 5112052.44489 , 1270.3520</text:p>
      <text:p text:style-name="P1">563636.853909 , 5112153.49752 , 1283.0160</text:p>
      <text:p text:style-name="P1">563636.853909 , 5112254.55015 , 1288.3960</text:p>
      <text:p text:style-name="P1">563636.853909 , 5112355.60279 , 1310.2180</text:p>
      <text:p text:style-name="P1">563636.853909 , 5112456.65542 , 1345.7660</text:p>
      <text:p text:style-name="P1">563636.853909 , 5112557.70805 , 1363.4860</text:p>
      <text:p text:style-name="P1">563636.853909 , 5112658.76068 , 1368.9180</text:p>
      <text:p text:style-name="P1">563636.853909 , 5112759.81331 , 1405.4690</text:p>
      <text:p text:style-name="P1">563636.853909 , 5112860.86594 , 1436.0530</text:p>
      <text:p text:style-name="P1">563636.853909 , 5112961.91858 , 1448.8390</text:p>
      <text:p text:style-name="P1">563636.853909 , 5113062.97121 , 1459.2500</text:p>
      <text:p text:style-name="P1">563636.853909 , 5113164.02384 , 1472.7430</text:p>
      <text:p text:style-name="P1">563636.853909 , 5113265.07647 , 1498.6400</text:p>
      <text:p text:style-name="P1">563636.853909 , 5113366.1291 , 1531.7500</text:p>
      <text:p text:style-name="P1">563636.853909 , 5113467.18173 , 1547.5970</text:p>
      <text:p text:style-name="P1">563636.853909 , 5113568.23437 , 1553.9310</text:p>
      <text:p text:style-name="P1">563636.853909 , 5113669.287 , 1615.2190</text:p>
      <text:p text:style-name="P1">563636.853909 , 5113770.33963 , 1626.9420</text:p>
      <text:p text:style-name="P1">563636.853909 , 5113871.39226 , 1633.3210</text:p>
      <text:p text:style-name="P1">563636.853909 , 5113972.44489 , 1651.0310</text:p>
      <text:p text:style-name="P1">563636.853909 , 5114073.49752 , 1680.3070</text:p>
      <text:p text:style-name="P1">563636.853909 , 5114174.55015 , 1733.0040</text:p>
      <text:p text:style-name="P1">563636.853909 , 5114275.60279 , 1789.7030</text:p>
      <text:p text:style-name="P1">563636.853909 , 5114376.65542 , 1801.4620</text:p>
      <text:p text:style-name="P1">563636.853909 , 5114477.70805 , 1844.4590</text:p>
      <text:p text:style-name="P1">563636.853909 , 5114578.76068 , 1895.6090</text:p>
      <text:p text:style-name="P1"><text:soft-page-break/>563636.853909 , 5114679.81331 , 1942.3360</text:p>
      <text:p text:style-name="P1">563636.853909 , 5114780.86594 , 1994.8220</text:p>
      <text:p text:style-name="P1">563636.853909 , 5114881.91858 , 2057.5310</text:p>
      <text:p text:style-name="P1">563636.853909 , 5114982.97121 , 2112.3940</text:p>
      <text:p text:style-name="P1">563636.853909 , 5115084.02384 , 2148.4570</text:p>
      <text:p text:style-name="P1">563636.853909 , 5115185.07647 , 2183.6090</text:p>
      <text:p text:style-name="P1">563636.853909 , 5115286.1291 , 2210.1080</text:p>
      <text:p text:style-name="P1">563636.853909 , 5115387.18173 , 2228.7840</text:p>
      <text:p text:style-name="P1">563636.853909 , 5115488.23437 , 2252.2970</text:p>
      <text:p text:style-name="P1">563636.853909 , 5115589.287 , 2269.6820</text:p>
      <text:p text:style-name="P1">563636.853909 , 5115690.33963 , 2290.2480</text:p>
      <text:p text:style-name="P1">563636.853909 , 5115791.39226 , 2300.8590</text:p>
      <text:p text:style-name="P1">563636.853909 , 5115892.44489 , 2324.0420</text:p>
      <text:p text:style-name="P1">563636.853909 , 5115993.49752 , 2345.2000</text:p>
      <text:p text:style-name="P1">563636.853909 , 5116094.55015 , 2356.5000</text:p>
      <text:p text:style-name="P1">563636.853909 , 5116195.60279 , 2350.1920</text:p>
      <text:p text:style-name="P1">563636.853909 , 5116296.65542 , 2338.0590</text:p>
      <text:p text:style-name="P1">563636.853909 , 5116397.70805 , 2305.7810</text:p>
      <text:p text:style-name="P1">563636.853909 , 5116498.76068 , 2278.0780</text:p>
      <text:p text:style-name="P1">563636.853909 , 5116599.81331 , 2262.4960</text:p>
      <text:p text:style-name="P1">563636.853909 , 5116700.86594 , 2240.3130</text:p>
      <text:p text:style-name="P1">563636.853909 , 5116801.91858 , 2224.5520</text:p>
      <text:p text:style-name="P1">563636.853909 , 5116902.97121 , 2209.6330</text:p>
      <text:p text:style-name="P1">563636.853909 , 5117004.02384 , 2208.0000</text:p>
      <text:p text:style-name="P1">563636.853909 , 5117105.07647 , 2179.2860</text:p>
      <text:p text:style-name="P1">563636.853909 , 5117206.1291 , 2119.5240</text:p>
      <text:p text:style-name="P1">563636.853909 , 5117307.18173 , 2066.5780</text:p>
      <text:p text:style-name="P1">563636.853909 , 5117408.23437 , 2010.2760</text:p>
      <text:p text:style-name="P1">563636.853909 , 5117509.287 , 1963.7180</text:p>
      <text:p text:style-name="P1">563636.853909 , 5117610.33963 , 1930.7810</text:p>
      <text:p text:style-name="P1">563636.853909 , 5117711.39226 , 1879.7560</text:p>
      <text:p text:style-name="P1">563636.853909 , 5117812.44489 , 1859.1970</text:p>
      <text:p text:style-name="P1">563636.853909 , 5117913.49752 , 1810.1410</text:p>
      <text:p text:style-name="P1">563636.853909 , 5118014.55015 , 1774.2340</text:p>
      <text:p text:style-name="P1">563636.853909 , 5118115.60279 , 1714.7760</text:p>
      <text:p text:style-name="P1">563636.853909 , 5118216.65542 , 1671.7500</text:p>
      <text:p text:style-name="P1">563636.853909 , 5118317.70805 , 1655.3120</text:p>
      <text:p text:style-name="P1">563636.853909 , 5118418.76068 , 1597.9850</text:p>
      <text:p text:style-name="P1">563636.853909 , 5118519.81331 , 1544.9840</text:p>
      <text:p text:style-name="P1">563636.853909 , 5118620.86594 , 1528.4400</text:p>
      <text:p text:style-name="P1">563636.853909 , 5118721.91858 , 1491.0630</text:p>
      <text:p text:style-name="P1">563636.853909 , 5118822.97121 , 1455.6720</text:p>
      <text:p text:style-name="P1">563636.853909 , 5118924.02384 , 1441.7250</text:p>
      <text:p text:style-name="P1">563636.853909 , 5119025.07647 , 1417.0100</text:p>
      <text:p text:style-name="P1">563636.853909 , 5119126.1291 , 1400.6880</text:p>
      <text:p text:style-name="P1">563636.853909 , 5119227.18173 , 1387.7530</text:p>
      <text:p text:style-name="P1">563636.853909 , 5119328.23437 , 1354.2750</text:p>
      <text:p text:style-name="P1">563636.853909 , 5119429.287 , 1340.8910</text:p>
      <text:p text:style-name="P1">563636.853909 , 5119530.33963 , 1347.7940</text:p>
      <text:p text:style-name="P1">563636.853909 , 5119631.39226 , 1328.0130</text:p>
      <text:p text:style-name="P1">563636.853909 , 5119732.44489 , 1316.2340</text:p>
      <text:p text:style-name="P1">563636.853909 , 5119833.49752 , 1293.8320</text:p>
      <text:p text:style-name="P1"><text:soft-page-break/>563636.853909 , 5119934.55015 , 1275.9680</text:p>
      <text:p text:style-name="P1">563636.853909 , 5120035.60279 , 1257.7810</text:p>
      <text:p text:style-name="P1">563636.853909 , 5120136.65542 , 1242.5230</text:p>
      <text:p text:style-name="P1">563636.853909 , 5120237.70805 , 1228.0450</text:p>
      <text:p text:style-name="P1">563636.853909 , 5120338.76068 , 1215.7340</text:p>
      <text:p text:style-name="P1">563636.853909 , 5120439.81331 , 1199.8490</text:p>
      <text:p text:style-name="P1">563636.853909 , 5120540.86594 , 1184.3480</text:p>
      <text:p text:style-name="P1">563636.853909 , 5120641.91858 , 1174.8280</text:p>
      <text:p text:style-name="P1">563636.853909 , 5120742.97121 , 1168.1960</text:p>
      <text:p text:style-name="P1">563636.853909 , 5120844.02384 , 1152.3450</text:p>
      <text:p text:style-name="P1">563636.853909 , 5120945.07647 , 1144.7190</text:p>
      <text:p text:style-name="P1">563636.853909 , 5121046.1291 , -9999.0000</text:p>
      <text:p text:style-name="P1">563737.96502 , 5111446.1291 , 1193.8200</text:p>
      <text:p text:style-name="P1">563737.96502 , 5111547.18173 , 1204.4880</text:p>
      <text:p text:style-name="P1">563737.96502 , 5111648.23437 , 1213.1690</text:p>
      <text:p text:style-name="P1">563737.96502 , 5111749.287 , 1225.4110</text:p>
      <text:p text:style-name="P1">563737.96502 , 5111850.33963 , 1231.6970</text:p>
      <text:p text:style-name="P1">563737.96502 , 5111951.39226 , 1242.7520</text:p>
      <text:p text:style-name="P1">563737.96502 , 5112052.44489 , 1243.6690</text:p>
      <text:p text:style-name="P1">563737.96502 , 5112153.49752 , 1268.6260</text:p>
      <text:p text:style-name="P1">563737.96502 , 5112254.55015 , 1290.5010</text:p>
      <text:p text:style-name="P1">563737.96502 , 5112355.60279 , 1323.6140</text:p>
      <text:p text:style-name="P1">563737.96502 , 5112456.65542 , 1354.8330</text:p>
      <text:p text:style-name="P1">563737.96502 , 5112557.70805 , 1372.0140</text:p>
      <text:p text:style-name="P1">563737.96502 , 5112658.76068 , 1389.0180</text:p>
      <text:p text:style-name="P1">563737.96502 , 5112759.81331 , 1405.6340</text:p>
      <text:p text:style-name="P1">563737.96502 , 5112860.86594 , 1420.6900</text:p>
      <text:p text:style-name="P1">563737.96502 , 5112961.91858 , 1422.7950</text:p>
      <text:p text:style-name="P1">563737.96502 , 5113062.97121 , 1426.3660</text:p>
      <text:p text:style-name="P1">563737.96502 , 5113164.02384 , 1458.0560</text:p>
      <text:p text:style-name="P1">563737.96502 , 5113265.07647 , 1488.8480</text:p>
      <text:p text:style-name="P1">563737.96502 , 5113366.1291 , 1504.1610</text:p>
      <text:p text:style-name="P1">563737.96502 , 5113467.18173 , 1510.5400</text:p>
      <text:p text:style-name="P1">563737.96502 , 5113568.23437 , 1535.7910</text:p>
      <text:p text:style-name="P1">563737.96502 , 5113669.287 , 1586.3770</text:p>
      <text:p text:style-name="P1">563737.96502 , 5113770.33963 , 1604.0090</text:p>
      <text:p text:style-name="P1">563737.96502 , 5113871.39226 , 1613.1870</text:p>
      <text:p text:style-name="P1">563737.96502 , 5113972.44489 , 1644.9780</text:p>
      <text:p text:style-name="P1">563737.96502 , 5114073.49752 , 1684.7690</text:p>
      <text:p text:style-name="P1">563737.96502 , 5114174.55015 , 1740.9300</text:p>
      <text:p text:style-name="P1">563737.96502 , 5114275.60279 , 1766.9430</text:p>
      <text:p text:style-name="P1">563737.96502 , 5114376.65542 , 1769.4240</text:p>
      <text:p text:style-name="P1">563737.96502 , 5114477.70805 , 1846.6590</text:p>
      <text:p text:style-name="P1">563737.96502 , 5114578.76068 , 1902.8900</text:p>
      <text:p text:style-name="P1">563737.96502 , 5114679.81331 , 1943.3270</text:p>
      <text:p text:style-name="P1">563737.96502 , 5114780.86594 , 1996.3180</text:p>
      <text:p text:style-name="P1">563737.96502 , 5114881.91858 , 2037.4000</text:p>
      <text:p text:style-name="P1">563737.96502 , 5114982.97121 , 2085.7130</text:p>
      <text:p text:style-name="P1">563737.96502 , 5115084.02384 , 2125.9320</text:p>
      <text:p text:style-name="P1">563737.96502 , 5115185.07647 , 2162.9070</text:p>
      <text:p text:style-name="P1">563737.96502 , 5115286.1291 , 2185.4840</text:p>
      <text:p text:style-name="P1">563737.96502 , 5115387.18173 , 2196.1010</text:p>
      <text:p text:style-name="P1"><text:soft-page-break/>563737.96502 , 5115488.23437 , 2211.4210</text:p>
      <text:p text:style-name="P1">563737.96502 , 5115589.287 , 2231.9030</text:p>
      <text:p text:style-name="P1">563737.96502 , 5115690.33963 , 2257.2100</text:p>
      <text:p text:style-name="P1">563737.96502 , 5115791.39226 , 2274.2190</text:p>
      <text:p text:style-name="P1">563737.96502 , 5115892.44489 , 2288.8680</text:p>
      <text:p text:style-name="P1">563737.96502 , 5115993.49752 , 2309.7210</text:p>
      <text:p text:style-name="P1">563737.96502 , 5116094.55015 , 2320.3560</text:p>
      <text:p text:style-name="P1">563737.96502 , 5116195.60279 , 2315.8540</text:p>
      <text:p text:style-name="P1">563737.96502 , 5116296.65542 , 2292.9620</text:p>
      <text:p text:style-name="P1">563737.96502 , 5116397.70805 , 2266.7360</text:p>
      <text:p text:style-name="P1">563737.96502 , 5116498.76068 , 2235.7770</text:p>
      <text:p text:style-name="P1">563737.96502 , 5116599.81331 , 2217.7820</text:p>
      <text:p text:style-name="P1">563737.96502 , 5116700.86594 , 2209.6600</text:p>
      <text:p text:style-name="P1">563737.96502 , 5116801.91858 , 2189.2650</text:p>
      <text:p text:style-name="P1">563737.96502 , 5116902.97121 , 2164.9800</text:p>
      <text:p text:style-name="P1">563737.96502 , 5117004.02384 , 2156.2220</text:p>
      <text:p text:style-name="P1">563737.96502 , 5117105.07647 , 2140.8090</text:p>
      <text:p text:style-name="P1">563737.96502 , 5117206.1291 , 2123.5120</text:p>
      <text:p text:style-name="P1">563737.96502 , 5117307.18173 , 2078.9170</text:p>
      <text:p text:style-name="P1">563737.96502 , 5117408.23437 , 2009.3330</text:p>
      <text:p text:style-name="P1">563737.96502 , 5117509.287 , 1941.9200</text:p>
      <text:p text:style-name="P1">563737.96502 , 5117610.33963 , 1896.9530</text:p>
      <text:p text:style-name="P1">563737.96502 , 5117711.39226 , 1847.0250</text:p>
      <text:p text:style-name="P1">563737.96502 , 5117812.44489 , 1812.0800</text:p>
      <text:p text:style-name="P1">563737.96502 , 5117913.49752 , 1788.4430</text:p>
      <text:p text:style-name="P1">563737.96502 , 5118014.55015 , 1739.6380</text:p>
      <text:p text:style-name="P1">563737.96502 , 5118115.60279 , 1714.1030</text:p>
      <text:p text:style-name="P1">563737.96502 , 5118216.65542 , 1670.7770</text:p>
      <text:p text:style-name="P1">563737.96502 , 5118317.70805 , 1626.2510</text:p>
      <text:p text:style-name="P1">563737.96502 , 5118418.76068 , 1618.8660</text:p>
      <text:p text:style-name="P1">563737.96502 , 5118519.81331 , 1579.3090</text:p>
      <text:p text:style-name="P1">563737.96502 , 5118620.86594 , 1533.8860</text:p>
      <text:p text:style-name="P1">563737.96502 , 5118721.91858 , 1491.7660</text:p>
      <text:p text:style-name="P1">563737.96502 , 5118822.97121 , 1470.8130</text:p>
      <text:p text:style-name="P1">563737.96502 , 5118924.02384 , 1452.6460</text:p>
      <text:p text:style-name="P1">563737.96502 , 5119025.07647 , 1420.7220</text:p>
      <text:p text:style-name="P1">563737.96502 , 5119126.1291 , 1405.5360</text:p>
      <text:p text:style-name="P1">563737.96502 , 5119227.18173 , 1389.6940</text:p>
      <text:p text:style-name="P1">563737.96502 , 5119328.23437 , 1353.3000</text:p>
      <text:p text:style-name="P1">563737.96502 , 5119429.287 , 1329.3520</text:p>
      <text:p text:style-name="P1">563737.96502 , 5119530.33963 , 1317.5330</text:p>
      <text:p text:style-name="P1">563737.96502 , 5119631.39226 , 1321.7550</text:p>
      <text:p text:style-name="P1">563737.96502 , 5119732.44489 , 1298.7180</text:p>
      <text:p text:style-name="P1">563737.96502 , 5119833.49752 , 1292.7390</text:p>
      <text:p text:style-name="P1">563737.96502 , 5119934.55015 , 1278.1700</text:p>
      <text:p text:style-name="P1">563737.96502 , 5120035.60279 , 1261.9790</text:p>
      <text:p text:style-name="P1">563737.96502 , 5120136.65542 , 1246.2810</text:p>
      <text:p text:style-name="P1">563737.96502 , 5120237.70805 , 1234.5950</text:p>
      <text:p text:style-name="P1">563737.96502 , 5120338.76068 , 1216.2090</text:p>
      <text:p text:style-name="P1">563737.96502 , 5120439.81331 , 1201.5570</text:p>
      <text:p text:style-name="P1">563737.96502 , 5120540.86594 , 1185.0890</text:p>
      <text:p text:style-name="P1">563737.96502 , 5120641.91858 , 1176.2740</text:p>
      <text:p text:style-name="P1"><text:soft-page-break/>563737.96502 , 5120742.97121 , 1167.5340</text:p>
      <text:p text:style-name="P1">563737.96502 , 5120844.02384 , 1153.0170</text:p>
      <text:p text:style-name="P1">563737.96502 , 5120945.07647 , 1141.4550</text:p>
      <text:p text:style-name="P1">563737.96502 , 5121046.1291 , -9999.0000</text:p>
      <text:p text:style-name="P1">563839.076131 , 5111446.1291 , 1188.3160</text:p>
      <text:p text:style-name="P1">563839.076131 , 5111547.18173 , 1193.1550</text:p>
      <text:p text:style-name="P1">563839.076131 , 5111648.23437 , 1200.4120</text:p>
      <text:p text:style-name="P1">563839.076131 , 5111749.287 , 1209.7980</text:p>
      <text:p text:style-name="P1">563839.076131 , 5111850.33963 , 1223.9700</text:p>
      <text:p text:style-name="P1">563839.076131 , 5111951.39226 , 1220.7750</text:p>
      <text:p text:style-name="P1">563839.076131 , 5112052.44489 , 1249.1520</text:p>
      <text:p text:style-name="P1">563839.076131 , 5112153.49752 , 1279.7200</text:p>
      <text:p text:style-name="P1">563839.076131 , 5112254.55015 , 1286.4910</text:p>
      <text:p text:style-name="P1">563839.076131 , 5112355.60279 , 1324.2540</text:p>
      <text:p text:style-name="P1">563839.076131 , 5112456.65542 , 1354.6930</text:p>
      <text:p text:style-name="P1">563839.076131 , 5112557.70805 , 1368.4670</text:p>
      <text:p text:style-name="P1">563839.076131 , 5112658.76068 , 1381.5480</text:p>
      <text:p text:style-name="P1">563839.076131 , 5112759.81331 , 1393.5990</text:p>
      <text:p text:style-name="P1">563839.076131 , 5112860.86594 , 1386.0420</text:p>
      <text:p text:style-name="P1">563839.076131 , 5112961.91858 , 1397.9100</text:p>
      <text:p text:style-name="P1">563839.076131 , 5113062.97121 , 1417.7470</text:p>
      <text:p text:style-name="P1">563839.076131 , 5113164.02384 , 1445.6480</text:p>
      <text:p text:style-name="P1">563839.076131 , 5113265.07647 , 1467.1680</text:p>
      <text:p text:style-name="P1">563839.076131 , 5113366.1291 , 1465.3980</text:p>
      <text:p text:style-name="P1">563839.076131 , 5113467.18173 , 1498.1330</text:p>
      <text:p text:style-name="P1">563839.076131 , 5113568.23437 , 1534.9200</text:p>
      <text:p text:style-name="P1">563839.076131 , 5113669.287 , 1552.8340</text:p>
      <text:p text:style-name="P1">563839.076131 , 5113770.33963 , 1579.2550</text:p>
      <text:p text:style-name="P1">563839.076131 , 5113871.39226 , 1617.2240</text:p>
      <text:p text:style-name="P1">563839.076131 , 5113972.44489 , 1642.5090</text:p>
      <text:p text:style-name="P1">563839.076131 , 5114073.49752 , 1676.2860</text:p>
      <text:p text:style-name="P1">563839.076131 , 5114174.55015 , 1739.8520</text:p>
      <text:p text:style-name="P1">563839.076131 , 5114275.60279 , 1716.0790</text:p>
      <text:p text:style-name="P1">563839.076131 , 5114376.65542 , 1755.5050</text:p>
      <text:p text:style-name="P1">563839.076131 , 5114477.70805 , 1815.3330</text:p>
      <text:p text:style-name="P1">563839.076131 , 5114578.76068 , 1871.0620</text:p>
      <text:p text:style-name="P1">563839.076131 , 5114679.81331 , 1931.5380</text:p>
      <text:p text:style-name="P1">563839.076131 , 5114780.86594 , 1995.9420</text:p>
      <text:p text:style-name="P1">563839.076131 , 5114881.91858 , 2029.3260</text:p>
      <text:p text:style-name="P1">563839.076131 , 5114982.97121 , 2062.2150</text:p>
      <text:p text:style-name="P1">563839.076131 , 5115084.02384 , 2091.0110</text:p>
      <text:p text:style-name="P1">563839.076131 , 5115185.07647 , 2120.2680</text:p>
      <text:p text:style-name="P1">563839.076131 , 5115286.1291 , 2133.4200</text:p>
      <text:p text:style-name="P1">563839.076131 , 5115387.18173 , 2157.5950</text:p>
      <text:p text:style-name="P1">563839.076131 , 5115488.23437 , 2170.3630</text:p>
      <text:p text:style-name="P1">563839.076131 , 5115589.287 , 2191.5330</text:p>
      <text:p text:style-name="P1">563839.076131 , 5115690.33963 , 2223.2260</text:p>
      <text:p text:style-name="P1">563839.076131 , 5115791.39226 , 2241.4890</text:p>
      <text:p text:style-name="P1">563839.076131 , 5115892.44489 , 2249.3950</text:p>
      <text:p text:style-name="P1">563839.076131 , 5115993.49752 , 2262.0340</text:p>
      <text:p text:style-name="P1">563839.076131 , 5116094.55015 , 2270.6410</text:p>
      <text:p text:style-name="P1">563839.076131 , 5116195.60279 , 2265.2700</text:p>
      <text:p text:style-name="P1"><text:soft-page-break/>563839.076131 , 5116296.65542 , 2242.0980</text:p>
      <text:p text:style-name="P1">563839.076131 , 5116397.70805 , 2216.9730</text:p>
      <text:p text:style-name="P1">563839.076131 , 5116498.76068 , 2196.1380</text:p>
      <text:p text:style-name="P1">563839.076131 , 5116599.81331 , 2177.5080</text:p>
      <text:p text:style-name="P1">563839.076131 , 5116700.86594 , 2171.3890</text:p>
      <text:p text:style-name="P1">563839.076131 , 5116801.91858 , 2156.1060</text:p>
      <text:p text:style-name="P1">563839.076131 , 5116902.97121 , 2128.8610</text:p>
      <text:p text:style-name="P1">563839.076131 , 5117004.02384 , 2109.7550</text:p>
      <text:p text:style-name="P1">563839.076131 , 5117105.07647 , 2086.8660</text:p>
      <text:p text:style-name="P1">563839.076131 , 5117206.1291 , 2083.8600</text:p>
      <text:p text:style-name="P1">563839.076131 , 5117307.18173 , 2069.9930</text:p>
      <text:p text:style-name="P1">563839.076131 , 5117408.23437 , 2017.2430</text:p>
      <text:p text:style-name="P1">563839.076131 , 5117509.287 , 1949.1570</text:p>
      <text:p text:style-name="P1">563839.076131 , 5117610.33963 , 1893.5030</text:p>
      <text:p text:style-name="P1">563839.076131 , 5117711.39226 , 1852.1720</text:p>
      <text:p text:style-name="P1">563839.076131 , 5117812.44489 , 1805.0470</text:p>
      <text:p text:style-name="P1">563839.076131 , 5117913.49752 , 1755.8850</text:p>
      <text:p text:style-name="P1">563839.076131 , 5118014.55015 , 1720.7520</text:p>
      <text:p text:style-name="P1">563839.076131 , 5118115.60279 , 1695.8590</text:p>
      <text:p text:style-name="P1">563839.076131 , 5118216.65542 , 1668.0320</text:p>
      <text:p text:style-name="P1">563839.076131 , 5118317.70805 , 1616.9520</text:p>
      <text:p text:style-name="P1">563839.076131 , 5118418.76068 , 1583.7750</text:p>
      <text:p text:style-name="P1">563839.076131 , 5118519.81331 , 1576.8910</text:p>
      <text:p text:style-name="P1">563839.076131 , 5118620.86594 , 1546.9150</text:p>
      <text:p text:style-name="P1">563839.076131 , 5118721.91858 , 1514.0200</text:p>
      <text:p text:style-name="P1">563839.076131 , 5118822.97121 , 1482.6820</text:p>
      <text:p text:style-name="P1">563839.076131 , 5118924.02384 , 1448.7620</text:p>
      <text:p text:style-name="P1">563839.076131 , 5119025.07647 , 1418.8460</text:p>
      <text:p text:style-name="P1">563839.076131 , 5119126.1291 , 1403.7480</text:p>
      <text:p text:style-name="P1">563839.076131 , 5119227.18173 , 1377.9710</text:p>
      <text:p text:style-name="P1">563839.076131 , 5119328.23437 , 1363.8600</text:p>
      <text:p text:style-name="P1">563839.076131 , 5119429.287 , 1335.1810</text:p>
      <text:p text:style-name="P1">563839.076131 , 5119530.33963 , 1313.0260</text:p>
      <text:p text:style-name="P1">563839.076131 , 5119631.39226 , 1292.0570</text:p>
      <text:p text:style-name="P1">563839.076131 , 5119732.44489 , 1283.7140</text:p>
      <text:p text:style-name="P1">563839.076131 , 5119833.49752 , 1269.4920</text:p>
      <text:p text:style-name="P1">563839.076131 , 5119934.55015 , 1268.4410</text:p>
      <text:p text:style-name="P1">563839.076131 , 5120035.60279 , 1252.9800</text:p>
      <text:p text:style-name="P1">563839.076131 , 5120136.65542 , 1236.9480</text:p>
      <text:p text:style-name="P1">563839.076131 , 5120237.70805 , 1223.8050</text:p>
      <text:p text:style-name="P1">563839.076131 , 5120338.76068 , 1209.6210</text:p>
      <text:p text:style-name="P1">563839.076131 , 5120439.81331 , 1194.6100</text:p>
      <text:p text:style-name="P1">563839.076131 , 5120540.86594 , 1185.8380</text:p>
      <text:p text:style-name="P1">563839.076131 , 5120641.91858 , 1174.1120</text:p>
      <text:p text:style-name="P1">563839.076131 , 5120742.97121 , 1165.5890</text:p>
      <text:p text:style-name="P1">563839.076131 , 5120844.02384 , 1153.1380</text:p>
      <text:p text:style-name="P1">563839.076131 , 5120945.07647 , 1142.8410</text:p>
      <text:p text:style-name="P1">563839.076131 , 5121046.1291 , -9999.0000</text:p>
      <text:p text:style-name="P1">563940.187243 , 5111446.1291 , 1174.9360</text:p>
      <text:p text:style-name="P1">563940.187243 , 5111547.18173 , 1182.8910</text:p>
      <text:p text:style-name="P1">563940.187243 , 5111648.23437 , 1189.1440</text:p>
      <text:p text:style-name="P1">563940.187243 , 5111749.287 , 1200.0160</text:p>
      <text:p text:style-name="P1"><text:soft-page-break/>563940.187243 , 5111850.33963 , 1207.6720</text:p>
      <text:p text:style-name="P1">563940.187243 , 5111951.39226 , 1233.3590</text:p>
      <text:p text:style-name="P1">563940.187243 , 5112052.44489 , 1257.2160</text:p>
      <text:p text:style-name="P1">563940.187243 , 5112153.49752 , 1264.9380</text:p>
      <text:p text:style-name="P1">563940.187243 , 5112254.55015 , 1277.5770</text:p>
      <text:p text:style-name="P1">563940.187243 , 5112355.60279 , 1313.1530</text:p>
      <text:p text:style-name="P1">563940.187243 , 5112456.65542 , 1341.7660</text:p>
      <text:p text:style-name="P1">563940.187243 , 5112557.70805 , 1375.6820</text:p>
      <text:p text:style-name="P1">563940.187243 , 5112658.76068 , 1354.4420</text:p>
      <text:p text:style-name="P1">563940.187243 , 5112759.81331 , 1353.8590</text:p>
      <text:p text:style-name="P1">563940.187243 , 5112860.86594 , 1375.1240</text:p>
      <text:p text:style-name="P1">563940.187243 , 5112961.91858 , 1384.3370</text:p>
      <text:p text:style-name="P1">563940.187243 , 5113062.97121 , 1412.6880</text:p>
      <text:p text:style-name="P1">563940.187243 , 5113164.02384 , 1436.8020</text:p>
      <text:p text:style-name="P1">563940.187243 , 5113265.07647 , 1454.0120</text:p>
      <text:p text:style-name="P1">563940.187243 , 5113366.1291 , 1474.0160</text:p>
      <text:p text:style-name="P1">563940.187243 , 5113467.18173 , 1482.4270</text:p>
      <text:p text:style-name="P1">563940.187243 , 5113568.23437 , 1508.9800</text:p>
      <text:p text:style-name="P1">563940.187243 , 5113669.287 , 1552.5000</text:p>
      <text:p text:style-name="P1">563940.187243 , 5113770.33963 , 1583.8110</text:p>
      <text:p text:style-name="P1">563940.187243 , 5113871.39226 , 1618.7670</text:p>
      <text:p text:style-name="P1">563940.187243 , 5113972.44489 , 1640.0780</text:p>
      <text:p text:style-name="P1">563940.187243 , 5114073.49752 , 1675.1940</text:p>
      <text:p text:style-name="P1">563940.187243 , 5114174.55015 , 1688.3590</text:p>
      <text:p text:style-name="P1">563940.187243 , 5114275.60279 , 1691.6090</text:p>
      <text:p text:style-name="P1">563940.187243 , 5114376.65542 , 1736.7570</text:p>
      <text:p text:style-name="P1">563940.187243 , 5114477.70805 , 1785.3440</text:p>
      <text:p text:style-name="P1">563940.187243 , 5114578.76068 , 1845.9690</text:p>
      <text:p text:style-name="P1">563940.187243 , 5114679.81331 , 1895.3440</text:p>
      <text:p text:style-name="P1">563940.187243 , 5114780.86594 , 1946.9500</text:p>
      <text:p text:style-name="P1">563940.187243 , 5114881.91858 , 1979.2340</text:p>
      <text:p text:style-name="P1">563940.187243 , 5114982.97121 , 2012.2620</text:p>
      <text:p text:style-name="P1">563940.187243 , 5115084.02384 , 2041.7240</text:p>
      <text:p text:style-name="P1">563940.187243 , 5115185.07647 , 2084.7810</text:p>
      <text:p text:style-name="P1">563940.187243 , 5115286.1291 , 2106.7240</text:p>
      <text:p text:style-name="P1">563940.187243 , 5115387.18173 , 2111.9290</text:p>
      <text:p text:style-name="P1">563940.187243 , 5115488.23437 , 2123.0160</text:p>
      <text:p text:style-name="P1">563940.187243 , 5115589.287 , 2145.8790</text:p>
      <text:p text:style-name="P1">563940.187243 , 5115690.33963 , 2198.8710</text:p>
      <text:p text:style-name="P1">563940.187243 , 5115791.39226 , 2210.6250</text:p>
      <text:p text:style-name="P1">563940.187243 , 5115892.44489 , 2212.7950</text:p>
      <text:p text:style-name="P1">563940.187243 , 5115993.49752 , 2211.7870</text:p>
      <text:p text:style-name="P1">563940.187243 , 5116094.55015 , 2234.4380</text:p>
      <text:p text:style-name="P1">563940.187243 , 5116195.60279 , 2218.4390</text:p>
      <text:p text:style-name="P1">563940.187243 , 5116296.65542 , 2190.4170</text:p>
      <text:p text:style-name="P1">563940.187243 , 5116397.70805 , 2169.4220</text:p>
      <text:p text:style-name="P1">563940.187243 , 5116498.76068 , 2152.7950</text:p>
      <text:p text:style-name="P1">563940.187243 , 5116599.81331 , 2130.5820</text:p>
      <text:p text:style-name="P1">563940.187243 , 5116700.86594 , 2120.2190</text:p>
      <text:p text:style-name="P1">563940.187243 , 5116801.91858 , 2128.4790</text:p>
      <text:p text:style-name="P1">563940.187243 , 5116902.97121 , 2109.0070</text:p>
      <text:p text:style-name="P1">563940.187243 , 5117004.02384 , 2082.1720</text:p>
      <text:p text:style-name="P1"><text:soft-page-break/>563940.187243 , 5117105.07647 , 2067.7810</text:p>
      <text:p text:style-name="P1">563940.187243 , 5117206.1291 , 2034.5340</text:p>
      <text:p text:style-name="P1">563940.187243 , 5117307.18173 , 2016.4380</text:p>
      <text:p text:style-name="P1">563940.187243 , 5117408.23437 , 2014.0850</text:p>
      <text:p text:style-name="P1">563940.187243 , 5117509.287 , 1948.0580</text:p>
      <text:p text:style-name="P1">563940.187243 , 5117610.33963 , 1899.9530</text:p>
      <text:p text:style-name="P1">563940.187243 , 5117711.39226 , 1852.9360</text:p>
      <text:p text:style-name="P1">563940.187243 , 5117812.44489 , 1805.1050</text:p>
      <text:p text:style-name="P1">563940.187243 , 5117913.49752 , 1763.7190</text:p>
      <text:p text:style-name="P1">563940.187243 , 5118014.55015 , 1717.1920</text:p>
      <text:p text:style-name="P1">563940.187243 , 5118115.60279 , 1669.1460</text:p>
      <text:p text:style-name="P1">563940.187243 , 5118216.65542 , 1643.2030</text:p>
      <text:p text:style-name="P1">563940.187243 , 5118317.70805 , 1616.6670</text:p>
      <text:p text:style-name="P1">563940.187243 , 5118418.76068 , 1568.4280</text:p>
      <text:p text:style-name="P1">563940.187243 , 5118519.81331 , 1551.2190</text:p>
      <text:p text:style-name="P1">563940.187243 , 5118620.86594 , 1545.2050</text:p>
      <text:p text:style-name="P1">563940.187243 , 5118721.91858 , 1518.9300</text:p>
      <text:p text:style-name="P1">563940.187243 , 5118822.97121 , 1491.5470</text:p>
      <text:p text:style-name="P1">563940.187243 , 5118924.02384 , 1460.6640</text:p>
      <text:p text:style-name="P1">563940.187243 , 5119025.07647 , 1430.0750</text:p>
      <text:p text:style-name="P1">563940.187243 , 5119126.1291 , 1403.3590</text:p>
      <text:p text:style-name="P1">563940.187243 , 5119227.18173 , 1378.9440</text:p>
      <text:p text:style-name="P1">563940.187243 , 5119328.23437 , 1348.2460</text:p>
      <text:p text:style-name="P1">563940.187243 , 5119429.287 , 1341.0940</text:p>
      <text:p text:style-name="P1">563940.187243 , 5119530.33963 , 1326.4660</text:p>
      <text:p text:style-name="P1">563940.187243 , 5119631.39226 , 1301.4280</text:p>
      <text:p text:style-name="P1">563940.187243 , 5119732.44489 , 1282.4690</text:p>
      <text:p text:style-name="P1">563940.187243 , 5119833.49752 , 1266.3940</text:p>
      <text:p text:style-name="P1">563940.187243 , 5119934.55015 , 1249.6970</text:p>
      <text:p text:style-name="P1">563940.187243 , 5120035.60279 , 1241.8910</text:p>
      <text:p text:style-name="P1">563940.187243 , 5120136.65542 , 1236.1510</text:p>
      <text:p text:style-name="P1">563940.187243 , 5120237.70805 , 1221.1960</text:p>
      <text:p text:style-name="P1">563940.187243 , 5120338.76068 , 1205.7970</text:p>
      <text:p text:style-name="P1">563940.187243 , 5120439.81331 , 1193.7110</text:p>
      <text:p text:style-name="P1">563940.187243 , 5120540.86594 , 1183.1530</text:p>
      <text:p text:style-name="P1">563940.187243 , 5120641.91858 , 1171.9060</text:p>
      <text:p text:style-name="P1">563940.187243 , 5120742.97121 , 1159.8230</text:p>
      <text:p text:style-name="P1">563940.187243 , 5120844.02384 , 1143.8650</text:p>
      <text:p text:style-name="P1">563940.187243 , 5120945.07647 , 1131.7970</text:p>
      <text:p text:style-name="P1">563940.187243 , 5121046.1291 , -9999.0000</text:p>
      <text:p text:style-name="P1">564041.298354 , 5111446.1291 , 1165.5240</text:p>
      <text:p text:style-name="P1">564041.298354 , 5111547.18173 , 1171.8230</text:p>
      <text:p text:style-name="P1">564041.298354 , 5111648.23437 , 1182.5960</text:p>
      <text:p text:style-name="P1">564041.298354 , 5111749.287 , 1188.8250</text:p>
      <text:p text:style-name="P1">564041.298354 , 5111850.33963 , 1228.1750</text:p>
      <text:p text:style-name="P1">564041.298354 , 5111951.39226 , 1243.5320</text:p>
      <text:p text:style-name="P1">564041.298354 , 5112052.44489 , 1252.8880</text:p>
      <text:p text:style-name="P1">564041.298354 , 5112153.49752 , 1263.6440</text:p>
      <text:p text:style-name="P1">564041.298354 , 5112254.55015 , 1276.7700</text:p>
      <text:p text:style-name="P1">564041.298354 , 5112355.60279 , 1284.8070</text:p>
      <text:p text:style-name="P1">564041.298354 , 5112456.65542 , 1319.3910</text:p>
      <text:p text:style-name="P1">564041.298354 , 5112557.70805 , 1332.9340</text:p>
      <text:p text:style-name="P1"><text:soft-page-break/>564041.298354 , 5112658.76068 , 1333.1670</text:p>
      <text:p text:style-name="P1">564041.298354 , 5112759.81331 , 1351.9700</text:p>
      <text:p text:style-name="P1">564041.298354 , 5112860.86594 , 1356.7750</text:p>
      <text:p text:style-name="P1">564041.298354 , 5112961.91858 , 1395.7110</text:p>
      <text:p text:style-name="P1">564041.298354 , 5113062.97121 , 1419.5630</text:p>
      <text:p text:style-name="P1">564041.298354 , 5113164.02384 , 1440.4840</text:p>
      <text:p text:style-name="P1">564041.298354 , 5113265.07647 , 1457.9220</text:p>
      <text:p text:style-name="P1">564041.298354 , 5113366.1291 , 1458.6640</text:p>
      <text:p text:style-name="P1">564041.298354 , 5113467.18173 , 1482.7220</text:p>
      <text:p text:style-name="P1">564041.298354 , 5113568.23437 , 1525.0450</text:p>
      <text:p text:style-name="P1">564041.298354 , 5113669.287 , 1563.4940</text:p>
      <text:p text:style-name="P1">564041.298354 , 5113770.33963 , 1592.1040</text:p>
      <text:p text:style-name="P1">564041.298354 , 5113871.39226 , 1610.8080</text:p>
      <text:p text:style-name="P1">564041.298354 , 5113972.44489 , 1630.2180</text:p>
      <text:p text:style-name="P1">564041.298354 , 5114073.49752 , 1657.5620</text:p>
      <text:p text:style-name="P1">564041.298354 , 5114174.55015 , 1664.4320</text:p>
      <text:p text:style-name="P1">564041.298354 , 5114275.60279 , 1700.4530</text:p>
      <text:p text:style-name="P1">564041.298354 , 5114376.65542 , 1729.6010</text:p>
      <text:p text:style-name="P1">564041.298354 , 5114477.70805 , 1773.7310</text:p>
      <text:p text:style-name="P1">564041.298354 , 5114578.76068 , 1824.7030</text:p>
      <text:p text:style-name="P1">564041.298354 , 5114679.81331 , 1871.1410</text:p>
      <text:p text:style-name="P1">564041.298354 , 5114780.86594 , 1908.5160</text:p>
      <text:p text:style-name="P1">564041.298354 , 5114881.91858 , 1934.0260</text:p>
      <text:p text:style-name="P1">564041.298354 , 5114982.97121 , 1968.2790</text:p>
      <text:p text:style-name="P1">564041.298354 , 5115084.02384 , 2009.8310</text:p>
      <text:p text:style-name="P1">564041.298354 , 5115185.07647 , 2051.9240</text:p>
      <text:p text:style-name="P1">564041.298354 , 5115286.1291 , 2057.4790</text:p>
      <text:p text:style-name="P1">564041.298354 , 5115387.18173 , 2073.2380</text:p>
      <text:p text:style-name="P1">564041.298354 , 5115488.23437 , 2079.6850</text:p>
      <text:p text:style-name="P1">564041.298354 , 5115589.287 , 2111.0180</text:p>
      <text:p text:style-name="P1">564041.298354 , 5115690.33963 , 2160.1120</text:p>
      <text:p text:style-name="P1">564041.298354 , 5115791.39226 , 2169.5650</text:p>
      <text:p text:style-name="P1">564041.298354 , 5115892.44489 , 2172.4040</text:p>
      <text:p text:style-name="P1">564041.298354 , 5115993.49752 , 2170.5230</text:p>
      <text:p text:style-name="P1">564041.298354 , 5116094.55015 , 2203.2370</text:p>
      <text:p text:style-name="P1">564041.298354 , 5116195.60279 , 2167.5080</text:p>
      <text:p text:style-name="P1">564041.298354 , 5116296.65542 , 2131.7920</text:p>
      <text:p text:style-name="P1">564041.298354 , 5116397.70805 , 2131.5860</text:p>
      <text:p text:style-name="P1">564041.298354 , 5116498.76068 , 2107.7710</text:p>
      <text:p text:style-name="P1">564041.298354 , 5116599.81331 , 2087.3730</text:p>
      <text:p text:style-name="P1">564041.298354 , 5116700.86594 , 2085.9920</text:p>
      <text:p text:style-name="P1">564041.298354 , 5116801.91858 , 2100.6060</text:p>
      <text:p text:style-name="P1">564041.298354 , 5116902.97121 , 2081.9400</text:p>
      <text:p text:style-name="P1">564041.298354 , 5117004.02384 , 2066.8960</text:p>
      <text:p text:style-name="P1">564041.298354 , 5117105.07647 , 2037.1450</text:p>
      <text:p text:style-name="P1">564041.298354 , 5117206.1291 , 1998.4000</text:p>
      <text:p text:style-name="P1">564041.298354 , 5117307.18173 , 1966.9260</text:p>
      <text:p text:style-name="P1">564041.298354 , 5117408.23437 , 1960.7680</text:p>
      <text:p text:style-name="P1">564041.298354 , 5117509.287 , 1950.1640</text:p>
      <text:p text:style-name="P1">564041.298354 , 5117610.33963 , 1892.3850</text:p>
      <text:p text:style-name="P1">564041.298354 , 5117711.39226 , 1845.0940</text:p>
      <text:p text:style-name="P1">564041.298354 , 5117812.44489 , 1806.4760</text:p>
      <text:p text:style-name="P1"><text:soft-page-break/>564041.298354 , 5117913.49752 , 1759.1130</text:p>
      <text:p text:style-name="P1">564041.298354 , 5118014.55015 , 1727.7120</text:p>
      <text:p text:style-name="P1">564041.298354 , 5118115.60279 , 1674.5500</text:p>
      <text:p text:style-name="P1">564041.298354 , 5118216.65542 , 1624.2000</text:p>
      <text:p text:style-name="P1">564041.298354 , 5118317.70805 , 1586.7370</text:p>
      <text:p text:style-name="P1">564041.298354 , 5118418.76068 , 1566.5030</text:p>
      <text:p text:style-name="P1">564041.298354 , 5118519.81331 , 1552.5600</text:p>
      <text:p text:style-name="P1">564041.298354 , 5118620.86594 , 1526.3050</text:p>
      <text:p text:style-name="P1">564041.298354 , 5118721.91858 , 1500.0900</text:p>
      <text:p text:style-name="P1">564041.298354 , 5118822.97121 , 1487.2010</text:p>
      <text:p text:style-name="P1">564041.298354 , 5118924.02384 , 1465.1270</text:p>
      <text:p text:style-name="P1">564041.298354 , 5119025.07647 , 1434.4180</text:p>
      <text:p text:style-name="P1">564041.298354 , 5119126.1291 , 1408.3070</text:p>
      <text:p text:style-name="P1">564041.298354 , 5119227.18173 , 1382.8830</text:p>
      <text:p text:style-name="P1">564041.298354 , 5119328.23437 , 1356.6080</text:p>
      <text:p text:style-name="P1">564041.298354 , 5119429.287 , 1336.5570</text:p>
      <text:p text:style-name="P1">564041.298354 , 5119530.33963 , 1320.6660</text:p>
      <text:p text:style-name="P1">564041.298354 , 5119631.39226 , 1303.1260</text:p>
      <text:p text:style-name="P1">564041.298354 , 5119732.44489 , 1291.0930</text:p>
      <text:p text:style-name="P1">564041.298354 , 5119833.49752 , 1279.9580</text:p>
      <text:p text:style-name="P1">564041.298354 , 5119934.55015 , 1262.8840</text:p>
      <text:p text:style-name="P1">564041.298354 , 5120035.60279 , 1234.1280</text:p>
      <text:p text:style-name="P1">564041.298354 , 5120136.65542 , 1228.7440</text:p>
      <text:p text:style-name="P1">564041.298354 , 5120237.70805 , 1213.7290</text:p>
      <text:p text:style-name="P1">564041.298354 , 5120338.76068 , 1202.6550</text:p>
      <text:p text:style-name="P1">564041.298354 , 5120439.81331 , 1193.7770</text:p>
      <text:p text:style-name="P1">564041.298354 , 5120540.86594 , 1180.5430</text:p>
      <text:p text:style-name="P1">564041.298354 , 5120641.91858 , 1171.8470</text:p>
      <text:p text:style-name="P1">564041.298354 , 5120742.97121 , 1157.5680</text:p>
      <text:p text:style-name="P1">564041.298354 , 5120844.02384 , 1145.4380</text:p>
      <text:p text:style-name="P1">564041.298354 , 5120945.07647 , 1133.5330</text:p>
      <text:p text:style-name="P1">564041.298354 , 5121046.1291 , -9999.0000</text:p>
      <text:p text:style-name="P1">564142.409465 , 5111446.1291 , 1154.3490</text:p>
      <text:p text:style-name="P1">564142.409465 , 5111547.18173 , 1165.1380</text:p>
      <text:p text:style-name="P1">564142.409465 , 5111648.23437 , 1173.2060</text:p>
      <text:p text:style-name="P1">564142.409465 , 5111749.287 , 1188.9980</text:p>
      <text:p text:style-name="P1">564142.409465 , 5111850.33963 , 1204.0070</text:p>
      <text:p text:style-name="P1">564142.409465 , 5111951.39226 , 1226.5350</text:p>
      <text:p text:style-name="P1">564142.409465 , 5112052.44489 , 1238.6820</text:p>
      <text:p text:style-name="P1">564142.409465 , 5112153.49752 , 1238.9440</text:p>
      <text:p text:style-name="P1">564142.409465 , 5112254.55015 , 1253.7220</text:p>
      <text:p text:style-name="P1">564142.409465 , 5112355.60279 , 1269.0610</text:p>
      <text:p text:style-name="P1">564142.409465 , 5112456.65542 , 1286.0650</text:p>
      <text:p text:style-name="P1">564142.409465 , 5112557.70805 , 1306.0510</text:p>
      <text:p text:style-name="P1">564142.409465 , 5112658.76068 , 1313.8530</text:p>
      <text:p text:style-name="P1">564142.409465 , 5112759.81331 , 1337.4540</text:p>
      <text:p text:style-name="P1">564142.409465 , 5112860.86594 , 1378.0690</text:p>
      <text:p text:style-name="P1">564142.409465 , 5112961.91858 , 1402.8390</text:p>
      <text:p text:style-name="P1">564142.409465 , 5113062.97121 , 1426.1330</text:p>
      <text:p text:style-name="P1">564142.409465 , 5113164.02384 , 1432.2230</text:p>
      <text:p text:style-name="P1">564142.409465 , 5113265.07647 , 1432.8170</text:p>
      <text:p text:style-name="P1">564142.409465 , 5113366.1291 , 1450.4310</text:p>
      <text:p text:style-name="P1"><text:soft-page-break/>564142.409465 , 5113467.18173 , 1457.4690</text:p>
      <text:p text:style-name="P1">564142.409465 , 5113568.23437 , 1509.9200</text:p>
      <text:p text:style-name="P1">564142.409465 , 5113669.287 , 1543.2890</text:p>
      <text:p text:style-name="P1">564142.409465 , 5113770.33963 , 1550.4640</text:p>
      <text:p text:style-name="P1">564142.409465 , 5113871.39226 , 1598.8010</text:p>
      <text:p text:style-name="P1">564142.409465 , 5113972.44489 , 1623.8920</text:p>
      <text:p text:style-name="P1">564142.409465 , 5114073.49752 , 1610.4360</text:p>
      <text:p text:style-name="P1">564142.409465 , 5114174.55015 , 1658.5050</text:p>
      <text:p text:style-name="P1">564142.409465 , 5114275.60279 , 1675.6070</text:p>
      <text:p text:style-name="P1">564142.409465 , 5114376.65542 , 1701.8860</text:p>
      <text:p text:style-name="P1">564142.409465 , 5114477.70805 , 1742.9000</text:p>
      <text:p text:style-name="P1">564142.409465 , 5114578.76068 , 1799.3650</text:p>
      <text:p text:style-name="P1">564142.409465 , 5114679.81331 , 1825.9670</text:p>
      <text:p text:style-name="P1">564142.409465 , 5114780.86594 , 1857.2940</text:p>
      <text:p text:style-name="P1">564142.409465 , 5114881.91858 , 1897.7900</text:p>
      <text:p text:style-name="P1">564142.409465 , 5114982.97121 , 1932.9400</text:p>
      <text:p text:style-name="P1">564142.409465 , 5115084.02384 , 1970.7840</text:p>
      <text:p text:style-name="P1">564142.409465 , 5115185.07647 , 1990.9270</text:p>
      <text:p text:style-name="P1">564142.409465 , 5115286.1291 , 2000.7160</text:p>
      <text:p text:style-name="P1">564142.409465 , 5115387.18173 , 2028.0440</text:p>
      <text:p text:style-name="P1">564142.409465 , 5115488.23437 , 2064.0580</text:p>
      <text:p text:style-name="P1">564142.409465 , 5115589.287 , 2085.3440</text:p>
      <text:p text:style-name="P1">564142.409465 , 5115690.33963 , 2127.9590</text:p>
      <text:p text:style-name="P1">564142.409465 , 5115791.39226 , 2126.7040</text:p>
      <text:p text:style-name="P1">564142.409465 , 5115892.44489 , 2127.6280</text:p>
      <text:p text:style-name="P1">564142.409465 , 5115993.49752 , 2130.5620</text:p>
      <text:p text:style-name="P1">564142.409465 , 5116094.55015 , 2164.6360</text:p>
      <text:p text:style-name="P1">564142.409465 , 5116195.60279 , 2116.6030</text:p>
      <text:p text:style-name="P1">564142.409465 , 5116296.65542 , 2074.9960</text:p>
      <text:p text:style-name="P1">564142.409465 , 5116397.70805 , 2080.0560</text:p>
      <text:p text:style-name="P1">564142.409465 , 5116498.76068 , 2073.0700</text:p>
      <text:p text:style-name="P1">564142.409465 , 5116599.81331 , 2056.4450</text:p>
      <text:p text:style-name="P1">564142.409465 , 5116700.86594 , 2037.6800</text:p>
      <text:p text:style-name="P1">564142.409465 , 5116801.91858 , 2038.7770</text:p>
      <text:p text:style-name="P1">564142.409465 , 5116902.97121 , 2049.4090</text:p>
      <text:p text:style-name="P1">564142.409465 , 5117004.02384 , 2036.1190</text:p>
      <text:p text:style-name="P1">564142.409465 , 5117105.07647 , 2006.9360</text:p>
      <text:p text:style-name="P1">564142.409465 , 5117206.1291 , 1963.1160</text:p>
      <text:p text:style-name="P1">564142.409465 , 5117307.18173 , 1926.7590</text:p>
      <text:p text:style-name="P1">564142.409465 , 5117408.23437 , 1905.1950</text:p>
      <text:p text:style-name="P1">564142.409465 , 5117509.287 , 1889.7000</text:p>
      <text:p text:style-name="P1">564142.409465 , 5117610.33963 , 1856.9330</text:p>
      <text:p text:style-name="P1">564142.409465 , 5117711.39226 , 1810.9960</text:p>
      <text:p text:style-name="P1">564142.409465 , 5117812.44489 , 1761.1140</text:p>
      <text:p text:style-name="P1">564142.409465 , 5117913.49752 , 1749.6980</text:p>
      <text:p text:style-name="P1">564142.409465 , 5118014.55015 , 1717.5860</text:p>
      <text:p text:style-name="P1">564142.409465 , 5118115.60279 , 1685.7370</text:p>
      <text:p text:style-name="P1">564142.409465 , 5118216.65542 , 1644.5730</text:p>
      <text:p text:style-name="P1">564142.409465 , 5118317.70805 , 1596.5910</text:p>
      <text:p text:style-name="P1">564142.409465 , 5118418.76068 , 1552.9160</text:p>
      <text:p text:style-name="P1">564142.409465 , 5118519.81331 , 1537.5560</text:p>
      <text:p text:style-name="P1">564142.409465 , 5118620.86594 , 1518.1370</text:p>
      <text:p text:style-name="P1"><text:soft-page-break/>564142.409465 , 5118721.91858 , 1490.4290</text:p>
      <text:p text:style-name="P1">564142.409465 , 5118822.97121 , 1464.6440</text:p>
      <text:p text:style-name="P1">564142.409465 , 5118924.02384 , 1452.4470</text:p>
      <text:p text:style-name="P1">564142.409465 , 5119025.07647 , 1437.0450</text:p>
      <text:p text:style-name="P1">564142.409465 , 5119126.1291 , 1415.8320</text:p>
      <text:p text:style-name="P1">564142.409465 , 5119227.18173 , 1399.9650</text:p>
      <text:p text:style-name="P1">564142.409465 , 5119328.23437 , 1374.2550</text:p>
      <text:p text:style-name="P1">564142.409465 , 5119429.287 , 1355.7690</text:p>
      <text:p text:style-name="P1">564142.409465 , 5119530.33963 , 1309.8790</text:p>
      <text:p text:style-name="P1">564142.409465 , 5119631.39226 , 1301.2520</text:p>
      <text:p text:style-name="P1">564142.409465 , 5119732.44489 , 1286.9290</text:p>
      <text:p text:style-name="P1">564142.409465 , 5119833.49752 , 1274.7470</text:p>
      <text:p text:style-name="P1">564142.409465 , 5119934.55015 , 1267.3150</text:p>
      <text:p text:style-name="P1">564142.409465 , 5120035.60279 , 1243.8800</text:p>
      <text:p text:style-name="P1">564142.409465 , 5120136.65542 , 1224.1050</text:p>
      <text:p text:style-name="P1">564142.409465 , 5120237.70805 , 1209.8860</text:p>
      <text:p text:style-name="P1">564142.409465 , 5120338.76068 , 1194.9140</text:p>
      <text:p text:style-name="P1">564142.409465 , 5120439.81331 , 1187.8130</text:p>
      <text:p text:style-name="P1">564142.409465 , 5120540.86594 , 1177.4220</text:p>
      <text:p text:style-name="P1">564142.409465 , 5120641.91858 , 1164.0050</text:p>
      <text:p text:style-name="P1">564142.409465 , 5120742.97121 , 1153.0140</text:p>
      <text:p text:style-name="P1">564142.409465 , 5120844.02384 , 1143.0240</text:p>
      <text:p text:style-name="P1">564142.409465 , 5120945.07647 , 1131.9900</text:p>
      <text:p text:style-name="P1">564142.409465 , 5121046.1291 , -9999.0000</text:p>
      <text:p text:style-name="P1">564243.520576 , 5111446.1291 , 1143.8260</text:p>
      <text:p text:style-name="P1">564243.520576 , 5111547.18173 , 1154.5000</text:p>
      <text:p text:style-name="P1">564243.520576 , 5111648.23437 , 1173.8600</text:p>
      <text:p text:style-name="P1">564243.520576 , 5111749.287 , 1183.4650</text:p>
      <text:p text:style-name="P1">564243.520576 , 5111850.33963 , 1194.7190</text:p>
      <text:p text:style-name="P1">564243.520576 , 5111951.39226 , 1205.9000</text:p>
      <text:p text:style-name="P1">564243.520576 , 5112052.44489 , 1221.6890</text:p>
      <text:p text:style-name="P1">564243.520576 , 5112153.49752 , 1240.3440</text:p>
      <text:p text:style-name="P1">564243.520576 , 5112254.55015 , 1251.4330</text:p>
      <text:p text:style-name="P1">564243.520576 , 5112355.60279 , 1270.6590</text:p>
      <text:p text:style-name="P1">564243.520576 , 5112456.65542 , 1283.4530</text:p>
      <text:p text:style-name="P1">564243.520576 , 5112557.70805 , 1296.7700</text:p>
      <text:p text:style-name="P1">564243.520576 , 5112658.76068 , 1339.3040</text:p>
      <text:p text:style-name="P1">564243.520576 , 5112759.81331 , 1361.0160</text:p>
      <text:p text:style-name="P1">564243.520576 , 5112860.86594 , 1381.1760</text:p>
      <text:p text:style-name="P1">564243.520576 , 5112961.91858 , 1400.4730</text:p>
      <text:p text:style-name="P1">564243.520576 , 5113062.97121 , 1413.7660</text:p>
      <text:p text:style-name="P1">564243.520576 , 5113164.02384 , 1414.8260</text:p>
      <text:p text:style-name="P1">564243.520576 , 5113265.07647 , 1429.3130</text:p>
      <text:p text:style-name="P1">564243.520576 , 5113366.1291 , 1426.0000</text:p>
      <text:p text:style-name="P1">564243.520576 , 5113467.18173 , 1435.8590</text:p>
      <text:p text:style-name="P1">564243.520576 , 5113568.23437 , 1480.3400</text:p>
      <text:p text:style-name="P1">564243.520576 , 5113669.287 , 1520.0160</text:p>
      <text:p text:style-name="P1">564243.520576 , 5113770.33963 , 1548.7530</text:p>
      <text:p text:style-name="P1">564243.520576 , 5113871.39226 , 1588.4900</text:p>
      <text:p text:style-name="P1">564243.520576 , 5113972.44489 , 1589.2810</text:p>
      <text:p text:style-name="P1">564243.520576 , 5114073.49752 , 1592.8560</text:p>
      <text:p text:style-name="P1">564243.520576 , 5114174.55015 , 1632.8100</text:p>
      <text:p text:style-name="P1"><text:soft-page-break/>564243.520576 , 5114275.60279 , 1646.2500</text:p>
      <text:p text:style-name="P1">564243.520576 , 5114376.65542 , 1675.6780</text:p>
      <text:p text:style-name="P1">564243.520576 , 5114477.70805 , 1721.6630</text:p>
      <text:p text:style-name="P1">564243.520576 , 5114578.76068 , 1759.0780</text:p>
      <text:p text:style-name="P1">564243.520576 , 5114679.81331 , 1789.3690</text:p>
      <text:p text:style-name="P1">564243.520576 , 5114780.86594 , 1825.4870</text:p>
      <text:p text:style-name="P1">564243.520576 , 5114881.91858 , 1861.2970</text:p>
      <text:p text:style-name="P1">564243.520576 , 5114982.97121 , 1916.4380</text:p>
      <text:p text:style-name="P1">564243.520576 , 5115084.02384 , 1937.5130</text:p>
      <text:p text:style-name="P1">564243.520576 , 5115185.07647 , 1943.7660</text:p>
      <text:p text:style-name="P1">564243.520576 , 5115286.1291 , 1961.1860</text:p>
      <text:p text:style-name="P1">564243.520576 , 5115387.18173 , 2015.4690</text:p>
      <text:p text:style-name="P1">564243.520576 , 5115488.23437 , 2035.2660</text:p>
      <text:p text:style-name="P1">564243.520576 , 5115589.287 , 2050.5710</text:p>
      <text:p text:style-name="P1">564243.520576 , 5115690.33963 , 2077.3220</text:p>
      <text:p text:style-name="P1">564243.520576 , 5115791.39226 , 2080.0470</text:p>
      <text:p text:style-name="P1">564243.520576 , 5115892.44489 , 2069.1140</text:p>
      <text:p text:style-name="P1">564243.520576 , 5115993.49752 , 2082.0370</text:p>
      <text:p text:style-name="P1">564243.520576 , 5116094.55015 , 2133.9220</text:p>
      <text:p text:style-name="P1">564243.520576 , 5116195.60279 , 2081.5860</text:p>
      <text:p text:style-name="P1">564243.520576 , 5116296.65542 , 2030.0950</text:p>
      <text:p text:style-name="P1">564243.520576 , 5116397.70805 , 2011.3750</text:p>
      <text:p text:style-name="P1">564243.520576 , 5116498.76068 , 2039.9430</text:p>
      <text:p text:style-name="P1">564243.520576 , 5116599.81331 , 2013.7410</text:p>
      <text:p text:style-name="P1">564243.520576 , 5116700.86594 , 2002.0780</text:p>
      <text:p text:style-name="P1">564243.520576 , 5116801.91858 , 1973.9460</text:p>
      <text:p text:style-name="P1">564243.520576 , 5116902.97121 , 2018.5180</text:p>
      <text:p text:style-name="P1">564243.520576 , 5117004.02384 , 1998.3280</text:p>
      <text:p text:style-name="P1">564243.520576 , 5117105.07647 , 1974.3250</text:p>
      <text:p text:style-name="P1">564243.520576 , 5117206.1291 , 1934.5890</text:p>
      <text:p text:style-name="P1">564243.520576 , 5117307.18173 , 1895.2810</text:p>
      <text:p text:style-name="P1">564243.520576 , 5117408.23437 , 1874.6740</text:p>
      <text:p text:style-name="P1">564243.520576 , 5117509.287 , 1844.4060</text:p>
      <text:p text:style-name="P1">564243.520576 , 5117610.33963 , 1815.9060</text:p>
      <text:p text:style-name="P1">564243.520576 , 5117711.39226 , 1782.0990</text:p>
      <text:p text:style-name="P1">564243.520576 , 5117812.44489 , 1741.0090</text:p>
      <text:p text:style-name="P1">564243.520576 , 5117913.49752 , 1705.1720</text:p>
      <text:p text:style-name="P1">564243.520576 , 5118014.55015 , 1694.5570</text:p>
      <text:p text:style-name="P1">564243.520576 , 5118115.60279 , 1666.1710</text:p>
      <text:p text:style-name="P1">564243.520576 , 5118216.65542 , 1635.7190</text:p>
      <text:p text:style-name="P1">564243.520576 , 5118317.70805 , 1604.3740</text:p>
      <text:p text:style-name="P1">564243.520576 , 5118418.76068 , 1555.1540</text:p>
      <text:p text:style-name="P1">564243.520576 , 5118519.81331 , 1537.9220</text:p>
      <text:p text:style-name="P1">564243.520576 , 5118620.86594 , 1502.8380</text:p>
      <text:p text:style-name="P1">564243.520576 , 5118721.91858 , 1487.2420</text:p>
      <text:p text:style-name="P1">564243.520576 , 5118822.97121 , 1457.0630</text:p>
      <text:p text:style-name="P1">564243.520576 , 5118924.02384 , 1419.9500</text:p>
      <text:p text:style-name="P1">564243.520576 , 5119025.07647 , 1433.8510</text:p>
      <text:p text:style-name="P1">564243.520576 , 5119126.1291 , 1416.5940</text:p>
      <text:p text:style-name="P1">564243.520576 , 5119227.18173 , 1397.0730</text:p>
      <text:p text:style-name="P1">564243.520576 , 5119328.23437 , 1370.2460</text:p>
      <text:p text:style-name="P1">564243.520576 , 5119429.287 , 1342.5780</text:p>
      <text:p text:style-name="P1"><text:soft-page-break/>564243.520576 , 5119530.33963 , 1309.5800</text:p>
      <text:p text:style-name="P1">564243.520576 , 5119631.39226 , 1290.3040</text:p>
      <text:p text:style-name="P1">564243.520576 , 5119732.44489 , 1278.9380</text:p>
      <text:p text:style-name="P1">564243.520576 , 5119833.49752 , 1276.1040</text:p>
      <text:p text:style-name="P1">564243.520576 , 5119934.55015 , 1258.2860</text:p>
      <text:p text:style-name="P1">564243.520576 , 5120035.60279 , 1247.0310</text:p>
      <text:p text:style-name="P1">564243.520576 , 5120136.65542 , 1237.1770</text:p>
      <text:p text:style-name="P1">564243.520576 , 5120237.70805 , 1226.4870</text:p>
      <text:p text:style-name="P1">564243.520576 , 5120338.76068 , 1192.7500</text:p>
      <text:p text:style-name="P1">564243.520576 , 5120439.81331 , 1179.7050</text:p>
      <text:p text:style-name="P1">564243.520576 , 5120540.86594 , 1171.1300</text:p>
      <text:p text:style-name="P1">564243.520576 , 5120641.91858 , 1162.1250</text:p>
      <text:p text:style-name="P1">564243.520576 , 5120742.97121 , 1156.4070</text:p>
      <text:p text:style-name="P1">564243.520576 , 5120844.02384 , 1147.9420</text:p>
      <text:p text:style-name="P1">564243.520576 , 5120945.07647 , 1134.3910</text:p>
      <text:p text:style-name="P1">564243.520576 , 5121046.1291 , -9999.0000</text:p>
      <text:p text:style-name="P1">564344.631687 , 5111446.1291 , 1148.5670</text:p>
      <text:p text:style-name="P1">564344.631687 , 5111547.18173 , 1162.3890</text:p>
      <text:p text:style-name="P1">564344.631687 , 5111648.23437 , 1171.0970</text:p>
      <text:p text:style-name="P1">564344.631687 , 5111749.287 , 1177.8610</text:p>
      <text:p text:style-name="P1">564344.631687 , 5111850.33963 , 1186.8210</text:p>
      <text:p text:style-name="P1">564344.631687 , 5111951.39226 , 1192.0320</text:p>
      <text:p text:style-name="P1">564344.631687 , 5112052.44489 , 1218.8090</text:p>
      <text:p text:style-name="P1">564344.631687 , 5112153.49752 , 1231.1130</text:p>
      <text:p text:style-name="P1">564344.631687 , 5112254.55015 , 1241.1110</text:p>
      <text:p text:style-name="P1">564344.631687 , 5112355.60279 , 1254.9820</text:p>
      <text:p text:style-name="P1">564344.631687 , 5112456.65542 , 1288.8290</text:p>
      <text:p text:style-name="P1">564344.631687 , 5112557.70805 , 1327.0500</text:p>
      <text:p text:style-name="P1">564344.631687 , 5112658.76068 , 1342.8080</text:p>
      <text:p text:style-name="P1">564344.631687 , 5112759.81331 , 1356.9540</text:p>
      <text:p text:style-name="P1">564344.631687 , 5112860.86594 , 1375.6940</text:p>
      <text:p text:style-name="P1">564344.631687 , 5112961.91858 , 1396.1860</text:p>
      <text:p text:style-name="P1">564344.631687 , 5113062.97121 , 1383.8580</text:p>
      <text:p text:style-name="P1">564344.631687 , 5113164.02384 , 1403.8030</text:p>
      <text:p text:style-name="P1">564344.631687 , 5113265.07647 , 1394.6100</text:p>
      <text:p text:style-name="P1">564344.631687 , 5113366.1291 , 1409.3300</text:p>
      <text:p text:style-name="P1">564344.631687 , 5113467.18173 , 1431.9530</text:p>
      <text:p text:style-name="P1">564344.631687 , 5113568.23437 , 1455.6020</text:p>
      <text:p text:style-name="P1">564344.631687 , 5113669.287 , 1491.0600</text:p>
      <text:p text:style-name="P1">564344.631687 , 5113770.33963 , 1522.9540</text:p>
      <text:p text:style-name="P1">564344.631687 , 5113871.39226 , 1560.8270</text:p>
      <text:p text:style-name="P1">564344.631687 , 5113972.44489 , 1563.1310</text:p>
      <text:p text:style-name="P1">564344.631687 , 5114073.49752 , 1600.6290</text:p>
      <text:p text:style-name="P1">564344.631687 , 5114174.55015 , 1584.2410</text:p>
      <text:p text:style-name="P1">564344.631687 , 5114275.60279 , 1606.9690</text:p>
      <text:p text:style-name="P1">564344.631687 , 5114376.65542 , 1641.1300</text:p>
      <text:p text:style-name="P1">564344.631687 , 5114477.70805 , 1694.8190</text:p>
      <text:p text:style-name="P1">564344.631687 , 5114578.76068 , 1730.9730</text:p>
      <text:p text:style-name="P1">564344.631687 , 5114679.81331 , 1764.3850</text:p>
      <text:p text:style-name="P1">564344.631687 , 5114780.86594 , 1794.1470</text:p>
      <text:p text:style-name="P1">564344.631687 , 5114881.91858 , 1833.0080</text:p>
      <text:p text:style-name="P1">564344.631687 , 5114982.97121 , 1874.0680</text:p>
      <text:p text:style-name="P1"><text:soft-page-break/>564344.631687 , 5115084.02384 , 1906.3100</text:p>
      <text:p text:style-name="P1">564344.631687 , 5115185.07647 , 1912.2860</text:p>
      <text:p text:style-name="P1">564344.631687 , 5115286.1291 , 1942.9990</text:p>
      <text:p text:style-name="P1">564344.631687 , 5115387.18173 , 1964.3610</text:p>
      <text:p text:style-name="P1">564344.631687 , 5115488.23437 , 1993.2490</text:p>
      <text:p text:style-name="P1">564344.631687 , 5115589.287 , 2003.4350</text:p>
      <text:p text:style-name="P1">564344.631687 , 5115690.33963 , 2022.5910</text:p>
      <text:p text:style-name="P1">564344.631687 , 5115791.39226 , 2023.6650</text:p>
      <text:p text:style-name="P1">564344.631687 , 5115892.44489 , 2022.1270</text:p>
      <text:p text:style-name="P1">564344.631687 , 5115993.49752 , 2043.4510</text:p>
      <text:p text:style-name="P1">564344.631687 , 5116094.55015 , 2099.4210</text:p>
      <text:p text:style-name="P1">564344.631687 , 5116195.60279 , 2050.8630</text:p>
      <text:p text:style-name="P1">564344.631687 , 5116296.65542 , 2000.5560</text:p>
      <text:p text:style-name="P1">564344.631687 , 5116397.70805 , 1982.0820</text:p>
      <text:p text:style-name="P1">564344.631687 , 5116498.76068 , 1995.7300</text:p>
      <text:p text:style-name="P1">564344.631687 , 5116599.81331 , 1967.7190</text:p>
      <text:p text:style-name="P1">564344.631687 , 5116700.86594 , 1932.7850</text:p>
      <text:p text:style-name="P1">564344.631687 , 5116801.91858 , 1938.7730</text:p>
      <text:p text:style-name="P1">564344.631687 , 5116902.97121 , 1952.1370</text:p>
      <text:p text:style-name="P1">564344.631687 , 5117004.02384 , 1969.2990</text:p>
      <text:p text:style-name="P1">564344.631687 , 5117105.07647 , 1939.3970</text:p>
      <text:p text:style-name="P1">564344.631687 , 5117206.1291 , 1907.7820</text:p>
      <text:p text:style-name="P1">564344.631687 , 5117307.18173 , 1878.0950</text:p>
      <text:p text:style-name="P1">564344.631687 , 5117408.23437 , 1843.6440</text:p>
      <text:p text:style-name="P1">564344.631687 , 5117509.287 , 1809.8320</text:p>
      <text:p text:style-name="P1">564344.631687 , 5117610.33963 , 1781.2810</text:p>
      <text:p text:style-name="P1">564344.631687 , 5117711.39226 , 1746.4230</text:p>
      <text:p text:style-name="P1">564344.631687 , 5117812.44489 , 1734.6570</text:p>
      <text:p text:style-name="P1">564344.631687 , 5117913.49752 , 1699.1610</text:p>
      <text:p text:style-name="P1">564344.631687 , 5118014.55015 , 1673.8460</text:p>
      <text:p text:style-name="P1">564344.631687 , 5118115.60279 , 1644.6300</text:p>
      <text:p text:style-name="P1">564344.631687 , 5118216.65542 , 1598.0710</text:p>
      <text:p text:style-name="P1">564344.631687 , 5118317.70805 , 1572.2860</text:p>
      <text:p text:style-name="P1">564344.631687 , 5118418.76068 , 1551.6120</text:p>
      <text:p text:style-name="P1">564344.631687 , 5118519.81331 , 1508.3540</text:p>
      <text:p text:style-name="P1">564344.631687 , 5118620.86594 , 1490.9400</text:p>
      <text:p text:style-name="P1">564344.631687 , 5118721.91858 , 1461.1160</text:p>
      <text:p text:style-name="P1">564344.631687 , 5118822.97121 , 1442.4060</text:p>
      <text:p text:style-name="P1">564344.631687 , 5118924.02384 , 1405.1380</text:p>
      <text:p text:style-name="P1">564344.631687 , 5119025.07647 , 1393.0660</text:p>
      <text:p text:style-name="P1">564344.631687 , 5119126.1291 , 1409.8520</text:p>
      <text:p text:style-name="P1">564344.631687 , 5119227.18173 , 1395.5960</text:p>
      <text:p text:style-name="P1">564344.631687 , 5119328.23437 , 1375.5800</text:p>
      <text:p text:style-name="P1">564344.631687 , 5119429.287 , 1325.4470</text:p>
      <text:p text:style-name="P1">564344.631687 , 5119530.33963 , 1310.8560</text:p>
      <text:p text:style-name="P1">564344.631687 , 5119631.39226 , 1293.3620</text:p>
      <text:p text:style-name="P1">564344.631687 , 5119732.44489 , 1275.7550</text:p>
      <text:p text:style-name="P1">564344.631687 , 5119833.49752 , 1264.6220</text:p>
      <text:p text:style-name="P1">564344.631687 , 5119934.55015 , 1250.8850</text:p>
      <text:p text:style-name="P1">564344.631687 , 5120035.60279 , 1235.9290</text:p>
      <text:p text:style-name="P1">564344.631687 , 5120136.65542 , 1208.9140</text:p>
      <text:p text:style-name="P1">564344.631687 , 5120237.70805 , 1207.5730</text:p>
      <text:p text:style-name="P1"><text:soft-page-break/>564344.631687 , 5120338.76068 , 1171.7450</text:p>
      <text:p text:style-name="P1">564344.631687 , 5120439.81331 , 1173.7350</text:p>
      <text:p text:style-name="P1">564344.631687 , 5120540.86594 , 1160.4260</text:p>
      <text:p text:style-name="P1">564344.631687 , 5120641.91858 , 1154.8140</text:p>
      <text:p text:style-name="P1">564344.631687 , 5120742.97121 , 1144.5410</text:p>
      <text:p text:style-name="P1">564344.631687 , 5120844.02384 , 1138.3950</text:p>
      <text:p text:style-name="P1">564344.631687 , 5120945.07647 , 1127.2480</text:p>
      <text:p text:style-name="P1">564344.631687 , 5121046.1291 , -9999.0000</text:p>
      <text:p text:style-name="P1">564445.742798 , 5111446.1291 , 1139.7660</text:p>
      <text:p text:style-name="P1">564445.742798 , 5111547.18173 , 1148.5550</text:p>
      <text:p text:style-name="P1">564445.742798 , 5111648.23437 , 1157.6630</text:p>
      <text:p text:style-name="P1">564445.742798 , 5111749.287 , 1170.9310</text:p>
      <text:p text:style-name="P1">564445.742798 , 5111850.33963 , 1175.0420</text:p>
      <text:p text:style-name="P1">564445.742798 , 5111951.39226 , 1198.3720</text:p>
      <text:p text:style-name="P1">564445.742798 , 5112052.44489 , 1211.2410</text:p>
      <text:p text:style-name="P1">564445.742798 , 5112153.49752 , 1214.8070</text:p>
      <text:p text:style-name="P1">564445.742798 , 5112254.55015 , 1236.0160</text:p>
      <text:p text:style-name="P1">564445.742798 , 5112355.60279 , 1276.3520</text:p>
      <text:p text:style-name="P1">564445.742798 , 5112456.65542 , 1309.4040</text:p>
      <text:p text:style-name="P1">564445.742798 , 5112557.70805 , 1324.0520</text:p>
      <text:p text:style-name="P1">564445.742798 , 5112658.76068 , 1337.6630</text:p>
      <text:p text:style-name="P1">564445.742798 , 5112759.81331 , 1356.9950</text:p>
      <text:p text:style-name="P1">564445.742798 , 5112860.86594 , 1376.3580</text:p>
      <text:p text:style-name="P1">564445.742798 , 5112961.91858 , 1364.4480</text:p>
      <text:p text:style-name="P1">564445.742798 , 5113062.97121 , 1366.1670</text:p>
      <text:p text:style-name="P1">564445.742798 , 5113164.02384 , 1372.7480</text:p>
      <text:p text:style-name="P1">564445.742798 , 5113265.07647 , 1377.5360</text:p>
      <text:p text:style-name="P1">564445.742798 , 5113366.1291 , 1389.1880</text:p>
      <text:p text:style-name="P1">564445.742798 , 5113467.18173 , 1427.2760</text:p>
      <text:p text:style-name="P1">564445.742798 , 5113568.23437 , 1453.3460</text:p>
      <text:p text:style-name="P1">564445.742798 , 5113669.287 , 1474.2540</text:p>
      <text:p text:style-name="P1">564445.742798 , 5113770.33963 , 1500.2010</text:p>
      <text:p text:style-name="P1">564445.742798 , 5113871.39226 , 1503.3720</text:p>
      <text:p text:style-name="P1">564445.742798 , 5113972.44489 , 1549.9810</text:p>
      <text:p text:style-name="P1">564445.742798 , 5114073.49752 , 1561.8590</text:p>
      <text:p text:style-name="P1">564445.742798 , 5114174.55015 , 1562.4380</text:p>
      <text:p text:style-name="P1">564445.742798 , 5114275.60279 , 1591.5560</text:p>
      <text:p text:style-name="P1">564445.742798 , 5114376.65542 , 1625.3410</text:p>
      <text:p text:style-name="P1">564445.742798 , 5114477.70805 , 1661.4350</text:p>
      <text:p text:style-name="P1">564445.742798 , 5114578.76068 , 1684.6640</text:p>
      <text:p text:style-name="P1">564445.742798 , 5114679.81331 , 1717.8630</text:p>
      <text:p text:style-name="P1">564445.742798 , 5114780.86594 , 1757.8130</text:p>
      <text:p text:style-name="P1">564445.742798 , 5114881.91858 , 1795.8350</text:p>
      <text:p text:style-name="P1">564445.742798 , 5114982.97121 , 1828.4990</text:p>
      <text:p text:style-name="P1">564445.742798 , 5115084.02384 , 1858.9750</text:p>
      <text:p text:style-name="P1">564445.742798 , 5115185.07647 , 1878.4950</text:p>
      <text:p text:style-name="P1">564445.742798 , 5115286.1291 , 1904.9080</text:p>
      <text:p text:style-name="P1">564445.742798 , 5115387.18173 , 1922.4340</text:p>
      <text:p text:style-name="P1">564445.742798 , 5115488.23437 , 1934.9250</text:p>
      <text:p text:style-name="P1">564445.742798 , 5115589.287 , 1955.1780</text:p>
      <text:p text:style-name="P1">564445.742798 , 5115690.33963 , 1969.6600</text:p>
      <text:p text:style-name="P1">564445.742798 , 5115791.39226 , 1962.0560</text:p>
      <text:p text:style-name="P1"><text:soft-page-break/>564445.742798 , 5115892.44489 , 1969.1370</text:p>
      <text:p text:style-name="P1">564445.742798 , 5115993.49752 , 2006.1060</text:p>
      <text:p text:style-name="P1">564445.742798 , 5116094.55015 , 2062.2310</text:p>
      <text:p text:style-name="P1">564445.742798 , 5116195.60279 , 2038.5190</text:p>
      <text:p text:style-name="P1">564445.742798 , 5116296.65542 , 1998.0730</text:p>
      <text:p text:style-name="P1">564445.742798 , 5116397.70805 , 1963.6980</text:p>
      <text:p text:style-name="P1">564445.742798 , 5116498.76068 , 1950.3890</text:p>
      <text:p text:style-name="P1">564445.742798 , 5116599.81331 , 1934.7450</text:p>
      <text:p text:style-name="P1">564445.742798 , 5116700.86594 , 1887.6530</text:p>
      <text:p text:style-name="P1">564445.742798 , 5116801.91858 , 1892.2100</text:p>
      <text:p text:style-name="P1">564445.742798 , 5116902.97121 , 1893.3340</text:p>
      <text:p text:style-name="P1">564445.742798 , 5117004.02384 , 1937.0420</text:p>
      <text:p text:style-name="P1">564445.742798 , 5117105.07647 , 1915.3650</text:p>
      <text:p text:style-name="P1">564445.742798 , 5117206.1291 , 1889.6530</text:p>
      <text:p text:style-name="P1">564445.742798 , 5117307.18173 , 1862.7790</text:p>
      <text:p text:style-name="P1">564445.742798 , 5117408.23437 , 1822.7580</text:p>
      <text:p text:style-name="P1">564445.742798 , 5117509.287 , 1788.8250</text:p>
      <text:p text:style-name="P1">564445.742798 , 5117610.33963 , 1763.5940</text:p>
      <text:p text:style-name="P1">564445.742798 , 5117711.39226 , 1737.2160</text:p>
      <text:p text:style-name="P1">564445.742798 , 5117812.44489 , 1711.4330</text:p>
      <text:p text:style-name="P1">564445.742798 , 5117913.49752 , 1692.6920</text:p>
      <text:p text:style-name="P1">564445.742798 , 5118014.55015 , 1665.6110</text:p>
      <text:p text:style-name="P1">564445.742798 , 5118115.60279 , 1629.5000</text:p>
      <text:p text:style-name="P1">564445.742798 , 5118216.65542 , 1571.5780</text:p>
      <text:p text:style-name="P1">564445.742798 , 5118317.70805 , 1544.3860</text:p>
      <text:p text:style-name="P1">564445.742798 , 5118418.76068 , 1527.6360</text:p>
      <text:p text:style-name="P1">564445.742798 , 5118519.81331 , 1486.7090</text:p>
      <text:p text:style-name="P1">564445.742798 , 5118620.86594 , 1483.2600</text:p>
      <text:p text:style-name="P1">564445.742798 , 5118721.91858 , 1444.2410</text:p>
      <text:p text:style-name="P1">564445.742798 , 5118822.97121 , 1393.2600</text:p>
      <text:p text:style-name="P1">564445.742798 , 5118924.02384 , 1397.6270</text:p>
      <text:p text:style-name="P1">564445.742798 , 5119025.07647 , 1357.3870</text:p>
      <text:p text:style-name="P1">564445.742798 , 5119126.1291 , 1397.3520</text:p>
      <text:p text:style-name="P1">564445.742798 , 5119227.18173 , 1386.0800</text:p>
      <text:p text:style-name="P1">564445.742798 , 5119328.23437 , 1347.7850</text:p>
      <text:p text:style-name="P1">564445.742798 , 5119429.287 , 1318.3650</text:p>
      <text:p text:style-name="P1">564445.742798 , 5119530.33963 , 1302.8800</text:p>
      <text:p text:style-name="P1">564445.742798 , 5119631.39226 , 1292.2050</text:p>
      <text:p text:style-name="P1">564445.742798 , 5119732.44489 , 1277.3760</text:p>
      <text:p text:style-name="P1">564445.742798 , 5119833.49752 , 1265.5440</text:p>
      <text:p text:style-name="P1">564445.742798 , 5119934.55015 , 1259.9690</text:p>
      <text:p text:style-name="P1">564445.742798 , 5120035.60279 , 1250.5200</text:p>
      <text:p text:style-name="P1">564445.742798 , 5120136.65542 , 1232.3660</text:p>
      <text:p text:style-name="P1">564445.742798 , 5120237.70805 , 1211.3570</text:p>
      <text:p text:style-name="P1">564445.742798 , 5120338.76068 , 1189.2560</text:p>
      <text:p text:style-name="P1">564445.742798 , 5120439.81331 , 1165.1960</text:p>
      <text:p text:style-name="P1">564445.742798 , 5120540.86594 , 1155.0990</text:p>
      <text:p text:style-name="P1">564445.742798 , 5120641.91858 , 1153.1930</text:p>
      <text:p text:style-name="P1">564445.742798 , 5120742.97121 , 1141.1900</text:p>
      <text:p text:style-name="P1">564445.742798 , 5120844.02384 , 1131.7440</text:p>
      <text:p text:style-name="P1">564445.742798 , 5120945.07647 , 1124.8600</text:p>
      <text:p text:style-name="P1">564445.742798 , 5121046.1291 , -9999.0000</text:p>
      <text:p text:style-name="P1"><text:soft-page-break/>564546.853909 , 5111446.1291 , 1132.9090</text:p>
      <text:p text:style-name="P1">564546.853909 , 5111547.18173 , 1143.9690</text:p>
      <text:p text:style-name="P1">564546.853909 , 5111648.23437 , 1151.0600</text:p>
      <text:p text:style-name="P1">564546.853909 , 5111749.287 , 1156.2890</text:p>
      <text:p text:style-name="P1">564546.853909 , 5111850.33963 , 1167.7810</text:p>
      <text:p text:style-name="P1">564546.853909 , 5111951.39226 , 1188.4420</text:p>
      <text:p text:style-name="P1">564546.853909 , 5112052.44489 , 1199.1880</text:p>
      <text:p text:style-name="P1">564546.853909 , 5112153.49752 , 1211.7030</text:p>
      <text:p text:style-name="P1">564546.853909 , 5112254.55015 , 1245.0810</text:p>
      <text:p text:style-name="P1">564546.853909 , 5112355.60279 , 1274.7450</text:p>
      <text:p text:style-name="P1">564546.853909 , 5112456.65542 , 1298.0470</text:p>
      <text:p text:style-name="P1">564546.853909 , 5112557.70805 , 1316.0240</text:p>
      <text:p text:style-name="P1">564546.853909 , 5112658.76068 , 1328.6930</text:p>
      <text:p text:style-name="P1">564546.853909 , 5112759.81331 , 1327.8750</text:p>
      <text:p text:style-name="P1">564546.853909 , 5112860.86594 , 1308.0900</text:p>
      <text:p text:style-name="P1">564546.853909 , 5112961.91858 , 1337.7290</text:p>
      <text:p text:style-name="P1">564546.853909 , 5113062.97121 , 1355.5630</text:p>
      <text:p text:style-name="P1">564546.853909 , 5113164.02384 , 1365.7240</text:p>
      <text:p text:style-name="P1">564546.853909 , 5113265.07647 , 1376.7550</text:p>
      <text:p text:style-name="P1">564546.853909 , 5113366.1291 , 1390.4060</text:p>
      <text:p text:style-name="P1">564546.853909 , 5113467.18173 , 1407.6050</text:p>
      <text:p text:style-name="P1">564546.853909 , 5113568.23437 , 1432.5170</text:p>
      <text:p text:style-name="P1">564546.853909 , 5113669.287 , 1448.4220</text:p>
      <text:p text:style-name="P1">564546.853909 , 5113770.33963 , 1466.8070</text:p>
      <text:p text:style-name="P1">564546.853909 , 5113871.39226 , 1490.8880</text:p>
      <text:p text:style-name="P1">564546.853909 , 5113972.44489 , 1536.6090</text:p>
      <text:p text:style-name="P1">564546.853909 , 5114073.49752 , 1536.4830</text:p>
      <text:p text:style-name="P1">564546.853909 , 5114174.55015 , 1552.0940</text:p>
      <text:p text:style-name="P1">564546.853909 , 5114275.60279 , 1576.5630</text:p>
      <text:p text:style-name="P1">564546.853909 , 5114376.65542 , 1593.3400</text:p>
      <text:p text:style-name="P1">564546.853909 , 5114477.70805 , 1639.1440</text:p>
      <text:p text:style-name="P1">564546.853909 , 5114578.76068 , 1660.1090</text:p>
      <text:p text:style-name="P1">564546.853909 , 5114679.81331 , 1662.8140</text:p>
      <text:p text:style-name="P1">564546.853909 , 5114780.86594 , 1723.6610</text:p>
      <text:p text:style-name="P1">564546.853909 , 5114881.91858 , 1766.6410</text:p>
      <text:p text:style-name="P1">564546.853909 , 5114982.97121 , 1777.7260</text:p>
      <text:p text:style-name="P1">564546.853909 , 5115084.02384 , 1801.9330</text:p>
      <text:p text:style-name="P1">564546.853909 , 5115185.07647 , 1836.3130</text:p>
      <text:p text:style-name="P1">564546.853909 , 5115286.1291 , 1860.6610</text:p>
      <text:p text:style-name="P1">564546.853909 , 5115387.18173 , 1877.0390</text:p>
      <text:p text:style-name="P1">564546.853909 , 5115488.23437 , 1885.5160</text:p>
      <text:p text:style-name="P1">564546.853909 , 5115589.287 , 1903.4200</text:p>
      <text:p text:style-name="P1">564546.853909 , 5115690.33963 , 1929.5260</text:p>
      <text:p text:style-name="P1">564546.853909 , 5115791.39226 , 1929.5940</text:p>
      <text:p text:style-name="P1">564546.853909 , 5115892.44489 , 1931.1200</text:p>
      <text:p text:style-name="P1">564546.853909 , 5115993.49752 , 1980.0300</text:p>
      <text:p text:style-name="P1">564546.853909 , 5116094.55015 , 2017.6720</text:p>
      <text:p text:style-name="P1">564546.853909 , 5116195.60279 , 2010.7520</text:p>
      <text:p text:style-name="P1">564546.853909 , 5116296.65542 , 1964.6550</text:p>
      <text:p text:style-name="P1">564546.853909 , 5116397.70805 , 1935.7500</text:p>
      <text:p text:style-name="P1">564546.853909 , 5116498.76068 , 1917.6780</text:p>
      <text:p text:style-name="P1">564546.853909 , 5116599.81331 , 1910.7630</text:p>
      <text:p text:style-name="P1"><text:soft-page-break/>564546.853909 , 5116700.86594 , 1884.6560</text:p>
      <text:p text:style-name="P1">564546.853909 , 5116801.91858 , 1830.0720</text:p>
      <text:p text:style-name="P1">564546.853909 , 5116902.97121 , 1847.2880</text:p>
      <text:p text:style-name="P1">564546.853909 , 5117004.02384 , 1877.6560</text:p>
      <text:p text:style-name="P1">564546.853909 , 5117105.07647 , 1892.8830</text:p>
      <text:p text:style-name="P1">564546.853909 , 5117206.1291 , 1866.6210</text:p>
      <text:p text:style-name="P1">564546.853909 , 5117307.18173 , 1840.9840</text:p>
      <text:p text:style-name="P1">564546.853909 , 5117408.23437 , 1809.9390</text:p>
      <text:p text:style-name="P1">564546.853909 , 5117509.287 , 1773.9620</text:p>
      <text:p text:style-name="P1">564546.853909 , 5117610.33963 , 1744.2030</text:p>
      <text:p text:style-name="P1">564546.853909 , 5117711.39226 , 1728.5860</text:p>
      <text:p text:style-name="P1">564546.853909 , 5117812.44489 , 1691.8480</text:p>
      <text:p text:style-name="P1">564546.853909 , 5117913.49752 , 1645.7500</text:p>
      <text:p text:style-name="P1">564546.853909 , 5118014.55015 , 1651.6060</text:p>
      <text:p text:style-name="P1">564546.853909 , 5118115.60279 , 1608.6230</text:p>
      <text:p text:style-name="P1">564546.853909 , 5118216.65542 , 1543.2810</text:p>
      <text:p text:style-name="P1">564546.853909 , 5118317.70805 , 1515.9360</text:p>
      <text:p text:style-name="P1">564546.853909 , 5118418.76068 , 1493.3370</text:p>
      <text:p text:style-name="P1">564546.853909 , 5118519.81331 , 1465.6880</text:p>
      <text:p text:style-name="P1">564546.853909 , 5118620.86594 , 1450.4330</text:p>
      <text:p text:style-name="P1">564546.853909 , 5118721.91858 , 1423.8170</text:p>
      <text:p text:style-name="P1">564546.853909 , 5118822.97121 , 1395.3280</text:p>
      <text:p text:style-name="P1">564546.853909 , 5118924.02384 , 1361.5520</text:p>
      <text:p text:style-name="P1">564546.853909 , 5119025.07647 , 1339.1850</text:p>
      <text:p text:style-name="P1">564546.853909 , 5119126.1291 , 1366.7030</text:p>
      <text:p text:style-name="P1">564546.853909 , 5119227.18173 , 1359.7380</text:p>
      <text:p text:style-name="P1">564546.853909 , 5119328.23437 , 1340.3300</text:p>
      <text:p text:style-name="P1">564546.853909 , 5119429.287 , 1316.4220</text:p>
      <text:p text:style-name="P1">564546.853909 , 5119530.33963 , 1297.1880</text:p>
      <text:p text:style-name="P1">564546.853909 , 5119631.39226 , 1277.7880</text:p>
      <text:p text:style-name="P1">564546.853909 , 5119732.44489 , 1269.8130</text:p>
      <text:p text:style-name="P1">564546.853909 , 5119833.49752 , 1260.9640</text:p>
      <text:p text:style-name="P1">564546.853909 , 5119934.55015 , 1251.2960</text:p>
      <text:p text:style-name="P1">564546.853909 , 5120035.60279 , 1240.0310</text:p>
      <text:p text:style-name="P1">564546.853909 , 5120136.65542 , 1229.6410</text:p>
      <text:p text:style-name="P1">564546.853909 , 5120237.70805 , 1217.3720</text:p>
      <text:p text:style-name="P1">564546.853909 , 5120338.76068 , 1201.0160</text:p>
      <text:p text:style-name="P1">564546.853909 , 5120439.81331 , 1174.8840</text:p>
      <text:p text:style-name="P1">564546.853909 , 5120540.86594 , 1140.3470</text:p>
      <text:p text:style-name="P1">564546.853909 , 5120641.91858 , 1139.1720</text:p>
      <text:p text:style-name="P1">564546.853909 , 5120742.97121 , 1136.9730</text:p>
      <text:p text:style-name="P1">564546.853909 , 5120844.02384 , 1126.0460</text:p>
      <text:p text:style-name="P1">564546.853909 , 5120945.07647 , 1118.5940</text:p>
      <text:p text:style-name="P1">564546.853909 , 5121046.1291 , -9999.0000</text:p>
      <text:p text:style-name="P1">564647.96502 , 5111446.1291 , 1124.5580</text:p>
      <text:p text:style-name="P1">564647.96502 , 5111547.18173 , 1129.5960</text:p>
      <text:p text:style-name="P1">564647.96502 , 5111648.23437 , 1144.2600</text:p>
      <text:p text:style-name="P1">564647.96502 , 5111749.287 , 1157.4140</text:p>
      <text:p text:style-name="P1">564647.96502 , 5111850.33963 , 1174.0080</text:p>
      <text:p text:style-name="P1">564647.96502 , 5111951.39226 , 1187.5140</text:p>
      <text:p text:style-name="P1">564647.96502 , 5112052.44489 , 1192.0060</text:p>
      <text:p text:style-name="P1">564647.96502 , 5112153.49752 , 1229.6730</text:p>
      <text:p text:style-name="P1"><text:soft-page-break/>564647.96502 , 5112254.55015 , 1250.0720</text:p>
      <text:p text:style-name="P1">564647.96502 , 5112355.60279 , 1264.6510</text:p>
      <text:p text:style-name="P1">564647.96502 , 5112456.65542 , 1274.9800</text:p>
      <text:p text:style-name="P1">564647.96502 , 5112557.70805 , 1286.4580</text:p>
      <text:p text:style-name="P1">564647.96502 , 5112658.76068 , 1282.5290</text:p>
      <text:p text:style-name="P1">564647.96502 , 5112759.81331 , 1303.3410</text:p>
      <text:p text:style-name="P1">564647.96502 , 5112860.86594 , 1331.2120</text:p>
      <text:p text:style-name="P1">564647.96502 , 5112961.91858 , 1333.6030</text:p>
      <text:p text:style-name="P1">564647.96502 , 5113062.97121 , 1354.1750</text:p>
      <text:p text:style-name="P1">564647.96502 , 5113164.02384 , 1367.6030</text:p>
      <text:p text:style-name="P1">564647.96502 , 5113265.07647 , 1380.0690</text:p>
      <text:p text:style-name="P1">564647.96502 , 5113366.1291 , 1391.1400</text:p>
      <text:p text:style-name="P1">564647.96502 , 5113467.18173 , 1406.5650</text:p>
      <text:p text:style-name="P1">564647.96502 , 5113568.23437 , 1426.9520</text:p>
      <text:p text:style-name="P1">564647.96502 , 5113669.287 , 1443.0200</text:p>
      <text:p text:style-name="P1">564647.96502 , 5113770.33963 , 1446.4920</text:p>
      <text:p text:style-name="P1">564647.96502 , 5113871.39226 , 1501.2970</text:p>
      <text:p text:style-name="P1">564647.96502 , 5113972.44489 , 1515.1660</text:p>
      <text:p text:style-name="P1">564647.96502 , 5114073.49752 , 1512.1170</text:p>
      <text:p text:style-name="P1">564647.96502 , 5114174.55015 , 1533.2750</text:p>
      <text:p text:style-name="P1">564647.96502 , 5114275.60279 , 1551.6350</text:p>
      <text:p text:style-name="P1">564647.96502 , 5114376.65542 , 1572.6210</text:p>
      <text:p text:style-name="P1">564647.96502 , 5114477.70805 , 1597.7520</text:p>
      <text:p text:style-name="P1">564647.96502 , 5114578.76068 , 1612.5450</text:p>
      <text:p text:style-name="P1">564647.96502 , 5114679.81331 , 1649.1140</text:p>
      <text:p text:style-name="P1">564647.96502 , 5114780.86594 , 1693.3170</text:p>
      <text:p text:style-name="P1">564647.96502 , 5114881.91858 , 1703.4930</text:p>
      <text:p text:style-name="P1">564647.96502 , 5114982.97121 , 1717.7010</text:p>
      <text:p text:style-name="P1">564647.96502 , 5115084.02384 , 1768.0600</text:p>
      <text:p text:style-name="P1">564647.96502 , 5115185.07647 , 1793.9990</text:p>
      <text:p text:style-name="P1">564647.96502 , 5115286.1291 , 1815.5950</text:p>
      <text:p text:style-name="P1">564647.96502 , 5115387.18173 , 1834.9590</text:p>
      <text:p text:style-name="P1">564647.96502 , 5115488.23437 , 1842.8920</text:p>
      <text:p text:style-name="P1">564647.96502 , 5115589.287 , 1855.0730</text:p>
      <text:p text:style-name="P1">564647.96502 , 5115690.33963 , 1886.6670</text:p>
      <text:p text:style-name="P1">564647.96502 , 5115791.39226 , 1900.9430</text:p>
      <text:p text:style-name="P1">564647.96502 , 5115892.44489 , 1920.3480</text:p>
      <text:p text:style-name="P1">564647.96502 , 5115993.49752 , 1960.7710</text:p>
      <text:p text:style-name="P1">564647.96502 , 5116094.55015 , 1989.3360</text:p>
      <text:p text:style-name="P1">564647.96502 , 5116195.60279 , 1970.3220</text:p>
      <text:p text:style-name="P1">564647.96502 , 5116296.65542 , 1916.3500</text:p>
      <text:p text:style-name="P1">564647.96502 , 5116397.70805 , 1876.7230</text:p>
      <text:p text:style-name="P1">564647.96502 , 5116498.76068 , 1887.5380</text:p>
      <text:p text:style-name="P1">564647.96502 , 5116599.81331 , 1871.2390</text:p>
      <text:p text:style-name="P1">564647.96502 , 5116700.86594 , 1857.8580</text:p>
      <text:p text:style-name="P1">564647.96502 , 5116801.91858 , 1815.6840</text:p>
      <text:p text:style-name="P1">564647.96502 , 5116902.97121 , 1778.6730</text:p>
      <text:p text:style-name="P1">564647.96502 , 5117004.02384 , 1808.6340</text:p>
      <text:p text:style-name="P1">564647.96502 , 5117105.07647 , 1833.8130</text:p>
      <text:p text:style-name="P1">564647.96502 , 5117206.1291 , 1823.6130</text:p>
      <text:p text:style-name="P1">564647.96502 , 5117307.18173 , 1795.5900</text:p>
      <text:p text:style-name="P1">564647.96502 , 5117408.23437 , 1782.4600</text:p>
      <text:p text:style-name="P1"><text:soft-page-break/>564647.96502 , 5117509.287 , 1757.1620</text:p>
      <text:p text:style-name="P1">564647.96502 , 5117610.33963 , 1708.2260</text:p>
      <text:p text:style-name="P1">564647.96502 , 5117711.39226 , 1717.6890</text:p>
      <text:p text:style-name="P1">564647.96502 , 5117812.44489 , 1677.5490</text:p>
      <text:p text:style-name="P1">564647.96502 , 5117913.49752 , 1615.1340</text:p>
      <text:p text:style-name="P1">564647.96502 , 5118014.55015 , 1586.1830</text:p>
      <text:p text:style-name="P1">564647.96502 , 5118115.60279 , 1590.4850</text:p>
      <text:p text:style-name="P1">564647.96502 , 5118216.65542 , 1553.5340</text:p>
      <text:p text:style-name="P1">564647.96502 , 5118317.70805 , 1501.6850</text:p>
      <text:p text:style-name="P1">564647.96502 , 5118418.76068 , 1478.9360</text:p>
      <text:p text:style-name="P1">564647.96502 , 5118519.81331 , 1442.0460</text:p>
      <text:p text:style-name="P1">564647.96502 , 5118620.86594 , 1420.1100</text:p>
      <text:p text:style-name="P1">564647.96502 , 5118721.91858 , 1401.1230</text:p>
      <text:p text:style-name="P1">564647.96502 , 5118822.97121 , 1380.8000</text:p>
      <text:p text:style-name="P1">564647.96502 , 5118924.02384 , 1352.8020</text:p>
      <text:p text:style-name="P1">564647.96502 , 5119025.07647 , 1319.0040</text:p>
      <text:p text:style-name="P1">564647.96502 , 5119126.1291 , 1301.9650</text:p>
      <text:p text:style-name="P1">564647.96502 , 5119227.18173 , 1320.6710</text:p>
      <text:p text:style-name="P1">564647.96502 , 5119328.23437 , 1304.3880</text:p>
      <text:p text:style-name="P1">564647.96502 , 5119429.287 , 1291.8480</text:p>
      <text:p text:style-name="P1">564647.96502 , 5119530.33963 , 1278.5230</text:p>
      <text:p text:style-name="P1">564647.96502 , 5119631.39226 , 1271.0800</text:p>
      <text:p text:style-name="P1">564647.96502 , 5119732.44489 , 1260.8850</text:p>
      <text:p text:style-name="P1">564647.96502 , 5119833.49752 , 1255.6440</text:p>
      <text:p text:style-name="P1">564647.96502 , 5119934.55015 , 1246.1480</text:p>
      <text:p text:style-name="P1">564647.96502 , 5120035.60279 , 1241.7150</text:p>
      <text:p text:style-name="P1">564647.96502 , 5120136.65542 , 1235.1730</text:p>
      <text:p text:style-name="P1">564647.96502 , 5120237.70805 , 1224.6220</text:p>
      <text:p text:style-name="P1">564647.96502 , 5120338.76068 , 1210.7380</text:p>
      <text:p text:style-name="P1">564647.96502 , 5120439.81331 , 1183.3600</text:p>
      <text:p text:style-name="P1">564647.96502 , 5120540.86594 , 1139.9620</text:p>
      <text:p text:style-name="P1">564647.96502 , 5120641.91858 , 1133.8830</text:p>
      <text:p text:style-name="P1">564647.96502 , 5120742.97121 , 1121.7380</text:p>
      <text:p text:style-name="P1">564647.96502 , 5120844.02384 , 1117.8160</text:p>
      <text:p text:style-name="P1">564647.96502 , 5120945.07647 , 1111.2810</text:p>
      <text:p text:style-name="P1">564647.96502 , 5121046.1291 , -9999.0000</text:p>
      <text:p text:style-name="P1">564749.076131 , 5111446.1291 , 1120.9090</text:p>
      <text:p text:style-name="P1">564749.076131 , 5111547.18173 , 1129.2920</text:p>
      <text:p text:style-name="P1">564749.076131 , 5111648.23437 , 1142.6810</text:p>
      <text:p text:style-name="P1">564749.076131 , 5111749.287 , 1149.9170</text:p>
      <text:p text:style-name="P1">564749.076131 , 5111850.33963 , 1159.8300</text:p>
      <text:p text:style-name="P1">564749.076131 , 5111951.39226 , 1172.8920</text:p>
      <text:p text:style-name="P1">564749.076131 , 5112052.44489 , 1208.6370</text:p>
      <text:p text:style-name="P1">564749.076131 , 5112153.49752 , 1220.3810</text:p>
      <text:p text:style-name="P1">564749.076131 , 5112254.55015 , 1236.4950</text:p>
      <text:p text:style-name="P1">564749.076131 , 5112355.60279 , 1246.6460</text:p>
      <text:p text:style-name="P1">564749.076131 , 5112456.65542 , 1246.2490</text:p>
      <text:p text:style-name="P1">564749.076131 , 5112557.70805 , 1245.0110</text:p>
      <text:p text:style-name="P1">564749.076131 , 5112658.76068 , 1270.8440</text:p>
      <text:p text:style-name="P1">564749.076131 , 5112759.81331 , 1290.1230</text:p>
      <text:p text:style-name="P1">564749.076131 , 5112860.86594 , 1306.0010</text:p>
      <text:p text:style-name="P1">564749.076131 , 5112961.91858 , 1341.6210</text:p>
      <text:p text:style-name="P1"><text:soft-page-break/>564749.076131 , 5113062.97121 , 1353.6130</text:p>
      <text:p text:style-name="P1">564749.076131 , 5113164.02384 , 1361.9630</text:p>
      <text:p text:style-name="P1">564749.076131 , 5113265.07647 , 1380.7180</text:p>
      <text:p text:style-name="P1">564749.076131 , 5113366.1291 , 1396.4480</text:p>
      <text:p text:style-name="P1">564749.076131 , 5113467.18173 , 1406.9400</text:p>
      <text:p text:style-name="P1">564749.076131 , 5113568.23437 , 1423.4510</text:p>
      <text:p text:style-name="P1">564749.076131 , 5113669.287 , 1429.4150</text:p>
      <text:p text:style-name="P1">564749.076131 , 5113770.33963 , 1451.9550</text:p>
      <text:p text:style-name="P1">564749.076131 , 5113871.39226 , 1472.8440</text:p>
      <text:p text:style-name="P1">564749.076131 , 5113972.44489 , 1480.5170</text:p>
      <text:p text:style-name="P1">564749.076131 , 5114073.49752 , 1490.2650</text:p>
      <text:p text:style-name="P1">564749.076131 , 5114174.55015 , 1505.9480</text:p>
      <text:p text:style-name="P1">564749.076131 , 5114275.60279 , 1519.5230</text:p>
      <text:p text:style-name="P1">564749.076131 , 5114376.65542 , 1538.5890</text:p>
      <text:p text:style-name="P1">564749.076131 , 5114477.70805 , 1572.7380</text:p>
      <text:p text:style-name="P1">564749.076131 , 5114578.76068 , 1605.9340</text:p>
      <text:p text:style-name="P1">564749.076131 , 5114679.81331 , 1622.9220</text:p>
      <text:p text:style-name="P1">564749.076131 , 5114780.86594 , 1643.1460</text:p>
      <text:p text:style-name="P1">564749.076131 , 5114881.91858 , 1659.8210</text:p>
      <text:p text:style-name="P1">564749.076131 , 5114982.97121 , 1688.5750</text:p>
      <text:p text:style-name="P1">564749.076131 , 5115084.02384 , 1720.9860</text:p>
      <text:p text:style-name="P1">564749.076131 , 5115185.07647 , 1745.2670</text:p>
      <text:p text:style-name="P1">564749.076131 , 5115286.1291 , 1771.3220</text:p>
      <text:p text:style-name="P1">564749.076131 , 5115387.18173 , 1791.2800</text:p>
      <text:p text:style-name="P1">564749.076131 , 5115488.23437 , 1797.4050</text:p>
      <text:p text:style-name="P1">564749.076131 , 5115589.287 , 1817.0750</text:p>
      <text:p text:style-name="P1">564749.076131 , 5115690.33963 , 1842.6950</text:p>
      <text:p text:style-name="P1">564749.076131 , 5115791.39226 , 1858.8540</text:p>
      <text:p text:style-name="P1">564749.076131 , 5115892.44489 , 1894.6870</text:p>
      <text:p text:style-name="P1">564749.076131 , 5115993.49752 , 1929.2110</text:p>
      <text:p text:style-name="P1">564749.076131 , 5116094.55015 , 1943.1760</text:p>
      <text:p text:style-name="P1">564749.076131 , 5116195.60279 , 1920.9580</text:p>
      <text:p text:style-name="P1">564749.076131 , 5116296.65542 , 1863.6130</text:p>
      <text:p text:style-name="P1">564749.076131 , 5116397.70805 , 1825.0550</text:p>
      <text:p text:style-name="P1">564749.076131 , 5116498.76068 , 1820.7170</text:p>
      <text:p text:style-name="P1">564749.076131 , 5116599.81331 , 1820.3130</text:p>
      <text:p text:style-name="P1">564749.076131 , 5116700.86594 , 1817.0330</text:p>
      <text:p text:style-name="P1">564749.076131 , 5116801.91858 , 1785.2320</text:p>
      <text:p text:style-name="P1">564749.076131 , 5116902.97121 , 1723.9690</text:p>
      <text:p text:style-name="P1">564749.076131 , 5117004.02384 , 1756.2080</text:p>
      <text:p text:style-name="P1">564749.076131 , 5117105.07647 , 1781.4810</text:p>
      <text:p text:style-name="P1">564749.076131 , 5117206.1291 , 1772.7890</text:p>
      <text:p text:style-name="P1">564749.076131 , 5117307.18173 , 1736.9780</text:p>
      <text:p text:style-name="P1">564749.076131 , 5117408.23437 , 1728.0210</text:p>
      <text:p text:style-name="P1">564749.076131 , 5117509.287 , 1723.1020</text:p>
      <text:p text:style-name="P1">564749.076131 , 5117610.33963 , 1703.0430</text:p>
      <text:p text:style-name="P1">564749.076131 , 5117711.39226 , 1669.8720</text:p>
      <text:p text:style-name="P1">564749.076131 , 5117812.44489 , 1649.6830</text:p>
      <text:p text:style-name="P1">564749.076131 , 5117913.49752 , 1598.4260</text:p>
      <text:p text:style-name="P1">564749.076131 , 5118014.55015 , 1556.1630</text:p>
      <text:p text:style-name="P1">564749.076131 , 5118115.60279 , 1561.1580</text:p>
      <text:p text:style-name="P1">564749.076131 , 5118216.65542 , 1538.4140</text:p>
      <text:p text:style-name="P1"><text:soft-page-break/>564749.076131 , 5118317.70805 , 1497.3040</text:p>
      <text:p text:style-name="P1">564749.076131 , 5118418.76068 , 1457.7040</text:p>
      <text:p text:style-name="P1">564749.076131 , 5118519.81331 , 1448.6910</text:p>
      <text:p text:style-name="P1">564749.076131 , 5118620.86594 , 1442.3260</text:p>
      <text:p text:style-name="P1">564749.076131 , 5118721.91858 , 1402.0950</text:p>
      <text:p text:style-name="P1">564749.076131 , 5118822.97121 , 1383.2340</text:p>
      <text:p text:style-name="P1">564749.076131 , 5118924.02384 , 1343.3160</text:p>
      <text:p text:style-name="P1">564749.076131 , 5119025.07647 , 1317.3620</text:p>
      <text:p text:style-name="P1">564749.076131 , 5119126.1291 , 1297.8210</text:p>
      <text:p text:style-name="P1">564749.076131 , 5119227.18173 , 1272.1980</text:p>
      <text:p text:style-name="P1">564749.076131 , 5119328.23437 , 1273.5730</text:p>
      <text:p text:style-name="P1">564749.076131 , 5119429.287 , 1251.3960</text:p>
      <text:p text:style-name="P1">564749.076131 , 5119530.33963 , 1262.2660</text:p>
      <text:p text:style-name="P1">564749.076131 , 5119631.39226 , 1257.1040</text:p>
      <text:p text:style-name="P1">564749.076131 , 5119732.44489 , 1248.4550</text:p>
      <text:p text:style-name="P1">564749.076131 , 5119833.49752 , 1245.4950</text:p>
      <text:p text:style-name="P1">564749.076131 , 5119934.55015 , 1238.2350</text:p>
      <text:p text:style-name="P1">564749.076131 , 5120035.60279 , 1232.1360</text:p>
      <text:p text:style-name="P1">564749.076131 , 5120136.65542 , 1224.8700</text:p>
      <text:p text:style-name="P1">564749.076131 , 5120237.70805 , 1215.5810</text:p>
      <text:p text:style-name="P1">564749.076131 , 5120338.76068 , 1206.0400</text:p>
      <text:p text:style-name="P1">564749.076131 , 5120439.81331 , 1191.9900</text:p>
      <text:p text:style-name="P1">564749.076131 , 5120540.86594 , 1142.7020</text:p>
      <text:p text:style-name="P1">564749.076131 , 5120641.91858 , 1122.1540</text:p>
      <text:p text:style-name="P1">564749.076131 , 5120742.97121 , 1116.6590</text:p>
      <text:p text:style-name="P1">564749.076131 , 5120844.02384 , 1110.1740</text:p>
      <text:p text:style-name="P1">564749.076131 , 5120945.07647 , 1103.1670</text:p>
      <text:p text:style-name="P1">564749.076131 , 5121046.1291 , -9999.0000</text:p>
      <text:p text:style-name="P1">564850.187243 , 5111446.1291 , 1105.4710</text:p>
      <text:p text:style-name="P1">564850.187243 , 5111547.18173 , 1120.5310</text:p>
      <text:p text:style-name="P1">564850.187243 , 5111648.23437 , 1127.0330</text:p>
      <text:p text:style-name="P1">564850.187243 , 5111749.287 , 1137.1460</text:p>
      <text:p text:style-name="P1">564850.187243 , 5111850.33963 , 1150.4220</text:p>
      <text:p text:style-name="P1">564850.187243 , 5111951.39226 , 1157.3660</text:p>
      <text:p text:style-name="P1">564850.187243 , 5112052.44489 , 1200.5400</text:p>
      <text:p text:style-name="P1">564850.187243 , 5112153.49752 , 1207.7970</text:p>
      <text:p text:style-name="P1">564850.187243 , 5112254.55015 , 1218.2530</text:p>
      <text:p text:style-name="P1">564850.187243 , 5112355.60279 , 1206.5200</text:p>
      <text:p text:style-name="P1">564850.187243 , 5112456.65542 , 1210.2970</text:p>
      <text:p text:style-name="P1">564850.187243 , 5112557.70805 , 1271.6230</text:p>
      <text:p text:style-name="P1">564850.187243 , 5112658.76068 , 1307.9270</text:p>
      <text:p text:style-name="P1">564850.187243 , 5112759.81331 , 1332.5160</text:p>
      <text:p text:style-name="P1">564850.187243 , 5112860.86594 , 1343.1160</text:p>
      <text:p text:style-name="P1">564850.187243 , 5112961.91858 , 1357.1550</text:p>
      <text:p text:style-name="P1">564850.187243 , 5113062.97121 , 1362.7970</text:p>
      <text:p text:style-name="P1">564850.187243 , 5113164.02384 , 1378.8710</text:p>
      <text:p text:style-name="P1">564850.187243 , 5113265.07647 , 1379.6620</text:p>
      <text:p text:style-name="P1">564850.187243 , 5113366.1291 , 1392.8440</text:p>
      <text:p text:style-name="P1">564850.187243 , 5113467.18173 , 1404.5500</text:p>
      <text:p text:style-name="P1">564850.187243 , 5113568.23437 , 1413.2490</text:p>
      <text:p text:style-name="P1">564850.187243 , 5113669.287 , 1422.7190</text:p>
      <text:p text:style-name="P1">564850.187243 , 5113770.33963 , 1442.7300</text:p>
      <text:p text:style-name="P1"><text:soft-page-break/>564850.187243 , 5113871.39226 , 1453.0360</text:p>
      <text:p text:style-name="P1">564850.187243 , 5113972.44489 , 1461.5470</text:p>
      <text:p text:style-name="P1">564850.187243 , 5114073.49752 , 1475.3990</text:p>
      <text:p text:style-name="P1">564850.187243 , 5114174.55015 , 1490.7450</text:p>
      <text:p text:style-name="P1">564850.187243 , 5114275.60279 , 1498.7970</text:p>
      <text:p text:style-name="P1">564850.187243 , 5114376.65542 , 1522.9180</text:p>
      <text:p text:style-name="P1">564850.187243 , 5114477.70805 , 1557.3660</text:p>
      <text:p text:style-name="P1">564850.187243 , 5114578.76068 , 1579.1880</text:p>
      <text:p text:style-name="P1">564850.187243 , 5114679.81331 , 1587.2780</text:p>
      <text:p text:style-name="P1">564850.187243 , 5114780.86594 , 1603.5490</text:p>
      <text:p text:style-name="P1">564850.187243 , 5114881.91858 , 1628.2190</text:p>
      <text:p text:style-name="P1">564850.187243 , 5114982.97121 , 1654.7660</text:p>
      <text:p text:style-name="P1">564850.187243 , 5115084.02384 , 1692.9860</text:p>
      <text:p text:style-name="P1">564850.187243 , 5115185.07647 , 1723.2340</text:p>
      <text:p text:style-name="P1">564850.187243 , 5115286.1291 , 1743.2530</text:p>
      <text:p text:style-name="P1">564850.187243 , 5115387.18173 , 1760.6940</text:p>
      <text:p text:style-name="P1">564850.187243 , 5115488.23437 , 1763.8590</text:p>
      <text:p text:style-name="P1">564850.187243 , 5115589.287 , 1782.6080</text:p>
      <text:p text:style-name="P1">564850.187243 , 5115690.33963 , 1793.6450</text:p>
      <text:p text:style-name="P1">564850.187243 , 5115791.39226 , 1830.2810</text:p>
      <text:p text:style-name="P1">564850.187243 , 5115892.44489 , 1868.9110</text:p>
      <text:p text:style-name="P1">564850.187243 , 5115993.49752 , 1876.4920</text:p>
      <text:p text:style-name="P1">564850.187243 , 5116094.55015 , 1897.5310</text:p>
      <text:p text:style-name="P1">564850.187243 , 5116195.60279 , 1872.2480</text:p>
      <text:p text:style-name="P1">564850.187243 , 5116296.65542 , 1828.9900</text:p>
      <text:p text:style-name="P1">564850.187243 , 5116397.70805 , 1795.7500</text:p>
      <text:p text:style-name="P1">564850.187243 , 5116498.76068 , 1793.5200</text:p>
      <text:p text:style-name="P1">564850.187243 , 5116599.81331 , 1782.2800</text:p>
      <text:p text:style-name="P1">564850.187243 , 5116700.86594 , 1784.5470</text:p>
      <text:p text:style-name="P1">564850.187243 , 5116801.91858 , 1769.4160</text:p>
      <text:p text:style-name="P1">564850.187243 , 5116902.97121 , 1697.0400</text:p>
      <text:p text:style-name="P1">564850.187243 , 5117004.02384 , 1717.0310</text:p>
      <text:p text:style-name="P1">564850.187243 , 5117105.07647 , 1725.0410</text:p>
      <text:p text:style-name="P1">564850.187243 , 5117206.1291 , 1730.7750</text:p>
      <text:p text:style-name="P1">564850.187243 , 5117307.18173 , 1714.1090</text:p>
      <text:p text:style-name="P1">564850.187243 , 5117408.23437 , 1673.5380</text:p>
      <text:p text:style-name="P1">564850.187243 , 5117509.287 , 1682.7600</text:p>
      <text:p text:style-name="P1">564850.187243 , 5117610.33963 , 1632.5160</text:p>
      <text:p text:style-name="P1">564850.187243 , 5117711.39226 , 1635.2710</text:p>
      <text:p text:style-name="P1">564850.187243 , 5117812.44489 , 1625.9560</text:p>
      <text:p text:style-name="P1">564850.187243 , 5117913.49752 , 1603.3440</text:p>
      <text:p text:style-name="P1">564850.187243 , 5118014.55015 , 1578.2110</text:p>
      <text:p text:style-name="P1">564850.187243 , 5118115.60279 , 1538.1570</text:p>
      <text:p text:style-name="P1">564850.187243 , 5118216.65542 , 1500.4060</text:p>
      <text:p text:style-name="P1">564850.187243 , 5118317.70805 , 1496.0630</text:p>
      <text:p text:style-name="P1">564850.187243 , 5118418.76068 , 1455.3440</text:p>
      <text:p text:style-name="P1">564850.187243 , 5118519.81331 , 1441.3280</text:p>
      <text:p text:style-name="P1">564850.187243 , 5118620.86594 , 1428.2240</text:p>
      <text:p text:style-name="P1">564850.187243 , 5118721.91858 , 1389.8220</text:p>
      <text:p text:style-name="P1">564850.187243 , 5118822.97121 , 1371.4220</text:p>
      <text:p text:style-name="P1">564850.187243 , 5118924.02384 , 1343.6350</text:p>
      <text:p text:style-name="P1">564850.187243 , 5119025.07647 , 1327.2240</text:p>
      <text:p text:style-name="P1"><text:soft-page-break/>564850.187243 , 5119126.1291 , 1313.9060</text:p>
      <text:p text:style-name="P1">564850.187243 , 5119227.18173 , 1296.4260</text:p>
      <text:p text:style-name="P1">564850.187243 , 5119328.23437 , 1271.2670</text:p>
      <text:p text:style-name="P1">564850.187243 , 5119429.287 , 1255.4690</text:p>
      <text:p text:style-name="P1">564850.187243 , 5119530.33963 , 1226.4400</text:p>
      <text:p text:style-name="P1">564850.187243 , 5119631.39226 , 1202.1420</text:p>
      <text:p text:style-name="P1">564850.187243 , 5119732.44489 , 1200.8590</text:p>
      <text:p text:style-name="P1">564850.187243 , 5119833.49752 , 1213.7380</text:p>
      <text:p text:style-name="P1">564850.187243 , 5119934.55015 , 1217.6590</text:p>
      <text:p text:style-name="P1">564850.187243 , 5120035.60279 , 1213.4530</text:p>
      <text:p text:style-name="P1">564850.187243 , 5120136.65542 , 1206.7420</text:p>
      <text:p text:style-name="P1">564850.187243 , 5120237.70805 , 1199.7760</text:p>
      <text:p text:style-name="P1">564850.187243 , 5120338.76068 , 1195.3910</text:p>
      <text:p text:style-name="P1">564850.187243 , 5120439.81331 , 1180.5360</text:p>
      <text:p text:style-name="P1">564850.187243 , 5120540.86594 , 1136.5160</text:p>
      <text:p text:style-name="P1">564850.187243 , 5120641.91858 , 1110.8590</text:p>
      <text:p text:style-name="P1">564850.187243 , 5120742.97121 , 1111.7760</text:p>
      <text:p text:style-name="P1">564850.187243 , 5120844.02384 , 1102.7290</text:p>
      <text:p text:style-name="P1">564850.187243 , 5120945.07647 , 1097.3590</text:p>
      <text:p text:style-name="P1">564850.187243 , 5121046.1291 , 1092.0000</text:p>
      <text:p text:style-name="P1">564951.298354 , 5111446.1291 , 1103.0740</text:p>
      <text:p text:style-name="P1">564951.298354 , 5111547.18173 , 1113.7020</text:p>
      <text:p text:style-name="P1">564951.298354 , 5111648.23437 , 1123.1490</text:p>
      <text:p text:style-name="P1">564951.298354 , 5111749.287 , 1133.3500</text:p>
      <text:p text:style-name="P1">564951.298354 , 5111850.33963 , 1136.9480</text:p>
      <text:p text:style-name="P1">564951.298354 , 5111951.39226 , 1174.5230</text:p>
      <text:p text:style-name="P1">564951.298354 , 5112052.44489 , 1184.5030</text:p>
      <text:p text:style-name="P1">564951.298354 , 5112153.49752 , 1197.6140</text:p>
      <text:p text:style-name="P1">564951.298354 , 5112254.55015 , 1185.2270</text:p>
      <text:p text:style-name="P1">564951.298354 , 5112355.60279 , 1187.3760</text:p>
      <text:p text:style-name="P1">564951.298354 , 5112456.65542 , 1257.6970</text:p>
      <text:p text:style-name="P1">564951.298354 , 5112557.70805 , 1307.4860</text:p>
      <text:p text:style-name="P1">564951.298354 , 5112658.76068 , 1369.1490</text:p>
      <text:p text:style-name="P1">564951.298354 , 5112759.81331 , 1430.9610</text:p>
      <text:p text:style-name="P1">564951.298354 , 5112860.86594 , 1442.7840</text:p>
      <text:p text:style-name="P1">564951.298354 , 5112961.91858 , 1433.8830</text:p>
      <text:p text:style-name="P1">564951.298354 , 5113062.97121 , 1442.3180</text:p>
      <text:p text:style-name="P1">564951.298354 , 5113164.02384 , 1379.1140</text:p>
      <text:p text:style-name="P1">564951.298354 , 5113265.07647 , 1382.7590</text:p>
      <text:p text:style-name="P1">564951.298354 , 5113366.1291 , 1387.1940</text:p>
      <text:p text:style-name="P1">564951.298354 , 5113467.18173 , 1397.1840</text:p>
      <text:p text:style-name="P1">564951.298354 , 5113568.23437 , 1406.2660</text:p>
      <text:p text:style-name="P1">564951.298354 , 5113669.287 , 1410.1050</text:p>
      <text:p text:style-name="P1">564951.298354 , 5113770.33963 , 1419.3890</text:p>
      <text:p text:style-name="P1">564951.298354 , 5113871.39226 , 1433.5700</text:p>
      <text:p text:style-name="P1">564951.298354 , 5113972.44489 , 1448.4340</text:p>
      <text:p text:style-name="P1">564951.298354 , 5114073.49752 , 1465.7160</text:p>
      <text:p text:style-name="P1">564951.298354 , 5114174.55015 , 1464.4070</text:p>
      <text:p text:style-name="P1">564951.298354 , 5114275.60279 , 1494.2910</text:p>
      <text:p text:style-name="P1">564951.298354 , 5114376.65542 , 1516.8500</text:p>
      <text:p text:style-name="P1">564951.298354 , 5114477.70805 , 1527.2190</text:p>
      <text:p text:style-name="P1">564951.298354 , 5114578.76068 , 1542.4800</text:p>
      <text:p text:style-name="P1"><text:soft-page-break/>564951.298354 , 5114679.81331 , 1558.9890</text:p>
      <text:p text:style-name="P1">564951.298354 , 5114780.86594 , 1582.6820</text:p>
      <text:p text:style-name="P1">564951.298354 , 5114881.91858 , 1611.7160</text:p>
      <text:p text:style-name="P1">564951.298354 , 5114982.97121 , 1637.3060</text:p>
      <text:p text:style-name="P1">564951.298354 , 5115084.02384 , 1673.2100</text:p>
      <text:p text:style-name="P1">564951.298354 , 5115185.07647 , 1697.9750</text:p>
      <text:p text:style-name="P1">564951.298354 , 5115286.1291 , 1711.1600</text:p>
      <text:p text:style-name="P1">564951.298354 , 5115387.18173 , 1717.6350</text:p>
      <text:p text:style-name="P1">564951.298354 , 5115488.23437 , 1743.9090</text:p>
      <text:p text:style-name="P1">564951.298354 , 5115589.287 , 1756.1090</text:p>
      <text:p text:style-name="P1">564951.298354 , 5115690.33963 , 1764.0750</text:p>
      <text:p text:style-name="P1">564951.298354 , 5115791.39226 , 1796.1570</text:p>
      <text:p text:style-name="P1">564951.298354 , 5115892.44489 , 1846.3100</text:p>
      <text:p text:style-name="P1">564951.298354 , 5115993.49752 , 1847.0010</text:p>
      <text:p text:style-name="P1">564951.298354 , 5116094.55015 , 1851.2380</text:p>
      <text:p text:style-name="P1">564951.298354 , 5116195.60279 , 1835.4820</text:p>
      <text:p text:style-name="P1">564951.298354 , 5116296.65542 , 1796.1260</text:p>
      <text:p text:style-name="P1">564951.298354 , 5116397.70805 , 1780.5900</text:p>
      <text:p text:style-name="P1">564951.298354 , 5116498.76068 , 1753.5530</text:p>
      <text:p text:style-name="P1">564951.298354 , 5116599.81331 , 1749.0880</text:p>
      <text:p text:style-name="P1">564951.298354 , 5116700.86594 , 1740.8250</text:p>
      <text:p text:style-name="P1">564951.298354 , 5116801.91858 , 1721.1100</text:p>
      <text:p text:style-name="P1">564951.298354 , 5116902.97121 , 1684.6240</text:p>
      <text:p text:style-name="P1">564951.298354 , 5117004.02384 , 1654.6800</text:p>
      <text:p text:style-name="P1">564951.298354 , 5117105.07647 , 1676.1980</text:p>
      <text:p text:style-name="P1">564951.298354 , 5117206.1291 , 1677.3840</text:p>
      <text:p text:style-name="P1">564951.298354 , 5117307.18173 , 1679.9760</text:p>
      <text:p text:style-name="P1">564951.298354 , 5117408.23437 , 1620.4420</text:p>
      <text:p text:style-name="P1">564951.298354 , 5117509.287 , 1633.9620</text:p>
      <text:p text:style-name="P1">564951.298354 , 5117610.33963 , 1595.6490</text:p>
      <text:p text:style-name="P1">564951.298354 , 5117711.39226 , 1568.2660</text:p>
      <text:p text:style-name="P1">564951.298354 , 5117812.44489 , 1555.4330</text:p>
      <text:p text:style-name="P1">564951.298354 , 5117913.49752 , 1573.1940</text:p>
      <text:p text:style-name="P1">564951.298354 , 5118014.55015 , 1575.1720</text:p>
      <text:p text:style-name="P1">564951.298354 , 5118115.60279 , 1551.7670</text:p>
      <text:p text:style-name="P1">564951.298354 , 5118216.65542 , 1513.5170</text:p>
      <text:p text:style-name="P1">564951.298354 , 5118317.70805 , 1492.9880</text:p>
      <text:p text:style-name="P1">564951.298354 , 5118418.76068 , 1473.0840</text:p>
      <text:p text:style-name="P1">564951.298354 , 5118519.81331 , 1463.1050</text:p>
      <text:p text:style-name="P1">564951.298354 , 5118620.86594 , 1441.4580</text:p>
      <text:p text:style-name="P1">564951.298354 , 5118721.91858 , 1408.3570</text:p>
      <text:p text:style-name="P1">564951.298354 , 5118822.97121 , 1353.4790</text:p>
      <text:p text:style-name="P1">564951.298354 , 5118924.02384 , 1305.5730</text:p>
      <text:p text:style-name="P1">564951.298354 , 5119025.07647 , 1337.3070</text:p>
      <text:p text:style-name="P1">564951.298354 , 5119126.1291 , 1314.5290</text:p>
      <text:p text:style-name="P1">564951.298354 , 5119227.18173 , 1291.1720</text:p>
      <text:p text:style-name="P1">564951.298354 , 5119328.23437 , 1264.5310</text:p>
      <text:p text:style-name="P1">564951.298354 , 5119429.287 , 1231.4250</text:p>
      <text:p text:style-name="P1">564951.298354 , 5119530.33963 , 1221.5780</text:p>
      <text:p text:style-name="P1">564951.298354 , 5119631.39226 , 1204.0460</text:p>
      <text:p text:style-name="P1">564951.298354 , 5119732.44489 , 1166.6380</text:p>
      <text:p text:style-name="P1">564951.298354 , 5119833.49752 , 1163.3230</text:p>
      <text:p text:style-name="P1"><text:soft-page-break/>564951.298354 , 5119934.55015 , 1165.0800</text:p>
      <text:p text:style-name="P1">564951.298354 , 5120035.60279 , 1168.1890</text:p>
      <text:p text:style-name="P1">564951.298354 , 5120136.65542 , 1176.2360</text:p>
      <text:p text:style-name="P1">564951.298354 , 5120237.70805 , 1175.9030</text:p>
      <text:p text:style-name="P1">564951.298354 , 5120338.76068 , 1146.7140</text:p>
      <text:p text:style-name="P1">564951.298354 , 5120439.81331 , 1122.8560</text:p>
      <text:p text:style-name="P1">564951.298354 , 5120540.86594 , 1098.1730</text:p>
      <text:p text:style-name="P1">564951.298354 , 5120641.91858 , 1099.7010</text:p>
      <text:p text:style-name="P1">564951.298354 , 5120742.97121 , 1096.3430</text:p>
      <text:p text:style-name="P1">564951.298354 , 5120844.02384 , 1085.9540</text:p>
      <text:p text:style-name="P1">564951.298354 , 5120945.07647 , 1081.7380</text:p>
      <text:p text:style-name="P1">564951.298354 , 5121046.1291 , 1080.9810</text:p>
      <text:p text:style-name="P1">565052.409465 , 5111446.1291 , 1093.6100</text:p>
      <text:p text:style-name="P1">565052.409465 , 5111547.18173 , 1101.0430</text:p>
      <text:p text:style-name="P1">565052.409465 , 5111648.23437 , 1109.4090</text:p>
      <text:p text:style-name="P1">565052.409465 , 5111749.287 , 1131.4620</text:p>
      <text:p text:style-name="P1">565052.409465 , 5111850.33963 , 1162.4630</text:p>
      <text:p text:style-name="P1">565052.409465 , 5111951.39226 , 1170.8250</text:p>
      <text:p text:style-name="P1">565052.409465 , 5112052.44489 , 1170.5040</text:p>
      <text:p text:style-name="P1">565052.409465 , 5112153.49752 , 1179.0410</text:p>
      <text:p text:style-name="P1">565052.409465 , 5112254.55015 , 1140.7340</text:p>
      <text:p text:style-name="P1">565052.409465 , 5112355.60279 , 1206.5480</text:p>
      <text:p text:style-name="P1">565052.409465 , 5112456.65542 , 1275.6970</text:p>
      <text:p text:style-name="P1">565052.409465 , 5112557.70805 , 1335.2170</text:p>
      <text:p text:style-name="P1">565052.409465 , 5112658.76068 , 1412.1880</text:p>
      <text:p text:style-name="P1">565052.409465 , 5112759.81331 , 1466.3340</text:p>
      <text:p text:style-name="P1">565052.409465 , 5112860.86594 , 1444.2430</text:p>
      <text:p text:style-name="P1">565052.409465 , 5112961.91858 , 1436.0130</text:p>
      <text:p text:style-name="P1">565052.409465 , 5113062.97121 , 1432.6300</text:p>
      <text:p text:style-name="P1">565052.409465 , 5113164.02384 , 1381.9340</text:p>
      <text:p text:style-name="P1">565052.409465 , 5113265.07647 , 1384.0170</text:p>
      <text:p text:style-name="P1">565052.409465 , 5113366.1291 , 1385.8720</text:p>
      <text:p text:style-name="P1">565052.409465 , 5113467.18173 , 1391.1820</text:p>
      <text:p text:style-name="P1">565052.409465 , 5113568.23437 , 1398.9000</text:p>
      <text:p text:style-name="P1">565052.409465 , 5113669.287 , 1402.3230</text:p>
      <text:p text:style-name="P1">565052.409465 , 5113770.33963 , 1412.8400</text:p>
      <text:p text:style-name="P1">565052.409465 , 5113871.39226 , 1422.2910</text:p>
      <text:p text:style-name="P1">565052.409465 , 5113972.44489 , 1434.4350</text:p>
      <text:p text:style-name="P1">565052.409465 , 5114073.49752 , 1438.4570</text:p>
      <text:p text:style-name="P1">565052.409465 , 5114174.55015 , 1458.5180</text:p>
      <text:p text:style-name="P1">565052.409465 , 5114275.60279 , 1490.0350</text:p>
      <text:p text:style-name="P1">565052.409465 , 5114376.65542 , 1475.4580</text:p>
      <text:p text:style-name="P1">565052.409465 , 5114477.70805 , 1491.7050</text:p>
      <text:p text:style-name="P1">565052.409465 , 5114578.76068 , 1508.2110</text:p>
      <text:p text:style-name="P1">565052.409465 , 5114679.81331 , 1525.6440</text:p>
      <text:p text:style-name="P1">565052.409465 , 5114780.86594 , 1563.2030</text:p>
      <text:p text:style-name="P1">565052.409465 , 5114881.91858 , 1588.6660</text:p>
      <text:p text:style-name="P1">565052.409465 , 5114982.97121 , 1619.2470</text:p>
      <text:p text:style-name="P1">565052.409465 , 5115084.02384 , 1646.9130</text:p>
      <text:p text:style-name="P1">565052.409465 , 5115185.07647 , 1661.6980</text:p>
      <text:p text:style-name="P1">565052.409465 , 5115286.1291 , 1679.0040</text:p>
      <text:p text:style-name="P1">565052.409465 , 5115387.18173 , 1698.4510</text:p>
      <text:p text:style-name="P1"><text:soft-page-break/>565052.409465 , 5115488.23437 , 1718.4110</text:p>
      <text:p text:style-name="P1">565052.409465 , 5115589.287 , 1704.7780</text:p>
      <text:p text:style-name="P1">565052.409465 , 5115690.33963 , 1749.1630</text:p>
      <text:p text:style-name="P1">565052.409465 , 5115791.39226 , 1777.6780</text:p>
      <text:p text:style-name="P1">565052.409465 , 5115892.44489 , 1801.3170</text:p>
      <text:p text:style-name="P1">565052.409465 , 5115993.49752 , 1823.9350</text:p>
      <text:p text:style-name="P1">565052.409465 , 5116094.55015 , 1820.4330</text:p>
      <text:p text:style-name="P1">565052.409465 , 5116195.60279 , 1776.8600</text:p>
      <text:p text:style-name="P1">565052.409465 , 5116296.65542 , 1760.3230</text:p>
      <text:p text:style-name="P1">565052.409465 , 5116397.70805 , 1747.5030</text:p>
      <text:p text:style-name="P1">565052.409465 , 5116498.76068 , 1728.1660</text:p>
      <text:p text:style-name="P1">565052.409465 , 5116599.81331 , 1713.8790</text:p>
      <text:p text:style-name="P1">565052.409465 , 5116700.86594 , 1673.5270</text:p>
      <text:p text:style-name="P1">565052.409465 , 5116801.91858 , 1696.8590</text:p>
      <text:p text:style-name="P1">565052.409465 , 5116902.97121 , 1676.4690</text:p>
      <text:p text:style-name="P1">565052.409465 , 5117004.02384 , 1597.8730</text:p>
      <text:p text:style-name="P1">565052.409465 , 5117105.07647 , 1621.4990</text:p>
      <text:p text:style-name="P1">565052.409465 , 5117206.1291 , 1613.9580</text:p>
      <text:p text:style-name="P1">565052.409465 , 5117307.18173 , 1636.0640</text:p>
      <text:p text:style-name="P1">565052.409465 , 5117408.23437 , 1617.0180</text:p>
      <text:p text:style-name="P1">565052.409465 , 5117509.287 , 1585.7150</text:p>
      <text:p text:style-name="P1">565052.409465 , 5117610.33963 , 1561.2850</text:p>
      <text:p text:style-name="P1">565052.409465 , 5117711.39226 , 1516.9710</text:p>
      <text:p text:style-name="P1">565052.409465 , 5117812.44489 , 1488.3080</text:p>
      <text:p text:style-name="P1">565052.409465 , 5117913.49752 , 1498.9820</text:p>
      <text:p text:style-name="P1">565052.409465 , 5118014.55015 , 1528.3300</text:p>
      <text:p text:style-name="P1">565052.409465 , 5118115.60279 , 1539.6930</text:p>
      <text:p text:style-name="P1">565052.409465 , 5118216.65542 , 1506.7890</text:p>
      <text:p text:style-name="P1">565052.409465 , 5118317.70805 , 1496.1270</text:p>
      <text:p text:style-name="P1">565052.409465 , 5118418.76068 , 1476.6620</text:p>
      <text:p text:style-name="P1">565052.409465 , 5118519.81331 , 1457.1040</text:p>
      <text:p text:style-name="P1">565052.409465 , 5118620.86594 , 1447.7480</text:p>
      <text:p text:style-name="P1">565052.409465 , 5118721.91858 , 1427.7340</text:p>
      <text:p text:style-name="P1">565052.409465 , 5118822.97121 , 1366.8900</text:p>
      <text:p text:style-name="P1">565052.409465 , 5118924.02384 , 1306.8480</text:p>
      <text:p text:style-name="P1">565052.409465 , 5119025.07647 , 1292.2350</text:p>
      <text:p text:style-name="P1">565052.409465 , 5119126.1291 , 1277.3430</text:p>
      <text:p text:style-name="P1">565052.409465 , 5119227.18173 , 1277.9100</text:p>
      <text:p text:style-name="P1">565052.409465 , 5119328.23437 , 1250.1050</text:p>
      <text:p text:style-name="P1">565052.409465 , 5119429.287 , 1219.4810</text:p>
      <text:p text:style-name="P1">565052.409465 , 5119530.33963 , 1209.6030</text:p>
      <text:p text:style-name="P1">565052.409465 , 5119631.39226 , 1191.0580</text:p>
      <text:p text:style-name="P1">565052.409465 , 5119732.44489 , 1156.6570</text:p>
      <text:p text:style-name="P1">565052.409465 , 5119833.49752 , 1155.4700</text:p>
      <text:p text:style-name="P1">565052.409465 , 5119934.55015 , 1144.5930</text:p>
      <text:p text:style-name="P1">565052.409465 , 5120035.60279 , 1125.0080</text:p>
      <text:p text:style-name="P1">565052.409465 , 5120136.65542 , 1124.5200</text:p>
      <text:p text:style-name="P1">565052.409465 , 5120237.70805 , 1119.5710</text:p>
      <text:p text:style-name="P1">565052.409465 , 5120338.76068 , 1107.4270</text:p>
      <text:p text:style-name="P1">565052.409465 , 5120439.81331 , 1091.9980</text:p>
      <text:p text:style-name="P1">565052.409465 , 5120540.86594 , 1089.2510</text:p>
      <text:p text:style-name="P1">565052.409465 , 5120641.91858 , 1089.2370</text:p>
      <text:p text:style-name="P1"><text:soft-page-break/>565052.409465 , 5120742.97121 , 1088.3800</text:p>
      <text:p text:style-name="P1">565052.409465 , 5120844.02384 , 1082.7520</text:p>
      <text:p text:style-name="P1">565052.409465 , 5120945.07647 , 1075.2480</text:p>
      <text:p text:style-name="P1">565052.409465 , 5121046.1291 , 1067.7970</text:p>
      <text:p text:style-name="P1">565153.520576 , 5111446.1291 , 1081.7840</text:p>
      <text:p text:style-name="P1">565153.520576 , 5111547.18173 , 1092.9220</text:p>
      <text:p text:style-name="P1">565153.520576 , 5111648.23437 , 1096.7740</text:p>
      <text:p text:style-name="P1">565153.520576 , 5111749.287 , 1137.8140</text:p>
      <text:p text:style-name="P1">565153.520576 , 5111850.33963 , 1149.6090</text:p>
      <text:p text:style-name="P1">565153.520576 , 5111951.39226 , 1167.4140</text:p>
      <text:p text:style-name="P1">565153.520576 , 5112052.44489 , 1154.4850</text:p>
      <text:p text:style-name="P1">565153.520576 , 5112153.49752 , 1141.2190</text:p>
      <text:p text:style-name="P1">565153.520576 , 5112254.55015 , 1139.9700</text:p>
      <text:p text:style-name="P1">565153.520576 , 5112355.60279 , 1195.5710</text:p>
      <text:p text:style-name="P1">565153.520576 , 5112456.65542 , 1253.0630</text:p>
      <text:p text:style-name="P1">565153.520576 , 5112557.70805 , 1317.1260</text:p>
      <text:p text:style-name="P1">565153.520576 , 5112658.76068 , 1403.5190</text:p>
      <text:p text:style-name="P1">565153.520576 , 5112759.81331 , 1430.5630</text:p>
      <text:p text:style-name="P1">565153.520576 , 5112860.86594 , 1443.6110</text:p>
      <text:p text:style-name="P1">565153.520576 , 5112961.91858 , 1427.9520</text:p>
      <text:p text:style-name="P1">565153.520576 , 5113062.97121 , 1419.0000</text:p>
      <text:p text:style-name="P1">565153.520576 , 5113164.02384 , 1393.3780</text:p>
      <text:p text:style-name="P1">565153.520576 , 5113265.07647 , 1384.8440</text:p>
      <text:p text:style-name="P1">565153.520576 , 5113366.1291 , 1383.9220</text:p>
      <text:p text:style-name="P1">565153.520576 , 5113467.18173 , 1386.9200</text:p>
      <text:p text:style-name="P1">565153.520576 , 5113568.23437 , 1389.4300</text:p>
      <text:p text:style-name="P1">565153.520576 , 5113669.287 , 1393.2500</text:p>
      <text:p text:style-name="P1">565153.520576 , 5113770.33963 , 1403.2390</text:p>
      <text:p text:style-name="P1">565153.520576 , 5113871.39226 , 1406.5580</text:p>
      <text:p text:style-name="P1">565153.520576 , 5113972.44489 , 1417.9060</text:p>
      <text:p text:style-name="P1">565153.520576 , 5114073.49752 , 1416.7710</text:p>
      <text:p text:style-name="P1">565153.520576 , 5114174.55015 , 1454.6770</text:p>
      <text:p text:style-name="P1">565153.520576 , 5114275.60279 , 1466.5160</text:p>
      <text:p text:style-name="P1">565153.520576 , 5114376.65542 , 1458.6090</text:p>
      <text:p text:style-name="P1">565153.520576 , 5114477.70805 , 1461.7400</text:p>
      <text:p text:style-name="P1">565153.520576 , 5114578.76068 , 1470.2030</text:p>
      <text:p text:style-name="P1">565153.520576 , 5114679.81331 , 1513.6480</text:p>
      <text:p text:style-name="P1">565153.520576 , 5114780.86594 , 1544.9720</text:p>
      <text:p text:style-name="P1">565153.520576 , 5114881.91858 , 1575.5780</text:p>
      <text:p text:style-name="P1">565153.520576 , 5114982.97121 , 1591.6080</text:p>
      <text:p text:style-name="P1">565153.520576 , 5115084.02384 , 1598.2790</text:p>
      <text:p text:style-name="P1">565153.520576 , 5115185.07647 , 1634.2660</text:p>
      <text:p text:style-name="P1">565153.520576 , 5115286.1291 , 1635.5230</text:p>
      <text:p text:style-name="P1">565153.520576 , 5115387.18173 , 1680.1230</text:p>
      <text:p text:style-name="P1">565153.520576 , 5115488.23437 , 1683.9530</text:p>
      <text:p text:style-name="P1">565153.520576 , 5115589.287 , 1690.0060</text:p>
      <text:p text:style-name="P1">565153.520576 , 5115690.33963 , 1716.6680</text:p>
      <text:p text:style-name="P1">565153.520576 , 5115791.39226 , 1767.7810</text:p>
      <text:p text:style-name="P1">565153.520576 , 5115892.44489 , 1769.0070</text:p>
      <text:p text:style-name="P1">565153.520576 , 5115993.49752 , 1798.1170</text:p>
      <text:p text:style-name="P1">565153.520576 , 5116094.55015 , 1771.1090</text:p>
      <text:p text:style-name="P1">565153.520576 , 5116195.60279 , 1713.1110</text:p>
      <text:p text:style-name="P1"><text:soft-page-break/>565153.520576 , 5116296.65542 , 1706.0860</text:p>
      <text:p text:style-name="P1">565153.520576 , 5116397.70805 , 1694.5000</text:p>
      <text:p text:style-name="P1">565153.520576 , 5116498.76068 , 1685.5030</text:p>
      <text:p text:style-name="P1">565153.520576 , 5116599.81331 , 1668.2850</text:p>
      <text:p text:style-name="P1">565153.520576 , 5116700.86594 , 1642.0780</text:p>
      <text:p text:style-name="P1">565153.520576 , 5116801.91858 , 1655.0590</text:p>
      <text:p text:style-name="P1">565153.520576 , 5116902.97121 , 1638.6160</text:p>
      <text:p text:style-name="P1">565153.520576 , 5117004.02384 , 1608.5470</text:p>
      <text:p text:style-name="P1">565153.520576 , 5117105.07647 , 1567.7110</text:p>
      <text:p text:style-name="P1">565153.520576 , 5117206.1291 , 1572.2890</text:p>
      <text:p text:style-name="P1">565153.520576 , 5117307.18173 , 1588.2190</text:p>
      <text:p text:style-name="P1">565153.520576 , 5117408.23437 , 1593.3400</text:p>
      <text:p text:style-name="P1">565153.520576 , 5117509.287 , 1542.4480</text:p>
      <text:p text:style-name="P1">565153.520576 , 5117610.33963 , 1539.2810</text:p>
      <text:p text:style-name="P1">565153.520576 , 5117711.39226 , 1510.7590</text:p>
      <text:p text:style-name="P1">565153.520576 , 5117812.44489 , 1468.3500</text:p>
      <text:p text:style-name="P1">565153.520576 , 5117913.49752 , 1431.2810</text:p>
      <text:p text:style-name="P1">565153.520576 , 5118014.55015 , 1484.5800</text:p>
      <text:p text:style-name="P1">565153.520576 , 5118115.60279 , 1502.1760</text:p>
      <text:p text:style-name="P1">565153.520576 , 5118216.65542 , 1469.9840</text:p>
      <text:p text:style-name="P1">565153.520576 , 5118317.70805 , 1468.7960</text:p>
      <text:p text:style-name="P1">565153.520576 , 5118418.76068 , 1462.7850</text:p>
      <text:p text:style-name="P1">565153.520576 , 5118519.81331 , 1426.0780</text:p>
      <text:p text:style-name="P1">565153.520576 , 5118620.86594 , 1441.2120</text:p>
      <text:p text:style-name="P1">565153.520576 , 5118721.91858 , 1411.9520</text:p>
      <text:p text:style-name="P1">565153.520576 , 5118822.97121 , 1359.7190</text:p>
      <text:p text:style-name="P1">565153.520576 , 5118924.02384 , 1307.2630</text:p>
      <text:p text:style-name="P1">565153.520576 , 5119025.07647 , 1287.1870</text:p>
      <text:p text:style-name="P1">565153.520576 , 5119126.1291 , 1280.7500</text:p>
      <text:p text:style-name="P1">565153.520576 , 5119227.18173 , 1249.0280</text:p>
      <text:p text:style-name="P1">565153.520576 , 5119328.23437 , 1230.7560</text:p>
      <text:p text:style-name="P1">565153.520576 , 5119429.287 , 1207.4380</text:p>
      <text:p text:style-name="P1">565153.520576 , 5119530.33963 , 1205.0880</text:p>
      <text:p text:style-name="P1">565153.520576 , 5119631.39226 , 1189.7750</text:p>
      <text:p text:style-name="P1">565153.520576 , 5119732.44489 , 1172.0780</text:p>
      <text:p text:style-name="P1">565153.520576 , 5119833.49752 , 1145.7710</text:p>
      <text:p text:style-name="P1">565153.520576 , 5119934.55015 , 1137.1670</text:p>
      <text:p text:style-name="P1">565153.520576 , 5120035.60279 , 1134.6720</text:p>
      <text:p text:style-name="P1">565153.520576 , 5120136.65542 , 1123.6880</text:p>
      <text:p text:style-name="P1">565153.520576 , 5120237.70805 , 1106.1920</text:p>
      <text:p text:style-name="P1">565153.520576 , 5120338.76068 , 1095.2500</text:p>
      <text:p text:style-name="P1">565153.520576 , 5120439.81331 , 1092.8330</text:p>
      <text:p text:style-name="P1">565153.520576 , 5120540.86594 , 1087.8980</text:p>
      <text:p text:style-name="P1">565153.520576 , 5120641.91858 , 1081.9220</text:p>
      <text:p text:style-name="P1">565153.520576 , 5120742.97121 , 1081.2690</text:p>
      <text:p text:style-name="P1">565153.520576 , 5120844.02384 , 1073.8940</text:p>
      <text:p text:style-name="P1">565153.520576 , 5120945.07647 , 1069.9840</text:p>
      <text:p text:style-name="P1">565153.520576 , 5121046.1291 , 1061.3850</text:p>
      <text:p text:style-name="P1">565254.631687 , 5111446.1291 , 1071.6340</text:p>
      <text:p text:style-name="P1">565254.631687 , 5111547.18173 , 1088.5540</text:p>
      <text:p text:style-name="P1">565254.631687 , 5111648.23437 , 1115.9780</text:p>
      <text:p text:style-name="P1">565254.631687 , 5111749.287 , 1135.0040</text:p>
      <text:p text:style-name="P1"><text:soft-page-break/>565254.631687 , 5111850.33963 , 1144.8910</text:p>
      <text:p text:style-name="P1">565254.631687 , 5111951.39226 , 1140.0220</text:p>
      <text:p text:style-name="P1">565254.631687 , 5112052.44489 , 1127.8530</text:p>
      <text:p text:style-name="P1">565254.631687 , 5112153.49752 , 1122.1140</text:p>
      <text:p text:style-name="P1">565254.631687 , 5112254.55015 , 1139.5550</text:p>
      <text:p text:style-name="P1">565254.631687 , 5112355.60279 , 1159.9060</text:p>
      <text:p text:style-name="P1">565254.631687 , 5112456.65542 , 1232.3640</text:p>
      <text:p text:style-name="P1">565254.631687 , 5112557.70805 , 1280.9570</text:p>
      <text:p text:style-name="P1">565254.631687 , 5112658.76068 , 1371.2200</text:p>
      <text:p text:style-name="P1">565254.631687 , 5112759.81331 , 1389.3990</text:p>
      <text:p text:style-name="P1">565254.631687 , 5112860.86594 , 1388.3120</text:p>
      <text:p text:style-name="P1">565254.631687 , 5112961.91858 , 1352.9550</text:p>
      <text:p text:style-name="P1">565254.631687 , 5113062.97121 , 1343.1090</text:p>
      <text:p text:style-name="P1">565254.631687 , 5113164.02384 , 1333.6520</text:p>
      <text:p text:style-name="P1">565254.631687 , 5113265.07647 , 1388.0800</text:p>
      <text:p text:style-name="P1">565254.631687 , 5113366.1291 , 1384.5250</text:p>
      <text:p text:style-name="P1">565254.631687 , 5113467.18173 , 1384.6670</text:p>
      <text:p text:style-name="P1">565254.631687 , 5113568.23437 , 1381.0490</text:p>
      <text:p text:style-name="P1">565254.631687 , 5113669.287 , 1375.1760</text:p>
      <text:p text:style-name="P1">565254.631687 , 5113770.33963 , 1376.3870</text:p>
      <text:p text:style-name="P1">565254.631687 , 5113871.39226 , 1394.5840</text:p>
      <text:p text:style-name="P1">565254.631687 , 5113972.44489 , 1400.5060</text:p>
      <text:p text:style-name="P1">565254.631687 , 5114073.49752 , 1417.2320</text:p>
      <text:p text:style-name="P1">565254.631687 , 5114174.55015 , 1438.1880</text:p>
      <text:p text:style-name="P1">565254.631687 , 5114275.60279 , 1431.6190</text:p>
      <text:p text:style-name="P1">565254.631687 , 5114376.65542 , 1429.2740</text:p>
      <text:p text:style-name="P1">565254.631687 , 5114477.70805 , 1448.9300</text:p>
      <text:p text:style-name="P1">565254.631687 , 5114578.76068 , 1462.9430</text:p>
      <text:p text:style-name="P1">565254.631687 , 5114679.81331 , 1487.1800</text:p>
      <text:p text:style-name="P1">565254.631687 , 5114780.86594 , 1525.0600</text:p>
      <text:p text:style-name="P1">565254.631687 , 5114881.91858 , 1543.0760</text:p>
      <text:p text:style-name="P1">565254.631687 , 5114982.97121 , 1557.3310</text:p>
      <text:p text:style-name="P1">565254.631687 , 5115084.02384 , 1566.5410</text:p>
      <text:p text:style-name="P1">565254.631687 , 5115185.07647 , 1592.3260</text:p>
      <text:p text:style-name="P1">565254.631687 , 5115286.1291 , 1644.6950</text:p>
      <text:p text:style-name="P1">565254.631687 , 5115387.18173 , 1645.3500</text:p>
      <text:p text:style-name="P1">565254.631687 , 5115488.23437 , 1645.9150</text:p>
      <text:p text:style-name="P1">565254.631687 , 5115589.287 , 1657.6130</text:p>
      <text:p text:style-name="P1">565254.631687 , 5115690.33963 , 1699.8490</text:p>
      <text:p text:style-name="P1">565254.631687 , 5115791.39226 , 1731.5670</text:p>
      <text:p text:style-name="P1">565254.631687 , 5115892.44489 , 1748.7330</text:p>
      <text:p text:style-name="P1">565254.631687 , 5115993.49752 , 1799.2400</text:p>
      <text:p text:style-name="P1">565254.631687 , 5116094.55015 , 1730.4640</text:p>
      <text:p text:style-name="P1">565254.631687 , 5116195.60279 , 1670.9650</text:p>
      <text:p text:style-name="P1">565254.631687 , 5116296.65542 , 1655.5990</text:p>
      <text:p text:style-name="P1">565254.631687 , 5116397.70805 , 1643.7530</text:p>
      <text:p text:style-name="P1">565254.631687 , 5116498.76068 , 1632.3590</text:p>
      <text:p text:style-name="P1">565254.631687 , 5116599.81331 , 1611.7550</text:p>
      <text:p text:style-name="P1">565254.631687 , 5116700.86594 , 1586.1050</text:p>
      <text:p text:style-name="P1">565254.631687 , 5116801.91858 , 1599.9490</text:p>
      <text:p text:style-name="P1">565254.631687 , 5116902.97121 , 1610.4850</text:p>
      <text:p text:style-name="P1">565254.631687 , 5117004.02384 , 1580.0030</text:p>
      <text:p text:style-name="P1"><text:soft-page-break/>565254.631687 , 5117105.07647 , 1540.6240</text:p>
      <text:p text:style-name="P1">565254.631687 , 5117206.1291 , 1535.2070</text:p>
      <text:p text:style-name="P1">565254.631687 , 5117307.18173 , 1542.0770</text:p>
      <text:p text:style-name="P1">565254.631687 , 5117408.23437 , 1574.1950</text:p>
      <text:p text:style-name="P1">565254.631687 , 5117509.287 , 1552.9450</text:p>
      <text:p text:style-name="P1">565254.631687 , 5117610.33963 , 1488.1100</text:p>
      <text:p text:style-name="P1">565254.631687 , 5117711.39226 , 1493.6090</text:p>
      <text:p text:style-name="P1">565254.631687 , 5117812.44489 , 1489.2660</text:p>
      <text:p text:style-name="P1">565254.631687 , 5117913.49752 , 1414.8590</text:p>
      <text:p text:style-name="P1">565254.631687 , 5118014.55015 , 1452.6070</text:p>
      <text:p text:style-name="P1">565254.631687 , 5118115.60279 , 1450.3620</text:p>
      <text:p text:style-name="P1">565254.631687 , 5118216.65542 , 1418.4440</text:p>
      <text:p text:style-name="P1">565254.631687 , 5118317.70805 , 1408.3280</text:p>
      <text:p text:style-name="P1">565254.631687 , 5118418.76068 , 1451.5570</text:p>
      <text:p text:style-name="P1">565254.631687 , 5118519.81331 , 1408.7490</text:p>
      <text:p text:style-name="P1">565254.631687 , 5118620.86594 , 1397.9140</text:p>
      <text:p text:style-name="P1">565254.631687 , 5118721.91858 , 1402.3470</text:p>
      <text:p text:style-name="P1">565254.631687 , 5118822.97121 , 1390.7410</text:p>
      <text:p text:style-name="P1">565254.631687 , 5118924.02384 , 1348.0760</text:p>
      <text:p text:style-name="P1">565254.631687 , 5119025.07647 , 1289.8250</text:p>
      <text:p text:style-name="P1">565254.631687 , 5119126.1291 , 1273.9870</text:p>
      <text:p text:style-name="P1">565254.631687 , 5119227.18173 , 1250.3160</text:p>
      <text:p text:style-name="P1">565254.631687 , 5119328.23437 , 1248.9270</text:p>
      <text:p text:style-name="P1">565254.631687 , 5119429.287 , 1240.4210</text:p>
      <text:p text:style-name="P1">565254.631687 , 5119530.33963 , 1230.4070</text:p>
      <text:p text:style-name="P1">565254.631687 , 5119631.39226 , 1208.2790</text:p>
      <text:p text:style-name="P1">565254.631687 , 5119732.44489 , 1151.0210</text:p>
      <text:p text:style-name="P1">565254.631687 , 5119833.49752 , 1153.9660</text:p>
      <text:p text:style-name="P1">565254.631687 , 5119934.55015 , 1139.7990</text:p>
      <text:p text:style-name="P1">565254.631687 , 5120035.60279 , 1125.5750</text:p>
      <text:p text:style-name="P1">565254.631687 , 5120136.65542 , 1126.0990</text:p>
      <text:p text:style-name="P1">565254.631687 , 5120237.70805 , 1111.8520</text:p>
      <text:p text:style-name="P1">565254.631687 , 5120338.76068 , 1097.8910</text:p>
      <text:p text:style-name="P1">565254.631687 , 5120439.81331 , 1087.3650</text:p>
      <text:p text:style-name="P1">565254.631687 , 5120540.86594 , 1083.9990</text:p>
      <text:p text:style-name="P1">565254.631687 , 5120641.91858 , 1074.1650</text:p>
      <text:p text:style-name="P1">565254.631687 , 5120742.97121 , 1069.3120</text:p>
      <text:p text:style-name="P1">565254.631687 , 5120844.02384 , 1061.5270</text:p>
      <text:p text:style-name="P1">565254.631687 , 5120945.07647 , 1056.7570</text:p>
      <text:p text:style-name="P1">565254.631687 , 5121046.1291 , 1048.1960</text:p>
      <text:p text:style-name="P1">565355.742798 , 5111446.1291 , 1069.9850</text:p>
      <text:p text:style-name="P1">565355.742798 , 5111547.18173 , 1088.3050</text:p>
      <text:p text:style-name="P1">565355.742798 , 5111648.23437 , 1108.4770</text:p>
      <text:p text:style-name="P1">565355.742798 , 5111749.287 , 1113.5450</text:p>
      <text:p text:style-name="P1">565355.742798 , 5111850.33963 , 1115.7840</text:p>
      <text:p text:style-name="P1">565355.742798 , 5111951.39226 , 1104.7910</text:p>
      <text:p text:style-name="P1">565355.742798 , 5112052.44489 , 1110.4990</text:p>
      <text:p text:style-name="P1">565355.742798 , 5112153.49752 , 1114.1480</text:p>
      <text:p text:style-name="P1">565355.742798 , 5112254.55015 , 1119.6700</text:p>
      <text:p text:style-name="P1">565355.742798 , 5112355.60279 , 1186.6430</text:p>
      <text:p text:style-name="P1">565355.742798 , 5112456.65542 , 1243.6080</text:p>
      <text:p text:style-name="P1">565355.742798 , 5112557.70805 , 1305.3940</text:p>
      <text:p text:style-name="P1"><text:soft-page-break/>565355.742798 , 5112658.76068 , 1374.7410</text:p>
      <text:p text:style-name="P1">565355.742798 , 5112759.81331 , 1381.0180</text:p>
      <text:p text:style-name="P1">565355.742798 , 5112860.86594 , 1347.5030</text:p>
      <text:p text:style-name="P1">565355.742798 , 5112961.91858 , 1299.6230</text:p>
      <text:p text:style-name="P1">565355.742798 , 5113062.97121 , 1286.6670</text:p>
      <text:p text:style-name="P1">565355.742798 , 5113164.02384 , 1284.5030</text:p>
      <text:p text:style-name="P1">565355.742798 , 5113265.07647 , 1343.5070</text:p>
      <text:p text:style-name="P1">565355.742798 , 5113366.1291 , 1411.4510</text:p>
      <text:p text:style-name="P1">565355.742798 , 5113467.18173 , 1377.9040</text:p>
      <text:p text:style-name="P1">565355.742798 , 5113568.23437 , 1369.9400</text:p>
      <text:p text:style-name="P1">565355.742798 , 5113669.287 , 1361.0230</text:p>
      <text:p text:style-name="P1">565355.742798 , 5113770.33963 , 1366.3040</text:p>
      <text:p text:style-name="P1">565355.742798 , 5113871.39226 , 1382.6300</text:p>
      <text:p text:style-name="P1">565355.742798 , 5113972.44489 , 1386.8920</text:p>
      <text:p text:style-name="P1">565355.742798 , 5114073.49752 , 1398.1250</text:p>
      <text:p text:style-name="P1">565355.742798 , 5114174.55015 , 1408.5310</text:p>
      <text:p text:style-name="P1">565355.742798 , 5114275.60279 , 1409.9210</text:p>
      <text:p text:style-name="P1">565355.742798 , 5114376.65542 , 1413.4450</text:p>
      <text:p text:style-name="P1">565355.742798 , 5114477.70805 , 1413.9140</text:p>
      <text:p text:style-name="P1">565355.742798 , 5114578.76068 , 1438.4960</text:p>
      <text:p text:style-name="P1">565355.742798 , 5114679.81331 , 1470.7480</text:p>
      <text:p text:style-name="P1">565355.742798 , 5114780.86594 , 1483.1580</text:p>
      <text:p text:style-name="P1">565355.742798 , 5114881.91858 , 1498.0270</text:p>
      <text:p text:style-name="P1">565355.742798 , 5114982.97121 , 1521.1140</text:p>
      <text:p text:style-name="P1">565355.742798 , 5115084.02384 , 1537.5810</text:p>
      <text:p text:style-name="P1">565355.742798 , 5115185.07647 , 1563.9570</text:p>
      <text:p text:style-name="P1">565355.742798 , 5115286.1291 , 1596.8700</text:p>
      <text:p text:style-name="P1">565355.742798 , 5115387.18173 , 1607.4570</text:p>
      <text:p text:style-name="P1">565355.742798 , 5115488.23437 , 1619.0240</text:p>
      <text:p text:style-name="P1">565355.742798 , 5115589.287 , 1615.9980</text:p>
      <text:p text:style-name="P1">565355.742798 , 5115690.33963 , 1673.4180</text:p>
      <text:p text:style-name="P1">565355.742798 , 5115791.39226 , 1688.9310</text:p>
      <text:p text:style-name="P1">565355.742798 , 5115892.44489 , 1681.8880</text:p>
      <text:p text:style-name="P1">565355.742798 , 5115993.49752 , 1701.1670</text:p>
      <text:p text:style-name="P1">565355.742798 , 5116094.55015 , 1731.3430</text:p>
      <text:p text:style-name="P1">565355.742798 , 5116195.60279 , 1624.4630</text:p>
      <text:p text:style-name="P1">565355.742798 , 5116296.65542 , 1596.9970</text:p>
      <text:p text:style-name="P1">565355.742798 , 5116397.70805 , 1583.1200</text:p>
      <text:p text:style-name="P1">565355.742798 , 5116498.76068 , 1570.2620</text:p>
      <text:p text:style-name="P1">565355.742798 , 5116599.81331 , 1559.1800</text:p>
      <text:p text:style-name="P1">565355.742798 , 5116700.86594 , 1531.6640</text:p>
      <text:p text:style-name="P1">565355.742798 , 5116801.91858 , 1542.5590</text:p>
      <text:p text:style-name="P1">565355.742798 , 5116902.97121 , 1551.8080</text:p>
      <text:p text:style-name="P1">565355.742798 , 5117004.02384 , 1532.9990</text:p>
      <text:p text:style-name="P1">565355.742798 , 5117105.07647 , 1508.0710</text:p>
      <text:p text:style-name="P1">565355.742798 , 5117206.1291 , 1475.1520</text:p>
      <text:p text:style-name="P1">565355.742798 , 5117307.18173 , 1504.5850</text:p>
      <text:p text:style-name="P1">565355.742798 , 5117408.23437 , 1514.1360</text:p>
      <text:p text:style-name="P1">565355.742798 , 5117509.287 , 1526.9570</text:p>
      <text:p text:style-name="P1">565355.742798 , 5117610.33963 , 1497.8940</text:p>
      <text:p text:style-name="P1">565355.742798 , 5117711.39226 , 1438.3530</text:p>
      <text:p text:style-name="P1">565355.742798 , 5117812.44489 , 1447.7910</text:p>
      <text:p text:style-name="P1"><text:soft-page-break/>565355.742798 , 5117913.49752 , 1437.7350</text:p>
      <text:p text:style-name="P1">565355.742798 , 5118014.55015 , 1435.5000</text:p>
      <text:p text:style-name="P1">565355.742798 , 5118115.60279 , 1420.8870</text:p>
      <text:p text:style-name="P1">565355.742798 , 5118216.65542 , 1372.3530</text:p>
      <text:p text:style-name="P1">565355.742798 , 5118317.70805 , 1377.4400</text:p>
      <text:p text:style-name="P1">565355.742798 , 5118418.76068 , 1432.3370</text:p>
      <text:p text:style-name="P1">565355.742798 , 5118519.81331 , 1421.9700</text:p>
      <text:p text:style-name="P1">565355.742798 , 5118620.86594 , 1398.1700</text:p>
      <text:p text:style-name="P1">565355.742798 , 5118721.91858 , 1379.9260</text:p>
      <text:p text:style-name="P1">565355.742798 , 5118822.97121 , 1362.7080</text:p>
      <text:p text:style-name="P1">565355.742798 , 5118924.02384 , 1354.8550</text:p>
      <text:p text:style-name="P1">565355.742798 , 5119025.07647 , 1322.4410</text:p>
      <text:p text:style-name="P1">565355.742798 , 5119126.1291 , 1303.1510</text:p>
      <text:p text:style-name="P1">565355.742798 , 5119227.18173 , 1286.4340</text:p>
      <text:p text:style-name="P1">565355.742798 , 5119328.23437 , 1253.2820</text:p>
      <text:p text:style-name="P1">565355.742798 , 5119429.287 , 1237.8130</text:p>
      <text:p text:style-name="P1">565355.742798 , 5119530.33963 , 1225.5580</text:p>
      <text:p text:style-name="P1">565355.742798 , 5119631.39226 , 1212.4950</text:p>
      <text:p text:style-name="P1">565355.742798 , 5119732.44489 , 1176.6410</text:p>
      <text:p text:style-name="P1">565355.742798 , 5119833.49752 , 1133.5870</text:p>
      <text:p text:style-name="P1">565355.742798 , 5119934.55015 , 1128.5810</text:p>
      <text:p text:style-name="P1">565355.742798 , 5120035.60279 , 1122.1490</text:p>
      <text:p text:style-name="P1">565355.742798 , 5120136.65542 , 1118.7390</text:p>
      <text:p text:style-name="P1">565355.742798 , 5120237.70805 , 1103.9220</text:p>
      <text:p text:style-name="P1">565355.742798 , 5120338.76068 , 1083.4550</text:p>
      <text:p text:style-name="P1">565355.742798 , 5120439.81331 , 1097.9260</text:p>
      <text:p text:style-name="P1">565355.742798 , 5120540.86594 , 1078.6950</text:p>
      <text:p text:style-name="P1">565355.742798 , 5120641.91858 , 1064.5330</text:p>
      <text:p text:style-name="P1">565355.742798 , 5120742.97121 , 1059.9810</text:p>
      <text:p text:style-name="P1">565355.742798 , 5120844.02384 , 1052.9850</text:p>
      <text:p text:style-name="P1">565355.742798 , 5120945.07647 , 1049.2950</text:p>
      <text:p text:style-name="P1">565355.742798 , 5121046.1291 , 1045.5730</text:p>
      <text:p text:style-name="P1">565456.853909 , 5111446.1291 , 1052.4840</text:p>
      <text:p text:style-name="P1">565456.853909 , 5111547.18173 , 1062.2030</text:p>
      <text:p text:style-name="P1">565456.853909 , 5111648.23437 , 1094.6280</text:p>
      <text:p text:style-name="P1">565456.853909 , 5111749.287 , 1092.8940</text:p>
      <text:p text:style-name="P1">565456.853909 , 5111850.33963 , 1088.0630</text:p>
      <text:p text:style-name="P1">565456.853909 , 5111951.39226 , 1098.0110</text:p>
      <text:p text:style-name="P1">565456.853909 , 5112052.44489 , 1100.4660</text:p>
      <text:p text:style-name="P1">565456.853909 , 5112153.49752 , 1111.3590</text:p>
      <text:p text:style-name="P1">565456.853909 , 5112254.55015 , 1144.7230</text:p>
      <text:p text:style-name="P1">565456.853909 , 5112355.60279 , 1223.3810</text:p>
      <text:p text:style-name="P1">565456.853909 , 5112456.65542 , 1290.0940</text:p>
      <text:p text:style-name="P1">565456.853909 , 5112557.70805 , 1349.3620</text:p>
      <text:p text:style-name="P1">565456.853909 , 5112658.76068 , 1400.1230</text:p>
      <text:p text:style-name="P1">565456.853909 , 5112759.81331 , 1396.7970</text:p>
      <text:p text:style-name="P1">565456.853909 , 5112860.86594 , 1341.2620</text:p>
      <text:p text:style-name="P1">565456.853909 , 5112961.91858 , 1260.3090</text:p>
      <text:p text:style-name="P1">565456.853909 , 5113062.97121 , 1209.2030</text:p>
      <text:p text:style-name="P1">565456.853909 , 5113164.02384 , 1252.9250</text:p>
      <text:p text:style-name="P1">565456.853909 , 5113265.07647 , 1314.9950</text:p>
      <text:p text:style-name="P1">565456.853909 , 5113366.1291 , 1348.4380</text:p>
      <text:p text:style-name="P1"><text:soft-page-break/>565456.853909 , 5113467.18173 , 1340.3550</text:p>
      <text:p text:style-name="P1">565456.853909 , 5113568.23437 , 1360.7620</text:p>
      <text:p text:style-name="P1">565456.853909 , 5113669.287 , 1355.6560</text:p>
      <text:p text:style-name="P1">565456.853909 , 5113770.33963 , 1358.3100</text:p>
      <text:p text:style-name="P1">565456.853909 , 5113871.39226 , 1366.5150</text:p>
      <text:p text:style-name="P1">565456.853909 , 5113972.44489 , 1374.4530</text:p>
      <text:p text:style-name="P1">565456.853909 , 5114073.49752 , 1379.4180</text:p>
      <text:p text:style-name="P1">565456.853909 , 5114174.55015 , 1398.1460</text:p>
      <text:p text:style-name="P1">565456.853909 , 5114275.60279 , 1388.1720</text:p>
      <text:p text:style-name="P1">565456.853909 , 5114376.65542 , 1403.0340</text:p>
      <text:p text:style-name="P1">565456.853909 , 5114477.70805 , 1401.4700</text:p>
      <text:p text:style-name="P1">565456.853909 , 5114578.76068 , 1413.4380</text:p>
      <text:p text:style-name="P1">565456.853909 , 5114679.81331 , 1429.8090</text:p>
      <text:p text:style-name="P1">565456.853909 , 5114780.86594 , 1454.4370</text:p>
      <text:p text:style-name="P1">565456.853909 , 5114881.91858 , 1469.6250</text:p>
      <text:p text:style-name="P1">565456.853909 , 5114982.97121 , 1495.3330</text:p>
      <text:p text:style-name="P1">565456.853909 , 5115084.02384 , 1515.5170</text:p>
      <text:p text:style-name="P1">565456.853909 , 5115185.07647 , 1519.2660</text:p>
      <text:p text:style-name="P1">565456.853909 , 5115286.1291 , 1550.6910</text:p>
      <text:p text:style-name="P1">565456.853909 , 5115387.18173 , 1567.6150</text:p>
      <text:p text:style-name="P1">565456.853909 , 5115488.23437 , 1569.4220</text:p>
      <text:p text:style-name="P1">565456.853909 , 5115589.287 , 1580.4920</text:p>
      <text:p text:style-name="P1">565456.853909 , 5115690.33963 , 1634.0610</text:p>
      <text:p text:style-name="P1">565456.853909 , 5115791.39226 , 1646.7190</text:p>
      <text:p text:style-name="P1">565456.853909 , 5115892.44489 , 1628.1820</text:p>
      <text:p text:style-name="P1">565456.853909 , 5115993.49752 , 1610.9700</text:p>
      <text:p text:style-name="P1">565456.853909 , 5116094.55015 , 1678.7660</text:p>
      <text:p text:style-name="P1">565456.853909 , 5116195.60279 , 1625.9110</text:p>
      <text:p text:style-name="P1">565456.853909 , 5116296.65542 , 1555.8850</text:p>
      <text:p text:style-name="P1">565456.853909 , 5116397.70805 , 1534.7030</text:p>
      <text:p text:style-name="P1">565456.853909 , 5116498.76068 , 1515.6030</text:p>
      <text:p text:style-name="P1">565456.853909 , 5116599.81331 , 1528.5980</text:p>
      <text:p text:style-name="P1">565456.853909 , 5116700.86594 , 1481.5000</text:p>
      <text:p text:style-name="P1">565456.853909 , 5116801.91858 , 1479.4980</text:p>
      <text:p text:style-name="P1">565456.853909 , 5116902.97121 , 1488.5100</text:p>
      <text:p text:style-name="P1">565456.853909 , 5117004.02384 , 1482.1410</text:p>
      <text:p text:style-name="P1">565456.853909 , 5117105.07647 , 1468.8460</text:p>
      <text:p text:style-name="P1">565456.853909 , 5117206.1291 , 1447.5760</text:p>
      <text:p text:style-name="P1">565456.853909 , 5117307.18173 , 1451.8910</text:p>
      <text:p text:style-name="P1">565456.853909 , 5117408.23437 , 1461.6160</text:p>
      <text:p text:style-name="P1">565456.853909 , 5117509.287 , 1479.5650</text:p>
      <text:p text:style-name="P1">565456.853909 , 5117610.33963 , 1478.0470</text:p>
      <text:p text:style-name="P1">565456.853909 , 5117711.39226 , 1426.5060</text:p>
      <text:p text:style-name="P1">565456.853909 , 5117812.44489 , 1383.5890</text:p>
      <text:p text:style-name="P1">565456.853909 , 5117913.49752 , 1422.2500</text:p>
      <text:p text:style-name="P1">565456.853909 , 5118014.55015 , 1408.1700</text:p>
      <text:p text:style-name="P1">565456.853909 , 5118115.60279 , 1401.0030</text:p>
      <text:p text:style-name="P1">565456.853909 , 5118216.65542 , 1381.0000</text:p>
      <text:p text:style-name="P1">565456.853909 , 5118317.70805 , 1377.7580</text:p>
      <text:p text:style-name="P1">565456.853909 , 5118418.76068 , 1410.9840</text:p>
      <text:p text:style-name="P1">565456.853909 , 5118519.81331 , 1380.4380</text:p>
      <text:p text:style-name="P1">565456.853909 , 5118620.86594 , 1369.7010</text:p>
      <text:p text:style-name="P1"><text:soft-page-break/>565456.853909 , 5118721.91858 , 1364.1880</text:p>
      <text:p text:style-name="P1">565456.853909 , 5118822.97121 , 1348.2500</text:p>
      <text:p text:style-name="P1">565456.853909 , 5118924.02384 , 1326.2420</text:p>
      <text:p text:style-name="P1">565456.853909 , 5119025.07647 , 1320.5260</text:p>
      <text:p text:style-name="P1">565456.853909 , 5119126.1291 , 1304.4690</text:p>
      <text:p text:style-name="P1">565456.853909 , 5119227.18173 , 1296.7660</text:p>
      <text:p text:style-name="P1">565456.853909 , 5119328.23437 , 1281.5380</text:p>
      <text:p text:style-name="P1">565456.853909 , 5119429.287 , 1253.6250</text:p>
      <text:p text:style-name="P1">565456.853909 , 5119530.33963 , 1233.8880</text:p>
      <text:p text:style-name="P1">565456.853909 , 5119631.39226 , 1197.0050</text:p>
      <text:p text:style-name="P1">565456.853909 , 5119732.44489 , 1181.3590</text:p>
      <text:p text:style-name="P1">565456.853909 , 5119833.49752 , 1126.0250</text:p>
      <text:p text:style-name="P1">565456.853909 , 5119934.55015 , 1115.8550</text:p>
      <text:p text:style-name="P1">565456.853909 , 5120035.60279 , 1109.8440</text:p>
      <text:p text:style-name="P1">565456.853909 , 5120136.65542 , 1108.3570</text:p>
      <text:p text:style-name="P1">565456.853909 , 5120237.70805 , 1104.2890</text:p>
      <text:p text:style-name="P1">565456.853909 , 5120338.76068 , 1093.7340</text:p>
      <text:p text:style-name="P1">565456.853909 , 5120439.81331 , 1074.3080</text:p>
      <text:p text:style-name="P1">565456.853909 , 5120540.86594 , 1074.7880</text:p>
      <text:p text:style-name="P1">565456.853909 , 5120641.91858 , 1069.7030</text:p>
      <text:p text:style-name="P1">565456.853909 , 5120742.97121 , 1054.7480</text:p>
      <text:p text:style-name="P1">565456.853909 , 5120844.02384 , 1049.5950</text:p>
      <text:p text:style-name="P1">565456.853909 , 5120945.07647 , 1046.2500</text:p>
      <text:p text:style-name="P1">565456.853909 , 5121046.1291 , 1041.3980</text:p>
      <text:p text:style-name="P1">565557.96502 , 5111446.1291 , 1038.4550</text:p>
      <text:p text:style-name="P1">565557.96502 , 5111547.18173 , 1030.9590</text:p>
      <text:p text:style-name="P1">565557.96502 , 5111648.23437 , 1087.2620</text:p>
      <text:p text:style-name="P1">565557.96502 , 5111749.287 , 1068.9170</text:p>
      <text:p text:style-name="P1">565557.96502 , 5111850.33963 , 1081.4830</text:p>
      <text:p text:style-name="P1">565557.96502 , 5111951.39226 , 1087.5630</text:p>
      <text:p text:style-name="P1">565557.96502 , 5112052.44489 , 1089.4480</text:p>
      <text:p text:style-name="P1">565557.96502 , 5112153.49752 , 1111.3600</text:p>
      <text:p text:style-name="P1">565557.96502 , 5112254.55015 , 1179.8440</text:p>
      <text:p text:style-name="P1">565557.96502 , 5112355.60279 , 1252.3680</text:p>
      <text:p text:style-name="P1">565557.96502 , 5112456.65542 , 1304.3750</text:p>
      <text:p text:style-name="P1">565557.96502 , 5112557.70805 , 1391.5680</text:p>
      <text:p text:style-name="P1">565557.96502 , 5112658.76068 , 1434.7520</text:p>
      <text:p text:style-name="P1">565557.96502 , 5112759.81331 , 1400.0740</text:p>
      <text:p text:style-name="P1">565557.96502 , 5112860.86594 , 1326.8550</text:p>
      <text:p text:style-name="P1">565557.96502 , 5112961.91858 , 1247.7540</text:p>
      <text:p text:style-name="P1">565557.96502 , 5113062.97121 , 1210.6220</text:p>
      <text:p text:style-name="P1">565557.96502 , 5113164.02384 , 1223.3420</text:p>
      <text:p text:style-name="P1">565557.96502 , 5113265.07647 , 1280.1340</text:p>
      <text:p text:style-name="P1">565557.96502 , 5113366.1291 , 1282.6680</text:p>
      <text:p text:style-name="P1">565557.96502 , 5113467.18173 , 1295.2890</text:p>
      <text:p text:style-name="P1">565557.96502 , 5113568.23437 , 1337.9050</text:p>
      <text:p text:style-name="P1">565557.96502 , 5113669.287 , 1339.2890</text:p>
      <text:p text:style-name="P1">565557.96502 , 5113770.33963 , 1336.4340</text:p>
      <text:p text:style-name="P1">565557.96502 , 5113871.39226 , 1345.9600</text:p>
      <text:p text:style-name="P1">565557.96502 , 5113972.44489 , 1352.0860</text:p>
      <text:p text:style-name="P1">565557.96502 , 5114073.49752 , 1357.5780</text:p>
      <text:p text:style-name="P1">565557.96502 , 5114174.55015 , 1369.5690</text:p>
      <text:p text:style-name="P1"><text:soft-page-break/>565557.96502 , 5114275.60279 , 1374.5860</text:p>
      <text:p text:style-name="P1">565557.96502 , 5114376.65542 , 1377.8910</text:p>
      <text:p text:style-name="P1">565557.96502 , 5114477.70805 , 1382.2610</text:p>
      <text:p text:style-name="P1">565557.96502 , 5114578.76068 , 1403.8460</text:p>
      <text:p text:style-name="P1">565557.96502 , 5114679.81331 , 1420.4870</text:p>
      <text:p text:style-name="P1">565557.96502 , 5114780.86594 , 1443.3400</text:p>
      <text:p text:style-name="P1">565557.96502 , 5114881.91858 , 1456.2480</text:p>
      <text:p text:style-name="P1">565557.96502 , 5114982.97121 , 1482.5920</text:p>
      <text:p text:style-name="P1">565557.96502 , 5115084.02384 , 1488.6310</text:p>
      <text:p text:style-name="P1">565557.96502 , 5115185.07647 , 1499.1980</text:p>
      <text:p text:style-name="P1">565557.96502 , 5115286.1291 , 1511.8540</text:p>
      <text:p text:style-name="P1">565557.96502 , 5115387.18173 , 1521.4030</text:p>
      <text:p text:style-name="P1">565557.96502 , 5115488.23437 , 1531.7400</text:p>
      <text:p text:style-name="P1">565557.96502 , 5115589.287 , 1547.4400</text:p>
      <text:p text:style-name="P1">565557.96502 , 5115690.33963 , 1589.2380</text:p>
      <text:p text:style-name="P1">565557.96502 , 5115791.39226 , 1630.6820</text:p>
      <text:p text:style-name="P1">565557.96502 , 5115892.44489 , 1614.7230</text:p>
      <text:p text:style-name="P1">565557.96502 , 5115993.49752 , 1560.5900</text:p>
      <text:p text:style-name="P1">565557.96502 , 5116094.55015 , 1602.4030</text:p>
      <text:p text:style-name="P1">565557.96502 , 5116195.60279 , 1599.7640</text:p>
      <text:p text:style-name="P1">565557.96502 , 5116296.65542 , 1536.2080</text:p>
      <text:p text:style-name="P1">565557.96502 , 5116397.70805 , 1516.3780</text:p>
      <text:p text:style-name="P1">565557.96502 , 5116498.76068 , 1475.6800</text:p>
      <text:p text:style-name="P1">565557.96502 , 5116599.81331 , 1459.6160</text:p>
      <text:p text:style-name="P1">565557.96502 , 5116700.86594 , 1421.4560</text:p>
      <text:p text:style-name="P1">565557.96502 , 5116801.91858 , 1428.3800</text:p>
      <text:p text:style-name="P1">565557.96502 , 5116902.97121 , 1436.4680</text:p>
      <text:p text:style-name="P1">565557.96502 , 5117004.02384 , 1429.6670</text:p>
      <text:p text:style-name="P1">565557.96502 , 5117105.07647 , 1428.9320</text:p>
      <text:p text:style-name="P1">565557.96502 , 5117206.1291 , 1420.0390</text:p>
      <text:p text:style-name="P1">565557.96502 , 5117307.18173 , 1413.3950</text:p>
      <text:p text:style-name="P1">565557.96502 , 5117408.23437 , 1403.0830</text:p>
      <text:p text:style-name="P1">565557.96502 , 5117509.287 , 1421.6420</text:p>
      <text:p text:style-name="P1">565557.96502 , 5117610.33963 , 1446.2600</text:p>
      <text:p text:style-name="P1">565557.96502 , 5117711.39226 , 1427.3560</text:p>
      <text:p text:style-name="P1">565557.96502 , 5117812.44489 , 1361.1150</text:p>
      <text:p text:style-name="P1">565557.96502 , 5117913.49752 , 1367.4330</text:p>
      <text:p text:style-name="P1">565557.96502 , 5118014.55015 , 1360.1350</text:p>
      <text:p text:style-name="P1">565557.96502 , 5118115.60279 , 1384.6680</text:p>
      <text:p text:style-name="P1">565557.96502 , 5118216.65542 , 1367.6980</text:p>
      <text:p text:style-name="P1">565557.96502 , 5118317.70805 , 1357.6470</text:p>
      <text:p text:style-name="P1">565557.96502 , 5118418.76068 , 1371.3140</text:p>
      <text:p text:style-name="P1">565557.96502 , 5118519.81331 , 1356.6080</text:p>
      <text:p text:style-name="P1">565557.96502 , 5118620.86594 , 1313.9060</text:p>
      <text:p text:style-name="P1">565557.96502 , 5118721.91858 , 1314.7960</text:p>
      <text:p text:style-name="P1">565557.96502 , 5118822.97121 , 1295.7110</text:p>
      <text:p text:style-name="P1">565557.96502 , 5118924.02384 , 1311.5150</text:p>
      <text:p text:style-name="P1">565557.96502 , 5119025.07647 , 1310.6410</text:p>
      <text:p text:style-name="P1">565557.96502 , 5119126.1291 , 1295.1380</text:p>
      <text:p text:style-name="P1">565557.96502 , 5119227.18173 , 1295.1130</text:p>
      <text:p text:style-name="P1">565557.96502 , 5119328.23437 , 1290.8510</text:p>
      <text:p text:style-name="P1">565557.96502 , 5119429.287 , 1276.5500</text:p>
      <text:p text:style-name="P1"><text:soft-page-break/>565557.96502 , 5119530.33963 , 1274.2840</text:p>
      <text:p text:style-name="P1">565557.96502 , 5119631.39226 , 1235.9430</text:p>
      <text:p text:style-name="P1">565557.96502 , 5119732.44489 , 1203.5990</text:p>
      <text:p text:style-name="P1">565557.96502 , 5119833.49752 , 1133.1870</text:p>
      <text:p text:style-name="P1">565557.96502 , 5119934.55015 , 1114.2390</text:p>
      <text:p text:style-name="P1">565557.96502 , 5120035.60279 , 1104.6790</text:p>
      <text:p text:style-name="P1">565557.96502 , 5120136.65542 , 1099.8780</text:p>
      <text:p text:style-name="P1">565557.96502 , 5120237.70805 , 1089.1220</text:p>
      <text:p text:style-name="P1">565557.96502 , 5120338.76068 , 1084.7350</text:p>
      <text:p text:style-name="P1">565557.96502 , 5120439.81331 , 1081.2830</text:p>
      <text:p text:style-name="P1">565557.96502 , 5120540.86594 , 1063.7660</text:p>
      <text:p text:style-name="P1">565557.96502 , 5120641.91858 , 1060.0200</text:p>
      <text:p text:style-name="P1">565557.96502 , 5120742.97121 , 1045.2090</text:p>
      <text:p text:style-name="P1">565557.96502 , 5120844.02384 , 1044.4140</text:p>
      <text:p text:style-name="P1">565557.96502 , 5120945.07647 , 1038.0230</text:p>
      <text:p text:style-name="P1">565557.96502 , 5121046.1291 , 1033.8650</text:p>
      <text:p text:style-name="P1">565659.076131 , 5111446.1291 , 1033.2240</text:p>
      <text:p text:style-name="P1">565659.076131 , 5111547.18173 , 1031.7160</text:p>
      <text:p text:style-name="P1">565659.076131 , 5111648.23437 , 1043.0470</text:p>
      <text:p text:style-name="P1">565659.076131 , 5111749.287 , 1057.4660</text:p>
      <text:p text:style-name="P1">565659.076131 , 5111850.33963 , 1068.2910</text:p>
      <text:p text:style-name="P1">565659.076131 , 5111951.39226 , 1077.0950</text:p>
      <text:p text:style-name="P1">565659.076131 , 5112052.44489 , 1078.4170</text:p>
      <text:p text:style-name="P1">565659.076131 , 5112153.49752 , 1119.4010</text:p>
      <text:p text:style-name="P1">565659.076131 , 5112254.55015 , 1187.4570</text:p>
      <text:p text:style-name="P1">565659.076131 , 5112355.60279 , 1274.7480</text:p>
      <text:p text:style-name="P1">565659.076131 , 5112456.65542 , 1323.3000</text:p>
      <text:p text:style-name="P1">565659.076131 , 5112557.70805 , 1372.9840</text:p>
      <text:p text:style-name="P1">565659.076131 , 5112658.76068 , 1404.6450</text:p>
      <text:p text:style-name="P1">565659.076131 , 5112759.81331 , 1387.5280</text:p>
      <text:p text:style-name="P1">565659.076131 , 5112860.86594 , 1297.6650</text:p>
      <text:p text:style-name="P1">565659.076131 , 5112961.91858 , 1220.2660</text:p>
      <text:p text:style-name="P1">565659.076131 , 5113062.97121 , 1209.6790</text:p>
      <text:p text:style-name="P1">565659.076131 , 5113164.02384 , 1214.1280</text:p>
      <text:p text:style-name="P1">565659.076131 , 5113265.07647 , 1217.9450</text:p>
      <text:p text:style-name="P1">565659.076131 , 5113366.1291 , 1246.7010</text:p>
      <text:p text:style-name="P1">565659.076131 , 5113467.18173 , 1280.6690</text:p>
      <text:p text:style-name="P1">565659.076131 , 5113568.23437 , 1307.1910</text:p>
      <text:p text:style-name="P1">565659.076131 , 5113669.287 , 1314.9930</text:p>
      <text:p text:style-name="P1">565659.076131 , 5113770.33963 , 1308.8270</text:p>
      <text:p text:style-name="P1">565659.076131 , 5113871.39226 , 1329.7470</text:p>
      <text:p text:style-name="P1">565659.076131 , 5113972.44489 , 1333.6750</text:p>
      <text:p text:style-name="P1">565659.076131 , 5114073.49752 , 1347.6290</text:p>
      <text:p text:style-name="P1">565659.076131 , 5114174.55015 , 1347.1390</text:p>
      <text:p text:style-name="P1">565659.076131 , 5114275.60279 , 1356.0820</text:p>
      <text:p text:style-name="P1">565659.076131 , 5114376.65542 , 1358.4210</text:p>
      <text:p text:style-name="P1">565659.076131 , 5114477.70805 , 1362.2510</text:p>
      <text:p text:style-name="P1">565659.076131 , 5114578.76068 , 1402.3640</text:p>
      <text:p text:style-name="P1">565659.076131 , 5114679.81331 , 1414.0690</text:p>
      <text:p text:style-name="P1">565659.076131 , 5114780.86594 , 1427.7760</text:p>
      <text:p text:style-name="P1">565659.076131 , 5114881.91858 , 1449.5610</text:p>
      <text:p text:style-name="P1">565659.076131 , 5114982.97121 , 1459.7940</text:p>
      <text:p text:style-name="P1"><text:soft-page-break/>565659.076131 , 5115084.02384 , 1473.4210</text:p>
      <text:p text:style-name="P1">565659.076131 , 5115185.07647 , 1465.1400</text:p>
      <text:p text:style-name="P1">565659.076131 , 5115286.1291 , 1459.0840</text:p>
      <text:p text:style-name="P1">565659.076131 , 5115387.18173 , 1488.3980</text:p>
      <text:p text:style-name="P1">565659.076131 , 5115488.23437 , 1500.8020</text:p>
      <text:p text:style-name="P1">565659.076131 , 5115589.287 , 1515.7300</text:p>
      <text:p text:style-name="P1">565659.076131 , 5115690.33963 , 1563.3580</text:p>
      <text:p text:style-name="P1">565659.076131 , 5115791.39226 , 1612.1220</text:p>
      <text:p text:style-name="P1">565659.076131 , 5115892.44489 , 1575.0550</text:p>
      <text:p text:style-name="P1">565659.076131 , 5115993.49752 , 1511.8850</text:p>
      <text:p text:style-name="P1">565659.076131 , 5116094.55015 , 1533.7090</text:p>
      <text:p text:style-name="P1">565659.076131 , 5116195.60279 , 1523.3930</text:p>
      <text:p text:style-name="P1">565659.076131 , 5116296.65542 , 1503.4060</text:p>
      <text:p text:style-name="P1">565659.076131 , 5116397.70805 , 1462.8420</text:p>
      <text:p text:style-name="P1">565659.076131 , 5116498.76068 , 1453.9290</text:p>
      <text:p text:style-name="P1">565659.076131 , 5116599.81331 , 1429.0260</text:p>
      <text:p text:style-name="P1">565659.076131 , 5116700.86594 , 1390.9500</text:p>
      <text:p text:style-name="P1">565659.076131 , 5116801.91858 , 1377.3810</text:p>
      <text:p text:style-name="P1">565659.076131 , 5116902.97121 , 1399.4190</text:p>
      <text:p text:style-name="P1">565659.076131 , 5117004.02384 , 1398.8370</text:p>
      <text:p text:style-name="P1">565659.076131 , 5117105.07647 , 1385.4310</text:p>
      <text:p text:style-name="P1">565659.076131 , 5117206.1291 , 1380.9870</text:p>
      <text:p text:style-name="P1">565659.076131 , 5117307.18173 , 1372.4660</text:p>
      <text:p text:style-name="P1">565659.076131 , 5117408.23437 , 1364.1780</text:p>
      <text:p text:style-name="P1">565659.076131 , 5117509.287 , 1365.8160</text:p>
      <text:p text:style-name="P1">565659.076131 , 5117610.33963 , 1418.6720</text:p>
      <text:p text:style-name="P1">565659.076131 , 5117711.39226 , 1436.2300</text:p>
      <text:p text:style-name="P1">565659.076131 , 5117812.44489 , 1357.5890</text:p>
      <text:p text:style-name="P1">565659.076131 , 5117913.49752 , 1341.7310</text:p>
      <text:p text:style-name="P1">565659.076131 , 5118014.55015 , 1337.1850</text:p>
      <text:p text:style-name="P1">565659.076131 , 5118115.60279 , 1324.4050</text:p>
      <text:p text:style-name="P1">565659.076131 , 5118216.65542 , 1344.7560</text:p>
      <text:p text:style-name="P1">565659.076131 , 5118317.70805 , 1337.5700</text:p>
      <text:p text:style-name="P1">565659.076131 , 5118418.76068 , 1317.9200</text:p>
      <text:p text:style-name="P1">565659.076131 , 5118519.81331 , 1324.9870</text:p>
      <text:p text:style-name="P1">565659.076131 , 5118620.86594 , 1320.1270</text:p>
      <text:p text:style-name="P1">565659.076131 , 5118721.91858 , 1288.7940</text:p>
      <text:p text:style-name="P1">565659.076131 , 5118822.97121 , 1256.8980</text:p>
      <text:p text:style-name="P1">565659.076131 , 5118924.02384 , 1238.1460</text:p>
      <text:p text:style-name="P1">565659.076131 , 5119025.07647 , 1292.4840</text:p>
      <text:p text:style-name="P1">565659.076131 , 5119126.1291 , 1298.1350</text:p>
      <text:p text:style-name="P1">565659.076131 , 5119227.18173 , 1292.8610</text:p>
      <text:p text:style-name="P1">565659.076131 , 5119328.23437 , 1290.8460</text:p>
      <text:p text:style-name="P1">565659.076131 , 5119429.287 , 1287.1600</text:p>
      <text:p text:style-name="P1">565659.076131 , 5119530.33963 , 1274.0550</text:p>
      <text:p text:style-name="P1">565659.076131 , 5119631.39226 , 1252.7650</text:p>
      <text:p text:style-name="P1">565659.076131 , 5119732.44489 , 1209.1530</text:p>
      <text:p text:style-name="P1">565659.076131 , 5119833.49752 , 1157.8520</text:p>
      <text:p text:style-name="P1">565659.076131 , 5119934.55015 , 1111.5320</text:p>
      <text:p text:style-name="P1">565659.076131 , 5120035.60279 , 1104.6240</text:p>
      <text:p text:style-name="P1">565659.076131 , 5120136.65542 , 1093.5810</text:p>
      <text:p text:style-name="P1">565659.076131 , 5120237.70805 , 1083.5020</text:p>
      <text:p text:style-name="P1"><text:soft-page-break/>565659.076131 , 5120338.76068 , 1074.1560</text:p>
      <text:p text:style-name="P1">565659.076131 , 5120439.81331 , 1065.6330</text:p>
      <text:p text:style-name="P1">565659.076131 , 5120540.86594 , 1051.7210</text:p>
      <text:p text:style-name="P1">565659.076131 , 5120641.91858 , 1038.7290</text:p>
      <text:p text:style-name="P1">565659.076131 , 5120742.97121 , 1035.4080</text:p>
      <text:p text:style-name="P1">565659.076131 , 5120844.02384 , 1032.5480</text:p>
      <text:p text:style-name="P1">565659.076131 , 5120945.07647 , 1029.6320</text:p>
      <text:p text:style-name="P1">565659.076131 , 5121046.1291 , 1025.1380</text:p>
      <text:p text:style-name="P1">565760.187243 , 5111446.1291 , 1017.2630</text:p>
      <text:p text:style-name="P1">565760.187243 , 5111547.18173 , 1035.2190</text:p>
      <text:p text:style-name="P1">565760.187243 , 5111648.23437 , 1044.2430</text:p>
      <text:p text:style-name="P1">565760.187243 , 5111749.287 , 1048.5570</text:p>
      <text:p text:style-name="P1">565760.187243 , 5111850.33963 , 1057.5310</text:p>
      <text:p text:style-name="P1">565760.187243 , 5111951.39226 , 1057.6410</text:p>
      <text:p text:style-name="P1">565760.187243 , 5112052.44489 , 1066.8020</text:p>
      <text:p text:style-name="P1">565760.187243 , 5112153.49752 , 1100.2340</text:p>
      <text:p text:style-name="P1">565760.187243 , 5112254.55015 , 1167.3400</text:p>
      <text:p text:style-name="P1">565760.187243 , 5112355.60279 , 1257.3700</text:p>
      <text:p text:style-name="P1">565760.187243 , 5112456.65542 , 1297.9060</text:p>
      <text:p text:style-name="P1">565760.187243 , 5112557.70805 , 1320.7510</text:p>
      <text:p text:style-name="P1">565760.187243 , 5112658.76068 , 1338.4050</text:p>
      <text:p text:style-name="P1">565760.187243 , 5112759.81331 , 1329.6410</text:p>
      <text:p text:style-name="P1">565760.187243 , 5112860.86594 , 1290.1960</text:p>
      <text:p text:style-name="P1">565760.187243 , 5112961.91858 , 1212.5200</text:p>
      <text:p text:style-name="P1">565760.187243 , 5113062.97121 , 1214.3910</text:p>
      <text:p text:style-name="P1">565760.187243 , 5113164.02384 , 1213.2060</text:p>
      <text:p text:style-name="P1">565760.187243 , 5113265.07647 , 1217.4110</text:p>
      <text:p text:style-name="P1">565760.187243 , 5113366.1291 , 1219.3910</text:p>
      <text:p text:style-name="P1">565760.187243 , 5113467.18173 , 1243.0800</text:p>
      <text:p text:style-name="P1">565760.187243 , 5113568.23437 , 1276.4940</text:p>
      <text:p text:style-name="P1">565760.187243 , 5113669.287 , 1290.7500</text:p>
      <text:p text:style-name="P1">565760.187243 , 5113770.33963 , 1280.6820</text:p>
      <text:p text:style-name="P1">565760.187243 , 5113871.39226 , 1298.9250</text:p>
      <text:p text:style-name="P1">565760.187243 , 5113972.44489 , 1317.5470</text:p>
      <text:p text:style-name="P1">565760.187243 , 5114073.49752 , 1322.9180</text:p>
      <text:p text:style-name="P1">565760.187243 , 5114174.55015 , 1332.6900</text:p>
      <text:p text:style-name="P1">565760.187243 , 5114275.60279 , 1333.1090</text:p>
      <text:p text:style-name="P1">565760.187243 , 5114376.65542 , 1330.2630</text:p>
      <text:p text:style-name="P1">565760.187243 , 5114477.70805 , 1349.2720</text:p>
      <text:p text:style-name="P1">565760.187243 , 5114578.76068 , 1383.9060</text:p>
      <text:p text:style-name="P1">565760.187243 , 5114679.81331 , 1389.3550</text:p>
      <text:p text:style-name="P1">565760.187243 , 5114780.86594 , 1406.5750</text:p>
      <text:p text:style-name="P1">565760.187243 , 5114881.91858 , 1424.4060</text:p>
      <text:p text:style-name="P1">565760.187243 , 5114982.97121 , 1432.9800</text:p>
      <text:p text:style-name="P1">565760.187243 , 5115084.02384 , 1428.2340</text:p>
      <text:p text:style-name="P1">565760.187243 , 5115185.07647 , 1432.4220</text:p>
      <text:p text:style-name="P1">565760.187243 , 5115286.1291 , 1435.0780</text:p>
      <text:p text:style-name="P1">565760.187243 , 5115387.18173 , 1457.1220</text:p>
      <text:p text:style-name="P1">565760.187243 , 5115488.23437 , 1465.4220</text:p>
      <text:p text:style-name="P1">565760.187243 , 5115589.287 , 1492.7110</text:p>
      <text:p text:style-name="P1">565760.187243 , 5115690.33963 , 1536.4680</text:p>
      <text:p text:style-name="P1">565760.187243 , 5115791.39226 , 1569.5780</text:p>
      <text:p text:style-name="P1"><text:soft-page-break/>565760.187243 , 5115892.44489 , 1542.5350</text:p>
      <text:p text:style-name="P1">565760.187243 , 5115993.49752 , 1476.8290</text:p>
      <text:p text:style-name="P1">565760.187243 , 5116094.55015 , 1483.1880</text:p>
      <text:p text:style-name="P1">565760.187243 , 5116195.60279 , 1466.0270</text:p>
      <text:p text:style-name="P1">565760.187243 , 5116296.65542 , 1454.3470</text:p>
      <text:p text:style-name="P1">565760.187243 , 5116397.70805 , 1432.2030</text:p>
      <text:p text:style-name="P1">565760.187243 , 5116498.76068 , 1431.8390</text:p>
      <text:p text:style-name="P1">565760.187243 , 5116599.81331 , 1396.1100</text:p>
      <text:p text:style-name="P1">565760.187243 , 5116700.86594 , 1372.1250</text:p>
      <text:p text:style-name="P1">565760.187243 , 5116801.91858 , 1346.9760</text:p>
      <text:p text:style-name="P1">565760.187243 , 5116902.97121 , 1378.2370</text:p>
      <text:p text:style-name="P1">565760.187243 , 5117004.02384 , 1374.2810</text:p>
      <text:p text:style-name="P1">565760.187243 , 5117105.07647 , 1352.4990</text:p>
      <text:p text:style-name="P1">565760.187243 , 5117206.1291 , 1350.9350</text:p>
      <text:p text:style-name="P1">565760.187243 , 5117307.18173 , 1338.4220</text:p>
      <text:p text:style-name="P1">565760.187243 , 5117408.23437 , 1314.0880</text:p>
      <text:p text:style-name="P1">565760.187243 , 5117509.287 , 1334.1310</text:p>
      <text:p text:style-name="P1">565760.187243 , 5117610.33963 , 1375.0780</text:p>
      <text:p text:style-name="P1">565760.187243 , 5117711.39226 , 1396.7990</text:p>
      <text:p text:style-name="P1">565760.187243 , 5117812.44489 , 1366.2820</text:p>
      <text:p text:style-name="P1">565760.187243 , 5117913.49752 , 1304.0940</text:p>
      <text:p text:style-name="P1">565760.187243 , 5118014.55015 , 1312.7080</text:p>
      <text:p text:style-name="P1">565760.187243 , 5118115.60279 , 1287.6560</text:p>
      <text:p text:style-name="P1">565760.187243 , 5118216.65542 , 1323.0310</text:p>
      <text:p text:style-name="P1">565760.187243 , 5118317.70805 , 1323.8190</text:p>
      <text:p text:style-name="P1">565760.187243 , 5118418.76068 , 1312.7910</text:p>
      <text:p text:style-name="P1">565760.187243 , 5118519.81331 , 1321.4380</text:p>
      <text:p text:style-name="P1">565760.187243 , 5118620.86594 , 1305.2880</text:p>
      <text:p text:style-name="P1">565760.187243 , 5118721.91858 , 1287.7700</text:p>
      <text:p text:style-name="P1">565760.187243 , 5118822.97121 , 1263.6560</text:p>
      <text:p text:style-name="P1">565760.187243 , 5118924.02384 , 1213.2050</text:p>
      <text:p text:style-name="P1">565760.187243 , 5119025.07647 , 1274.5750</text:p>
      <text:p text:style-name="P1">565760.187243 , 5119126.1291 , 1298.1880</text:p>
      <text:p text:style-name="P1">565760.187243 , 5119227.18173 , 1301.5800</text:p>
      <text:p text:style-name="P1">565760.187243 , 5119328.23437 , 1296.5170</text:p>
      <text:p text:style-name="P1">565760.187243 , 5119429.287 , 1293.4220</text:p>
      <text:p text:style-name="P1">565760.187243 , 5119530.33963 , 1277.1280</text:p>
      <text:p text:style-name="P1">565760.187243 , 5119631.39226 , 1236.8370</text:p>
      <text:p text:style-name="P1">565760.187243 , 5119732.44489 , 1172.9530</text:p>
      <text:p text:style-name="P1">565760.187243 , 5119833.49752 , 1154.7700</text:p>
      <text:p text:style-name="P1">565760.187243 , 5119934.55015 , 1115.8320</text:p>
      <text:p text:style-name="P1">565760.187243 , 5120035.60279 , 1107.4530</text:p>
      <text:p text:style-name="P1">565760.187243 , 5120136.65542 , 1090.3780</text:p>
      <text:p text:style-name="P1">565760.187243 , 5120237.70805 , 1082.7410</text:p>
      <text:p text:style-name="P1">565760.187243 , 5120338.76068 , 1070.2500</text:p>
      <text:p text:style-name="P1">565760.187243 , 5120439.81331 , 1058.8650</text:p>
      <text:p text:style-name="P1">565760.187243 , 5120540.86594 , 1045.8900</text:p>
      <text:p text:style-name="P1">565760.187243 , 5120641.91858 , 1029.8750</text:p>
      <text:p text:style-name="P1">565760.187243 , 5120742.97121 , 1027.6200</text:p>
      <text:p text:style-name="P1">565760.187243 , 5120844.02384 , 1026.7310</text:p>
      <text:p text:style-name="P1">565760.187243 , 5120945.07647 , 1029.3750</text:p>
      <text:p text:style-name="P1">565760.187243 , 5121046.1291 , 1020.5320</text:p>
      <text:p text:style-name="P1"><text:soft-page-break/>565861.298354 , 5111446.1291 , 1008.7850</text:p>
      <text:p text:style-name="P1">565861.298354 , 5111547.18173 , 1023.7370</text:p>
      <text:p text:style-name="P1">565861.298354 , 5111648.23437 , 1032.4890</text:p>
      <text:p text:style-name="P1">565861.298354 , 5111749.287 , 1039.1930</text:p>
      <text:p text:style-name="P1">565861.298354 , 5111850.33963 , 1047.8060</text:p>
      <text:p text:style-name="P1">565861.298354 , 5111951.39226 , 1053.5460</text:p>
      <text:p text:style-name="P1">565861.298354 , 5112052.44489 , 1057.3840</text:p>
      <text:p text:style-name="P1">565861.298354 , 5112153.49752 , 1101.4660</text:p>
      <text:p text:style-name="P1">565861.298354 , 5112254.55015 , 1150.5790</text:p>
      <text:p text:style-name="P1">565861.298354 , 5112355.60279 , 1239.3070</text:p>
      <text:p text:style-name="P1">565861.298354 , 5112456.65542 , 1225.9800</text:p>
      <text:p text:style-name="P1">565861.298354 , 5112557.70805 , 1249.4520</text:p>
      <text:p text:style-name="P1">565861.298354 , 5112658.76068 , 1274.4070</text:p>
      <text:p text:style-name="P1">565861.298354 , 5112759.81331 , 1286.7290</text:p>
      <text:p text:style-name="P1">565861.298354 , 5112860.86594 , 1254.2100</text:p>
      <text:p text:style-name="P1">565861.298354 , 5112961.91858 , 1205.6410</text:p>
      <text:p text:style-name="P1">565861.298354 , 5113062.97121 , 1206.2330</text:p>
      <text:p text:style-name="P1">565861.298354 , 5113164.02384 , 1213.9990</text:p>
      <text:p text:style-name="P1">565861.298354 , 5113265.07647 , 1216.5120</text:p>
      <text:p text:style-name="P1">565861.298354 , 5113366.1291 , 1223.0620</text:p>
      <text:p text:style-name="P1">565861.298354 , 5113467.18173 , 1227.0780</text:p>
      <text:p text:style-name="P1">565861.298354 , 5113568.23437 , 1263.1590</text:p>
      <text:p text:style-name="P1">565861.298354 , 5113669.287 , 1267.8970</text:p>
      <text:p text:style-name="P1">565861.298354 , 5113770.33963 , 1273.2850</text:p>
      <text:p text:style-name="P1">565861.298354 , 5113871.39226 , 1282.0010</text:p>
      <text:p text:style-name="P1">565861.298354 , 5113972.44489 , 1296.9590</text:p>
      <text:p text:style-name="P1">565861.298354 , 5114073.49752 , 1304.4200</text:p>
      <text:p text:style-name="P1">565861.298354 , 5114174.55015 , 1311.6630</text:p>
      <text:p text:style-name="P1">565861.298354 , 5114275.60279 , 1312.3320</text:p>
      <text:p text:style-name="P1">565861.298354 , 5114376.65542 , 1308.7810</text:p>
      <text:p text:style-name="P1">565861.298354 , 5114477.70805 , 1326.2850</text:p>
      <text:p text:style-name="P1">565861.298354 , 5114578.76068 , 1354.1520</text:p>
      <text:p text:style-name="P1">565861.298354 , 5114679.81331 , 1369.6230</text:p>
      <text:p text:style-name="P1">565861.298354 , 5114780.86594 , 1380.4270</text:p>
      <text:p text:style-name="P1">565861.298354 , 5114881.91858 , 1395.3730</text:p>
      <text:p text:style-name="P1">565861.298354 , 5114982.97121 , 1399.1300</text:p>
      <text:p text:style-name="P1">565861.298354 , 5115084.02384 , 1385.6920</text:p>
      <text:p text:style-name="P1">565861.298354 , 5115185.07647 , 1394.9240</text:p>
      <text:p text:style-name="P1">565861.298354 , 5115286.1291 , 1419.3140</text:p>
      <text:p text:style-name="P1">565861.298354 , 5115387.18173 , 1437.9530</text:p>
      <text:p text:style-name="P1">565861.298354 , 5115488.23437 , 1455.1740</text:p>
      <text:p text:style-name="P1">565861.298354 , 5115589.287 , 1473.3390</text:p>
      <text:p text:style-name="P1">565861.298354 , 5115690.33963 , 1519.5160</text:p>
      <text:p text:style-name="P1">565861.298354 , 5115791.39226 , 1527.8020</text:p>
      <text:p text:style-name="P1">565861.298354 , 5115892.44489 , 1499.7690</text:p>
      <text:p text:style-name="P1">565861.298354 , 5115993.49752 , 1461.0960</text:p>
      <text:p text:style-name="P1">565861.298354 , 5116094.55015 , 1451.6270</text:p>
      <text:p text:style-name="P1">565861.298354 , 5116195.60279 , 1418.3300</text:p>
      <text:p text:style-name="P1">565861.298354 , 5116296.65542 , 1418.0720</text:p>
      <text:p text:style-name="P1">565861.298354 , 5116397.70805 , 1402.7400</text:p>
      <text:p text:style-name="P1">565861.298354 , 5116498.76068 , 1408.5310</text:p>
      <text:p text:style-name="P1">565861.298354 , 5116599.81331 , 1373.4850</text:p>
      <text:p text:style-name="P1"><text:soft-page-break/>565861.298354 , 5116700.86594 , 1352.8760</text:p>
      <text:p text:style-name="P1">565861.298354 , 5116801.91858 , 1343.9320</text:p>
      <text:p text:style-name="P1">565861.298354 , 5116902.97121 , 1356.1110</text:p>
      <text:p text:style-name="P1">565861.298354 , 5117004.02384 , 1351.4880</text:p>
      <text:p text:style-name="P1">565861.298354 , 5117105.07647 , 1337.5920</text:p>
      <text:p text:style-name="P1">565861.298354 , 5117206.1291 , 1317.4990</text:p>
      <text:p text:style-name="P1">565861.298354 , 5117307.18173 , 1310.2790</text:p>
      <text:p text:style-name="P1">565861.298354 , 5117408.23437 , 1294.9470</text:p>
      <text:p text:style-name="P1">565861.298354 , 5117509.287 , 1306.7090</text:p>
      <text:p text:style-name="P1">565861.298354 , 5117610.33963 , 1330.1990</text:p>
      <text:p text:style-name="P1">565861.298354 , 5117711.39226 , 1361.8430</text:p>
      <text:p text:style-name="P1">565861.298354 , 5117812.44489 , 1335.6700</text:p>
      <text:p text:style-name="P1">565861.298354 , 5117913.49752 , 1322.9740</text:p>
      <text:p text:style-name="P1">565861.298354 , 5118014.55015 , 1291.7110</text:p>
      <text:p text:style-name="P1">565861.298354 , 5118115.60279 , 1275.5920</text:p>
      <text:p text:style-name="P1">565861.298354 , 5118216.65542 , 1299.9200</text:p>
      <text:p text:style-name="P1">565861.298354 , 5118317.70805 , 1323.6820</text:p>
      <text:p text:style-name="P1">565861.298354 , 5118418.76068 , 1318.0360</text:p>
      <text:p text:style-name="P1">565861.298354 , 5118519.81331 , 1286.2740</text:p>
      <text:p text:style-name="P1">565861.298354 , 5118620.86594 , 1299.4890</text:p>
      <text:p text:style-name="P1">565861.298354 , 5118721.91858 , 1288.8010</text:p>
      <text:p text:style-name="P1">565861.298354 , 5118822.97121 , 1255.6190</text:p>
      <text:p text:style-name="P1">565861.298354 , 5118924.02384 , 1253.6030</text:p>
      <text:p text:style-name="P1">565861.298354 , 5119025.07647 , 1266.3500</text:p>
      <text:p text:style-name="P1">565861.298354 , 5119126.1291 , 1269.9910</text:p>
      <text:p text:style-name="P1">565861.298354 , 5119227.18173 , 1279.7490</text:p>
      <text:p text:style-name="P1">565861.298354 , 5119328.23437 , 1274.6530</text:p>
      <text:p text:style-name="P1">565861.298354 , 5119429.287 , 1272.2760</text:p>
      <text:p text:style-name="P1">565861.298354 , 5119530.33963 , 1240.3640</text:p>
      <text:p text:style-name="P1">565861.298354 , 5119631.39226 , 1180.6540</text:p>
      <text:p text:style-name="P1">565861.298354 , 5119732.44489 , 1165.6260</text:p>
      <text:p text:style-name="P1">565861.298354 , 5119833.49752 , 1139.4180</text:p>
      <text:p text:style-name="P1">565861.298354 , 5119934.55015 , 1107.4930</text:p>
      <text:p text:style-name="P1">565861.298354 , 5120035.60279 , 1093.5520</text:p>
      <text:p text:style-name="P1">565861.298354 , 5120136.65542 , 1092.6400</text:p>
      <text:p text:style-name="P1">565861.298354 , 5120237.70805 , 1077.7910</text:p>
      <text:p text:style-name="P1">565861.298354 , 5120338.76068 , 1062.5330</text:p>
      <text:p text:style-name="P1">565861.298354 , 5120439.81331 , 1050.4470</text:p>
      <text:p text:style-name="P1">565861.298354 , 5120540.86594 , 1041.0570</text:p>
      <text:p text:style-name="P1">565861.298354 , 5120641.91858 , 1034.4090</text:p>
      <text:p text:style-name="P1">565861.298354 , 5120742.97121 , 1027.7910</text:p>
      <text:p text:style-name="P1">565861.298354 , 5120844.02384 , 1015.8090</text:p>
      <text:p text:style-name="P1">565861.298354 , 5120945.07647 , 1019.4000</text:p>
      <text:p text:style-name="P1">565861.298354 , 5121046.1291 , 1011.3010</text:p>
      <text:p text:style-name="P1">565962.409465 , 5111446.1291 , 1016.9020</text:p>
      <text:p text:style-name="P1">565962.409465 , 5111547.18173 , 1020.5350</text:p>
      <text:p text:style-name="P1">565962.409465 , 5111648.23437 , 1026.4550</text:p>
      <text:p text:style-name="P1">565962.409465 , 5111749.287 , 1025.5660</text:p>
      <text:p text:style-name="P1">565962.409465 , 5111850.33963 , 1031.9330</text:p>
      <text:p text:style-name="P1">565962.409465 , 5111951.39226 , 1035.2080</text:p>
      <text:p text:style-name="P1">565962.409465 , 5112052.44489 , 1028.9530</text:p>
      <text:p text:style-name="P1">565962.409465 , 5112153.49752 , 1063.9350</text:p>
      <text:p text:style-name="P1"><text:soft-page-break/>565962.409465 , 5112254.55015 , 1094.2530</text:p>
      <text:p text:style-name="P1">565962.409465 , 5112355.60279 , 1112.7610</text:p>
      <text:p text:style-name="P1">565962.409465 , 5112456.65542 , 1126.1340</text:p>
      <text:p text:style-name="P1">565962.409465 , 5112557.70805 , 1138.9330</text:p>
      <text:p text:style-name="P1">565962.409465 , 5112658.76068 , 1155.8080</text:p>
      <text:p text:style-name="P1">565962.409465 , 5112759.81331 , 1208.0440</text:p>
      <text:p text:style-name="P1">565962.409465 , 5112860.86594 , 1186.2670</text:p>
      <text:p text:style-name="P1">565962.409465 , 5112961.91858 , 1194.2400</text:p>
      <text:p text:style-name="P1">565962.409465 , 5113062.97121 , 1199.8810</text:p>
      <text:p text:style-name="P1">565962.409465 , 5113164.02384 , 1202.7850</text:p>
      <text:p text:style-name="P1">565962.409465 , 5113265.07647 , 1208.4840</text:p>
      <text:p text:style-name="P1">565962.409465 , 5113366.1291 , 1212.6250</text:p>
      <text:p text:style-name="P1">565962.409465 , 5113467.18173 , 1221.2350</text:p>
      <text:p text:style-name="P1">565962.409465 , 5113568.23437 , 1235.7210</text:p>
      <text:p text:style-name="P1">565962.409465 , 5113669.287 , 1250.7310</text:p>
      <text:p text:style-name="P1">565962.409465 , 5113770.33963 , 1255.9130</text:p>
      <text:p text:style-name="P1">565962.409465 , 5113871.39226 , 1259.4460</text:p>
      <text:p text:style-name="P1">565962.409465 , 5113972.44489 , 1266.6110</text:p>
      <text:p text:style-name="P1">565962.409465 , 5114073.49752 , 1278.3310</text:p>
      <text:p text:style-name="P1">565962.409465 , 5114174.55015 , 1276.3400</text:p>
      <text:p text:style-name="P1">565962.409465 , 5114275.60279 , 1284.8540</text:p>
      <text:p text:style-name="P1">565962.409465 , 5114376.65542 , 1302.3070</text:p>
      <text:p text:style-name="P1">565962.409465 , 5114477.70805 , 1313.3150</text:p>
      <text:p text:style-name="P1">565962.409465 , 5114578.76068 , 1335.8290</text:p>
      <text:p text:style-name="P1">565962.409465 , 5114679.81331 , 1350.1560</text:p>
      <text:p text:style-name="P1">565962.409465 , 5114780.86594 , 1354.8160</text:p>
      <text:p text:style-name="P1">565962.409465 , 5114881.91858 , 1360.8300</text:p>
      <text:p text:style-name="P1">565962.409465 , 5114982.97121 , 1363.4210</text:p>
      <text:p text:style-name="P1">565962.409465 , 5115084.02384 , 1362.3360</text:p>
      <text:p text:style-name="P1">565962.409465 , 5115185.07647 , 1378.9990</text:p>
      <text:p text:style-name="P1">565962.409465 , 5115286.1291 , 1392.3120</text:p>
      <text:p text:style-name="P1">565962.409465 , 5115387.18173 , 1440.4860</text:p>
      <text:p text:style-name="P1">565962.409465 , 5115488.23437 , 1436.0270</text:p>
      <text:p text:style-name="P1">565962.409465 , 5115589.287 , 1474.4020</text:p>
      <text:p text:style-name="P1">565962.409465 , 5115690.33963 , 1453.1770</text:p>
      <text:p text:style-name="P1">565962.409465 , 5115791.39226 , 1467.0460</text:p>
      <text:p text:style-name="P1">565962.409465 , 5115892.44489 , 1479.8770</text:p>
      <text:p text:style-name="P1">565962.409465 , 5115993.49752 , 1448.1590</text:p>
      <text:p text:style-name="P1">565962.409465 , 5116094.55015 , 1433.6670</text:p>
      <text:p text:style-name="P1">565962.409465 , 5116195.60279 , 1387.3910</text:p>
      <text:p text:style-name="P1">565962.409465 , 5116296.65542 , 1384.0340</text:p>
      <text:p text:style-name="P1">565962.409465 , 5116397.70805 , 1359.0890</text:p>
      <text:p text:style-name="P1">565962.409465 , 5116498.76068 , 1384.2080</text:p>
      <text:p text:style-name="P1">565962.409465 , 5116599.81331 , 1355.3880</text:p>
      <text:p text:style-name="P1">565962.409465 , 5116700.86594 , 1334.2180</text:p>
      <text:p text:style-name="P1">565962.409465 , 5116801.91858 , 1311.3970</text:p>
      <text:p text:style-name="P1">565962.409465 , 5116902.97121 , 1325.6690</text:p>
      <text:p text:style-name="P1">565962.409465 , 5117004.02384 , 1325.2170</text:p>
      <text:p text:style-name="P1">565962.409465 , 5117105.07647 , 1299.0970</text:p>
      <text:p text:style-name="P1">565962.409465 , 5117206.1291 , 1289.1870</text:p>
      <text:p text:style-name="P1">565962.409465 , 5117307.18173 , 1287.1980</text:p>
      <text:p text:style-name="P1">565962.409465 , 5117408.23437 , 1279.9700</text:p>
      <text:p text:style-name="P1"><text:soft-page-break/>565962.409465 , 5117509.287 , 1281.7830</text:p>
      <text:p text:style-name="P1">565962.409465 , 5117610.33963 , 1317.4710</text:p>
      <text:p text:style-name="P1">565962.409465 , 5117711.39226 , 1328.5580</text:p>
      <text:p text:style-name="P1">565962.409465 , 5117812.44489 , 1321.8490</text:p>
      <text:p text:style-name="P1">565962.409465 , 5117913.49752 , 1319.1540</text:p>
      <text:p text:style-name="P1">565962.409465 , 5118014.55015 , 1276.0320</text:p>
      <text:p text:style-name="P1">565962.409465 , 5118115.60279 , 1267.4820</text:p>
      <text:p text:style-name="P1">565962.409465 , 5118216.65542 , 1287.3770</text:p>
      <text:p text:style-name="P1">565962.409465 , 5118317.70805 , 1301.7440</text:p>
      <text:p text:style-name="P1">565962.409465 , 5118418.76068 , 1309.1290</text:p>
      <text:p text:style-name="P1">565962.409465 , 5118519.81331 , 1278.7910</text:p>
      <text:p text:style-name="P1">565962.409465 , 5118620.86594 , 1270.6100</text:p>
      <text:p text:style-name="P1">565962.409465 , 5118721.91858 , 1255.4960</text:p>
      <text:p text:style-name="P1">565962.409465 , 5118822.97121 , 1226.9270</text:p>
      <text:p text:style-name="P1">565962.409465 , 5118924.02384 , 1241.9290</text:p>
      <text:p text:style-name="P1">565962.409465 , 5119025.07647 , 1238.8490</text:p>
      <text:p text:style-name="P1">565962.409465 , 5119126.1291 , 1236.8730</text:p>
      <text:p text:style-name="P1">565962.409465 , 5119227.18173 , 1231.1160</text:p>
      <text:p text:style-name="P1">565962.409465 , 5119328.23437 , 1205.6270</text:p>
      <text:p text:style-name="P1">565962.409465 , 5119429.287 , 1199.6700</text:p>
      <text:p text:style-name="P1">565962.409465 , 5119530.33963 , 1183.3930</text:p>
      <text:p text:style-name="P1">565962.409465 , 5119631.39226 , 1174.7570</text:p>
      <text:p text:style-name="P1">565962.409465 , 5119732.44489 , 1161.0650</text:p>
      <text:p text:style-name="P1">565962.409465 , 5119833.49752 , 1144.7190</text:p>
      <text:p text:style-name="P1">565962.409465 , 5119934.55015 , 1096.6070</text:p>
      <text:p text:style-name="P1">565962.409465 , 5120035.60279 , 1095.1100</text:p>
      <text:p text:style-name="P1">565962.409465 , 5120136.65542 , 1083.5040</text:p>
      <text:p text:style-name="P1">565962.409465 , 5120237.70805 , 1073.9860</text:p>
      <text:p text:style-name="P1">565962.409465 , 5120338.76068 , 1067.8380</text:p>
      <text:p text:style-name="P1">565962.409465 , 5120439.81331 , 1056.8690</text:p>
      <text:p text:style-name="P1">565962.409465 , 5120540.86594 , 1042.4340</text:p>
      <text:p text:style-name="P1">565962.409465 , 5120641.91858 , 1031.5840</text:p>
      <text:p text:style-name="P1">565962.409465 , 5120742.97121 , 1022.7880</text:p>
      <text:p text:style-name="P1">565962.409465 , 5120844.02384 , 1014.5370</text:p>
      <text:p text:style-name="P1">565962.409465 , 5120945.07647 , 1003.5340</text:p>
      <text:p text:style-name="P1">565962.409465 , 5121046.1291 , 1006.6750</text:p>
      <text:p text:style-name="P1">566063.520576 , 5111446.1291 , 1009.2140</text:p>
      <text:p text:style-name="P1">566063.520576 , 5111547.18173 , 1014.7970</text:p>
      <text:p text:style-name="P1">566063.520576 , 5111648.23437 , 1015.8430</text:p>
      <text:p text:style-name="P1">566063.520576 , 5111749.287 , 1025.8020</text:p>
      <text:p text:style-name="P1">566063.520576 , 5111850.33963 , 1019.8750</text:p>
      <text:p text:style-name="P1">566063.520576 , 5111951.39226 , 1029.6920</text:p>
      <text:p text:style-name="P1">566063.520576 , 5112052.44489 , 1020.6070</text:p>
      <text:p text:style-name="P1">566063.520576 , 5112153.49752 , 1022.1090</text:p>
      <text:p text:style-name="P1">566063.520576 , 5112254.55015 , 1047.9200</text:p>
      <text:p text:style-name="P1">566063.520576 , 5112355.60279 , 1064.0190</text:p>
      <text:p text:style-name="P1">566063.520576 , 5112456.65542 , 1060.1090</text:p>
      <text:p text:style-name="P1">566063.520576 , 5112557.70805 , 1091.5350</text:p>
      <text:p text:style-name="P1">566063.520576 , 5112658.76068 , 1107.6740</text:p>
      <text:p text:style-name="P1">566063.520576 , 5112759.81331 , 1143.5310</text:p>
      <text:p text:style-name="P1">566063.520576 , 5112860.86594 , 1164.1190</text:p>
      <text:p text:style-name="P1">566063.520576 , 5112961.91858 , 1176.1220</text:p>
      <text:p text:style-name="P1"><text:soft-page-break/>566063.520576 , 5113062.97121 , 1191.9530</text:p>
      <text:p text:style-name="P1">566063.520576 , 5113164.02384 , 1195.4500</text:p>
      <text:p text:style-name="P1">566063.520576 , 5113265.07647 , 1200.6960</text:p>
      <text:p text:style-name="P1">566063.520576 , 5113366.1291 , 1202.5630</text:p>
      <text:p text:style-name="P1">566063.520576 , 5113467.18173 , 1206.5390</text:p>
      <text:p text:style-name="P1">566063.520576 , 5113568.23437 , 1215.8580</text:p>
      <text:p text:style-name="P1">566063.520576 , 5113669.287 , 1227.7030</text:p>
      <text:p text:style-name="P1">566063.520576 , 5113770.33963 , 1238.0960</text:p>
      <text:p text:style-name="P1">566063.520576 , 5113871.39226 , 1237.0140</text:p>
      <text:p text:style-name="P1">566063.520576 , 5113972.44489 , 1244.1720</text:p>
      <text:p text:style-name="P1">566063.520576 , 5114073.49752 , 1246.5680</text:p>
      <text:p text:style-name="P1">566063.520576 , 5114174.55015 , 1246.5070</text:p>
      <text:p text:style-name="P1">566063.520576 , 5114275.60279 , 1274.2810</text:p>
      <text:p text:style-name="P1">566063.520576 , 5114376.65542 , 1284.0980</text:p>
      <text:p text:style-name="P1">566063.520576 , 5114477.70805 , 1294.8040</text:p>
      <text:p text:style-name="P1">566063.520576 , 5114578.76068 , 1312.0160</text:p>
      <text:p text:style-name="P1">566063.520576 , 5114679.81331 , 1324.9980</text:p>
      <text:p text:style-name="P1">566063.520576 , 5114780.86594 , 1324.2320</text:p>
      <text:p text:style-name="P1">566063.520576 , 5114881.91858 , 1337.2340</text:p>
      <text:p text:style-name="P1">566063.520576 , 5114982.97121 , 1343.0120</text:p>
      <text:p text:style-name="P1">566063.520576 , 5115084.02384 , 1354.7620</text:p>
      <text:p text:style-name="P1">566063.520576 , 5115185.07647 , 1351.4380</text:p>
      <text:p text:style-name="P1">566063.520576 , 5115286.1291 , 1378.2350</text:p>
      <text:p text:style-name="P1">566063.520576 , 5115387.18173 , 1396.1680</text:p>
      <text:p text:style-name="P1">566063.520576 , 5115488.23437 , 1425.9380</text:p>
      <text:p text:style-name="P1">566063.520576 , 5115589.287 , 1456.3250</text:p>
      <text:p text:style-name="P1">566063.520576 , 5115690.33963 , 1426.8110</text:p>
      <text:p text:style-name="P1">566063.520576 , 5115791.39226 , 1444.4060</text:p>
      <text:p text:style-name="P1">566063.520576 , 5115892.44489 , 1444.6710</text:p>
      <text:p text:style-name="P1">566063.520576 , 5115993.49752 , 1429.7560</text:p>
      <text:p text:style-name="P1">566063.520576 , 5116094.55015 , 1433.0780</text:p>
      <text:p text:style-name="P1">566063.520576 , 5116195.60279 , 1376.7830</text:p>
      <text:p text:style-name="P1">566063.520576 , 5116296.65542 , 1338.7510</text:p>
      <text:p text:style-name="P1">566063.520576 , 5116397.70805 , 1351.8440</text:p>
      <text:p text:style-name="P1">566063.520576 , 5116498.76068 , 1357.7130</text:p>
      <text:p text:style-name="P1">566063.520576 , 5116599.81331 , 1356.8060</text:p>
      <text:p text:style-name="P1">566063.520576 , 5116700.86594 , 1330.1720</text:p>
      <text:p text:style-name="P1">566063.520576 , 5116801.91858 , 1304.6460</text:p>
      <text:p text:style-name="P1">566063.520576 , 5116902.97121 , 1251.5270</text:p>
      <text:p text:style-name="P1">566063.520576 , 5117004.02384 , 1300.2500</text:p>
      <text:p text:style-name="P1">566063.520576 , 5117105.07647 , 1259.4100</text:p>
      <text:p text:style-name="P1">566063.520576 , 5117206.1291 , 1256.3290</text:p>
      <text:p text:style-name="P1">566063.520576 , 5117307.18173 , 1271.5470</text:p>
      <text:p text:style-name="P1">566063.520576 , 5117408.23437 , 1253.7480</text:p>
      <text:p text:style-name="P1">566063.520576 , 5117509.287 , 1263.8870</text:p>
      <text:p text:style-name="P1">566063.520576 , 5117610.33963 , 1290.2970</text:p>
      <text:p text:style-name="P1">566063.520576 , 5117711.39226 , 1284.7360</text:p>
      <text:p text:style-name="P1">566063.520576 , 5117812.44489 , 1295.7210</text:p>
      <text:p text:style-name="P1">566063.520576 , 5117913.49752 , 1303.6410</text:p>
      <text:p text:style-name="P1">566063.520576 , 5118014.55015 , 1266.8230</text:p>
      <text:p text:style-name="P1">566063.520576 , 5118115.60279 , 1246.8080</text:p>
      <text:p text:style-name="P1">566063.520576 , 5118216.65542 , 1272.5000</text:p>
      <text:p text:style-name="P1"><text:soft-page-break/>566063.520576 , 5118317.70805 , 1268.9350</text:p>
      <text:p text:style-name="P1">566063.520576 , 5118418.76068 , 1272.4020</text:p>
      <text:p text:style-name="P1">566063.520576 , 5118519.81331 , 1256.0310</text:p>
      <text:p text:style-name="P1">566063.520576 , 5118620.86594 , 1257.8430</text:p>
      <text:p text:style-name="P1">566063.520576 , 5118721.91858 , 1245.3130</text:p>
      <text:p text:style-name="P1">566063.520576 , 5118822.97121 , 1233.2340</text:p>
      <text:p text:style-name="P1">566063.520576 , 5118924.02384 , 1200.5450</text:p>
      <text:p text:style-name="P1">566063.520576 , 5119025.07647 , 1207.9760</text:p>
      <text:p text:style-name="P1">566063.520576 , 5119126.1291 , 1203.1560</text:p>
      <text:p text:style-name="P1">566063.520576 , 5119227.18173 , 1218.3510</text:p>
      <text:p text:style-name="P1">566063.520576 , 5119328.23437 , 1198.7960</text:p>
      <text:p text:style-name="P1">566063.520576 , 5119429.287 , 1143.8590</text:p>
      <text:p text:style-name="P1">566063.520576 , 5119530.33963 , 1138.6970</text:p>
      <text:p text:style-name="P1">566063.520576 , 5119631.39226 , 1150.1410</text:p>
      <text:p text:style-name="P1">566063.520576 , 5119732.44489 , 1143.7500</text:p>
      <text:p text:style-name="P1">566063.520576 , 5119833.49752 , 1119.3440</text:p>
      <text:p text:style-name="P1">566063.520576 , 5119934.55015 , 1093.1130</text:p>
      <text:p text:style-name="P1">566063.520576 , 5120035.60279 , 1086.4060</text:p>
      <text:p text:style-name="P1">566063.520576 , 5120136.65542 , 1077.8190</text:p>
      <text:p text:style-name="P1">566063.520576 , 5120237.70805 , 1066.6920</text:p>
      <text:p text:style-name="P1">566063.520576 , 5120338.76068 , 1055.1720</text:p>
      <text:p text:style-name="P1">566063.520576 , 5120439.81331 , 1051.8520</text:p>
      <text:p text:style-name="P1">566063.520576 , 5120540.86594 , 1043.3940</text:p>
      <text:p text:style-name="P1">566063.520576 , 5120641.91858 , 1032.6560</text:p>
      <text:p text:style-name="P1">566063.520576 , 5120742.97121 , 1025.8570</text:p>
      <text:p text:style-name="P1">566063.520576 , 5120844.02384 , 1014.6770</text:p>
      <text:p text:style-name="P1">566063.520576 , 5120945.07647 , 1009.1090</text:p>
      <text:p text:style-name="P1">566063.520576 , 5121046.1291 , 1006.3000</text:p>
      <text:p text:style-name="P1">566164.631687 , 5111446.1291 , 996.7848</text:p>
      <text:p text:style-name="P1">566164.631687 , 5111547.18173 , 1004.8360</text:p>
      <text:p text:style-name="P1">566164.631687 , 5111648.23437 , 1006.5190</text:p>
      <text:p text:style-name="P1">566164.631687 , 5111749.287 , 1006.9700</text:p>
      <text:p text:style-name="P1">566164.631687 , 5111850.33963 , 1009.1880</text:p>
      <text:p text:style-name="P1">566164.631687 , 5111951.39226 , 1016.8170</text:p>
      <text:p text:style-name="P1">566164.631687 , 5112052.44489 , 1015.2130</text:p>
      <text:p text:style-name="P1">566164.631687 , 5112153.49752 , 1000.1850</text:p>
      <text:p text:style-name="P1">566164.631687 , 5112254.55015 , 1011.3450</text:p>
      <text:p text:style-name="P1">566164.631687 , 5112355.60279 , 1019.9030</text:p>
      <text:p text:style-name="P1">566164.631687 , 5112456.65542 , 1044.6610</text:p>
      <text:p text:style-name="P1">566164.631687 , 5112557.70805 , 1062.8070</text:p>
      <text:p text:style-name="P1">566164.631687 , 5112658.76068 , 1091.4660</text:p>
      <text:p text:style-name="P1">566164.631687 , 5112759.81331 , 1124.1510</text:p>
      <text:p text:style-name="P1">566164.631687 , 5112860.86594 , 1150.5100</text:p>
      <text:p text:style-name="P1">566164.631687 , 5112961.91858 , 1161.4200</text:p>
      <text:p text:style-name="P1">566164.631687 , 5113062.97121 , 1171.0350</text:p>
      <text:p text:style-name="P1">566164.631687 , 5113164.02384 , 1183.6830</text:p>
      <text:p text:style-name="P1">566164.631687 , 5113265.07647 , 1187.3100</text:p>
      <text:p text:style-name="P1">566164.631687 , 5113366.1291 , 1183.7760</text:p>
      <text:p text:style-name="P1">566164.631687 , 5113467.18173 , 1192.0550</text:p>
      <text:p text:style-name="P1">566164.631687 , 5113568.23437 , 1197.2220</text:p>
      <text:p text:style-name="P1">566164.631687 , 5113669.287 , 1204.1590</text:p>
      <text:p text:style-name="P1">566164.631687 , 5113770.33963 , 1204.5390</text:p>
      <text:p text:style-name="P1"><text:soft-page-break/>566164.631687 , 5113871.39226 , 1213.0490</text:p>
      <text:p text:style-name="P1">566164.631687 , 5113972.44489 , 1223.7820</text:p>
      <text:p text:style-name="P1">566164.631687 , 5114073.49752 , 1223.0460</text:p>
      <text:p text:style-name="P1">566164.631687 , 5114174.55015 , 1237.8710</text:p>
      <text:p text:style-name="P1">566164.631687 , 5114275.60279 , 1254.3590</text:p>
      <text:p text:style-name="P1">566164.631687 , 5114376.65542 , 1253.5080</text:p>
      <text:p text:style-name="P1">566164.631687 , 5114477.70805 , 1271.4060</text:p>
      <text:p text:style-name="P1">566164.631687 , 5114578.76068 , 1291.9430</text:p>
      <text:p text:style-name="P1">566164.631687 , 5114679.81331 , 1296.5650</text:p>
      <text:p text:style-name="P1">566164.631687 , 5114780.86594 , 1304.7910</text:p>
      <text:p text:style-name="P1">566164.631687 , 5114881.91858 , 1324.3330</text:p>
      <text:p text:style-name="P1">566164.631687 , 5114982.97121 , 1318.0720</text:p>
      <text:p text:style-name="P1">566164.631687 , 5115084.02384 , 1333.2300</text:p>
      <text:p text:style-name="P1">566164.631687 , 5115185.07647 , 1335.6330</text:p>
      <text:p text:style-name="P1">566164.631687 , 5115286.1291 , 1361.3690</text:p>
      <text:p text:style-name="P1">566164.631687 , 5115387.18173 , 1382.4680</text:p>
      <text:p text:style-name="P1">566164.631687 , 5115488.23437 , 1401.6440</text:p>
      <text:p text:style-name="P1">566164.631687 , 5115589.287 , 1436.5490</text:p>
      <text:p text:style-name="P1">566164.631687 , 5115690.33963 , 1407.6400</text:p>
      <text:p text:style-name="P1">566164.631687 , 5115791.39226 , 1428.3280</text:p>
      <text:p text:style-name="P1">566164.631687 , 5115892.44489 , 1425.0060</text:p>
      <text:p text:style-name="P1">566164.631687 , 5115993.49752 , 1387.0620</text:p>
      <text:p text:style-name="P1">566164.631687 , 5116094.55015 , 1403.7450</text:p>
      <text:p text:style-name="P1">566164.631687 , 5116195.60279 , 1354.9050</text:p>
      <text:p text:style-name="P1">566164.631687 , 5116296.65542 , 1307.8260</text:p>
      <text:p text:style-name="P1">566164.631687 , 5116397.70805 , 1343.3440</text:p>
      <text:p text:style-name="P1">566164.631687 , 5116498.76068 , 1337.4940</text:p>
      <text:p text:style-name="P1">566164.631687 , 5116599.81331 , 1349.9320</text:p>
      <text:p text:style-name="P1">566164.631687 , 5116700.86594 , 1308.8330</text:p>
      <text:p text:style-name="P1">566164.631687 , 5116801.91858 , 1256.7240</text:p>
      <text:p text:style-name="P1">566164.631687 , 5116902.97121 , 1218.0830</text:p>
      <text:p text:style-name="P1">566164.631687 , 5117004.02384 , 1253.4660</text:p>
      <text:p text:style-name="P1">566164.631687 , 5117105.07647 , 1243.6620</text:p>
      <text:p text:style-name="P1">566164.631687 , 5117206.1291 , 1242.6010</text:p>
      <text:p text:style-name="P1">566164.631687 , 5117307.18173 , 1252.5130</text:p>
      <text:p text:style-name="P1">566164.631687 , 5117408.23437 , 1240.8580</text:p>
      <text:p text:style-name="P1">566164.631687 , 5117509.287 , 1247.6610</text:p>
      <text:p text:style-name="P1">566164.631687 , 5117610.33963 , 1250.9640</text:p>
      <text:p text:style-name="P1">566164.631687 , 5117711.39226 , 1273.0220</text:p>
      <text:p text:style-name="P1">566164.631687 , 5117812.44489 , 1281.5240</text:p>
      <text:p text:style-name="P1">566164.631687 , 5117913.49752 , 1273.4730</text:p>
      <text:p text:style-name="P1">566164.631687 , 5118014.55015 , 1259.6530</text:p>
      <text:p text:style-name="P1">566164.631687 , 5118115.60279 , 1237.0720</text:p>
      <text:p text:style-name="P1">566164.631687 , 5118216.65542 , 1255.4340</text:p>
      <text:p text:style-name="P1">566164.631687 , 5118317.70805 , 1267.6330</text:p>
      <text:p text:style-name="P1">566164.631687 , 5118418.76068 , 1224.1410</text:p>
      <text:p text:style-name="P1">566164.631687 , 5118519.81331 , 1222.2050</text:p>
      <text:p text:style-name="P1">566164.631687 , 5118620.86594 , 1213.2300</text:p>
      <text:p text:style-name="P1">566164.631687 , 5118721.91858 , 1213.8740</text:p>
      <text:p text:style-name="P1">566164.631687 , 5118822.97121 , 1216.7200</text:p>
      <text:p text:style-name="P1">566164.631687 , 5118924.02384 , 1166.9360</text:p>
      <text:p text:style-name="P1">566164.631687 , 5119025.07647 , 1162.7210</text:p>
      <text:p text:style-name="P1"><text:soft-page-break/>566164.631687 , 5119126.1291 , 1160.4100</text:p>
      <text:p text:style-name="P1">566164.631687 , 5119227.18173 , 1185.0900</text:p>
      <text:p text:style-name="P1">566164.631687 , 5119328.23437 , 1168.5860</text:p>
      <text:p text:style-name="P1">566164.631687 , 5119429.287 , 1120.7630</text:p>
      <text:p text:style-name="P1">566164.631687 , 5119530.33963 , 1102.4180</text:p>
      <text:p text:style-name="P1">566164.631687 , 5119631.39226 , 1114.3420</text:p>
      <text:p text:style-name="P1">566164.631687 , 5119732.44489 , 1100.2120</text:p>
      <text:p text:style-name="P1">566164.631687 , 5119833.49752 , 1093.8030</text:p>
      <text:p text:style-name="P1">566164.631687 , 5119934.55015 , 1087.3820</text:p>
      <text:p text:style-name="P1">566164.631687 , 5120035.60279 , 1081.9750</text:p>
      <text:p text:style-name="P1">566164.631687 , 5120136.65542 , 1077.9610</text:p>
      <text:p text:style-name="P1">566164.631687 , 5120237.70805 , 1068.9600</text:p>
      <text:p text:style-name="P1">566164.631687 , 5120338.76068 , 1062.1710</text:p>
      <text:p text:style-name="P1">566164.631687 , 5120439.81331 , 1052.3510</text:p>
      <text:p text:style-name="P1">566164.631687 , 5120540.86594 , 1038.2770</text:p>
      <text:p text:style-name="P1">566164.631687 , 5120641.91858 , 1034.1880</text:p>
      <text:p text:style-name="P1">566164.631687 , 5120742.97121 , 1028.6700</text:p>
      <text:p text:style-name="P1">566164.631687 , 5120844.02384 , 1015.8480</text:p>
      <text:p text:style-name="P1">566164.631687 , 5120945.07647 , 1008.0290</text:p>
      <text:p text:style-name="P1">566164.631687 , 5121046.1291 , 996.8681</text:p>
      <text:p text:style-name="P1">566265.742798 , 5111446.1291 , 989.6145</text:p>
      <text:p text:style-name="P1">566265.742798 , 5111547.18173 , 996.9114</text:p>
      <text:p text:style-name="P1">566265.742798 , 5111648.23437 , 996.9321</text:p>
      <text:p text:style-name="P1">566265.742798 , 5111749.287 , 1000.6390</text:p>
      <text:p text:style-name="P1">566265.742798 , 5111850.33963 , 1009.9200</text:p>
      <text:p text:style-name="P1">566265.742798 , 5111951.39226 , 1004.2390</text:p>
      <text:p text:style-name="P1">566265.742798 , 5112052.44489 , 1005.9670</text:p>
      <text:p text:style-name="P1">566265.742798 , 5112153.49752 , 998.7257</text:p>
      <text:p text:style-name="P1">566265.742798 , 5112254.55015 , 1000.7160</text:p>
      <text:p text:style-name="P1">566265.742798 , 5112355.60279 , 1019.7740</text:p>
      <text:p text:style-name="P1">566265.742798 , 5112456.65542 , 1044.1270</text:p>
      <text:p text:style-name="P1">566265.742798 , 5112557.70805 , 1066.6820</text:p>
      <text:p text:style-name="P1">566265.742798 , 5112658.76068 , 1091.7590</text:p>
      <text:p text:style-name="P1">566265.742798 , 5112759.81331 , 1123.9740</text:p>
      <text:p text:style-name="P1">566265.742798 , 5112860.86594 , 1138.8060</text:p>
      <text:p text:style-name="P1">566265.742798 , 5112961.91858 , 1149.5570</text:p>
      <text:p text:style-name="P1">566265.742798 , 5113062.97121 , 1142.8870</text:p>
      <text:p text:style-name="P1">566265.742798 , 5113164.02384 , 1158.2380</text:p>
      <text:p text:style-name="P1">566265.742798 , 5113265.07647 , 1151.7810</text:p>
      <text:p text:style-name="P1">566265.742798 , 5113366.1291 , 1164.9220</text:p>
      <text:p text:style-name="P1">566265.742798 , 5113467.18173 , 1176.5300</text:p>
      <text:p text:style-name="P1">566265.742798 , 5113568.23437 , 1173.2940</text:p>
      <text:p text:style-name="P1">566265.742798 , 5113669.287 , 1172.5670</text:p>
      <text:p text:style-name="P1">566265.742798 , 5113770.33963 , 1180.0050</text:p>
      <text:p text:style-name="P1">566265.742798 , 5113871.39226 , 1199.9090</text:p>
      <text:p text:style-name="P1">566265.742798 , 5113972.44489 , 1199.3920</text:p>
      <text:p text:style-name="P1">566265.742798 , 5114073.49752 , 1206.6320</text:p>
      <text:p text:style-name="P1">566265.742798 , 5114174.55015 , 1220.5470</text:p>
      <text:p text:style-name="P1">566265.742798 , 5114275.60279 , 1230.1010</text:p>
      <text:p text:style-name="P1">566265.742798 , 5114376.65542 , 1238.0740</text:p>
      <text:p text:style-name="P1">566265.742798 , 5114477.70805 , 1245.5480</text:p>
      <text:p text:style-name="P1">566265.742798 , 5114578.76068 , 1263.3950</text:p>
      <text:p text:style-name="P1"><text:soft-page-break/>566265.742798 , 5114679.81331 , 1267.3280</text:p>
      <text:p text:style-name="P1">566265.742798 , 5114780.86594 , 1289.0690</text:p>
      <text:p text:style-name="P1">566265.742798 , 5114881.91858 , 1285.8090</text:p>
      <text:p text:style-name="P1">566265.742798 , 5114982.97121 , 1293.2530</text:p>
      <text:p text:style-name="P1">566265.742798 , 5115084.02384 , 1305.1970</text:p>
      <text:p text:style-name="P1">566265.742798 , 5115185.07647 , 1324.8980</text:p>
      <text:p text:style-name="P1">566265.742798 , 5115286.1291 , 1331.6660</text:p>
      <text:p text:style-name="P1">566265.742798 , 5115387.18173 , 1336.2700</text:p>
      <text:p text:style-name="P1">566265.742798 , 5115488.23437 , 1369.3800</text:p>
      <text:p text:style-name="P1">566265.742798 , 5115589.287 , 1414.9890</text:p>
      <text:p text:style-name="P1">566265.742798 , 5115690.33963 , 1409.4770</text:p>
      <text:p text:style-name="P1">566265.742798 , 5115791.39226 , 1423.2460</text:p>
      <text:p text:style-name="P1">566265.742798 , 5115892.44489 , 1396.3590</text:p>
      <text:p text:style-name="P1">566265.742798 , 5115993.49752 , 1350.0530</text:p>
      <text:p text:style-name="P1">566265.742798 , 5116094.55015 , 1326.1830</text:p>
      <text:p text:style-name="P1">566265.742798 , 5116195.60279 , 1312.6880</text:p>
      <text:p text:style-name="P1">566265.742798 , 5116296.65542 , 1272.9170</text:p>
      <text:p text:style-name="P1">566265.742798 , 5116397.70805 , 1330.7310</text:p>
      <text:p text:style-name="P1">566265.742798 , 5116498.76068 , 1340.0330</text:p>
      <text:p text:style-name="P1">566265.742798 , 5116599.81331 , 1326.7790</text:p>
      <text:p text:style-name="P1">566265.742798 , 5116700.86594 , 1276.6120</text:p>
      <text:p text:style-name="P1">566265.742798 , 5116801.91858 , 1218.2850</text:p>
      <text:p text:style-name="P1">566265.742798 , 5116902.97121 , 1210.4550</text:p>
      <text:p text:style-name="P1">566265.742798 , 5117004.02384 , 1196.0750</text:p>
      <text:p text:style-name="P1">566265.742798 , 5117105.07647 , 1234.9630</text:p>
      <text:p text:style-name="P1">566265.742798 , 5117206.1291 , 1231.8630</text:p>
      <text:p text:style-name="P1">566265.742798 , 5117307.18173 , 1223.2640</text:p>
      <text:p text:style-name="P1">566265.742798 , 5117408.23437 , 1231.2710</text:p>
      <text:p text:style-name="P1">566265.742798 , 5117509.287 , 1245.8460</text:p>
      <text:p text:style-name="P1">566265.742798 , 5117610.33963 , 1237.0010</text:p>
      <text:p text:style-name="P1">566265.742798 , 5117711.39226 , 1256.4540</text:p>
      <text:p text:style-name="P1">566265.742798 , 5117812.44489 , 1252.5590</text:p>
      <text:p text:style-name="P1">566265.742798 , 5117913.49752 , 1241.7080</text:p>
      <text:p text:style-name="P1">566265.742798 , 5118014.55015 , 1262.0720</text:p>
      <text:p text:style-name="P1">566265.742798 , 5118115.60279 , 1230.9300</text:p>
      <text:p text:style-name="P1">566265.742798 , 5118216.65542 , 1210.2510</text:p>
      <text:p text:style-name="P1">566265.742798 , 5118317.70805 , 1243.2890</text:p>
      <text:p text:style-name="P1">566265.742798 , 5118418.76068 , 1226.1560</text:p>
      <text:p text:style-name="P1">566265.742798 , 5118519.81331 , 1208.8560</text:p>
      <text:p text:style-name="P1">566265.742798 , 5118620.86594 , 1205.7390</text:p>
      <text:p text:style-name="P1">566265.742798 , 5118721.91858 , 1170.9840</text:p>
      <text:p text:style-name="P1">566265.742798 , 5118822.97121 , 1191.3830</text:p>
      <text:p text:style-name="P1">566265.742798 , 5118924.02384 , 1172.2220</text:p>
      <text:p text:style-name="P1">566265.742798 , 5119025.07647 , 1141.5770</text:p>
      <text:p text:style-name="P1">566265.742798 , 5119126.1291 , 1138.2400</text:p>
      <text:p text:style-name="P1">566265.742798 , 5119227.18173 , 1143.1090</text:p>
      <text:p text:style-name="P1">566265.742798 , 5119328.23437 , 1132.5260</text:p>
      <text:p text:style-name="P1">566265.742798 , 5119429.287 , 1105.5250</text:p>
      <text:p text:style-name="P1">566265.742798 , 5119530.33963 , 1099.9220</text:p>
      <text:p text:style-name="P1">566265.742798 , 5119631.39226 , 1096.7980</text:p>
      <text:p text:style-name="P1">566265.742798 , 5119732.44489 , 1094.2440</text:p>
      <text:p text:style-name="P1">566265.742798 , 5119833.49752 , 1087.9680</text:p>
      <text:p text:style-name="P1"><text:soft-page-break/>566265.742798 , 5119934.55015 , 1081.1890</text:p>
      <text:p text:style-name="P1">566265.742798 , 5120035.60279 , 1076.7510</text:p>
      <text:p text:style-name="P1">566265.742798 , 5120136.65542 , 1070.0500</text:p>
      <text:p text:style-name="P1">566265.742798 , 5120237.70805 , 1064.6630</text:p>
      <text:p text:style-name="P1">566265.742798 , 5120338.76068 , 1058.4130</text:p>
      <text:p text:style-name="P1">566265.742798 , 5120439.81331 , 1053.2800</text:p>
      <text:p text:style-name="P1">566265.742798 , 5120540.86594 , 1044.3550</text:p>
      <text:p text:style-name="P1">566265.742798 , 5120641.91858 , 1034.6460</text:p>
      <text:p text:style-name="P1">566265.742798 , 5120742.97121 , 1026.8970</text:p>
      <text:p text:style-name="P1">566265.742798 , 5120844.02384 , 1017.9790</text:p>
      <text:p text:style-name="P1">566265.742798 , 5120945.07647 , 1007.7850</text:p>
      <text:p text:style-name="P1">566265.742798 , 5121046.1291 , 999.3079</text:p>
      <text:p text:style-name="P1">566366.853909 , 5111446.1291 , 988.0012</text:p>
      <text:p text:style-name="P1">566366.853909 , 5111547.18173 , 993.1719</text:p>
      <text:p text:style-name="P1">566366.853909 , 5111648.23437 , 993.7575</text:p>
      <text:p text:style-name="P1">566366.853909 , 5111749.287 , 993.3195</text:p>
      <text:p text:style-name="P1">566366.853909 , 5111850.33963 , 997.4688</text:p>
      <text:p text:style-name="P1">566366.853909 , 5111951.39226 , 994.0145</text:p>
      <text:p text:style-name="P1">566366.853909 , 5112052.44489 , 997.5630</text:p>
      <text:p text:style-name="P1">566366.853909 , 5112153.49752 , 989.1875</text:p>
      <text:p text:style-name="P1">566366.853909 , 5112254.55015 , 998.9138</text:p>
      <text:p text:style-name="P1">566366.853909 , 5112355.60279 , 1015.5360</text:p>
      <text:p text:style-name="P1">566366.853909 , 5112456.65542 , 1041.6720</text:p>
      <text:p text:style-name="P1">566366.853909 , 5112557.70805 , 1067.6850</text:p>
      <text:p text:style-name="P1">566366.853909 , 5112658.76068 , 1090.9210</text:p>
      <text:p text:style-name="P1">566366.853909 , 5112759.81331 , 1109.7030</text:p>
      <text:p text:style-name="P1">566366.853909 , 5112860.86594 , 1129.1670</text:p>
      <text:p text:style-name="P1">566366.853909 , 5112961.91858 , 1141.3850</text:p>
      <text:p text:style-name="P1">566366.853909 , 5113062.97121 , 1130.7190</text:p>
      <text:p text:style-name="P1">566366.853909 , 5113164.02384 , 1130.8090</text:p>
      <text:p text:style-name="P1">566366.853909 , 5113265.07647 , 1137.6570</text:p>
      <text:p text:style-name="P1">566366.853909 , 5113366.1291 , 1145.0780</text:p>
      <text:p text:style-name="P1">566366.853909 , 5113467.18173 , 1160.8780</text:p>
      <text:p text:style-name="P1">566366.853909 , 5113568.23437 , 1154.9730</text:p>
      <text:p text:style-name="P1">566366.853909 , 5113669.287 , 1155.6250</text:p>
      <text:p text:style-name="P1">566366.853909 , 5113770.33963 , 1167.4390</text:p>
      <text:p text:style-name="P1">566366.853909 , 5113871.39226 , 1189.1880</text:p>
      <text:p text:style-name="P1">566366.853909 , 5113972.44489 , 1180.7660</text:p>
      <text:p text:style-name="P1">566366.853909 , 5114073.49752 , 1194.0190</text:p>
      <text:p text:style-name="P1">566366.853909 , 5114174.55015 , 1200.2730</text:p>
      <text:p text:style-name="P1">566366.853909 , 5114275.60279 , 1213.6720</text:p>
      <text:p text:style-name="P1">566366.853909 , 5114376.65542 , 1214.0660</text:p>
      <text:p text:style-name="P1">566366.853909 , 5114477.70805 , 1226.8000</text:p>
      <text:p text:style-name="P1">566366.853909 , 5114578.76068 , 1238.0780</text:p>
      <text:p text:style-name="P1">566366.853909 , 5114679.81331 , 1252.4470</text:p>
      <text:p text:style-name="P1">566366.853909 , 5114780.86594 , 1264.8310</text:p>
      <text:p text:style-name="P1">566366.853909 , 5114881.91858 , 1259.6410</text:p>
      <text:p text:style-name="P1">566366.853909 , 5114982.97121 , 1278.5620</text:p>
      <text:p text:style-name="P1">566366.853909 , 5115084.02384 , 1286.3430</text:p>
      <text:p text:style-name="P1">566366.853909 , 5115185.07647 , 1295.4690</text:p>
      <text:p text:style-name="P1">566366.853909 , 5115286.1291 , 1302.3590</text:p>
      <text:p text:style-name="P1">566366.853909 , 5115387.18173 , 1299.8020</text:p>
      <text:p text:style-name="P1"><text:soft-page-break/>566366.853909 , 5115488.23437 , 1339.7810</text:p>
      <text:p text:style-name="P1">566366.853909 , 5115589.287 , 1399.6510</text:p>
      <text:p text:style-name="P1">566366.853909 , 5115690.33963 , 1408.0120</text:p>
      <text:p text:style-name="P1">566366.853909 , 5115791.39226 , 1387.5630</text:p>
      <text:p text:style-name="P1">566366.853909 , 5115892.44489 , 1356.5840</text:p>
      <text:p text:style-name="P1">566366.853909 , 5115993.49752 , 1326.0150</text:p>
      <text:p text:style-name="P1">566366.853909 , 5116094.55015 , 1292.9690</text:p>
      <text:p text:style-name="P1">566366.853909 , 5116195.60279 , 1246.1650</text:p>
      <text:p text:style-name="P1">566366.853909 , 5116296.65542 , 1273.2010</text:p>
      <text:p text:style-name="P1">566366.853909 , 5116397.70805 , 1305.0000</text:p>
      <text:p text:style-name="P1">566366.853909 , 5116498.76068 , 1306.2420</text:p>
      <text:p text:style-name="P1">566366.853909 , 5116599.81331 , 1302.4340</text:p>
      <text:p text:style-name="P1">566366.853909 , 5116700.86594 , 1249.0000</text:p>
      <text:p text:style-name="P1">566366.853909 , 5116801.91858 , 1197.0370</text:p>
      <text:p text:style-name="P1">566366.853909 , 5116902.97121 , 1198.2620</text:p>
      <text:p text:style-name="P1">566366.853909 , 5117004.02384 , 1185.5630</text:p>
      <text:p text:style-name="P1">566366.853909 , 5117105.07647 , 1217.6140</text:p>
      <text:p text:style-name="P1">566366.853909 , 5117206.1291 , 1224.4440</text:p>
      <text:p text:style-name="P1">566366.853909 , 5117307.18173 , 1205.1410</text:p>
      <text:p text:style-name="P1">566366.853909 , 5117408.23437 , 1212.3730</text:p>
      <text:p text:style-name="P1">566366.853909 , 5117509.287 , 1211.4900</text:p>
      <text:p text:style-name="P1">566366.853909 , 5117610.33963 , 1210.7810</text:p>
      <text:p text:style-name="P1">566366.853909 , 5117711.39226 , 1216.8390</text:p>
      <text:p text:style-name="P1">566366.853909 , 5117812.44489 , 1228.5000</text:p>
      <text:p text:style-name="P1">566366.853909 , 5117913.49752 , 1232.6250</text:p>
      <text:p text:style-name="P1">566366.853909 , 5118014.55015 , 1219.9740</text:p>
      <text:p text:style-name="P1">566366.853909 , 5118115.60279 , 1218.2220</text:p>
      <text:p text:style-name="P1">566366.853909 , 5118216.65542 , 1176.1880</text:p>
      <text:p text:style-name="P1">566366.853909 , 5118317.70805 , 1227.2440</text:p>
      <text:p text:style-name="P1">566366.853909 , 5118418.76068 , 1224.5470</text:p>
      <text:p text:style-name="P1">566366.853909 , 5118519.81331 , 1195.0780</text:p>
      <text:p text:style-name="P1">566366.853909 , 5118620.86594 , 1190.9000</text:p>
      <text:p text:style-name="P1">566366.853909 , 5118721.91858 , 1188.4130</text:p>
      <text:p text:style-name="P1">566366.853909 , 5118822.97121 , 1154.8590</text:p>
      <text:p text:style-name="P1">566366.853909 , 5118924.02384 , 1142.5520</text:p>
      <text:p text:style-name="P1">566366.853909 , 5119025.07647 , 1125.3470</text:p>
      <text:p text:style-name="P1">566366.853909 , 5119126.1291 , 1109.3590</text:p>
      <text:p text:style-name="P1">566366.853909 , 5119227.18173 , 1122.0860</text:p>
      <text:p text:style-name="P1">566366.853909 , 5119328.23437 , 1107.0190</text:p>
      <text:p text:style-name="P1">566366.853909 , 5119429.287 , 1094.9060</text:p>
      <text:p text:style-name="P1">566366.853909 , 5119530.33963 , 1091.9190</text:p>
      <text:p text:style-name="P1">566366.853909 , 5119631.39226 , 1080.8030</text:p>
      <text:p text:style-name="P1">566366.853909 , 5119732.44489 , 1082.2340</text:p>
      <text:p text:style-name="P1">566366.853909 , 5119833.49752 , 1077.0580</text:p>
      <text:p text:style-name="P1">566366.853909 , 5119934.55015 , 1072.1000</text:p>
      <text:p text:style-name="P1">566366.853909 , 5120035.60279 , 1066.7190</text:p>
      <text:p text:style-name="P1">566366.853909 , 5120136.65542 , 1062.2000</text:p>
      <text:p text:style-name="P1">566366.853909 , 5120237.70805 , 1056.2260</text:p>
      <text:p text:style-name="P1">566366.853909 , 5120338.76068 , 1051.2810</text:p>
      <text:p text:style-name="P1">566366.853909 , 5120439.81331 , 1047.2330</text:p>
      <text:p text:style-name="P1">566366.853909 , 5120540.86594 , 1042.6200</text:p>
      <text:p text:style-name="P1">566366.853909 , 5120641.91858 , 1034.1090</text:p>
      <text:p text:style-name="P1"><text:soft-page-break/>566366.853909 , 5120742.97121 , 1024.8280</text:p>
      <text:p text:style-name="P1">566366.853909 , 5120844.02384 , 1014.7070</text:p>
      <text:p text:style-name="P1">566366.853909 , 5120945.07647 , 1007.5160</text:p>
      <text:p text:style-name="P1">566366.853909 , 5121046.1291 , 997.8029</text:p>
      <text:p text:style-name="P1">566467.96502 , 5111446.1291 , 982.3129</text:p>
      <text:p text:style-name="P1">566467.96502 , 5111547.18173 , 977.5347</text:p>
      <text:p text:style-name="P1">566467.96502 , 5111648.23437 , 982.3557</text:p>
      <text:p text:style-name="P1">566467.96502 , 5111749.287 , 984.1921</text:p>
      <text:p text:style-name="P1">566467.96502 , 5111850.33963 , 987.9144</text:p>
      <text:p text:style-name="P1">566467.96502 , 5111951.39226 , 978.8875</text:p>
      <text:p text:style-name="P1">566467.96502 , 5112052.44489 , 996.1066</text:p>
      <text:p text:style-name="P1">566467.96502 , 5112153.49752 , 997.1331</text:p>
      <text:p text:style-name="P1">566467.96502 , 5112254.55015 , 1006.7410</text:p>
      <text:p text:style-name="P1">566467.96502 , 5112355.60279 , 1016.3910</text:p>
      <text:p text:style-name="P1">566467.96502 , 5112456.65542 , 1038.7760</text:p>
      <text:p text:style-name="P1">566467.96502 , 5112557.70805 , 1042.3790</text:p>
      <text:p text:style-name="P1">566467.96502 , 5112658.76068 , 1079.2190</text:p>
      <text:p text:style-name="P1">566467.96502 , 5112759.81331 , 1096.3930</text:p>
      <text:p text:style-name="P1">566467.96502 , 5112860.86594 , 1110.9790</text:p>
      <text:p text:style-name="P1">566467.96502 , 5112961.91858 , 1123.9080</text:p>
      <text:p text:style-name="P1">566467.96502 , 5113062.97121 , 1113.7110</text:p>
      <text:p text:style-name="P1">566467.96502 , 5113164.02384 , 1097.3690</text:p>
      <text:p text:style-name="P1">566467.96502 , 5113265.07647 , 1117.4070</text:p>
      <text:p text:style-name="P1">566467.96502 , 5113366.1291 , 1123.9800</text:p>
      <text:p text:style-name="P1">566467.96502 , 5113467.18173 , 1134.9970</text:p>
      <text:p text:style-name="P1">566467.96502 , 5113568.23437 , 1142.9790</text:p>
      <text:p text:style-name="P1">566467.96502 , 5113669.287 , 1144.7160</text:p>
      <text:p text:style-name="P1">566467.96502 , 5113770.33963 , 1150.6710</text:p>
      <text:p text:style-name="P1">566467.96502 , 5113871.39226 , 1170.0460</text:p>
      <text:p text:style-name="P1">566467.96502 , 5113972.44489 , 1173.8050</text:p>
      <text:p text:style-name="P1">566467.96502 , 5114073.49752 , 1179.7470</text:p>
      <text:p text:style-name="P1">566467.96502 , 5114174.55015 , 1186.5710</text:p>
      <text:p text:style-name="P1">566467.96502 , 5114275.60279 , 1195.3250</text:p>
      <text:p text:style-name="P1">566467.96502 , 5114376.65542 , 1199.1700</text:p>
      <text:p text:style-name="P1">566467.96502 , 5114477.70805 , 1207.4750</text:p>
      <text:p text:style-name="P1">566467.96502 , 5114578.76068 , 1223.1780</text:p>
      <text:p text:style-name="P1">566467.96502 , 5114679.81331 , 1232.1490</text:p>
      <text:p text:style-name="P1">566467.96502 , 5114780.86594 , 1241.6560</text:p>
      <text:p text:style-name="P1">566467.96502 , 5114881.91858 , 1245.9050</text:p>
      <text:p text:style-name="P1">566467.96502 , 5114982.97121 , 1261.0350</text:p>
      <text:p text:style-name="P1">566467.96502 , 5115084.02384 , 1259.0330</text:p>
      <text:p text:style-name="P1">566467.96502 , 5115185.07647 , 1271.9220</text:p>
      <text:p text:style-name="P1">566467.96502 , 5115286.1291 , 1283.4440</text:p>
      <text:p text:style-name="P1">566467.96502 , 5115387.18173 , 1284.2240</text:p>
      <text:p text:style-name="P1">566467.96502 , 5115488.23437 , 1321.4880</text:p>
      <text:p text:style-name="P1">566467.96502 , 5115589.287 , 1388.8740</text:p>
      <text:p text:style-name="P1">566467.96502 , 5115690.33963 , 1388.8970</text:p>
      <text:p text:style-name="P1">566467.96502 , 5115791.39226 , 1356.8050</text:p>
      <text:p text:style-name="P1">566467.96502 , 5115892.44489 , 1308.6660</text:p>
      <text:p text:style-name="P1">566467.96502 , 5115993.49752 , 1322.1120</text:p>
      <text:p text:style-name="P1">566467.96502 , 5116094.55015 , 1269.0070</text:p>
      <text:p text:style-name="P1">566467.96502 , 5116195.60279 , 1210.0900</text:p>
      <text:p text:style-name="P1"><text:soft-page-break/>566467.96502 , 5116296.65542 , 1239.1830</text:p>
      <text:p text:style-name="P1">566467.96502 , 5116397.70805 , 1272.0200</text:p>
      <text:p text:style-name="P1">566467.96502 , 5116498.76068 , 1279.4250</text:p>
      <text:p text:style-name="P1">566467.96502 , 5116599.81331 , 1269.9070</text:p>
      <text:p text:style-name="P1">566467.96502 , 5116700.86594 , 1222.4940</text:p>
      <text:p text:style-name="P1">566467.96502 , 5116801.91858 , 1184.8750</text:p>
      <text:p text:style-name="P1">566467.96502 , 5116902.97121 , 1168.2720</text:p>
      <text:p text:style-name="P1">566467.96502 , 5117004.02384 , 1176.9790</text:p>
      <text:p text:style-name="P1">566467.96502 , 5117105.07647 , 1202.0770</text:p>
      <text:p text:style-name="P1">566467.96502 , 5117206.1291 , 1195.3380</text:p>
      <text:p text:style-name="P1">566467.96502 , 5117307.18173 , 1183.3450</text:p>
      <text:p text:style-name="P1">566467.96502 , 5117408.23437 , 1217.7290</text:p>
      <text:p text:style-name="P1">566467.96502 , 5117509.287 , 1178.8260</text:p>
      <text:p text:style-name="P1">566467.96502 , 5117610.33963 , 1185.2300</text:p>
      <text:p text:style-name="P1">566467.96502 , 5117711.39226 , 1167.5480</text:p>
      <text:p text:style-name="P1">566467.96502 , 5117812.44489 , 1197.9970</text:p>
      <text:p text:style-name="P1">566467.96502 , 5117913.49752 , 1200.0220</text:p>
      <text:p text:style-name="P1">566467.96502 , 5118014.55015 , 1203.3210</text:p>
      <text:p text:style-name="P1">566467.96502 , 5118115.60279 , 1199.2970</text:p>
      <text:p text:style-name="P1">566467.96502 , 5118216.65542 , 1166.2150</text:p>
      <text:p text:style-name="P1">566467.96502 , 5118317.70805 , 1207.8970</text:p>
      <text:p text:style-name="P1">566467.96502 , 5118418.76068 , 1209.7680</text:p>
      <text:p text:style-name="P1">566467.96502 , 5118519.81331 , 1188.2970</text:p>
      <text:p text:style-name="P1">566467.96502 , 5118620.86594 , 1175.6230</text:p>
      <text:p text:style-name="P1">566467.96502 , 5118721.91858 , 1175.3970</text:p>
      <text:p text:style-name="P1">566467.96502 , 5118822.97121 , 1135.5450</text:p>
      <text:p text:style-name="P1">566467.96502 , 5118924.02384 , 1113.2180</text:p>
      <text:p text:style-name="P1">566467.96502 , 5119025.07647 , 1115.1850</text:p>
      <text:p text:style-name="P1">566467.96502 , 5119126.1291 , 1104.1610</text:p>
      <text:p text:style-name="P1">566467.96502 , 5119227.18173 , 1103.3280</text:p>
      <text:p text:style-name="P1">566467.96502 , 5119328.23437 , 1092.6960</text:p>
      <text:p text:style-name="P1">566467.96502 , 5119429.287 , 1090.6160</text:p>
      <text:p text:style-name="P1">566467.96502 , 5119530.33963 , 1084.6180</text:p>
      <text:p text:style-name="P1">566467.96502 , 5119631.39226 , 1078.3490</text:p>
      <text:p text:style-name="P1">566467.96502 , 5119732.44489 , 1067.8590</text:p>
      <text:p text:style-name="P1">566467.96502 , 5119833.49752 , 1069.9460</text:p>
      <text:p text:style-name="P1">566467.96502 , 5119934.55015 , 1066.9600</text:p>
      <text:p text:style-name="P1">566467.96502 , 5120035.60279 , 1061.9910</text:p>
      <text:p text:style-name="P1">566467.96502 , 5120136.65542 , 1056.5870</text:p>
      <text:p text:style-name="P1">566467.96502 , 5120237.70805 , 1053.2880</text:p>
      <text:p text:style-name="P1">566467.96502 , 5120338.76068 , 1046.7140</text:p>
      <text:p text:style-name="P1">566467.96502 , 5120439.81331 , 1040.8170</text:p>
      <text:p text:style-name="P1">566467.96502 , 5120540.86594 , 1036.6790</text:p>
      <text:p text:style-name="P1">566467.96502 , 5120641.91858 , 1026.6450</text:p>
      <text:p text:style-name="P1">566467.96502 , 5120742.97121 , 1018.8210</text:p>
      <text:p text:style-name="P1">566467.96502 , 5120844.02384 , 1011.5220</text:p>
      <text:p text:style-name="P1">566467.96502 , 5120945.07647 , 1006.6190</text:p>
      <text:p text:style-name="P1">566467.96502 , 5121046.1291 , 997.5300</text:p>
      <text:p text:style-name="P1">566569.076131 , 5111446.1291 , 975.5031</text:p>
      <text:p text:style-name="P1">566569.076131 , 5111547.18173 , 971.4305</text:p>
      <text:p text:style-name="P1">566569.076131 , 5111648.23437 , 972.5159</text:p>
      <text:p text:style-name="P1">566569.076131 , 5111749.287 , 977.3866</text:p>
      <text:p text:style-name="P1"><text:soft-page-break/>566569.076131 , 5111850.33963 , 969.0955</text:p>
      <text:p text:style-name="P1">566569.076131 , 5111951.39226 , 968.8639</text:p>
      <text:p text:style-name="P1">566569.076131 , 5112052.44489 , 978.6837</text:p>
      <text:p text:style-name="P1">566569.076131 , 5112153.49752 , 988.2465</text:p>
      <text:p text:style-name="P1">566569.076131 , 5112254.55015 , 1000.4080</text:p>
      <text:p text:style-name="P1">566569.076131 , 5112355.60279 , 1013.5920</text:p>
      <text:p text:style-name="P1">566569.076131 , 5112456.65542 , 1034.3910</text:p>
      <text:p text:style-name="P1">566569.076131 , 5112557.70805 , 1047.6990</text:p>
      <text:p text:style-name="P1">566569.076131 , 5112658.76068 , 1061.4000</text:p>
      <text:p text:style-name="P1">566569.076131 , 5112759.81331 , 1080.8710</text:p>
      <text:p text:style-name="P1">566569.076131 , 5112860.86594 , 1096.6560</text:p>
      <text:p text:style-name="P1">566569.076131 , 5112961.91858 , 1094.0920</text:p>
      <text:p text:style-name="P1">566569.076131 , 5113062.97121 , 1096.3630</text:p>
      <text:p text:style-name="P1">566569.076131 , 5113164.02384 , 1088.7720</text:p>
      <text:p text:style-name="P1">566569.076131 , 5113265.07647 , 1102.9470</text:p>
      <text:p text:style-name="P1">566569.076131 , 5113366.1291 , 1107.4880</text:p>
      <text:p text:style-name="P1">566569.076131 , 5113467.18173 , 1117.5640</text:p>
      <text:p text:style-name="P1">566569.076131 , 5113568.23437 , 1126.1980</text:p>
      <text:p text:style-name="P1">566569.076131 , 5113669.287 , 1135.5690</text:p>
      <text:p text:style-name="P1">566569.076131 , 5113770.33963 , 1144.8490</text:p>
      <text:p text:style-name="P1">566569.076131 , 5113871.39226 , 1157.1380</text:p>
      <text:p text:style-name="P1">566569.076131 , 5113972.44489 , 1166.5310</text:p>
      <text:p text:style-name="P1">566569.076131 , 5114073.49752 , 1168.8360</text:p>
      <text:p text:style-name="P1">566569.076131 , 5114174.55015 , 1173.4790</text:p>
      <text:p text:style-name="P1">566569.076131 , 5114275.60279 , 1178.0240</text:p>
      <text:p text:style-name="P1">566569.076131 , 5114376.65542 , 1185.3530</text:p>
      <text:p text:style-name="P1">566569.076131 , 5114477.70805 , 1194.0600</text:p>
      <text:p text:style-name="P1">566569.076131 , 5114578.76068 , 1209.6030</text:p>
      <text:p text:style-name="P1">566569.076131 , 5114679.81331 , 1225.3350</text:p>
      <text:p text:style-name="P1">566569.076131 , 5114780.86594 , 1223.9540</text:p>
      <text:p text:style-name="P1">566569.076131 , 5114881.91858 , 1228.8630</text:p>
      <text:p text:style-name="P1">566569.076131 , 5114982.97121 , 1230.8640</text:p>
      <text:p text:style-name="P1">566569.076131 , 5115084.02384 , 1236.9200</text:p>
      <text:p text:style-name="P1">566569.076131 , 5115185.07647 , 1253.0340</text:p>
      <text:p text:style-name="P1">566569.076131 , 5115286.1291 , 1262.7210</text:p>
      <text:p text:style-name="P1">566569.076131 , 5115387.18173 , 1265.3210</text:p>
      <text:p text:style-name="P1">566569.076131 , 5115488.23437 , 1319.4770</text:p>
      <text:p text:style-name="P1">566569.076131 , 5115589.287 , 1370.1760</text:p>
      <text:p text:style-name="P1">566569.076131 , 5115690.33963 , 1376.6570</text:p>
      <text:p text:style-name="P1">566569.076131 , 5115791.39226 , 1339.1330</text:p>
      <text:p text:style-name="P1">566569.076131 , 5115892.44489 , 1295.4250</text:p>
      <text:p text:style-name="P1">566569.076131 , 5115993.49752 , 1302.9950</text:p>
      <text:p text:style-name="P1">566569.076131 , 5116094.55015 , 1250.5570</text:p>
      <text:p text:style-name="P1">566569.076131 , 5116195.60279 , 1200.2840</text:p>
      <text:p text:style-name="P1">566569.076131 , 5116296.65542 , 1197.7450</text:p>
      <text:p text:style-name="P1">566569.076131 , 5116397.70805 , 1209.9360</text:p>
      <text:p text:style-name="P1">566569.076131 , 5116498.76068 , 1232.2640</text:p>
      <text:p text:style-name="P1">566569.076131 , 5116599.81331 , 1243.2470</text:p>
      <text:p text:style-name="P1">566569.076131 , 5116700.86594 , 1202.2790</text:p>
      <text:p text:style-name="P1">566569.076131 , 5116801.91858 , 1163.3130</text:p>
      <text:p text:style-name="P1">566569.076131 , 5116902.97121 , 1156.5260</text:p>
      <text:p text:style-name="P1">566569.076131 , 5117004.02384 , 1177.4200</text:p>
      <text:p text:style-name="P1"><text:soft-page-break/>566569.076131 , 5117105.07647 , 1191.6080</text:p>
      <text:p text:style-name="P1">566569.076131 , 5117206.1291 , 1167.4080</text:p>
      <text:p text:style-name="P1">566569.076131 , 5117307.18173 , 1169.5870</text:p>
      <text:p text:style-name="P1">566569.076131 , 5117408.23437 , 1186.4110</text:p>
      <text:p text:style-name="P1">566569.076131 , 5117509.287 , 1161.8670</text:p>
      <text:p text:style-name="P1">566569.076131 , 5117610.33963 , 1160.9350</text:p>
      <text:p text:style-name="P1">566569.076131 , 5117711.39226 , 1160.3680</text:p>
      <text:p text:style-name="P1">566569.076131 , 5117812.44489 , 1148.8030</text:p>
      <text:p text:style-name="P1">566569.076131 , 5117913.49752 , 1142.7520</text:p>
      <text:p text:style-name="P1">566569.076131 , 5118014.55015 , 1171.3440</text:p>
      <text:p text:style-name="P1">566569.076131 , 5118115.60279 , 1165.5720</text:p>
      <text:p text:style-name="P1">566569.076131 , 5118216.65542 , 1156.2340</text:p>
      <text:p text:style-name="P1">566569.076131 , 5118317.70805 , 1181.1450</text:p>
      <text:p text:style-name="P1">566569.076131 , 5118418.76068 , 1183.9880</text:p>
      <text:p text:style-name="P1">566569.076131 , 5118519.81331 , 1156.1580</text:p>
      <text:p text:style-name="P1">566569.076131 , 5118620.86594 , 1170.0680</text:p>
      <text:p text:style-name="P1">566569.076131 , 5118721.91858 , 1166.2280</text:p>
      <text:p text:style-name="P1">566569.076131 , 5118822.97121 , 1157.8400</text:p>
      <text:p text:style-name="P1">566569.076131 , 5118924.02384 , 1116.0960</text:p>
      <text:p text:style-name="P1">566569.076131 , 5119025.07647 , 1098.1270</text:p>
      <text:p text:style-name="P1">566569.076131 , 5119126.1291 , 1097.4300</text:p>
      <text:p text:style-name="P1">566569.076131 , 5119227.18173 , 1093.6060</text:p>
      <text:p text:style-name="P1">566569.076131 , 5119328.23437 , 1086.6230</text:p>
      <text:p text:style-name="P1">566569.076131 , 5119429.287 , 1083.0000</text:p>
      <text:p text:style-name="P1">566569.076131 , 5119530.33963 , 1075.9840</text:p>
      <text:p text:style-name="P1">566569.076131 , 5119631.39226 , 1068.1050</text:p>
      <text:p text:style-name="P1">566569.076131 , 5119732.44489 , 1063.5410</text:p>
      <text:p text:style-name="P1">566569.076131 , 5119833.49752 , 1056.4310</text:p>
      <text:p text:style-name="P1">566569.076131 , 5119934.55015 , 1056.5500</text:p>
      <text:p text:style-name="P1">566569.076131 , 5120035.60279 , 1054.8290</text:p>
      <text:p text:style-name="P1">566569.076131 , 5120136.65542 , 1050.6480</text:p>
      <text:p text:style-name="P1">566569.076131 , 5120237.70805 , 1046.9320</text:p>
      <text:p text:style-name="P1">566569.076131 , 5120338.76068 , 1038.2530</text:p>
      <text:p text:style-name="P1">566569.076131 , 5120439.81331 , 1030.6560</text:p>
      <text:p text:style-name="P1">566569.076131 , 5120540.86594 , 1027.1070</text:p>
      <text:p text:style-name="P1">566569.076131 , 5120641.91858 , 1026.7510</text:p>
      <text:p text:style-name="P1">566569.076131 , 5120742.97121 , 1019.7750</text:p>
      <text:p text:style-name="P1">566569.076131 , 5120844.02384 , 1010.3810</text:p>
      <text:p text:style-name="P1">566569.076131 , 5120945.07647 , 1005.7990</text:p>
      <text:p text:style-name="P1">566569.076131 , 5121046.1291 , 1000.3780</text:p>
      <text:p text:style-name="P1">566670.187243 , 5111446.1291 , 964.7309</text:p>
      <text:p text:style-name="P1">566670.187243 , 5111547.18173 , 963.1875</text:p>
      <text:p text:style-name="P1">566670.187243 , 5111648.23437 , 959.6788</text:p>
      <text:p text:style-name="P1">566670.187243 , 5111749.287 , 964.9728</text:p>
      <text:p text:style-name="P1">566670.187243 , 5111850.33963 , 963.7500</text:p>
      <text:p text:style-name="P1">566670.187243 , 5111951.39226 , 965.4503</text:p>
      <text:p text:style-name="P1">566670.187243 , 5112052.44489 , 970.7535</text:p>
      <text:p text:style-name="P1">566670.187243 , 5112153.49752 , 990.7031</text:p>
      <text:p text:style-name="P1">566670.187243 , 5112254.55015 , 999.4537</text:p>
      <text:p text:style-name="P1">566670.187243 , 5112355.60279 , 1005.8700</text:p>
      <text:p text:style-name="P1">566670.187243 , 5112456.65542 , 1015.4690</text:p>
      <text:p text:style-name="P1">566670.187243 , 5112557.70805 , 1030.8450</text:p>
      <text:p text:style-name="P1"><text:soft-page-break/>566670.187243 , 5112658.76068 , 1049.9730</text:p>
      <text:p text:style-name="P1">566670.187243 , 5112759.81331 , 1063.5000</text:p>
      <text:p text:style-name="P1">566670.187243 , 5112860.86594 , 1086.1980</text:p>
      <text:p text:style-name="P1">566670.187243 , 5112961.91858 , 1080.6890</text:p>
      <text:p text:style-name="P1">566670.187243 , 5113062.97121 , 1077.8590</text:p>
      <text:p text:style-name="P1">566670.187243 , 5113164.02384 , 1084.4540</text:p>
      <text:p text:style-name="P1">566670.187243 , 5113265.07647 , 1093.0430</text:p>
      <text:p text:style-name="P1">566670.187243 , 5113366.1291 , 1100.7810</text:p>
      <text:p text:style-name="P1">566670.187243 , 5113467.18173 , 1107.7450</text:p>
      <text:p text:style-name="P1">566670.187243 , 5113568.23437 , 1113.6490</text:p>
      <text:p text:style-name="P1">566670.187243 , 5113669.287 , 1121.8910</text:p>
      <text:p text:style-name="P1">566670.187243 , 5113770.33963 , 1137.4320</text:p>
      <text:p text:style-name="P1">566670.187243 , 5113871.39226 , 1148.4270</text:p>
      <text:p text:style-name="P1">566670.187243 , 5113972.44489 , 1151.3440</text:p>
      <text:p text:style-name="P1">566670.187243 , 5114073.49752 , 1155.9870</text:p>
      <text:p text:style-name="P1">566670.187243 , 5114174.55015 , 1164.0600</text:p>
      <text:p text:style-name="P1">566670.187243 , 5114275.60279 , 1174.9690</text:p>
      <text:p text:style-name="P1">566670.187243 , 5114376.65542 , 1174.8490</text:p>
      <text:p text:style-name="P1">566670.187243 , 5114477.70805 , 1191.4140</text:p>
      <text:p text:style-name="P1">566670.187243 , 5114578.76068 , 1199.0310</text:p>
      <text:p text:style-name="P1">566670.187243 , 5114679.81331 , 1206.5330</text:p>
      <text:p text:style-name="P1">566670.187243 , 5114780.86594 , 1202.9430</text:p>
      <text:p text:style-name="P1">566670.187243 , 5114881.91858 , 1201.2030</text:p>
      <text:p text:style-name="P1">566670.187243 , 5114982.97121 , 1213.1890</text:p>
      <text:p text:style-name="P1">566670.187243 , 5115084.02384 , 1218.5360</text:p>
      <text:p text:style-name="P1">566670.187243 , 5115185.07647 , 1236.1090</text:p>
      <text:p text:style-name="P1">566670.187243 , 5115286.1291 , 1239.2910</text:p>
      <text:p text:style-name="P1">566670.187243 , 5115387.18173 , 1248.3880</text:p>
      <text:p text:style-name="P1">566670.187243 , 5115488.23437 , 1297.2190</text:p>
      <text:p text:style-name="P1">566670.187243 , 5115589.287 , 1335.4700</text:p>
      <text:p text:style-name="P1">566670.187243 , 5115690.33963 , 1329.3740</text:p>
      <text:p text:style-name="P1">566670.187243 , 5115791.39226 , 1311.5470</text:p>
      <text:p text:style-name="P1">566670.187243 , 5115892.44489 , 1291.3770</text:p>
      <text:p text:style-name="P1">566670.187243 , 5115993.49752 , 1292.6490</text:p>
      <text:p text:style-name="P1">566670.187243 , 5116094.55015 , 1252.5780</text:p>
      <text:p text:style-name="P1">566670.187243 , 5116195.60279 , 1211.7290</text:p>
      <text:p text:style-name="P1">566670.187243 , 5116296.65542 , 1167.4280</text:p>
      <text:p text:style-name="P1">566670.187243 , 5116397.70805 , 1184.9530</text:p>
      <text:p text:style-name="P1">566670.187243 , 5116498.76068 , 1186.0940</text:p>
      <text:p text:style-name="P1">566670.187243 , 5116599.81331 , 1191.3260</text:p>
      <text:p text:style-name="P1">566670.187243 , 5116700.86594 , 1170.7660</text:p>
      <text:p text:style-name="P1">566670.187243 , 5116801.91858 , 1143.2620</text:p>
      <text:p text:style-name="P1">566670.187243 , 5116902.97121 , 1142.4020</text:p>
      <text:p text:style-name="P1">566670.187243 , 5117004.02384 , 1170.8440</text:p>
      <text:p text:style-name="P1">566670.187243 , 5117105.07647 , 1167.8580</text:p>
      <text:p text:style-name="P1">566670.187243 , 5117206.1291 , 1159.6080</text:p>
      <text:p text:style-name="P1">566670.187243 , 5117307.18173 , 1144.9380</text:p>
      <text:p text:style-name="P1">566670.187243 , 5117408.23437 , 1150.7310</text:p>
      <text:p text:style-name="P1">566670.187243 , 5117509.287 , 1138.8300</text:p>
      <text:p text:style-name="P1">566670.187243 , 5117610.33963 , 1164.7500</text:p>
      <text:p text:style-name="P1">566670.187243 , 5117711.39226 , 1152.2660</text:p>
      <text:p text:style-name="P1">566670.187243 , 5117812.44489 , 1149.7960</text:p>
      <text:p text:style-name="P1"><text:soft-page-break/>566670.187243 , 5117913.49752 , 1121.3910</text:p>
      <text:p text:style-name="P1">566670.187243 , 5118014.55015 , 1151.5280</text:p>
      <text:p text:style-name="P1">566670.187243 , 5118115.60279 , 1139.6570</text:p>
      <text:p text:style-name="P1">566670.187243 , 5118216.65542 , 1149.2030</text:p>
      <text:p text:style-name="P1">566670.187243 , 5118317.70805 , 1151.0010</text:p>
      <text:p text:style-name="P1">566670.187243 , 5118418.76068 , 1152.8590</text:p>
      <text:p text:style-name="P1">566670.187243 , 5118519.81331 , 1166.5000</text:p>
      <text:p text:style-name="P1">566670.187243 , 5118620.86594 , 1164.2080</text:p>
      <text:p text:style-name="P1">566670.187243 , 5118721.91858 , 1155.9050</text:p>
      <text:p text:style-name="P1">566670.187243 , 5118822.97121 , 1150.4690</text:p>
      <text:p text:style-name="P1">566670.187243 , 5118924.02384 , 1131.7510</text:p>
      <text:p text:style-name="P1">566670.187243 , 5119025.07647 , 1093.4140</text:p>
      <text:p text:style-name="P1">566670.187243 , 5119126.1291 , 1085.3910</text:p>
      <text:p text:style-name="P1">566670.187243 , 5119227.18173 , 1076.9030</text:p>
      <text:p text:style-name="P1">566670.187243 , 5119328.23437 , 1076.4190</text:p>
      <text:p text:style-name="P1">566670.187243 , 5119429.287 , 1070.9060</text:p>
      <text:p text:style-name="P1">566670.187243 , 5119530.33963 , 1068.2330</text:p>
      <text:p text:style-name="P1">566670.187243 , 5119631.39226 , 1063.5850</text:p>
      <text:p text:style-name="P1">566670.187243 , 5119732.44489 , 1058.4060</text:p>
      <text:p text:style-name="P1">566670.187243 , 5119833.49752 , 1052.3850</text:p>
      <text:p text:style-name="P1">566670.187243 , 5119934.55015 , 1049.4030</text:p>
      <text:p text:style-name="P1">566670.187243 , 5120035.60279 , 1046.4380</text:p>
      <text:p text:style-name="P1">566670.187243 , 5120136.65542 , 1041.4110</text:p>
      <text:p text:style-name="P1">566670.187243 , 5120237.70805 , 1037.5940</text:p>
      <text:p text:style-name="P1">566670.187243 , 5120338.76068 , 1030.5000</text:p>
      <text:p text:style-name="P1">566670.187243 , 5120439.81331 , 1027.9920</text:p>
      <text:p text:style-name="P1">566670.187243 , 5120540.86594 , 1021.4500</text:p>
      <text:p text:style-name="P1">566670.187243 , 5120641.91858 , 1018.7030</text:p>
      <text:p text:style-name="P1">566670.187243 , 5120742.97121 , 1012.5250</text:p>
      <text:p text:style-name="P1">566670.187243 , 5120844.02384 , 1009.0450</text:p>
      <text:p text:style-name="P1">566670.187243 , 5120945.07647 , 1001.1250</text:p>
      <text:p text:style-name="P1">566670.187243 , 5121046.1291 , 995.2676</text:p>
      <text:p text:style-name="P1">566771.298354 , 5111446.1291 , 953.9989</text:p>
      <text:p text:style-name="P1">566771.298354 , 5111547.18173 , 952.2952</text:p>
      <text:p text:style-name="P1">566771.298354 , 5111648.23437 , 954.7628</text:p>
      <text:p text:style-name="P1">566771.298354 , 5111749.287 , 953.7357</text:p>
      <text:p text:style-name="P1">566771.298354 , 5111850.33963 , 951.4861</text:p>
      <text:p text:style-name="P1">566771.298354 , 5111951.39226 , 949.9002</text:p>
      <text:p text:style-name="P1">566771.298354 , 5112052.44489 , 960.7750</text:p>
      <text:p text:style-name="P1">566771.298354 , 5112153.49752 , 982.5504</text:p>
      <text:p text:style-name="P1">566771.298354 , 5112254.55015 , 988.6034</text:p>
      <text:p text:style-name="P1">566771.298354 , 5112355.60279 , 1002.1090</text:p>
      <text:p text:style-name="P1">566771.298354 , 5112456.65542 , 1005.6730</text:p>
      <text:p text:style-name="P1">566771.298354 , 5112557.70805 , 1010.0250</text:p>
      <text:p text:style-name="P1">566771.298354 , 5112658.76068 , 1023.6470</text:p>
      <text:p text:style-name="P1">566771.298354 , 5112759.81331 , 1040.7240</text:p>
      <text:p text:style-name="P1">566771.298354 , 5112860.86594 , 1066.4820</text:p>
      <text:p text:style-name="P1">566771.298354 , 5112961.91858 , 1075.3690</text:p>
      <text:p text:style-name="P1">566771.298354 , 5113062.97121 , 1073.5160</text:p>
      <text:p text:style-name="P1">566771.298354 , 5113164.02384 , 1079.1450</text:p>
      <text:p text:style-name="P1">566771.298354 , 5113265.07647 , 1084.6380</text:p>
      <text:p text:style-name="P1">566771.298354 , 5113366.1291 , 1091.5510</text:p>
      <text:p text:style-name="P1"><text:soft-page-break/>566771.298354 , 5113467.18173 , 1097.5800</text:p>
      <text:p text:style-name="P1">566771.298354 , 5113568.23437 , 1107.2990</text:p>
      <text:p text:style-name="P1">566771.298354 , 5113669.287 , 1117.4580</text:p>
      <text:p text:style-name="P1">566771.298354 , 5113770.33963 , 1126.9310</text:p>
      <text:p text:style-name="P1">566771.298354 , 5113871.39226 , 1138.9280</text:p>
      <text:p text:style-name="P1">566771.298354 , 5113972.44489 , 1137.8540</text:p>
      <text:p text:style-name="P1">566771.298354 , 5114073.49752 , 1149.2800</text:p>
      <text:p text:style-name="P1">566771.298354 , 5114174.55015 , 1150.9410</text:p>
      <text:p text:style-name="P1">566771.298354 , 5114275.60279 , 1158.9940</text:p>
      <text:p text:style-name="P1">566771.298354 , 5114376.65542 , 1156.7060</text:p>
      <text:p text:style-name="P1">566771.298354 , 5114477.70805 , 1165.6400</text:p>
      <text:p text:style-name="P1">566771.298354 , 5114578.76068 , 1182.4770</text:p>
      <text:p text:style-name="P1">566771.298354 , 5114679.81331 , 1189.5960</text:p>
      <text:p text:style-name="P1">566771.298354 , 5114780.86594 , 1192.6790</text:p>
      <text:p text:style-name="P1">566771.298354 , 5114881.91858 , 1185.0130</text:p>
      <text:p text:style-name="P1">566771.298354 , 5114982.97121 , 1198.6240</text:p>
      <text:p text:style-name="P1">566771.298354 , 5115084.02384 , 1205.9700</text:p>
      <text:p text:style-name="P1">566771.298354 , 5115185.07647 , 1220.1240</text:p>
      <text:p text:style-name="P1">566771.298354 , 5115286.1291 , 1224.9650</text:p>
      <text:p text:style-name="P1">566771.298354 , 5115387.18173 , 1237.0990</text:p>
      <text:p text:style-name="P1">566771.298354 , 5115488.23437 , 1294.6680</text:p>
      <text:p text:style-name="P1">566771.298354 , 5115589.287 , 1324.7490</text:p>
      <text:p text:style-name="P1">566771.298354 , 5115690.33963 , 1313.7910</text:p>
      <text:p text:style-name="P1">566771.298354 , 5115791.39226 , 1285.8910</text:p>
      <text:p text:style-name="P1">566771.298354 , 5115892.44489 , 1286.0280</text:p>
      <text:p text:style-name="P1">566771.298354 , 5115993.49752 , 1282.5860</text:p>
      <text:p text:style-name="P1">566771.298354 , 5116094.55015 , 1261.3450</text:p>
      <text:p text:style-name="P1">566771.298354 , 5116195.60279 , 1222.4400</text:p>
      <text:p text:style-name="P1">566771.298354 , 5116296.65542 , 1179.1990</text:p>
      <text:p text:style-name="P1">566771.298354 , 5116397.70805 , 1148.1150</text:p>
      <text:p text:style-name="P1">566771.298354 , 5116498.76068 , 1161.5110</text:p>
      <text:p text:style-name="P1">566771.298354 , 5116599.81331 , 1159.1990</text:p>
      <text:p text:style-name="P1">566771.298354 , 5116700.86594 , 1135.1190</text:p>
      <text:p text:style-name="P1">566771.298354 , 5116801.91858 , 1135.6550</text:p>
      <text:p text:style-name="P1">566771.298354 , 5116902.97121 , 1130.2970</text:p>
      <text:p text:style-name="P1">566771.298354 , 5117004.02384 , 1155.0460</text:p>
      <text:p text:style-name="P1">566771.298354 , 5117105.07647 , 1142.8980</text:p>
      <text:p text:style-name="P1">566771.298354 , 5117206.1291 , 1154.0830</text:p>
      <text:p text:style-name="P1">566771.298354 , 5117307.18173 , 1132.9030</text:p>
      <text:p text:style-name="P1">566771.298354 , 5117408.23437 , 1117.3870</text:p>
      <text:p text:style-name="P1">566771.298354 , 5117509.287 , 1137.5140</text:p>
      <text:p text:style-name="P1">566771.298354 , 5117610.33963 , 1155.2980</text:p>
      <text:p text:style-name="P1">566771.298354 , 5117711.39226 , 1135.6560</text:p>
      <text:p text:style-name="P1">566771.298354 , 5117812.44489 , 1141.0940</text:p>
      <text:p text:style-name="P1">566771.298354 , 5117913.49752 , 1118.3150</text:p>
      <text:p text:style-name="P1">566771.298354 , 5118014.55015 , 1136.5450</text:p>
      <text:p text:style-name="P1">566771.298354 , 5118115.60279 , 1129.1630</text:p>
      <text:p text:style-name="P1">566771.298354 , 5118216.65542 , 1115.9780</text:p>
      <text:p text:style-name="P1">566771.298354 , 5118317.70805 , 1143.7740</text:p>
      <text:p text:style-name="P1">566771.298354 , 5118418.76068 , 1139.9480</text:p>
      <text:p text:style-name="P1">566771.298354 , 5118519.81331 , 1135.9090</text:p>
      <text:p text:style-name="P1">566771.298354 , 5118620.86594 , 1152.6470</text:p>
      <text:p text:style-name="P1"><text:soft-page-break/>566771.298354 , 5118721.91858 , 1139.1210</text:p>
      <text:p text:style-name="P1">566771.298354 , 5118822.97121 , 1143.6670</text:p>
      <text:p text:style-name="P1">566771.298354 , 5118924.02384 , 1138.8120</text:p>
      <text:p text:style-name="P1">566771.298354 , 5119025.07647 , 1098.1860</text:p>
      <text:p text:style-name="P1">566771.298354 , 5119126.1291 , 1075.5800</text:p>
      <text:p text:style-name="P1">566771.298354 , 5119227.18173 , 1070.3740</text:p>
      <text:p text:style-name="P1">566771.298354 , 5119328.23437 , 1066.8060</text:p>
      <text:p text:style-name="P1">566771.298354 , 5119429.287 , 1060.6740</text:p>
      <text:p text:style-name="P1">566771.298354 , 5119530.33963 , 1059.0970</text:p>
      <text:p text:style-name="P1">566771.298354 , 5119631.39226 , 1056.0690</text:p>
      <text:p text:style-name="P1">566771.298354 , 5119732.44489 , 1050.5300</text:p>
      <text:p text:style-name="P1">566771.298354 , 5119833.49752 , 1046.3230</text:p>
      <text:p text:style-name="P1">566771.298354 , 5119934.55015 , 1041.4180</text:p>
      <text:p text:style-name="P1">566771.298354 , 5120035.60279 , 1039.1120</text:p>
      <text:p text:style-name="P1">566771.298354 , 5120136.65542 , 1033.9290</text:p>
      <text:p text:style-name="P1">566771.298354 , 5120237.70805 , 1028.9390</text:p>
      <text:p text:style-name="P1">566771.298354 , 5120338.76068 , 1025.4580</text:p>
      <text:p text:style-name="P1">566771.298354 , 5120439.81331 , 1018.7950</text:p>
      <text:p text:style-name="P1">566771.298354 , 5120540.86594 , 1013.8950</text:p>
      <text:p text:style-name="P1">566771.298354 , 5120641.91858 , 1010.4920</text:p>
      <text:p text:style-name="P1">566771.298354 , 5120742.97121 , 1005.7870</text:p>
      <text:p text:style-name="P1">566771.298354 , 5120844.02384 , 1003.4080</text:p>
      <text:p text:style-name="P1">566771.298354 , 5120945.07647 , 997.5955</text:p>
      <text:p text:style-name="P1">566771.298354 , 5121046.1291 , 990.0994</text:p>
      <text:p text:style-name="P1">566872.409465 , 5111446.1291 , 948.8622</text:p>
      <text:p text:style-name="P1">566872.409465 , 5111547.18173 , 945.0816</text:p>
      <text:p text:style-name="P1">566872.409465 , 5111648.23437 , 944.4256</text:p>
      <text:p text:style-name="P1">566872.409465 , 5111749.287 , 945.5358</text:p>
      <text:p text:style-name="P1">566872.409465 , 5111850.33963 , 947.0255</text:p>
      <text:p text:style-name="P1">566872.409465 , 5111951.39226 , 945.7830</text:p>
      <text:p text:style-name="P1">566872.409465 , 5112052.44489 , 952.9277</text:p>
      <text:p text:style-name="P1">566872.409465 , 5112153.49752 , 956.4352</text:p>
      <text:p text:style-name="P1">566872.409465 , 5112254.55015 , 972.4440</text:p>
      <text:p text:style-name="P1">566872.409465 , 5112355.60279 , 984.9744</text:p>
      <text:p text:style-name="P1">566872.409465 , 5112456.65542 , 992.0093</text:p>
      <text:p text:style-name="P1">566872.409465 , 5112557.70805 , 994.1207</text:p>
      <text:p text:style-name="P1">566872.409465 , 5112658.76068 , 1010.9380</text:p>
      <text:p text:style-name="P1">566872.409465 , 5112759.81331 , 1030.6660</text:p>
      <text:p text:style-name="P1">566872.409465 , 5112860.86594 , 1045.4000</text:p>
      <text:p text:style-name="P1">566872.409465 , 5112961.91858 , 1055.1580</text:p>
      <text:p text:style-name="P1">566872.409465 , 5113062.97121 , 1064.3650</text:p>
      <text:p text:style-name="P1">566872.409465 , 5113164.02384 , 1074.8730</text:p>
      <text:p text:style-name="P1">566872.409465 , 5113265.07647 , 1077.8730</text:p>
      <text:p text:style-name="P1">566872.409465 , 5113366.1291 , 1083.4110</text:p>
      <text:p text:style-name="P1">566872.409465 , 5113467.18173 , 1089.2790</text:p>
      <text:p text:style-name="P1">566872.409465 , 5113568.23437 , 1095.9790</text:p>
      <text:p text:style-name="P1">566872.409465 , 5113669.287 , 1102.5480</text:p>
      <text:p text:style-name="P1">566872.409465 , 5113770.33963 , 1113.2480</text:p>
      <text:p text:style-name="P1">566872.409465 , 5113871.39226 , 1123.3980</text:p>
      <text:p text:style-name="P1">566872.409465 , 5113972.44489 , 1121.4540</text:p>
      <text:p text:style-name="P1">566872.409465 , 5114073.49752 , 1133.6910</text:p>
      <text:p text:style-name="P1">566872.409465 , 5114174.55015 , 1140.3700</text:p>
      <text:p text:style-name="P1"><text:soft-page-break/>566872.409465 , 5114275.60279 , 1142.0860</text:p>
      <text:p text:style-name="P1">566872.409465 , 5114376.65542 , 1140.6380</text:p>
      <text:p text:style-name="P1">566872.409465 , 5114477.70805 , 1150.7760</text:p>
      <text:p text:style-name="P1">566872.409465 , 5114578.76068 , 1153.9140</text:p>
      <text:p text:style-name="P1">566872.409465 , 5114679.81331 , 1168.2180</text:p>
      <text:p text:style-name="P1">566872.409465 , 5114780.86594 , 1172.8470</text:p>
      <text:p text:style-name="P1">566872.409465 , 5114881.91858 , 1167.0940</text:p>
      <text:p text:style-name="P1">566872.409465 , 5114982.97121 , 1178.7360</text:p>
      <text:p text:style-name="P1">566872.409465 , 5115084.02384 , 1184.2420</text:p>
      <text:p text:style-name="P1">566872.409465 , 5115185.07647 , 1191.7260</text:p>
      <text:p text:style-name="P1">566872.409465 , 5115286.1291 , 1195.4640</text:p>
      <text:p text:style-name="P1">566872.409465 , 5115387.18173 , 1212.2710</text:p>
      <text:p text:style-name="P1">566872.409465 , 5115488.23437 , 1254.1610</text:p>
      <text:p text:style-name="P1">566872.409465 , 5115589.287 , 1287.6390</text:p>
      <text:p text:style-name="P1">566872.409465 , 5115690.33963 , 1279.5320</text:p>
      <text:p text:style-name="P1">566872.409465 , 5115791.39226 , 1252.0230</text:p>
      <text:p text:style-name="P1">566872.409465 , 5115892.44489 , 1278.3440</text:p>
      <text:p text:style-name="P1">566872.409465 , 5115993.49752 , 1269.6200</text:p>
      <text:p text:style-name="P1">566872.409465 , 5116094.55015 , 1253.8720</text:p>
      <text:p text:style-name="P1">566872.409465 , 5116195.60279 , 1235.6530</text:p>
      <text:p text:style-name="P1">566872.409465 , 5116296.65542 , 1210.4560</text:p>
      <text:p text:style-name="P1">566872.409465 , 5116397.70805 , 1148.7540</text:p>
      <text:p text:style-name="P1">566872.409465 , 5116498.76068 , 1119.9210</text:p>
      <text:p text:style-name="P1">566872.409465 , 5116599.81331 , 1125.3120</text:p>
      <text:p text:style-name="P1">566872.409465 , 5116700.86594 , 1128.3370</text:p>
      <text:p text:style-name="P1">566872.409465 , 5116801.91858 , 1125.9130</text:p>
      <text:p text:style-name="P1">566872.409465 , 5116902.97121 , 1122.1030</text:p>
      <text:p text:style-name="P1">566872.409465 , 5117004.02384 , 1130.4290</text:p>
      <text:p text:style-name="P1">566872.409465 , 5117105.07647 , 1139.3940</text:p>
      <text:p text:style-name="P1">566872.409465 , 5117206.1291 , 1139.1400</text:p>
      <text:p text:style-name="P1">566872.409465 , 5117307.18173 , 1129.0070</text:p>
      <text:p text:style-name="P1">566872.409465 , 5117408.23437 , 1105.8680</text:p>
      <text:p text:style-name="P1">566872.409465 , 5117509.287 , 1114.1940</text:p>
      <text:p text:style-name="P1">566872.409465 , 5117610.33963 , 1126.0650</text:p>
      <text:p text:style-name="P1">566872.409465 , 5117711.39226 , 1129.5730</text:p>
      <text:p text:style-name="P1">566872.409465 , 5117812.44489 , 1128.0250</text:p>
      <text:p text:style-name="P1">566872.409465 , 5117913.49752 , 1104.2370</text:p>
      <text:p text:style-name="P1">566872.409465 , 5118014.55015 , 1127.9910</text:p>
      <text:p text:style-name="P1">566872.409465 , 5118115.60279 , 1105.7560</text:p>
      <text:p text:style-name="P1">566872.409465 , 5118216.65542 , 1116.9700</text:p>
      <text:p text:style-name="P1">566872.409465 , 5118317.70805 , 1128.5240</text:p>
      <text:p text:style-name="P1">566872.409465 , 5118418.76068 , 1121.0420</text:p>
      <text:p text:style-name="P1">566872.409465 , 5118519.81331 , 1122.0320</text:p>
      <text:p text:style-name="P1">566872.409465 , 5118620.86594 , 1142.6950</text:p>
      <text:p text:style-name="P1">566872.409465 , 5118721.91858 , 1148.2730</text:p>
      <text:p text:style-name="P1">566872.409465 , 5118822.97121 , 1136.1590</text:p>
      <text:p text:style-name="P1">566872.409465 , 5118924.02384 , 1134.0590</text:p>
      <text:p text:style-name="P1">566872.409465 , 5119025.07647 , 1083.6650</text:p>
      <text:p text:style-name="P1">566872.409465 , 5119126.1291 , 1070.0390</text:p>
      <text:p text:style-name="P1">566872.409465 , 5119227.18173 , 1059.0040</text:p>
      <text:p text:style-name="P1">566872.409465 , 5119328.23437 , 1053.3350</text:p>
      <text:p text:style-name="P1">566872.409465 , 5119429.287 , 1052.3800</text:p>
      <text:p text:style-name="P1"><text:soft-page-break/>566872.409465 , 5119530.33963 , 1053.0740</text:p>
      <text:p text:style-name="P1">566872.409465 , 5119631.39226 , 1046.2650</text:p>
      <text:p text:style-name="P1">566872.409465 , 5119732.44489 , 1044.0490</text:p>
      <text:p text:style-name="P1">566872.409465 , 5119833.49752 , 1039.5880</text:p>
      <text:p text:style-name="P1">566872.409465 , 5119934.55015 , 1030.7760</text:p>
      <text:p text:style-name="P1">566872.409465 , 5120035.60279 , 1022.9050</text:p>
      <text:p text:style-name="P1">566872.409465 , 5120136.65542 , 1021.1270</text:p>
      <text:p text:style-name="P1">566872.409465 , 5120237.70805 , 1020.3460</text:p>
      <text:p text:style-name="P1">566872.409465 , 5120338.76068 , 1018.7370</text:p>
      <text:p text:style-name="P1">566872.409465 , 5120439.81331 , 1016.0460</text:p>
      <text:p text:style-name="P1">566872.409465 , 5120540.86594 , 1008.8620</text:p>
      <text:p text:style-name="P1">566872.409465 , 5120641.91858 , 1005.0000</text:p>
      <text:p text:style-name="P1">566872.409465 , 5120742.97121 , 1005.1930</text:p>
      <text:p text:style-name="P1">566872.409465 , 5120844.02384 , 997.0734</text:p>
      <text:p text:style-name="P1">566872.409465 , 5120945.07647 , 991.2969</text:p>
      <text:p text:style-name="P1">566872.409465 , 5121046.1291 , 986.2249</text:p>
      <text:p text:style-name="P1">566973.520576 , 5111446.1291 , 943.8860</text:p>
      <text:p text:style-name="P1">566973.520576 , 5111547.18173 , 932.5156</text:p>
      <text:p text:style-name="P1">566973.520576 , 5111648.23437 , 940.3050</text:p>
      <text:p text:style-name="P1">566973.520576 , 5111749.287 , 940.1285</text:p>
      <text:p text:style-name="P1">566973.520576 , 5111850.33963 , 942.5156</text:p>
      <text:p text:style-name="P1">566973.520576 , 5111951.39226 , 938.3276</text:p>
      <text:p text:style-name="P1">566973.520576 , 5112052.44489 , 950.5364</text:p>
      <text:p text:style-name="P1">566973.520576 , 5112153.49752 , 952.9688</text:p>
      <text:p text:style-name="P1">566973.520576 , 5112254.55015 , 959.2714</text:p>
      <text:p text:style-name="P1">566973.520576 , 5112355.60279 , 968.3055</text:p>
      <text:p text:style-name="P1">566973.520576 , 5112456.65542 , 976.7031</text:p>
      <text:p text:style-name="P1">566973.520576 , 5112557.70805 , 987.8009</text:p>
      <text:p text:style-name="P1">566973.520576 , 5112658.76068 , 998.6690</text:p>
      <text:p text:style-name="P1">566973.520576 , 5112759.81331 , 1016.8130</text:p>
      <text:p text:style-name="P1">566973.520576 , 5112860.86594 , 1030.5820</text:p>
      <text:p text:style-name="P1">566973.520576 , 5112961.91858 , 1043.6260</text:p>
      <text:p text:style-name="P1">566973.520576 , 5113062.97121 , 1061.0470</text:p>
      <text:p text:style-name="P1">566973.520576 , 5113164.02384 , 1066.4050</text:p>
      <text:p text:style-name="P1">566973.520576 , 5113265.07647 , 1063.6820</text:p>
      <text:p text:style-name="P1">566973.520576 , 5113366.1291 , 1071.0310</text:p>
      <text:p text:style-name="P1">566973.520576 , 5113467.18173 , 1075.8980</text:p>
      <text:p text:style-name="P1">566973.520576 , 5113568.23437 , 1087.2580</text:p>
      <text:p text:style-name="P1">566973.520576 , 5113669.287 , 1094.7190</text:p>
      <text:p text:style-name="P1">566973.520576 , 5113770.33963 , 1104.9800</text:p>
      <text:p text:style-name="P1">566973.520576 , 5113871.39226 , 1112.1490</text:p>
      <text:p text:style-name="P1">566973.520576 , 5113972.44489 , 1116.0630</text:p>
      <text:p text:style-name="P1">566973.520576 , 5114073.49752 , 1117.8540</text:p>
      <text:p text:style-name="P1">566973.520576 , 5114174.55015 , 1122.9080</text:p>
      <text:p text:style-name="P1">566973.520576 , 5114275.60279 , 1137.2660</text:p>
      <text:p text:style-name="P1">566973.520576 , 5114376.65542 , 1132.1210</text:p>
      <text:p text:style-name="P1">566973.520576 , 5114477.70805 , 1143.4250</text:p>
      <text:p text:style-name="P1">566973.520576 , 5114578.76068 , 1151.8440</text:p>
      <text:p text:style-name="P1">566973.520576 , 5114679.81331 , 1153.1530</text:p>
      <text:p text:style-name="P1">566973.520576 , 5114780.86594 , 1149.0200</text:p>
      <text:p text:style-name="P1">566973.520576 , 5114881.91858 , 1151.1410</text:p>
      <text:p text:style-name="P1">566973.520576 , 5114982.97121 , 1165.1230</text:p>
      <text:p text:style-name="P1"><text:soft-page-break/>566973.520576 , 5115084.02384 , 1167.2050</text:p>
      <text:p text:style-name="P1">566973.520576 , 5115185.07647 , 1178.3280</text:p>
      <text:p text:style-name="P1">566973.520576 , 5115286.1291 , 1183.5740</text:p>
      <text:p text:style-name="P1">566973.520576 , 5115387.18173 , 1200.0930</text:p>
      <text:p text:style-name="P1">566973.520576 , 5115488.23437 , 1219.2500</text:p>
      <text:p text:style-name="P1">566973.520576 , 5115589.287 , 1241.3020</text:p>
      <text:p text:style-name="P1">566973.520576 , 5115690.33963 , 1231.1090</text:p>
      <text:p text:style-name="P1">566973.520576 , 5115791.39226 , 1246.8280</text:p>
      <text:p text:style-name="P1">566973.520576 , 5115892.44489 , 1262.3140</text:p>
      <text:p text:style-name="P1">566973.520576 , 5115993.49752 , 1272.2430</text:p>
      <text:p text:style-name="P1">566973.520576 , 5116094.55015 , 1253.1250</text:p>
      <text:p text:style-name="P1">566973.520576 , 5116195.60279 , 1233.8140</text:p>
      <text:p text:style-name="P1">566973.520576 , 5116296.65542 , 1221.8340</text:p>
      <text:p text:style-name="P1">566973.520576 , 5116397.70805 , 1188.7500</text:p>
      <text:p text:style-name="P1">566973.520576 , 5116498.76068 , 1141.0780</text:p>
      <text:p text:style-name="P1">566973.520576 , 5116599.81331 , 1101.7950</text:p>
      <text:p text:style-name="P1">566973.520576 , 5116700.86594 , 1109.5780</text:p>
      <text:p text:style-name="P1">566973.520576 , 5116801.91858 , 1109.4220</text:p>
      <text:p text:style-name="P1">566973.520576 , 5116902.97121 , 1105.0870</text:p>
      <text:p text:style-name="P1">566973.520576 , 5117004.02384 , 1122.6880</text:p>
      <text:p text:style-name="P1">566973.520576 , 5117105.07647 , 1126.1060</text:p>
      <text:p text:style-name="P1">566973.520576 , 5117206.1291 , 1118.9390</text:p>
      <text:p text:style-name="P1">566973.520576 , 5117307.18173 , 1123.4530</text:p>
      <text:p text:style-name="P1">566973.520576 , 5117408.23437 , 1098.7810</text:p>
      <text:p text:style-name="P1">566973.520576 , 5117509.287 , 1090.5730</text:p>
      <text:p text:style-name="P1">566973.520576 , 5117610.33963 , 1089.4380</text:p>
      <text:p text:style-name="P1">566973.520576 , 5117711.39226 , 1120.1740</text:p>
      <text:p text:style-name="P1">566973.520576 , 5117812.44489 , 1096.5080</text:p>
      <text:p text:style-name="P1">566973.520576 , 5117913.49752 , 1101.6090</text:p>
      <text:p text:style-name="P1">566973.520576 , 5118014.55015 , 1093.7780</text:p>
      <text:p text:style-name="P1">566973.520576 , 5118115.60279 , 1089.7630</text:p>
      <text:p text:style-name="P1">566973.520576 , 5118216.65542 , 1072.9060</text:p>
      <text:p text:style-name="P1">566973.520576 , 5118317.70805 , 1081.6410</text:p>
      <text:p text:style-name="P1">566973.520576 , 5118418.76068 , 1110.6060</text:p>
      <text:p text:style-name="P1">566973.520576 , 5118519.81331 , 1100.3440</text:p>
      <text:p text:style-name="P1">566973.520576 , 5118620.86594 , 1088.2070</text:p>
      <text:p text:style-name="P1">566973.520576 , 5118721.91858 , 1097.6840</text:p>
      <text:p text:style-name="P1">566973.520576 , 5118822.97121 , 1095.3130</text:p>
      <text:p text:style-name="P1">566973.520576 , 5118924.02384 , 1093.2150</text:p>
      <text:p text:style-name="P1">566973.520576 , 5119025.07647 , 1055.0600</text:p>
      <text:p text:style-name="P1">566973.520576 , 5119126.1291 , 1069.1410</text:p>
      <text:p text:style-name="P1">566973.520576 , 5119227.18173 , 1057.8740</text:p>
      <text:p text:style-name="P1">566973.520576 , 5119328.23437 , 1054.7470</text:p>
      <text:p text:style-name="P1">566973.520576 , 5119429.287 , 1041.4690</text:p>
      <text:p text:style-name="P1">566973.520576 , 5119530.33963 , 1034.3930</text:p>
      <text:p text:style-name="P1">566973.520576 , 5119631.39226 , 1039.4190</text:p>
      <text:p text:style-name="P1">566973.520576 , 5119732.44489 , 1032.5780</text:p>
      <text:p text:style-name="P1">566973.520576 , 5119833.49752 , 1031.4710</text:p>
      <text:p text:style-name="P1">566973.520576 , 5119934.55015 , 1030.3720</text:p>
      <text:p text:style-name="P1">566973.520576 , 5120035.60279 , 1021.2190</text:p>
      <text:p text:style-name="P1">566973.520576 , 5120136.65542 , 1018.2370</text:p>
      <text:p text:style-name="P1">566973.520576 , 5120237.70805 , 1015.1130</text:p>
      <text:p text:style-name="P1"><text:soft-page-break/>566973.520576 , 5120338.76068 , 1008.6560</text:p>
      <text:p text:style-name="P1">566973.520576 , 5120439.81331 , 1004.2590</text:p>
      <text:p text:style-name="P1">566973.520576 , 5120540.86594 , 998.2448</text:p>
      <text:p text:style-name="P1">566973.520576 , 5120641.91858 , 994.3750</text:p>
      <text:p text:style-name="P1">566973.520576 , 5120742.97121 , 991.3258</text:p>
      <text:p text:style-name="P1">566973.520576 , 5120844.02384 , 987.8680</text:p>
      <text:p text:style-name="P1">566973.520576 , 5120945.07647 , 984.0469</text:p>
      <text:p text:style-name="P1">566973.520576 , 5121046.1291 , 979.2116</text:p>
      <text:p text:style-name="P1">567074.631687 , 5111446.1291 , 938.3203</text:p>
      <text:p text:style-name="P1">567074.631687 , 5111547.18173 , 933.4647</text:p>
      <text:p text:style-name="P1">567074.631687 , 5111648.23437 , 937.5900</text:p>
      <text:p text:style-name="P1">567074.631687 , 5111749.287 , 934.8219</text:p>
      <text:p text:style-name="P1">567074.631687 , 5111850.33963 , 936.0220</text:p>
      <text:p text:style-name="P1">567074.631687 , 5111951.39226 , 937.6747</text:p>
      <text:p text:style-name="P1">567074.631687 , 5112052.44489 , 951.5060</text:p>
      <text:p text:style-name="P1">567074.631687 , 5112153.49752 , 945.8964</text:p>
      <text:p text:style-name="P1">567074.631687 , 5112254.55015 , 951.0114</text:p>
      <text:p text:style-name="P1">567074.631687 , 5112355.60279 , 953.2651</text:p>
      <text:p text:style-name="P1">567074.631687 , 5112456.65542 , 964.0886</text:p>
      <text:p text:style-name="P1">567074.631687 , 5112557.70805 , 974.3685</text:p>
      <text:p text:style-name="P1">567074.631687 , 5112658.76068 , 992.8376</text:p>
      <text:p text:style-name="P1">567074.631687 , 5112759.81331 , 1014.4330</text:p>
      <text:p text:style-name="P1">567074.631687 , 5112860.86594 , 1017.5020</text:p>
      <text:p text:style-name="P1">567074.631687 , 5112961.91858 , 1027.3680</text:p>
      <text:p text:style-name="P1">567074.631687 , 5113062.97121 , 1040.8960</text:p>
      <text:p text:style-name="P1">567074.631687 , 5113164.02384 , 1050.6270</text:p>
      <text:p text:style-name="P1">567074.631687 , 5113265.07647 , 1054.9730</text:p>
      <text:p text:style-name="P1">567074.631687 , 5113366.1291 , 1065.9800</text:p>
      <text:p text:style-name="P1">567074.631687 , 5113467.18173 , 1073.8070</text:p>
      <text:p text:style-name="P1">567074.631687 , 5113568.23437 , 1080.0470</text:p>
      <text:p text:style-name="P1">567074.631687 , 5113669.287 , 1081.9330</text:p>
      <text:p text:style-name="P1">567074.631687 , 5113770.33963 , 1093.0350</text:p>
      <text:p text:style-name="P1">567074.631687 , 5113871.39226 , 1100.2510</text:p>
      <text:p text:style-name="P1">567074.631687 , 5113972.44489 , 1102.7350</text:p>
      <text:p text:style-name="P1">567074.631687 , 5114073.49752 , 1115.1300</text:p>
      <text:p text:style-name="P1">567074.631687 , 5114174.55015 , 1107.3290</text:p>
      <text:p text:style-name="P1">567074.631687 , 5114275.60279 , 1120.6780</text:p>
      <text:p text:style-name="P1">567074.631687 , 5114376.65542 , 1129.4300</text:p>
      <text:p text:style-name="P1">567074.631687 , 5114477.70805 , 1119.9160</text:p>
      <text:p text:style-name="P1">567074.631687 , 5114578.76068 , 1131.2700</text:p>
      <text:p text:style-name="P1">567074.631687 , 5114679.81331 , 1125.2330</text:p>
      <text:p text:style-name="P1">567074.631687 , 5114780.86594 , 1138.2180</text:p>
      <text:p text:style-name="P1">567074.631687 , 5114881.91858 , 1139.9070</text:p>
      <text:p text:style-name="P1">567074.631687 , 5114982.97121 , 1161.6390</text:p>
      <text:p text:style-name="P1">567074.631687 , 5115084.02384 , 1155.3490</text:p>
      <text:p text:style-name="P1">567074.631687 , 5115185.07647 , 1158.2440</text:p>
      <text:p text:style-name="P1">567074.631687 , 5115286.1291 , 1167.2130</text:p>
      <text:p text:style-name="P1">567074.631687 , 5115387.18173 , 1187.7670</text:p>
      <text:p text:style-name="P1">567074.631687 , 5115488.23437 , 1200.8910</text:p>
      <text:p text:style-name="P1">567074.631687 , 5115589.287 , 1211.7410</text:p>
      <text:p text:style-name="P1">567074.631687 , 5115690.33963 , 1210.7340</text:p>
      <text:p text:style-name="P1">567074.631687 , 5115791.39226 , 1238.6030</text:p>
      <text:p text:style-name="P1"><text:soft-page-break/>567074.631687 , 5115892.44489 , 1260.0540</text:p>
      <text:p text:style-name="P1">567074.631687 , 5115993.49752 , 1248.1250</text:p>
      <text:p text:style-name="P1">567074.631687 , 5116094.55015 , 1258.8290</text:p>
      <text:p text:style-name="P1">567074.631687 , 5116195.60279 , 1243.7750</text:p>
      <text:p text:style-name="P1">567074.631687 , 5116296.65542 , 1220.7610</text:p>
      <text:p text:style-name="P1">567074.631687 , 5116397.70805 , 1199.5020</text:p>
      <text:p text:style-name="P1">567074.631687 , 5116498.76068 , 1170.1770</text:p>
      <text:p text:style-name="P1">567074.631687 , 5116599.81331 , 1116.0850</text:p>
      <text:p text:style-name="P1">567074.631687 , 5116700.86594 , 1099.5740</text:p>
      <text:p text:style-name="P1">567074.631687 , 5116801.91858 , 1101.6820</text:p>
      <text:p text:style-name="P1">567074.631687 , 5116902.97121 , 1101.9380</text:p>
      <text:p text:style-name="P1">567074.631687 , 5117004.02384 , 1096.5140</text:p>
      <text:p text:style-name="P1">567074.631687 , 5117105.07647 , 1101.2140</text:p>
      <text:p text:style-name="P1">567074.631687 , 5117206.1291 , 1107.9320</text:p>
      <text:p text:style-name="P1">567074.631687 , 5117307.18173 , 1102.2050</text:p>
      <text:p text:style-name="P1">567074.631687 , 5117408.23437 , 1081.1570</text:p>
      <text:p text:style-name="P1">567074.631687 , 5117509.287 , 1073.7020</text:p>
      <text:p text:style-name="P1">567074.631687 , 5117610.33963 , 1074.1320</text:p>
      <text:p text:style-name="P1">567074.631687 , 5117711.39226 , 1090.5560</text:p>
      <text:p text:style-name="P1">567074.631687 , 5117812.44489 , 1082.9510</text:p>
      <text:p text:style-name="P1">567074.631687 , 5117913.49752 , 1083.2010</text:p>
      <text:p text:style-name="P1">567074.631687 , 5118014.55015 , 1056.4770</text:p>
      <text:p text:style-name="P1">567074.631687 , 5118115.60279 , 1070.4930</text:p>
      <text:p text:style-name="P1">567074.631687 , 5118216.65542 , 1044.6050</text:p>
      <text:p text:style-name="P1">567074.631687 , 5118317.70805 , 1062.4540</text:p>
      <text:p text:style-name="P1">567074.631687 , 5118418.76068 , 1089.1560</text:p>
      <text:p text:style-name="P1">567074.631687 , 5118519.81331 , 1081.7350</text:p>
      <text:p text:style-name="P1">567074.631687 , 5118620.86594 , 1075.5220</text:p>
      <text:p text:style-name="P1">567074.631687 , 5118721.91858 , 1074.9800</text:p>
      <text:p text:style-name="P1">567074.631687 , 5118822.97121 , 1066.5990</text:p>
      <text:p text:style-name="P1">567074.631687 , 5118924.02384 , 1045.6410</text:p>
      <text:p text:style-name="P1">567074.631687 , 5119025.07647 , 1063.3790</text:p>
      <text:p text:style-name="P1">567074.631687 , 5119126.1291 , 1063.9220</text:p>
      <text:p text:style-name="P1">567074.631687 , 5119227.18173 , 1058.0370</text:p>
      <text:p text:style-name="P1">567074.631687 , 5119328.23437 , 1044.7330</text:p>
      <text:p text:style-name="P1">567074.631687 , 5119429.287 , 1039.5930</text:p>
      <text:p text:style-name="P1">567074.631687 , 5119530.33963 , 1013.2340</text:p>
      <text:p text:style-name="P1">567074.631687 , 5119631.39226 , 1029.0080</text:p>
      <text:p text:style-name="P1">567074.631687 , 5119732.44489 , 1025.1890</text:p>
      <text:p text:style-name="P1">567074.631687 , 5119833.49752 , 1024.7750</text:p>
      <text:p text:style-name="P1">567074.631687 , 5119934.55015 , 1020.5740</text:p>
      <text:p text:style-name="P1">567074.631687 , 5120035.60279 , 1013.8030</text:p>
      <text:p text:style-name="P1">567074.631687 , 5120136.65542 , 1008.3620</text:p>
      <text:p text:style-name="P1">567074.631687 , 5120237.70805 , 1007.3190</text:p>
      <text:p text:style-name="P1">567074.631687 , 5120338.76068 , 1004.0370</text:p>
      <text:p text:style-name="P1">567074.631687 , 5120439.81331 , 998.0576</text:p>
      <text:p text:style-name="P1">567074.631687 , 5120540.86594 , 995.3268</text:p>
      <text:p text:style-name="P1">567074.631687 , 5120641.91858 , 988.0324</text:p>
      <text:p text:style-name="P1">567074.631687 , 5120742.97121 , 982.5593</text:p>
      <text:p text:style-name="P1">567074.631687 , 5120844.02384 , 979.8727</text:p>
      <text:p text:style-name="P1">567074.631687 , 5120945.07647 , 978.2974</text:p>
      <text:p text:style-name="P1">567074.631687 , 5121046.1291 , 973.0836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9:24:57.994677456</meta:creation-date>
    <dc:date>2016-03-04T19:25:16.694602962</dc:date>
    <meta:editing-duration>P0D</meta:editing-duration>
    <meta:editing-cycles>1</meta:editing-cycles>
    <meta:document-statistic meta:table-count="0" meta:image-count="0" meta:object-count="0" meta:page-count="169" meta:paragraph-count="8736" meta:word-count="43680" meta:character-count="355573" meta:non-whitespace-character-count="320629"/>
    <meta:generator>LibreOffice/4.2.8.2$Linux_X86_64 LibreOffice_project/420m0$Build-2</meta:generator>
  </office:meta>
</office:document-meta>
</file>